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65.59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8.71pt"/>
    </style:style>
    <style:style style:name="co7" style:family="table-column">
      <style:table-column-properties fo:break-before="auto" style:column-width="117.55pt"/>
    </style:style>
    <style:style style:name="co8" style:family="table-column">
      <style:table-column-properties fo:break-before="auto" style:column-width="82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-timeout-sat-plot" table:style-name="ta1">
        <table:shapes>
          <draw:frame draw:z-index="0" draw:style-name="gr1" draw:text-style-name="P1" svg:width="452.98pt" svg:height="254.61pt" svg:x="107.63pt" svg:y="1256.51pt">
            <loext:p draw:notify-on-update-of-ranges="'no-timeout-sat-plot'.C146:'no-timeout-sat-plot'.R146 'no-timeout-sat-plot'.B147:'no-timeout-sat-plot'.B147 'no-timeout-sat-plot'.C147:'no-timeout-sat-plot'.R147 'no-timeout-sat-plot'.B148:'no-timeout-sat-plot'.B148 'no-timeout-sat-plot'.C148:'no-timeout-sat-plot'.R148 'no-timeout-sat-plot'.B149:'no-timeout-sat-plot'.B149 'no-timeout-sat-plot'.C149:'no-timeout-sat-plot'.R149 'no-timeout-sat-plot'.B150:'no-timeout-sat-plot'.B150 'no-timeout-sat-plot'.C150:'no-timeout-sat-plot'.R1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2.98pt" svg:height="254.64pt" svg:x="641.93pt" svg:y="1256.54pt">
            <loext:p draw:notify-on-update-of-ranges="'no-timeout-sat-plot'.U134:'no-timeout-sat-plot'.U134 'no-timeout-sat-plot'.U135:'no-timeout-sat-plot'.U143 'no-timeout-sat-plot'.V134:'no-timeout-sat-plot'.V134 'no-timeout-sat-plot'.V135:'no-timeout-sat-plot'.V143 'no-timeout-sat-plot'.W134:'no-timeout-sat-plot'.W134 'no-timeout-sat-plot'.W135:'no-timeout-sat-plot'.W143 'no-timeout-sat-plot'.X134:'no-timeout-sat-plot'.X134 'no-timeout-sat-plot'.X135:'no-timeout-sat-plot'.X1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<text:s text:c="2"/>Files</text:p>
          </table:table-cell>
          <table:table-cell office:value-type="string" calcext:value-type="string">
            <text:p><text:s/>'aim-100-1-6-sat-1.bc'</text:p>
          </table:table-cell>
          <table:table-cell office:value-type="string" calcext:value-type="string">
            <text:p><text:s/>'aim-100-1-6-sat-2.bc'</text:p>
          </table:table-cell>
          <table:table-cell office:value-type="string" calcext:value-type="string">
            <text:p><text:s/>'aim-100-1-6-sat-3.bc'</text:p>
          </table:table-cell>
          <table:table-cell office:value-type="string" calcext:value-type="string">
            <text:p><text:s/>'aim-100-1-6-sat-4.bc'</text:p>
          </table:table-cell>
          <table:table-cell office:value-type="string" calcext:value-type="string">
            <text:p><text:s/>'aim-100-2-0-sat-1.bc'</text:p>
          </table:table-cell>
          <table:table-cell office:value-type="string" calcext:value-type="string">
            <text:p><text:s/>'aim-100-2-0-sat-2.bc'</text:p>
          </table:table-cell>
          <table:table-cell office:value-type="string" calcext:value-type="string">
            <text:p><text:s/>'aim-100-2-0-sat-3.bc'</text:p>
          </table:table-cell>
          <table:table-cell office:value-type="string" calcext:value-type="string">
            <text:p><text:s/>'aim-100-2-0-sat-4.bc'</text:p>
          </table:table-cell>
          <table:table-cell office:value-type="string" calcext:value-type="string">
            <text:p><text:s/>'aim-100-3-4-sat-1.bc'</text:p>
          </table:table-cell>
          <table:table-cell office:value-type="string" calcext:value-type="string">
            <text:p><text:s/>'aim-100-3-4-sat-2.bc'</text:p>
          </table:table-cell>
          <table:table-cell office:value-type="string" calcext:value-type="string">
            <text:p><text:s/>'aim-100-3-4-sat-3.bc'</text:p>
          </table:table-cell>
          <table:table-cell office:value-type="string" calcext:value-type="string">
            <text:p><text:s/>'aim-100-3-4-sat-4.bc'</text:p>
          </table:table-cell>
          <table:table-cell office:value-type="string" calcext:value-type="string">
            <text:p><text:s/>'aim-100-6-0-sat-1.bc'</text:p>
          </table:table-cell>
          <table:table-cell office:value-type="string" calcext:value-type="string">
            <text:p><text:s/>'aim-100-6-0-sat-2.bc'</text:p>
          </table:table-cell>
          <table:table-cell office:value-type="string" calcext:value-type="string">
            <text:p><text:s/>'aim-100-6-0-sat-3.bc'</text:p>
          </table:table-cell>
          <table:table-cell office:value-type="string" calcext:value-type="string">
            <text:p><text:s/>'aim-100-6-0-sat-4.bc'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klee(stp)</text:p>
          </table:table-cell>
          <table:table-cell office:value-type="float" office:value="6.74" calcext:value-type="float">
            <text:p>6.74</text:p>
          </table:table-cell>
          <table:table-cell office:value-type="float" office:value="7.06" calcext:value-type="float">
            <text:p>7.06</text:p>
          </table:table-cell>
          <table:table-cell office:value-type="float" office:value="6.84" calcext:value-type="float">
            <text:p>6.84</text:p>
          </table:table-cell>
          <table:table-cell office:value-type="float" office:value="6.66" calcext:value-type="float">
            <text:p>6.66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9.49" calcext:value-type="float">
            <text:p>9.49</text:p>
          </table:table-cell>
          <table:table-cell office:value-type="float" office:value="9.97" calcext:value-type="float">
            <text:p>9.97</text:p>
          </table:table-cell>
          <table:table-cell office:value-type="float" office:value="21.01" calcext:value-type="float">
            <text:p>21.01</text:p>
          </table:table-cell>
          <table:table-cell office:value-type="float" office:value="20.04" calcext:value-type="float">
            <text:p>20.04</text:p>
          </table:table-cell>
          <table:table-cell office:value-type="float" office:value="19.68" calcext:value-type="float">
            <text:p>19.68</text:p>
          </table:table-cell>
          <table:table-cell office:value-type="float" office:value="19.91" calcext:value-type="float">
            <text:p>19.91</text:p>
          </table:table-cell>
          <table:table-cell office:value-type="float" office:value="40.04" calcext:value-type="float">
            <text:p>40.04</text:p>
          </table:table-cell>
          <table:table-cell office:value-type="float" office:value="36.23" calcext:value-type="float">
            <text:p>36.23</text:p>
          </table:table-cell>
          <table:table-cell office:value-type="float" office:value="39.68" calcext:value-type="float">
            <text:p>39.68</text:p>
          </table:table-cell>
          <table:table-cell office:value-type="float" office:value="38.79" calcext:value-type="float">
            <text:p>38.7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8.81" calcext:value-type="float">
            <text:p>8.81</text:p>
          </table:table-cell>
          <table:table-cell office:value-type="float" office:value="9.13" calcext:value-type="float">
            <text:p>9.13</text:p>
          </table:table-cell>
          <table:table-cell office:value-type="float" office:value="9.11" calcext:value-type="float">
            <text:p>9.11</text:p>
          </table:table-cell>
          <table:table-cell office:value-type="float" office:value="8.26" calcext:value-type="float">
            <text:p>8.26</text:p>
          </table:table-cell>
          <table:table-cell office:value-type="float" office:value="13.41" calcext:value-type="float">
            <text:p>13.41</text:p>
          </table:table-cell>
          <table:table-cell office:value-type="float" office:value="12.04" calcext:value-type="float">
            <text:p>12.04</text:p>
          </table:table-cell>
          <table:table-cell office:value-type="float" office:value="12.54" calcext:value-type="float">
            <text:p>12.54</text:p>
          </table:table-cell>
          <table:table-cell office:value-type="float" office:value="12.71" calcext:value-type="float">
            <text:p>12.71</text:p>
          </table:table-cell>
          <table:table-cell office:value-type="float" office:value="35.02" calcext:value-type="float">
            <text:p>35.02</text:p>
          </table:table-cell>
          <table:table-cell office:value-type="float" office:value="31.6" calcext:value-type="float">
            <text:p>31.6</text:p>
          </table:table-cell>
          <table:table-cell office:value-type="float" office:value="27.78" calcext:value-type="float">
            <text:p>27.78</text:p>
          </table:table-cell>
          <table:table-cell office:value-type="float" office:value="28.24" calcext:value-type="float">
            <text:p>28.24</text:p>
          </table:table-cell>
          <table:table-cell office:value-type="float" office:value="94.05" calcext:value-type="float">
            <text:p>94.05</text:p>
          </table:table-cell>
          <table:table-cell office:value-type="float" office:value="72.95" calcext:value-type="float">
            <text:p>72.95</text:p>
          </table:table-cell>
          <table:table-cell office:value-type="float" office:value="73.64" calcext:value-type="float">
            <text:p>73.64</text:p>
          </table:table-cell>
          <table:table-cell office:value-type="float" office:value="60.52" calcext:value-type="float">
            <text:p>60.5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Tracerx</text:p>
          </table:table-cell>
          <table:table-cell office:value-type="float" office:value="9.4" calcext:value-type="float">
            <text:p>9.4</text:p>
          </table:table-cell>
          <table:table-cell office:value-type="float" office:value="10.01" calcext:value-type="float">
            <text:p>10.01</text:p>
          </table:table-cell>
          <table:table-cell office:value-type="float" office:value="9.94" calcext:value-type="float">
            <text:p>9.94</text:p>
          </table:table-cell>
          <table:table-cell office:value-type="float" office:value="8.99" calcext:value-type="float">
            <text:p>8.99</text:p>
          </table:table-cell>
          <table:table-cell office:value-type="float" office:value="15.32" calcext:value-type="float">
            <text:p>15.32</text:p>
          </table:table-cell>
          <table:table-cell office:value-type="float" office:value="14.16" calcext:value-type="float">
            <text:p>14.16</text:p>
          </table:table-cell>
          <table:table-cell office:value-type="float" office:value="12.91" calcext:value-type="float">
            <text:p>12.91</text:p>
          </table:table-cell>
          <table:table-cell office:value-type="float" office:value="13.76" calcext:value-type="float">
            <text:p>13.76</text:p>
          </table:table-cell>
          <table:table-cell office:value-type="float" office:value="54.93" calcext:value-type="float">
            <text:p>54.93</text:p>
          </table:table-cell>
          <table:table-cell office:value-type="float" office:value="47.6" calcext:value-type="float">
            <text:p>47.6</text:p>
          </table:table-cell>
          <table:table-cell office:value-type="float" office:value="35.77" calcext:value-type="float">
            <text:p>35.77</text:p>
          </table:table-cell>
          <table:table-cell office:value-type="float" office:value="37.83" calcext:value-type="float">
            <text:p>37.83</text:p>
          </table:table-cell>
          <table:table-cell office:value-type="float" office:value="250.46" calcext:value-type="float">
            <text:p>250.46</text:p>
          </table:table-cell>
          <table:table-cell office:value-type="float" office:value="172.91" calcext:value-type="float">
            <text:p>172.91</text:p>
          </table:table-cell>
          <table:table-cell office:value-type="float" office:value="160.7" calcext:value-type="float">
            <text:p>160.7</text:p>
          </table:table-cell>
          <table:table-cell office:value-type="float" office:value="132.53" calcext:value-type="float">
            <text:p>132.5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'LLBMC'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" calcext:value-type="float">
            <text:p>0.0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" calcext:value-type="float">
            <text:p>0.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076" calcext:value-type="float">
            <text:p>0.07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klee(stp)</text:p>
          </table:table-cell>
          <table:table-cell office:value-type="float" office:value="4.48" calcext:value-type="float">
            <text:p>4.48</text:p>
          </table:table-cell>
          <table:table-cell office:value-type="float" office:value="4.58" calcext:value-type="float">
            <text:p>4.58</text:p>
          </table:table-cell>
          <table:table-cell office:value-type="float" office:value="5.04" calcext:value-type="float">
            <text:p>5.04</text:p>
          </table:table-cell>
          <table:table-cell office:value-type="float" office:value="4.72" calcext:value-type="float">
            <text:p>4.72</text:p>
          </table:table-cell>
          <table:table-cell office:value-type="float" office:value="6.12" calcext:value-type="float">
            <text:p>6.12</text:p>
          </table:table-cell>
          <table:table-cell office:value-type="float" office:value="5.26" calcext:value-type="float">
            <text:p>5.26</text:p>
          </table:table-cell>
          <table:table-cell office:value-type="float" office:value="5.44" calcext:value-type="float">
            <text:p>5.44</text:p>
          </table:table-cell>
          <table:table-cell office:value-type="float" office:value="5.48" calcext:value-type="float">
            <text:p>5.48</text:p>
          </table:table-cell>
          <table:table-cell office:value-type="float" office:value="9.12" calcext:value-type="float">
            <text:p>9.12</text:p>
          </table:table-cell>
          <table:table-cell office:value-type="float" office:value="10.31" calcext:value-type="float">
            <text:p>10.31</text:p>
          </table:table-cell>
          <table:table-cell office:value-type="float" office:value="11.43" calcext:value-type="float">
            <text:p>11.43</text:p>
          </table:table-cell>
          <table:table-cell office:value-type="float" office:value="10.18" calcext:value-type="float">
            <text:p>10.18</text:p>
          </table:table-cell>
          <table:table-cell office:value-type="float" office:value="16.83" calcext:value-type="float">
            <text:p>16.83</text:p>
          </table:table-cell>
          <table:table-cell office:value-type="float" office:value="17.23" calcext:value-type="float">
            <text:p>17.23</text:p>
          </table:table-cell>
          <table:table-cell office:value-type="float" office:value="16.69" calcext:value-type="float">
            <text:p>16.69</text:p>
          </table:table-cell>
          <table:table-cell office:value-type="float" office:value="17.66" calcext:value-type="float">
            <text:p>17.6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6.54" calcext:value-type="float">
            <text:p>6.54</text:p>
          </table:table-cell>
          <table:table-cell office:value-type="float" office:value="6.63" calcext:value-type="float">
            <text:p>6.63</text:p>
          </table:table-cell>
          <table:table-cell office:value-type="float" office:value="7.63" calcext:value-type="float">
            <text:p>7.63</text:p>
          </table:table-cell>
          <table:table-cell office:value-type="float" office:value="6.82" calcext:value-type="float">
            <text:p>6.82</text:p>
          </table:table-cell>
          <table:table-cell office:value-type="float" office:value="8.93" calcext:value-type="float">
            <text:p>8.93</text:p>
          </table:table-cell>
          <table:table-cell office:value-type="float" office:value="7.92" calcext:value-type="float">
            <text:p>7.92</text:p>
          </table:table-cell>
          <table:table-cell office:value-type="float" office:value="8.31" calcext:value-type="float">
            <text:p>8.31</text:p>
          </table:table-cell>
          <table:table-cell office:value-type="float" office:value="8.33" calcext:value-type="float">
            <text:p>8.33</text:p>
          </table:table-cell>
          <table:table-cell office:value-type="float" office:value="15.58" calcext:value-type="float">
            <text:p>15.58</text:p>
          </table:table-cell>
          <table:table-cell office:value-type="float" office:value="19.71" calcext:value-type="float">
            <text:p>19.71</text:p>
          </table:table-cell>
          <table:table-cell office:value-type="float" office:value="18.12" calcext:value-type="float">
            <text:p>18.12</text:p>
          </table:table-cell>
          <table:table-cell office:value-type="float" office:value="16.45" calcext:value-type="float">
            <text:p>16.45</text:p>
          </table:table-cell>
          <table:table-cell office:value-type="float" office:value="49.19" calcext:value-type="float">
            <text:p>49.19</text:p>
          </table:table-cell>
          <table:table-cell office:value-type="float" office:value="29.72" calcext:value-type="float">
            <text:p>29.72</text:p>
          </table:table-cell>
          <table:table-cell office:value-type="float" office:value="29.05" calcext:value-type="float">
            <text:p>29.05</text:p>
          </table:table-cell>
          <table:table-cell office:value-type="float" office:value="27.33" calcext:value-type="float">
            <text:p>27.3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Tracerx</text:p>
          </table:table-cell>
          <table:table-cell office:value-type="float" office:value="7.02" calcext:value-type="float">
            <text:p>7.02</text:p>
          </table:table-cell>
          <table:table-cell office:value-type="float" office:value="6.8" calcext:value-type="float">
            <text:p>6.8</text:p>
          </table:table-cell>
          <table:table-cell office:value-type="float" office:value="8.32" calcext:value-type="float">
            <text:p>8.32</text:p>
          </table:table-cell>
          <table:table-cell office:value-type="float" office:value="6.89" calcext:value-type="float">
            <text:p>6.89</text:p>
          </table:table-cell>
          <table:table-cell office:value-type="float" office:value="9.28" calcext:value-type="float">
            <text:p>9.28</text:p>
          </table:table-cell>
          <table:table-cell office:value-type="float" office:value="9.46" calcext:value-type="float">
            <text:p>9.46</text:p>
          </table:table-cell>
          <table:table-cell office:value-type="float" office:value="7.98" calcext:value-type="float">
            <text:p>7.98</text:p>
          </table:table-cell>
          <table:table-cell office:value-type="float" office:value="8.35" calcext:value-type="float">
            <text:p>8.35</text:p>
          </table:table-cell>
          <table:table-cell office:value-type="float" office:value="18.09" calcext:value-type="float">
            <text:p>18.09</text:p>
          </table:table-cell>
          <table:table-cell office:value-type="float" office:value="28.05" calcext:value-type="float">
            <text:p>28.05</text:p>
          </table:table-cell>
          <table:table-cell office:value-type="float" office:value="19.9" calcext:value-type="float">
            <text:p>19.9</text:p>
          </table:table-cell>
          <table:table-cell office:value-type="float" office:value="18.36" calcext:value-type="float">
            <text:p>18.36</text:p>
          </table:table-cell>
          <table:table-cell office:value-type="float" office:value="86.42" calcext:value-type="float">
            <text:p>86.42</text:p>
          </table:table-cell>
          <table:table-cell office:value-type="float" office:value="47.96" calcext:value-type="float">
            <text:p>47.96</text:p>
          </table:table-cell>
          <table:table-cell office:value-type="float" office:value="50.21" calcext:value-type="float">
            <text:p>50.21</text:p>
          </table:table-cell>
          <table:table-cell office:value-type="float" office:value="45.47" calcext:value-type="float">
            <text:p>45.4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'LLBMC'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.044" calcext:value-type="float">
            <text:p>0.04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2" calcext:value-type="float">
            <text:p>0.052</text:p>
          </table:table-cell>
          <table:table-cell table:number-columns-repeated="3" office:value-type="float" office:value="0.072" calcext:value-type="float">
            <text:p>0.072</text:p>
          </table:table-cell>
          <table:table-cell office:value-type="float" office:value="0.068" calcext:value-type="float">
            <text:p>0.06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klee(stp)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office:value-type="float" office:value="0.81" calcext:value-type="float">
            <text:p>0.81</text:p>
          </table:table-cell>
          <table:table-cell office:value-type="float" office:value="1.16" calcext:value-type="float">
            <text:p>1.16</text:p>
          </table:table-cell>
          <table:table-cell office:value-type="float" office:value="0.84" calcext:value-type="float">
            <text:p>0.84</text:p>
          </table:table-cell>
          <table:table-cell office:value-type="float" office:value="1.37" calcext:value-type="float">
            <text:p>1.37</text:p>
          </table:table-cell>
          <table:table-cell office:value-type="float" office:value="1.02" calcext:value-type="float">
            <text:p>1.02</text:p>
          </table:table-cell>
          <table:table-cell office:value-type="float" office:value="1.92" calcext:value-type="float">
            <text:p>1.92</text:p>
          </table:table-cell>
          <table:table-cell office:value-type="float" office:value="2.24" calcext:value-type="float">
            <text:p>2.24</text:p>
          </table:table-cell>
          <table:table-cell office:value-type="float" office:value="1.98" calcext:value-type="float">
            <text:p>1.98</text:p>
          </table:table-cell>
          <table:table-cell office:value-type="float" office:value="1.79" calcext:value-type="float">
            <text:p>1.79</text:p>
          </table:table-cell>
          <table:table-cell office:value-type="float" office:value="2.27" calcext:value-type="float">
            <text:p>2.27</text:p>
          </table:table-cell>
          <table:table-cell office:value-type="float" office:value="2.2" calcext:value-type="float">
            <text:p>2.2</text:p>
          </table:table-cell>
          <table:table-cell office:value-type="float" office:value="2.46" calcext:value-type="float">
            <text:p>2.46</text:p>
          </table:table-cell>
          <table:table-cell office:value-type="float" office:value="2.36" calcext:value-type="float">
            <text:p>2.3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2.95" calcext:value-type="float">
            <text:p>2.95</text:p>
          </table:table-cell>
          <table:table-cell office:value-type="float" office:value="3.4" calcext:value-type="float">
            <text:p>3.4</text:p>
          </table:table-cell>
          <table:table-cell office:value-type="float" office:value="3.02" calcext:value-type="float">
            <text:p>3.02</text:p>
          </table:table-cell>
          <table:table-cell office:value-type="float" office:value="2.7" calcext:value-type="float">
            <text:p>2.7</text:p>
          </table:table-cell>
          <table:table-cell office:value-type="float" office:value="3.76" calcext:value-type="float">
            <text:p>3.76</text:p>
          </table:table-cell>
          <table:table-cell office:value-type="float" office:value="2.85" calcext:value-type="float">
            <text:p>2.85</text:p>
          </table:table-cell>
          <table:table-cell office:value-type="float" office:value="4.4" calcext:value-type="float">
            <text:p>4.4</text:p>
          </table:table-cell>
          <table:table-cell office:value-type="float" office:value="3.11" calcext:value-type="float">
            <text:p>3.11</text:p>
          </table:table-cell>
          <table:table-cell office:value-type="float" office:value="6.24" calcext:value-type="float">
            <text:p>6.24</text:p>
          </table:table-cell>
          <table:table-cell office:value-type="float" office:value="6.48" calcext:value-type="float">
            <text:p>6.48</text:p>
          </table:table-cell>
          <table:table-cell office:value-type="float" office:value="7.74" calcext:value-type="float">
            <text:p>7.74</text:p>
          </table:table-cell>
          <table:table-cell office:value-type="float" office:value="5.84" calcext:value-type="float">
            <text:p>5.84</text:p>
          </table:table-cell>
          <table:table-cell office:value-type="float" office:value="6.95" calcext:value-type="float">
            <text:p>6.95</text:p>
          </table:table-cell>
          <table:table-cell office:value-type="float" office:value="6.56" calcext:value-type="float">
            <text:p>6.56</text:p>
          </table:table-cell>
          <table:table-cell office:value-type="float" office:value="7.32" calcext:value-type="float">
            <text:p>7.32</text:p>
          </table:table-cell>
          <table:table-cell office:value-type="float" office:value="7.86" calcext:value-type="float">
            <text:p>7.8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Tracerx</text:p>
          </table:table-cell>
          <table:table-cell office:value-type="float" office:value="3.05" calcext:value-type="float">
            <text:p>3.05</text:p>
          </table:table-cell>
          <table:table-cell office:value-type="float" office:value="3.62" calcext:value-type="float">
            <text:p>3.62</text:p>
          </table:table-cell>
          <table:table-cell office:value-type="float" office:value="3.06" calcext:value-type="float">
            <text:p>3.06</text:p>
          </table:table-cell>
          <table:table-cell office:value-type="float" office:value="2.68" calcext:value-type="float">
            <text:p>2.68</text:p>
          </table:table-cell>
          <table:table-cell office:value-type="float" office:value="3.91" calcext:value-type="float">
            <text:p>3.91</text:p>
          </table:table-cell>
          <table:table-cell office:value-type="float" office:value="2.71" calcext:value-type="float">
            <text:p>2.71</text:p>
          </table:table-cell>
          <table:table-cell office:value-type="float" office:value="4.43" calcext:value-type="float">
            <text:p>4.43</text:p>
          </table:table-cell>
          <table:table-cell office:value-type="float" office:value="3.36" calcext:value-type="float">
            <text:p>3.36</text:p>
          </table:table-cell>
          <table:table-cell office:value-type="float" office:value="6.84" calcext:value-type="float">
            <text:p>6.84</text:p>
          </table:table-cell>
          <table:table-cell office:value-type="float" office:value="6.38" calcext:value-type="float">
            <text:p>6.38</text:p>
          </table:table-cell>
          <table:table-cell office:value-type="float" office:value="7.76" calcext:value-type="float">
            <text:p>7.76</text:p>
          </table:table-cell>
          <table:table-cell office:value-type="float" office:value="5.7" calcext:value-type="float">
            <text:p>5.7</text:p>
          </table:table-cell>
          <table:table-cell office:value-type="float" office:value="7.64" calcext:value-type="float">
            <text:p>7.64</text:p>
          </table:table-cell>
          <table:table-cell office:value-type="float" office:value="7.35" calcext:value-type="float">
            <text:p>7.35</text:p>
          </table:table-cell>
          <table:table-cell office:value-type="float" office:value="7.94" calcext:value-type="float">
            <text:p>7.94</text:p>
          </table:table-cell>
          <table:table-cell office:value-type="float" office:value="8.29" calcext:value-type="float">
            <text:p>8.2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'LLBMC'</text:p>
          </table:table-cell>
          <table:table-cell table:number-columns-repeated="2" office:value-type="float" office:value="0.076" calcext:value-type="float">
            <text:p>0.076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2" calcext:value-type="float">
            <text:p>0.052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.052" calcext:value-type="float">
            <text:p>0.05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6" calcext:value-type="float">
            <text:p>0.076</text:p>
          </table:table-cell>
          <table:table-cell table:number-columns-repeated="4"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lee(stp)</text:p>
          </table:table-cell>
          <table:table-cell office:value-type="float" office:value="4.34" calcext:value-type="float">
            <text:p>4.34</text:p>
          </table:table-cell>
          <table:table-cell office:value-type="float" office:value="4.56" calcext:value-type="float">
            <text:p>4.56</text:p>
          </table:table-cell>
          <table:table-cell office:value-type="float" office:value="5.01" calcext:value-type="float">
            <text:p>5.01</text:p>
          </table:table-cell>
          <table:table-cell office:value-type="float" office:value="4.5" calcext:value-type="float">
            <text:p>4.5</text:p>
          </table:table-cell>
          <table:table-cell office:value-type="float" office:value="5.87" calcext:value-type="float">
            <text:p>5.87</text:p>
          </table:table-cell>
          <table:table-cell office:value-type="float" office:value="5.01" calcext:value-type="float">
            <text:p>5.01</text:p>
          </table:table-cell>
          <table:table-cell office:value-type="float" office:value="5.39" calcext:value-type="float">
            <text:p>5.39</text:p>
          </table:table-cell>
          <table:table-cell office:value-type="float" office:value="5.21" calcext:value-type="float">
            <text:p>5.21</text:p>
          </table:table-cell>
          <table:table-cell office:value-type="float" office:value="8.62" calcext:value-type="float">
            <text:p>8.62</text:p>
          </table:table-cell>
          <table:table-cell office:value-type="float" office:value="9.93" calcext:value-type="float">
            <text:p>9.93</text:p>
          </table:table-cell>
          <table:table-cell office:value-type="float" office:value="10.84" calcext:value-type="float">
            <text:p>10.84</text:p>
          </table:table-cell>
          <table:table-cell office:value-type="float" office:value="9.89" calcext:value-type="float">
            <text:p>9.89</text:p>
          </table:table-cell>
          <table:table-cell office:value-type="float" office:value="16.22" calcext:value-type="float">
            <text:p>16.22</text:p>
          </table:table-cell>
          <table:table-cell office:value-type="float" office:value="16.67" calcext:value-type="float">
            <text:p>16.67</text:p>
          </table:table-cell>
          <table:table-cell office:value-type="float" office:value="15.91" calcext:value-type="float">
            <text:p>15.91</text:p>
          </table:table-cell>
          <table:table-cell office:value-type="float" office:value="17.36" calcext:value-type="float">
            <text:p>17.3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6.45" calcext:value-type="float">
            <text:p>6.45</text:p>
          </table:table-cell>
          <table:table-cell office:value-type="float" office:value="6.57" calcext:value-type="float">
            <text:p>6.57</text:p>
          </table:table-cell>
          <table:table-cell office:value-type="float" office:value="7.58" calcext:value-type="float">
            <text:p>7.58</text:p>
          </table:table-cell>
          <table:table-cell office:value-type="float" office:value="6.64" calcext:value-type="float">
            <text:p>6.64</text:p>
          </table:table-cell>
          <table:table-cell office:value-type="float" office:value="8.98" calcext:value-type="float">
            <text:p>8.98</text:p>
          </table:table-cell>
          <table:table-cell office:value-type="float" office:value="7.54" calcext:value-type="float">
            <text:p>7.54</text:p>
          </table:table-cell>
          <table:table-cell office:value-type="float" office:value="7.85" calcext:value-type="float">
            <text:p>7.85</text:p>
          </table:table-cell>
          <table:table-cell office:value-type="float" office:value="7.76" calcext:value-type="float">
            <text:p>7.76</text:p>
          </table:table-cell>
          <table:table-cell office:value-type="float" office:value="15.2" calcext:value-type="float">
            <text:p>15.2</text:p>
          </table:table-cell>
          <table:table-cell office:value-type="float" office:value="18.98" calcext:value-type="float">
            <text:p>18.98</text:p>
          </table:table-cell>
          <table:table-cell office:value-type="float" office:value="17.78" calcext:value-type="float">
            <text:p>17.78</text:p>
          </table:table-cell>
          <table:table-cell office:value-type="float" office:value="15.83" calcext:value-type="float">
            <text:p>15.83</text:p>
          </table:table-cell>
          <table:table-cell office:value-type="float" office:value="48.1" calcext:value-type="float">
            <text:p>48.1</text:p>
          </table:table-cell>
          <table:table-cell office:value-type="float" office:value="28.32" calcext:value-type="float">
            <text:p>28.32</text:p>
          </table:table-cell>
          <table:table-cell office:value-type="float" office:value="28.25" calcext:value-type="float">
            <text:p>28.25</text:p>
          </table:table-cell>
          <table:table-cell office:value-type="float" office:value="27.92" calcext:value-type="float">
            <text:p>27.9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Tracerx</text:p>
          </table:table-cell>
          <table:table-cell office:value-type="float" office:value="6.9" calcext:value-type="float">
            <text:p>6.9</text:p>
          </table:table-cell>
          <table:table-cell office:value-type="float" office:value="6.8" calcext:value-type="float">
            <text:p>6.8</text:p>
          </table:table-cell>
          <table:table-cell office:value-type="float" office:value="8.08" calcext:value-type="float">
            <text:p>8.08</text:p>
          </table:table-cell>
          <table:table-cell office:value-type="float" office:value="6.64" calcext:value-type="float">
            <text:p>6.64</text:p>
          </table:table-cell>
          <table:table-cell office:value-type="float" office:value="9.41" calcext:value-type="float">
            <text:p>9.41</text:p>
          </table:table-cell>
          <table:table-cell office:value-type="float" office:value="9.12" calcext:value-type="float">
            <text:p>9.12</text:p>
          </table:table-cell>
          <table:table-cell office:value-type="float" office:value="7.99" calcext:value-type="float">
            <text:p>7.99</text:p>
          </table:table-cell>
          <table:table-cell office:value-type="float" office:value="8.23" calcext:value-type="float">
            <text:p>8.23</text:p>
          </table:table-cell>
          <table:table-cell office:value-type="float" office:value="16.48" calcext:value-type="float">
            <text:p>16.48</text:p>
          </table:table-cell>
          <table:table-cell office:value-type="float" office:value="27.27" calcext:value-type="float">
            <text:p>27.27</text:p>
          </table:table-cell>
          <table:table-cell office:value-type="float" office:value="17.5" calcext:value-type="float">
            <text:p>17.5</text:p>
          </table:table-cell>
          <table:table-cell office:value-type="float" office:value="17.57" calcext:value-type="float">
            <text:p>17.57</text:p>
          </table:table-cell>
          <table:table-cell office:value-type="float" office:value="82.92" calcext:value-type="float">
            <text:p>82.92</text:p>
          </table:table-cell>
          <table:table-cell office:value-type="float" office:value="47.98" calcext:value-type="float">
            <text:p>47.98</text:p>
          </table:table-cell>
          <table:table-cell office:value-type="float" office:value="47.74" calcext:value-type="float">
            <text:p>47.74</text:p>
          </table:table-cell>
          <table:table-cell office:value-type="float" office:value="44.72" calcext:value-type="float">
            <text:p>44.7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'LLBMC'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" calcext:value-type="float">
            <text:p>0.04</text:p>
          </table:table-cell>
          <table:table-cell office:value-type="float" office:value="0.044" calcext:value-type="float">
            <text:p>0.044</text:p>
          </table:table-cell>
          <table:table-cell table:number-columns-repeated="3" office:value-type="float" office:value="0.048" calcext:value-type="float">
            <text:p>0.048</text:p>
          </table:table-cell>
          <table:table-cell office:value-type="float" office:value="0.044" calcext:value-type="float">
            <text:p>0.044</text:p>
          </table:table-cell>
          <table:table-cell table:number-columns-repeated="4" office:value-type="float" office:value="0.056" calcext:value-type="float">
            <text:p>0.056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2" office:value-type="float" office:value="0.072" calcext:value-type="float">
            <text:p>0.07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klee(stp)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table:number-columns-repeated="4"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1" calcext:value-type="float">
            <text:p>0.1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2" calcext:value-type="float">
            <text:p>0.1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'LLBMC'</text:p>
          </table:table-cell>
          <table:table-cell table:number-columns-repeated="2" office:value-type="float" office:value="0.056" calcext:value-type="float">
            <text:p>0.056</text:p>
          </table:table-cell>
          <table:table-cell table:number-columns-repeated="2" office:value-type="float" office:value="0.052" calcext:value-type="float">
            <text:p>0.052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4" office:value-type="float" office:value="0.068" calcext:value-type="float">
            <text:p>0.068</text:p>
          </table:table-cell>
          <table:table-cell office:value-type="float" office:value="0.088" calcext:value-type="float">
            <text:p>0.088</text:p>
          </table:table-cell>
          <table:table-cell table:number-columns-repeated="3" office:value-type="float" office:value="0.092" calcext:value-type="float">
            <text:p>0.09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klee(stp)</text:p>
          </table:table-cell>
          <table:table-cell office:value-type="float" office:value="6.68" calcext:value-type="float">
            <text:p>6.68</text:p>
          </table:table-cell>
          <table:table-cell office:value-type="float" office:value="6.84" calcext:value-type="float">
            <text:p>6.84</text:p>
          </table:table-cell>
          <table:table-cell office:value-type="float" office:value="6.85" calcext:value-type="float">
            <text:p>6.85</text:p>
          </table:table-cell>
          <table:table-cell office:value-type="float" office:value="6.84" calcext:value-type="float">
            <text:p>6.84</text:p>
          </table:table-cell>
          <table:table-cell office:value-type="float" office:value="9.63" calcext:value-type="float">
            <text:p>9.63</text:p>
          </table:table-cell>
          <table:table-cell office:value-type="float" office:value="9.23" calcext:value-type="float">
            <text:p>9.23</text:p>
          </table:table-cell>
          <table:table-cell office:value-type="float" office:value="9.65" calcext:value-type="float">
            <text:p>9.65</text:p>
          </table:table-cell>
          <table:table-cell office:value-type="float" office:value="9.87" calcext:value-type="float">
            <text:p>9.87</text:p>
          </table:table-cell>
          <table:table-cell office:value-type="float" office:value="20.55" calcext:value-type="float">
            <text:p>20.55</text:p>
          </table:table-cell>
          <table:table-cell office:value-type="float" office:value="19.26" calcext:value-type="float">
            <text:p>19.26</text:p>
          </table:table-cell>
          <table:table-cell office:value-type="float" office:value="19.29" calcext:value-type="float">
            <text:p>19.29</text:p>
          </table:table-cell>
          <table:table-cell office:value-type="float" office:value="20.07" calcext:value-type="float">
            <text:p>20.07</text:p>
          </table:table-cell>
          <table:table-cell office:value-type="float" office:value="40.4" calcext:value-type="float">
            <text:p>40.4</text:p>
          </table:table-cell>
          <table:table-cell office:value-type="float" office:value="36.5" calcext:value-type="float">
            <text:p>36.5</text:p>
          </table:table-cell>
          <table:table-cell office:value-type="float" office:value="40.93" calcext:value-type="float">
            <text:p>40.93</text:p>
          </table:table-cell>
          <table:table-cell office:value-type="float" office:value="41.85" calcext:value-type="float">
            <text:p>41.8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11.41" calcext:value-type="float">
            <text:p>11.41</text:p>
          </table:table-cell>
          <table:table-cell office:value-type="float" office:value="11.86" calcext:value-type="float">
            <text:p>11.86</text:p>
          </table:table-cell>
          <table:table-cell office:value-type="float" office:value="11.96" calcext:value-type="float">
            <text:p>11.96</text:p>
          </table:table-cell>
          <table:table-cell office:value-type="float" office:value="11.51" calcext:value-type="float">
            <text:p>11.51</text:p>
          </table:table-cell>
          <table:table-cell office:value-type="float" office:value="17.25" calcext:value-type="float">
            <text:p>17.25</text:p>
          </table:table-cell>
          <table:table-cell office:value-type="float" office:value="16.07" calcext:value-type="float">
            <text:p>16.07</text:p>
          </table:table-cell>
          <table:table-cell office:value-type="float" office:value="16.42" calcext:value-type="float">
            <text:p>16.42</text:p>
          </table:table-cell>
          <table:table-cell office:value-type="float" office:value="17.3" calcext:value-type="float">
            <text:p>17.3</text:p>
          </table:table-cell>
          <table:table-cell office:value-type="float" office:value="45.18" calcext:value-type="float">
            <text:p>45.18</text:p>
          </table:table-cell>
          <table:table-cell office:value-type="float" office:value="41.74" calcext:value-type="float">
            <text:p>41.74</text:p>
          </table:table-cell>
          <table:table-cell office:value-type="float" office:value="37.34" calcext:value-type="float">
            <text:p>37.34</text:p>
          </table:table-cell>
          <table:table-cell office:value-type="float" office:value="37.17" calcext:value-type="float">
            <text:p>37.17</text:p>
          </table:table-cell>
          <table:table-cell office:value-type="float" office:value="118.13" calcext:value-type="float">
            <text:p>118.13</text:p>
          </table:table-cell>
          <table:table-cell office:value-type="float" office:value="89.1" calcext:value-type="float">
            <text:p>89.1</text:p>
          </table:table-cell>
          <table:table-cell office:value-type="float" office:value="87.67" calcext:value-type="float">
            <text:p>87.67</text:p>
          </table:table-cell>
          <table:table-cell office:value-type="float" office:value="74.49" calcext:value-type="float">
            <text:p>74.4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1.73" calcext:value-type="float">
            <text:p>11.73</text:p>
          </table:table-cell>
          <table:table-cell office:value-type="float" office:value="12.22" calcext:value-type="float">
            <text:p>12.22</text:p>
          </table:table-cell>
          <table:table-cell office:value-type="float" office:value="12.52" calcext:value-type="float">
            <text:p>12.52</text:p>
          </table:table-cell>
          <table:table-cell office:value-type="float" office:value="12.2" calcext:value-type="float">
            <text:p>12.2</text:p>
          </table:table-cell>
          <table:table-cell office:value-type="float" office:value="19.26" calcext:value-type="float">
            <text:p>19.26</text:p>
          </table:table-cell>
          <table:table-cell office:value-type="float" office:value="18.6" calcext:value-type="float">
            <text:p>18.6</text:p>
          </table:table-cell>
          <table:table-cell office:value-type="float" office:value="16.96" calcext:value-type="float">
            <text:p>16.96</text:p>
          </table:table-cell>
          <table:table-cell office:value-type="float" office:value="18.76" calcext:value-type="float">
            <text:p>18.76</text:p>
          </table:table-cell>
          <table:table-cell office:value-type="float" office:value="92.02" calcext:value-type="float">
            <text:p>92.02</text:p>
          </table:table-cell>
          <table:table-cell office:value-type="float" office:value="75.62" calcext:value-type="float">
            <text:p>75.62</text:p>
          </table:table-cell>
          <table:table-cell office:value-type="float" office:value="56.06" calcext:value-type="float">
            <text:p>56.06</text:p>
          </table:table-cell>
          <table:table-cell office:value-type="float" office:value="55.94" calcext:value-type="float">
            <text:p>55.94</text:p>
          </table:table-cell>
          <table:table-cell office:value-type="float" office:value="455.64" calcext:value-type="float">
            <text:p>455.64</text:p>
          </table:table-cell>
          <table:table-cell office:value-type="float" office:value="319.25" calcext:value-type="float">
            <text:p>319.25</text:p>
          </table:table-cell>
          <table:table-cell office:value-type="float" office:value="292.41" calcext:value-type="float">
            <text:p>292.41</text:p>
          </table:table-cell>
          <table:table-cell office:value-type="float" office:value="221.76" calcext:value-type="float">
            <text:p>221.7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'LLBMC'</text:p>
          </table:table-cell>
          <table:table-cell office:value-type="float" office:value="0.068" calcext:value-type="float">
            <text:p>0.068</text:p>
          </table:table-cell>
          <table:table-cell table:number-columns-repeated="4" office:value-type="float" office:value="0.056" calcext:value-type="float">
            <text:p>0.0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84" calcext:value-type="float">
            <text:p>0.084</text:p>
          </table:table-cell>
          <table:table-cell table:number-columns-repeated="3" office:value-type="float" office:value="0.088" calcext:value-type="float">
            <text:p>0.088</text:p>
          </table:table-cell>
          <table:table-cell table:number-columns-repeated="2" office:value-type="float" office:value="0.124" calcext:value-type="float">
            <text:p>0.124</text:p>
          </table:table-cell>
          <table:table-cell table:number-columns-repeated="2" office:value-type="float" office:value="0.12" calcext:value-type="float">
            <text:p>0.1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klee(stp)</text:p>
          </table:table-cell>
          <table:table-cell office:value-type="float" office:value="5.14" calcext:value-type="float">
            <text:p>5.14</text:p>
          </table:table-cell>
          <table:table-cell office:value-type="float" office:value="5.4" calcext:value-type="float">
            <text:p>5.4</text:p>
          </table:table-cell>
          <table:table-cell office:value-type="float" office:value="5.9" calcext:value-type="float">
            <text:p>5.9</text:p>
          </table:table-cell>
          <table:table-cell office:value-type="float" office:value="5.48" calcext:value-type="float">
            <text:p>5.48</text:p>
          </table:table-cell>
          <table:table-cell office:value-type="float" office:value="6.05" calcext:value-type="float">
            <text:p>6.05</text:p>
          </table:table-cell>
          <table:table-cell office:value-type="float" office:value="6.43" calcext:value-type="float">
            <text:p>6.43</text:p>
          </table:table-cell>
          <table:table-cell office:value-type="float" office:value="6.1" calcext:value-type="float">
            <text:p>6.1</text:p>
          </table:table-cell>
          <table:table-cell office:value-type="float" office:value="6.33" calcext:value-type="float">
            <text:p>6.33</text:p>
          </table:table-cell>
          <table:table-cell office:value-type="float" office:value="10.41" calcext:value-type="float">
            <text:p>10.41</text:p>
          </table:table-cell>
          <table:table-cell office:value-type="float" office:value="10.56" calcext:value-type="float">
            <text:p>10.56</text:p>
          </table:table-cell>
          <table:table-cell office:value-type="float" office:value="12.35" calcext:value-type="float">
            <text:p>12.35</text:p>
          </table:table-cell>
          <table:table-cell office:value-type="float" office:value="11.56" calcext:value-type="float">
            <text:p>11.56</text:p>
          </table:table-cell>
          <table:table-cell office:value-type="float" office:value="18.67" calcext:value-type="float">
            <text:p>18.67</text:p>
          </table:table-cell>
          <table:table-cell office:value-type="float" office:value="18.74" calcext:value-type="float">
            <text:p>18.74</text:p>
          </table:table-cell>
          <table:table-cell office:value-type="float" office:value="19.82" calcext:value-type="float">
            <text:p>19.82</text:p>
          </table:table-cell>
          <table:table-cell office:value-type="float" office:value="22.71" calcext:value-type="float">
            <text:p>22.7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9.33" calcext:value-type="float">
            <text:p>9.33</text:p>
          </table:table-cell>
          <table:table-cell office:value-type="float" office:value="9.82" calcext:value-type="float">
            <text:p>9.82</text:p>
          </table:table-cell>
          <table:table-cell office:value-type="float" office:value="10.54" calcext:value-type="float">
            <text:p>10.54</text:p>
          </table:table-cell>
          <table:table-cell office:value-type="float" office:value="9.47" calcext:value-type="float">
            <text:p>9.47</text:p>
          </table:table-cell>
          <table:table-cell office:value-type="float" office:value="12.15" calcext:value-type="float">
            <text:p>12.15</text:p>
          </table:table-cell>
          <table:table-cell office:value-type="float" office:value="11.22" calcext:value-type="float">
            <text:p>11.22</text:p>
          </table:table-cell>
          <table:table-cell office:value-type="float" office:value="10.22" calcext:value-type="float">
            <text:p>10.22</text:p>
          </table:table-cell>
          <table:table-cell office:value-type="float" office:value="11.6" calcext:value-type="float">
            <text:p>11.6</text:p>
          </table:table-cell>
          <table:table-cell office:value-type="float" office:value="19.48" calcext:value-type="float">
            <text:p>19.48</text:p>
          </table:table-cell>
          <table:table-cell office:value-type="float" office:value="24.9" calcext:value-type="float">
            <text:p>24.9</text:p>
          </table:table-cell>
          <table:table-cell office:value-type="float" office:value="23.33" calcext:value-type="float">
            <text:p>23.33</text:p>
          </table:table-cell>
          <table:table-cell office:value-type="float" office:value="21.47" calcext:value-type="float">
            <text:p>21.47</text:p>
          </table:table-cell>
          <table:table-cell office:value-type="float" office:value="54.46" calcext:value-type="float">
            <text:p>54.46</text:p>
          </table:table-cell>
          <table:table-cell office:value-type="float" office:value="37.95" calcext:value-type="float">
            <text:p>37.95</text:p>
          </table:table-cell>
          <table:table-cell office:value-type="float" office:value="39.55" calcext:value-type="float">
            <text:p>39.55</text:p>
          </table:table-cell>
          <table:table-cell office:value-type="float" office:value="40.03" calcext:value-type="float">
            <text:p>40.0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Tracerx</text:p>
          </table:table-cell>
          <table:table-cell table:number-columns-repeated="2" office:value-type="float" office:value="9.44" calcext:value-type="float">
            <text:p>9.44</text:p>
          </table:table-cell>
          <table:table-cell office:value-type="float" office:value="10.76" calcext:value-type="float">
            <text:p>10.76</text:p>
          </table:table-cell>
          <table:table-cell office:value-type="float" office:value="9.36" calcext:value-type="float">
            <text:p>9.36</text:p>
          </table:table-cell>
          <table:table-cell office:value-type="float" office:value="12.12" calcext:value-type="float">
            <text:p>12.12</text:p>
          </table:table-cell>
          <table:table-cell office:value-type="float" office:value="12.67" calcext:value-type="float">
            <text:p>12.67</text:p>
          </table:table-cell>
          <table:table-cell office:value-type="float" office:value="10.84" calcext:value-type="float">
            <text:p>10.84</text:p>
          </table:table-cell>
          <table:table-cell office:value-type="float" office:value="11.69" calcext:value-type="float">
            <text:p>11.69</text:p>
          </table:table-cell>
          <table:table-cell office:value-type="float" office:value="22.72" calcext:value-type="float">
            <text:p>22.72</text:p>
          </table:table-cell>
          <table:table-cell office:value-type="float" office:value="36.8" calcext:value-type="float">
            <text:p>36.8</text:p>
          </table:table-cell>
          <table:table-cell office:value-type="float" office:value="23.42" calcext:value-type="float">
            <text:p>23.42</text:p>
          </table:table-cell>
          <table:table-cell office:value-type="float" office:value="24.02" calcext:value-type="float">
            <text:p>24.02</text:p>
          </table:table-cell>
          <table:table-cell office:value-type="float" office:value="108.51" calcext:value-type="float">
            <text:p>108.51</text:p>
          </table:table-cell>
          <table:table-cell office:value-type="float" office:value="63.15" calcext:value-type="float">
            <text:p>63.15</text:p>
          </table:table-cell>
          <table:table-cell office:value-type="float" office:value="62.47" calcext:value-type="float">
            <text:p>62.47</text:p>
          </table:table-cell>
          <table:table-cell office:value-type="float" office:value="69.8" calcext:value-type="float">
            <text:p>69.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'LLBMC'</text:p>
          </table:table-cell>
          <table:table-cell table:number-columns-repeated="8" office:value-type="float" office:value="0.044" calcext:value-type="float">
            <text:p>0.044</text:p>
          </table:table-cell>
          <table:table-cell table:number-columns-repeated="4" office:value-type="float" office:value="0.056" calcext:value-type="float">
            <text:p>0.056</text:p>
          </table:table-cell>
          <table:table-cell table:number-columns-repeated="4" office:value-type="float" office:value="0.072" calcext:value-type="float">
            <text:p>0.07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lee(stp)</text:p>
          </table:table-cell>
          <table:table-cell office:value-type="float" office:value="0.38" calcext:value-type="float">
            <text:p>0.38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58" calcext:value-type="float">
            <text:p>0.58</text:p>
          </table:table-cell>
          <table:table-cell office:value-type="float" office:value="0.51" calcext:value-type="float">
            <text:p>0.51</text:p>
          </table:table-cell>
          <table:table-cell office:value-type="float" office:value="0.24" calcext:value-type="float">
            <text:p>0.2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office:value-type="float" office:value="1.75" calcext:value-type="float">
            <text:p>1.75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74" calcext:value-type="float">
            <text:p>0.74</text:p>
          </table:table-cell>
          <table:table-cell office:value-type="float" office:value="0.92" calcext:value-type="float">
            <text:p>0.92</text:p>
          </table:table-cell>
          <table:table-cell office:value-type="float" office:value="1.11" calcext:value-type="float">
            <text:p>1.11</text:p>
          </table:table-cell>
          <table:table-cell office:value-type="float" office:value="1.18" calcext:value-type="float">
            <text:p>1.1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0.96" calcext:value-type="float">
            <text:p>0.96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0.94" calcext:value-type="float">
            <text:p>0.94</text:p>
          </table:table-cell>
          <table:table-cell office:value-type="float" office:value="1.08" calcext:value-type="float">
            <text:p>1.08</text:p>
          </table:table-cell>
          <table:table-cell office:value-type="float" office:value="0.38" calcext:value-type="float">
            <text:p>0.38</text:p>
          </table:table-cell>
          <table:table-cell office:value-type="float" office:value="1.24" calcext:value-type="float">
            <text:p>1.24</text:p>
          </table:table-cell>
          <table:table-cell office:value-type="float" office:value="1.55" calcext:value-type="float">
            <text:p>1.55</text:p>
          </table:table-cell>
          <table:table-cell office:value-type="float" office:value="2.44" calcext:value-type="float">
            <text:p>2.44</text:p>
          </table:table-cell>
          <table:table-cell office:value-type="float" office:value="2.84" calcext:value-type="float">
            <text:p>2.84</text:p>
          </table:table-cell>
          <table:table-cell office:value-type="float" office:value="2.27" calcext:value-type="float">
            <text:p>2.27</text:p>
          </table:table-cell>
          <table:table-cell office:value-type="float" office:value="2.4" calcext:value-type="float">
            <text:p>2.4</text:p>
          </table:table-cell>
          <table:table-cell office:value-type="float" office:value="1.91" calcext:value-type="float">
            <text:p>1.91</text:p>
          </table:table-cell>
          <table:table-cell office:value-type="float" office:value="1.9" calcext:value-type="float">
            <text:p>1.9</text:p>
          </table:table-cell>
          <table:table-cell office:value-type="float" office:value="1.89" calcext:value-type="float">
            <text:p>1.89</text:p>
          </table:table-cell>
          <table:table-cell office:value-type="float" office:value="2.36" calcext:value-type="float">
            <text:p>2.3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.05" calcext:value-type="float">
            <text:p>1.05</text:p>
          </table:table-cell>
          <table:table-cell office:value-type="float" office:value="1.26" calcext:value-type="float">
            <text:p>1.26</text:p>
          </table:table-cell>
          <table:table-cell office:value-type="float" office:value="1.18" calcext:value-type="float">
            <text:p>1.18</text:p>
          </table:table-cell>
          <table:table-cell office:value-type="float" office:value="0.95" calcext:value-type="float">
            <text:p>0.95</text:p>
          </table:table-cell>
          <table:table-cell office:value-type="float" office:value="1.25" calcext:value-type="float">
            <text:p>1.25</text:p>
          </table:table-cell>
          <table:table-cell office:value-type="float" office:value="0.48" calcext:value-type="float">
            <text:p>0.48</text:p>
          </table:table-cell>
          <table:table-cell office:value-type="float" office:value="1.7" calcext:value-type="float">
            <text:p>1.7</text:p>
          </table:table-cell>
          <table:table-cell office:value-type="float" office:value="1.58" calcext:value-type="float">
            <text:p>1.58</text:p>
          </table:table-cell>
          <table:table-cell office:value-type="float" office:value="1.77" calcext:value-type="float">
            <text:p>1.77</text:p>
          </table:table-cell>
          <table:table-cell office:value-type="float" office:value="3.31" calcext:value-type="float">
            <text:p>3.31</text:p>
          </table:table-cell>
          <table:table-cell office:value-type="float" office:value="2.39" calcext:value-type="float">
            <text:p>2.39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2.79" calcext:value-type="float">
            <text:p>2.79</text:p>
          </table:table-cell>
          <table:table-cell office:value-type="float" office:value="2.09" calcext:value-type="float">
            <text:p>2.09</text:p>
          </table:table-cell>
          <table:table-cell office:value-type="float" office:value="2.84" calcext:value-type="float">
            <text:p>2.8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'LLBMC'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2" calcext:value-type="float">
            <text:p>0.052</text:p>
          </table:table-cell>
          <table:table-cell table:number-columns-repeated="4" office:value-type="float" office:value="0.06" calcext:value-type="float">
            <text:p>0.06</text:p>
          </table:table-cell>
          <table:table-cell table:number-columns-repeated="3" office:value-type="float" office:value="0.084" calcext:value-type="float">
            <text:p>0.084</text:p>
          </table:table-cell>
          <table:table-cell office:value-type="float" office:value="0.104" calcext:value-type="float">
            <text:p>0.10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klee(stp)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0.28" calcext:value-type="float">
            <text:p>0.28</text:p>
          </table:table-cell>
          <table:table-cell office:value-type="float" office:value="0.4" calcext:value-type="float">
            <text:p>0.4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44" calcext:value-type="float">
            <text:p>0.44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37" calcext:value-type="float">
            <text:p>0.3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35" calcext:value-type="float">
            <text:p>0.35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42" calcext:value-type="float">
            <text:p>0.42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office:value-type="float" office:value="0.52" calcext:value-type="float">
            <text:p>0.52</text:p>
          </table:table-cell>
          <table:table-cell office:value-type="float" office:value="0.43" calcext:value-type="float">
            <text:p>0.43</text:p>
          </table:table-cell>
          <table:table-cell office:value-type="float" office:value="0.47" calcext:value-type="float">
            <text:p>0.47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'LLBMC'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4" calcext:value-type="float">
            <text:p>0.044</text:p>
          </table:table-cell>
          <table:table-cell table:number-columns-repeated="4" office:value-type="float" office:value="0.048" calcext:value-type="float">
            <text:p>0.048</text:p>
          </table:table-cell>
          <table:table-cell office:value-type="float" office:value="0.052" calcext:value-type="float">
            <text:p>0.052</text:p>
          </table:table-cell>
          <table:table-cell table:number-columns-repeated="4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84" calcext:value-type="float">
            <text:p>0.084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klee(stp)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1.05" calcext:value-type="float">
            <text:p>1.05</text:p>
          </table:table-cell>
          <table:table-cell office:value-type="float" office:value="1.29" calcext:value-type="float">
            <text:p>1.29</text:p>
          </table:table-cell>
          <table:table-cell office:value-type="float" office:value="0.91" calcext:value-type="float">
            <text:p>0.91</text:p>
          </table:table-cell>
          <table:table-cell office:value-type="float" office:value="1.54" calcext:value-type="float">
            <text:p>1.54</text:p>
          </table:table-cell>
          <table:table-cell office:value-type="float" office:value="1.74" calcext:value-type="float">
            <text:p>1.74</text:p>
          </table:table-cell>
          <table:table-cell office:value-type="float" office:value="1.64" calcext:value-type="float">
            <text:p>1.64</text:p>
          </table:table-cell>
          <table:table-cell office:value-type="float" office:value="1.66" calcext:value-type="float">
            <text:p>1.66</text:p>
          </table:table-cell>
          <table:table-cell office:value-type="float" office:value="1.93" calcext:value-type="float">
            <text:p>1.93</text:p>
          </table:table-cell>
          <table:table-cell office:value-type="float" office:value="2.02" calcext:value-type="float">
            <text:p>2.02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2.23" calcext:value-type="float">
            <text:p>2.23</text:p>
          </table:table-cell>
          <table:table-cell office:value-type="float" office:value="1.87" calcext:value-type="float">
            <text:p>1.87</text:p>
          </table:table-cell>
          <table:table-cell office:value-type="float" office:value="1.93" calcext:value-type="float">
            <text:p>1.93</text:p>
          </table:table-cell>
          <table:table-cell office:value-type="float" office:value="1.99" calcext:value-type="float">
            <text:p>1.99</text:p>
          </table:table-cell>
          <table:table-cell office:value-type="float" office:value="1.95" calcext:value-type="float">
            <text:p>1.95</text:p>
          </table:table-cell>
          <table:table-cell office:value-type="float" office:value="2.66" calcext:value-type="float">
            <text:p>2.66</text:p>
          </table:table-cell>
          <table:table-cell office:value-type="float" office:value="3.32" calcext:value-type="float">
            <text:p>3.32</text:p>
          </table:table-cell>
          <table:table-cell office:value-type="float" office:value="2.4" calcext:value-type="float">
            <text:p>2.4</text:p>
          </table:table-cell>
          <table:table-cell office:value-type="float" office:value="7.64" calcext:value-type="float">
            <text:p>7.64</text:p>
          </table:table-cell>
          <table:table-cell office:value-type="float" office:value="6.45" calcext:value-type="float">
            <text:p>6.45</text:p>
          </table:table-cell>
          <table:table-cell office:value-type="float" office:value="6.01" calcext:value-type="float">
            <text:p>6.01</text:p>
          </table:table-cell>
          <table:table-cell office:value-type="float" office:value="6.58" calcext:value-type="float">
            <text:p>6.58</text:p>
          </table:table-cell>
          <table:table-cell office:value-type="float" office:value="9.74" calcext:value-type="float">
            <text:p>9.74</text:p>
          </table:table-cell>
          <table:table-cell office:value-type="float" office:value="10.73" calcext:value-type="float">
            <text:p>10.73</text:p>
          </table:table-cell>
          <table:table-cell office:value-type="float" office:value="11.25" calcext:value-type="float">
            <text:p>11.25</text:p>
          </table:table-cell>
          <table:table-cell office:value-type="float" office:value="9.45" calcext:value-type="float">
            <text:p>9.4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.12" calcext:value-type="float">
            <text:p>1.12</text:p>
          </table:table-cell>
          <table:table-cell office:value-type="float" office:value="0.31" calcext:value-type="float">
            <text:p>0.31</text:p>
          </table:table-cell>
          <table:table-cell office:value-type="float" office:value="0.78" calcext:value-type="float">
            <text:p>0.78</text:p>
          </table:table-cell>
          <table:table-cell office:value-type="float" office:value="0.93" calcext:value-type="float">
            <text:p>0.93</text:p>
          </table:table-cell>
          <table:table-cell office:value-type="float" office:value="1.64" calcext:value-type="float">
            <text:p>1.64</text:p>
          </table:table-cell>
          <table:table-cell office:value-type="float" office:value="2.29" calcext:value-type="float">
            <text:p>2.29</text:p>
          </table:table-cell>
          <table:table-cell office:value-type="float" office:value="0.56" calcext:value-type="float">
            <text:p>0.56</text:p>
          </table:table-cell>
          <table:table-cell office:value-type="float" office:value="1.86" calcext:value-type="float">
            <text:p>1.86</text:p>
          </table:table-cell>
          <table:table-cell office:value-type="float" office:value="1.12" calcext:value-type="float">
            <text:p>1.12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float" office:value="5.15" calcext:value-type="float">
            <text:p>5.15</text:p>
          </table:table-cell>
          <table:table-cell office:value-type="float" office:value="8.49" calcext:value-type="float">
            <text:p>8.49</text:p>
          </table:table-cell>
          <table:table-cell office:value-type="float" office:value="1.47" calcext:value-type="float">
            <text:p>1.47</text:p>
          </table:table-cell>
          <table:table-cell office:value-type="float" office:value="0.58" calcext:value-type="float">
            <text:p>0.5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'LLBMC'</text:p>
          </table:table-cell>
          <table:table-cell office:value-type="float" office:value="1.664" calcext:value-type="float">
            <text:p>1.664</text:p>
          </table:table-cell>
          <table:table-cell office:value-type="float" office:value="1.748" calcext:value-type="float">
            <text:p>1.748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1.816" calcext:value-type="float">
            <text:p>1.816</text:p>
          </table:table-cell>
          <table:table-cell office:value-type="float" office:value="1.82" calcext:value-type="float">
            <text:p>1.82</text:p>
          </table:table-cell>
          <table:table-cell office:value-type="float" office:value="1.848" calcext:value-type="float">
            <text:p>1.848</text:p>
          </table:table-cell>
          <table:table-cell office:value-type="float" office:value="1.792" calcext:value-type="float">
            <text:p>1.792</text:p>
          </table:table-cell>
          <table:table-cell office:value-type="float" office:value="1.88" calcext:value-type="float">
            <text:p>1.88</text:p>
          </table:table-cell>
          <table:table-cell office:value-type="float" office:value="1.864" calcext:value-type="float">
            <text:p>1.864</text:p>
          </table:table-cell>
          <table:table-cell office:value-type="float" office:value="1.852" calcext:value-type="float">
            <text:p>1.852</text:p>
          </table:table-cell>
          <table:table-cell office:value-type="float" office:value="1.76" calcext:value-type="float">
            <text:p>1.76</text:p>
          </table:table-cell>
          <table:table-cell office:value-type="float" office:value="1.752" calcext:value-type="float">
            <text:p>1.752</text:p>
          </table:table-cell>
          <table:table-cell table:number-columns-repeated="2" office:value-type="float" office:value="1.832" calcext:value-type="float">
            <text:p>1.832</text:p>
          </table:table-cell>
          <table:table-cell office:value-type="float" office:value="1.808" calcext:value-type="float">
            <text:p>1.80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klee(stp)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82" calcext:value-type="float">
            <text:p>0.82</text:p>
          </table:table-cell>
          <table:table-cell office:value-type="float" office:value="1.12" calcext:value-type="float">
            <text:p>1.12</text:p>
          </table:table-cell>
          <table:table-cell office:value-type="float" office:value="0.87" calcext:value-type="float">
            <text:p>0.87</text:p>
          </table:table-cell>
          <table:table-cell office:value-type="float" office:value="1.38" calcext:value-type="float">
            <text:p>1.38</text:p>
          </table:table-cell>
          <table:table-cell office:value-type="float" office:value="1.02" calcext:value-type="float">
            <text:p>1.02</text:p>
          </table:table-cell>
          <table:table-cell office:value-type="float" office:value="1.91" calcext:value-type="float">
            <text:p>1.91</text:p>
          </table:table-cell>
          <table:table-cell office:value-type="float" office:value="2.4" calcext:value-type="float">
            <text:p>2.4</text:p>
          </table:table-cell>
          <table:table-cell office:value-type="float" office:value="2.02" calcext:value-type="float">
            <text:p>2.02</text:p>
          </table:table-cell>
          <table:table-cell office:value-type="float" office:value="1.8" calcext:value-type="float">
            <text:p>1.8</text:p>
          </table:table-cell>
          <table:table-cell office:value-type="float" office:value="2.32" calcext:value-type="float">
            <text:p>2.32</text:p>
          </table:table-cell>
          <table:table-cell office:value-type="float" office:value="2.3" calcext:value-type="float">
            <text:p>2.3</text:p>
          </table:table-cell>
          <table:table-cell office:value-type="float" office:value="2.46" calcext:value-type="float">
            <text:p>2.46</text:p>
          </table:table-cell>
          <table:table-cell office:value-type="float" office:value="2.38" calcext:value-type="float">
            <text:p>2.3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3.09" calcext:value-type="float">
            <text:p>3.09</text:p>
          </table:table-cell>
          <table:table-cell office:value-type="float" office:value="3.47" calcext:value-type="float">
            <text:p>3.47</text:p>
          </table:table-cell>
          <table:table-cell office:value-type="float" office:value="2.88" calcext:value-type="float">
            <text:p>2.88</text:p>
          </table:table-cell>
          <table:table-cell office:value-type="float" office:value="2.65" calcext:value-type="float">
            <text:p>2.65</text:p>
          </table:table-cell>
          <table:table-cell office:value-type="float" office:value="3.72" calcext:value-type="float">
            <text:p>3.72</text:p>
          </table:table-cell>
          <table:table-cell office:value-type="float" office:value="2.82" calcext:value-type="float">
            <text:p>2.82</text:p>
          </table:table-cell>
          <table:table-cell office:value-type="float" office:value="4.38" calcext:value-type="float">
            <text:p>4.38</text:p>
          </table:table-cell>
          <table:table-cell office:value-type="float" office:value="3.28" calcext:value-type="float">
            <text:p>3.28</text:p>
          </table:table-cell>
          <table:table-cell office:value-type="float" office:value="6.2" calcext:value-type="float">
            <text:p>6.2</text:p>
          </table:table-cell>
          <table:table-cell office:value-type="float" office:value="6.43" calcext:value-type="float">
            <text:p>6.43</text:p>
          </table:table-cell>
          <table:table-cell office:value-type="float" office:value="7.9" calcext:value-type="float">
            <text:p>7.9</text:p>
          </table:table-cell>
          <table:table-cell office:value-type="float" office:value="5.86" calcext:value-type="float">
            <text:p>5.86</text:p>
          </table:table-cell>
          <table:table-cell office:value-type="float" office:value="6.28" calcext:value-type="float">
            <text:p>6.28</text:p>
          </table:table-cell>
          <table:table-cell office:value-type="float" office:value="6.89" calcext:value-type="float">
            <text:p>6.89</text:p>
          </table:table-cell>
          <table:table-cell office:value-type="float" office:value="6.9" calcext:value-type="float">
            <text:p>6.9</text:p>
          </table:table-cell>
          <table:table-cell office:value-type="float" office:value="7.02" calcext:value-type="float">
            <text:p>7.0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Tracerx</text:p>
          </table:table-cell>
          <table:table-cell office:value-type="float" office:value="2.91" calcext:value-type="float">
            <text:p>2.91</text:p>
          </table:table-cell>
          <table:table-cell office:value-type="float" office:value="3.45" calcext:value-type="float">
            <text:p>3.45</text:p>
          </table:table-cell>
          <table:table-cell office:value-type="float" office:value="3" calcext:value-type="float">
            <text:p>3</text:p>
          </table:table-cell>
          <table:table-cell office:value-type="float" office:value="2.68" calcext:value-type="float">
            <text:p>2.68</text:p>
          </table:table-cell>
          <table:table-cell office:value-type="float" office:value="4.05" calcext:value-type="float">
            <text:p>4.05</text:p>
          </table:table-cell>
          <table:table-cell office:value-type="float" office:value="2.78" calcext:value-type="float">
            <text:p>2.78</text:p>
          </table:table-cell>
          <table:table-cell office:value-type="float" office:value="4.48" calcext:value-type="float">
            <text:p>4.48</text:p>
          </table:table-cell>
          <table:table-cell office:value-type="float" office:value="3.37" calcext:value-type="float">
            <text:p>3.37</text:p>
          </table:table-cell>
          <table:table-cell office:value-type="float" office:value="6.32" calcext:value-type="float">
            <text:p>6.32</text:p>
          </table:table-cell>
          <table:table-cell office:value-type="float" office:value="6.48" calcext:value-type="float">
            <text:p>6.48</text:p>
          </table:table-cell>
          <table:table-cell office:value-type="float" office:value="8.04" calcext:value-type="float">
            <text:p>8.04</text:p>
          </table:table-cell>
          <table:table-cell office:value-type="float" office:value="5.94" calcext:value-type="float">
            <text:p>5.94</text:p>
          </table:table-cell>
          <table:table-cell office:value-type="float" office:value="7.37" calcext:value-type="float">
            <text:p>7.37</text:p>
          </table:table-cell>
          <table:table-cell office:value-type="float" office:value="7.45" calcext:value-type="float">
            <text:p>7.45</text:p>
          </table:table-cell>
          <table:table-cell office:value-type="float" office:value="8.27" calcext:value-type="float">
            <text:p>8.27</text:p>
          </table:table-cell>
          <table:table-cell office:value-type="float" office:value="7.89" calcext:value-type="float">
            <text:p>7.89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'LLBMC'</text:p>
          </table:table-cell>
          <table:table-cell office:value-type="float" office:value="61.904" calcext:value-type="float">
            <text:p>61.904</text:p>
          </table:table-cell>
          <table:table-cell office:value-type="float" office:value="69.744" calcext:value-type="float">
            <text:p>69.744</text:p>
          </table:table-cell>
          <table:table-cell office:value-type="float" office:value="64.988" calcext:value-type="float">
            <text:p>64.988</text:p>
          </table:table-cell>
          <table:table-cell office:value-type="float" office:value="63.824" calcext:value-type="float">
            <text:p>63.824</text:p>
          </table:table-cell>
          <table:table-cell office:value-type="float" office:value="67.42" calcext:value-type="float">
            <text:p>67.42</text:p>
          </table:table-cell>
          <table:table-cell office:value-type="float" office:value="56.692" calcext:value-type="float">
            <text:p>56.692</text:p>
          </table:table-cell>
          <table:table-cell office:value-type="float" office:value="65.16" calcext:value-type="float">
            <text:p>65.16</text:p>
          </table:table-cell>
          <table:table-cell office:value-type="float" office:value="62.088" calcext:value-type="float">
            <text:p>62.088</text:p>
          </table:table-cell>
          <table:table-cell office:value-type="float" office:value="98.584" calcext:value-type="float">
            <text:p>98.584</text:p>
          </table:table-cell>
          <table:table-cell office:value-type="float" office:value="86.516" calcext:value-type="float">
            <text:p>86.516</text:p>
          </table:table-cell>
          <table:table-cell office:value-type="float" office:value="112.188" calcext:value-type="float">
            <text:p>112.188</text:p>
          </table:table-cell>
          <table:table-cell office:value-type="float" office:value="77.612" calcext:value-type="float">
            <text:p>77.612</text:p>
          </table:table-cell>
          <table:table-cell office:value-type="float" office:value="83.748" calcext:value-type="float">
            <text:p>83.748</text:p>
          </table:table-cell>
          <table:table-cell office:value-type="float" office:value="95.452" calcext:value-type="float">
            <text:p>95.452</text:p>
          </table:table-cell>
          <table:table-cell office:value-type="float" office:value="103.516" calcext:value-type="float">
            <text:p>103.516</text:p>
          </table:table-cell>
          <table:table-cell office:value-type="float" office:value="69.676" calcext:value-type="float">
            <text:p>69.6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All'</text:p>
          </table:table-cell>
          <table:table-cell office:value-type="string" calcext:value-type="string">
            <text:p><text:s/>'Abscon'</text:p>
          </table:table-cell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" calcext:value-type="float">
            <text:p>0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table:number-columns-repeated="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klee(stp)</text:p>
          </table:table-cell>
          <table:table-cell table:formula="of:=[.C2]/[.C46]" office:value-type="float" office:value="21.741935483871" calcext:value-type="float">
            <text:p>21.7419354839</text:p>
          </table:table-cell>
          <table:table-cell table:formula="of:=[.D2]/[.D46]" office:value-type="float" office:value="21.4589665653495" calcext:value-type="float">
            <text:p>21.4589665653</text:p>
          </table:table-cell>
          <table:table-cell table:formula="of:=[.E2]/[.E46]" office:value-type="float" office:value="20.8536585365854" calcext:value-type="float">
            <text:p>20.8536585366</text:p>
          </table:table-cell>
          <table:table-cell table:formula="of:=[.F2]/[.F46]" office:value-type="float" office:value="22.2" calcext:value-type="float">
            <text:p>22.2</text:p>
          </table:table-cell>
          <table:table-cell table:formula="of:=[.G2]/[.G46]" office:value-type="float" office:value="30.1204819277108" calcext:value-type="float">
            <text:p>30.1204819277</text:p>
          </table:table-cell>
          <table:table-cell table:formula="of:=[.H2]/[.H46]" office:value-type="float" office:value="28.023598820059" calcext:value-type="float">
            <text:p>28.0235988201</text:p>
          </table:table-cell>
          <table:table-cell table:formula="of:=[.I2]/[.I46]" office:value-type="float" office:value="28.8449848024316" calcext:value-type="float">
            <text:p>28.8449848024</text:p>
          </table:table-cell>
          <table:table-cell table:formula="of:=[.J2]/[.J46]" office:value-type="float" office:value="30.9627329192547" calcext:value-type="float">
            <text:p>30.9627329193</text:p>
          </table:table-cell>
          <table:table-cell table:formula="of:=[.K2]/[.K46]" office:value-type="float" office:value="62.7164179104478" calcext:value-type="float">
            <text:p>62.7164179104</text:p>
          </table:table-cell>
          <table:table-cell table:formula="of:=[.L2]/[.L46]" office:value-type="float" office:value="51.2531969309463" calcext:value-type="float">
            <text:p>51.2531969309</text:p>
          </table:table-cell>
          <table:table-cell table:formula="of:=[.M2]/[.M46]" office:value-type="float" office:value="57.0434782608696" calcext:value-type="float">
            <text:p>57.0434782609</text:p>
          </table:table-cell>
          <table:table-cell table:formula="of:=[.N2]/[.N46]" office:value-type="float" office:value="51.8489583333333" calcext:value-type="float">
            <text:p>51.8489583333</text:p>
          </table:table-cell>
          <table:table-cell table:formula="of:=[.O2]/[.O46]" office:value-type="float" office:value="108.216216216216" calcext:value-type="float">
            <text:p>108.2162162162</text:p>
          </table:table-cell>
          <table:table-cell table:formula="of:=[.P2]/[.P46]" office:value-type="float" office:value="94.5953002610966" calcext:value-type="float">
            <text:p>94.5953002611</text:p>
          </table:table-cell>
          <table:table-cell table:formula="of:=[.Q2]/[.Q46]" office:value-type="float" office:value="100.20202020202" calcext:value-type="float">
            <text:p>100.202020202</text:p>
          </table:table-cell>
          <table:table-cell table:formula="of:=[.R2]/[.R46]" office:value-type="float" office:value="104.55525606469" calcext:value-type="float">
            <text:p>104.5552560647</text:p>
          </table:table-cell>
          <table:table-cell table:formula="of:=GEOMEAN([.C102:.R102])" office:value-type="float" office:value="43.5271903529491" calcext:value-type="float">
            <text:p>43.52719035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klee(stp)</text:p>
          </table:table-cell>
          <table:table-cell table:formula="of:=[.C6]/[.C50]" office:value-type="float" office:value="14.4516129032258" calcext:value-type="float">
            <text:p>14.4516129032</text:p>
          </table:table-cell>
          <table:table-cell table:formula="of:=[.D6]/[.D50]" office:value-type="float" office:value="13.9209726443769" calcext:value-type="float">
            <text:p>13.9209726444</text:p>
          </table:table-cell>
          <table:table-cell table:formula="of:=[.E6]/[.E50]" office:value-type="float" office:value="15.3658536585366" calcext:value-type="float">
            <text:p>15.3658536585</text:p>
          </table:table-cell>
          <table:table-cell table:formula="of:=[.F6]/[.F50]" office:value-type="float" office:value="15.7333333333333" calcext:value-type="float">
            <text:p>15.7333333333</text:p>
          </table:table-cell>
          <table:table-cell table:formula="of:=[.G6]/[.G50]" office:value-type="float" office:value="18.433734939759" calcext:value-type="float">
            <text:p>18.4337349398</text:p>
          </table:table-cell>
          <table:table-cell table:formula="of:=[.H6]/[.H50]" office:value-type="float" office:value="15.5162241887906" calcext:value-type="float">
            <text:p>15.5162241888</text:p>
          </table:table-cell>
          <table:table-cell table:formula="of:=[.I6]/[.I50]" office:value-type="float" office:value="16.5349544072948" calcext:value-type="float">
            <text:p>16.5349544073</text:p>
          </table:table-cell>
          <table:table-cell table:formula="of:=[.J6]/[.J50]" office:value-type="float" office:value="17.0186335403727" calcext:value-type="float">
            <text:p>17.0186335404</text:p>
          </table:table-cell>
          <table:table-cell table:formula="of:=[.K6]/[.K50]" office:value-type="float" office:value="27.2238805970149" calcext:value-type="float">
            <text:p>27.223880597</text:p>
          </table:table-cell>
          <table:table-cell table:formula="of:=[.L6]/[.L50]" office:value-type="float" office:value="26.3682864450128" calcext:value-type="float">
            <text:p>26.368286445</text:p>
          </table:table-cell>
          <table:table-cell table:formula="of:=[.M6]/[.M50]" office:value-type="float" office:value="33.1304347826087" calcext:value-type="float">
            <text:p>33.1304347826</text:p>
          </table:table-cell>
          <table:table-cell table:formula="of:=[.N6]/[.N50]" office:value-type="float" office:value="26.5104166666667" calcext:value-type="float">
            <text:p>26.5104166667</text:p>
          </table:table-cell>
          <table:table-cell table:formula="of:=[.O6]/[.O50]" office:value-type="float" office:value="45.4864864864865" calcext:value-type="float">
            <text:p>45.4864864865</text:p>
          </table:table-cell>
          <table:table-cell table:formula="of:=[.P6]/[.P50]" office:value-type="float" office:value="44.9869451697128" calcext:value-type="float">
            <text:p>44.9869451697</text:p>
          </table:table-cell>
          <table:table-cell table:formula="of:=[.Q6]/[.Q50]" office:value-type="float" office:value="42.1464646464647" calcext:value-type="float">
            <text:p>42.1464646465</text:p>
          </table:table-cell>
          <table:table-cell table:formula="of:=[.R6]/[.R50]" office:value-type="float" office:value="47.6010781671159" calcext:value-type="float">
            <text:p>47.6010781671</text:p>
          </table:table-cell>
          <table:table-cell table:formula="of:=GEOMEAN([.C103:.R103])" office:value-type="float" office:value="23.7332412892472" calcext:value-type="float">
            <text:p>23.733241289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klee(stp)</text:p>
          </table:table-cell>
          <table:table-cell table:formula="of:=[.C10]/[.C54]" office:value-type="float" office:value="3.09677419354839" calcext:value-type="float">
            <text:p>3.0967741935</text:p>
          </table:table-cell>
          <table:table-cell table:formula="of:=[.D10]/[.D54]" office:value-type="float" office:value="2.85714285714286" calcext:value-type="float">
            <text:p>2.8571428571</text:p>
          </table:table-cell>
          <table:table-cell table:formula="of:=[.E10]/[.E54]" office:value-type="float" office:value="2.68292682926829" calcext:value-type="float">
            <text:p>2.6829268293</text:p>
          </table:table-cell>
          <table:table-cell table:formula="of:=[.F10]/[.F54]" office:value-type="float" office:value="2.7" calcext:value-type="float">
            <text:p>2.7</text:p>
          </table:table-cell>
          <table:table-cell table:formula="of:=[.G10]/[.G54]" office:value-type="float" office:value="3.49397590361446" calcext:value-type="float">
            <text:p>3.4939759036</text:p>
          </table:table-cell>
          <table:table-cell table:formula="of:=[.H10]/[.H54]" office:value-type="float" office:value="2.47787610619469" calcext:value-type="float">
            <text:p>2.4778761062</text:p>
          </table:table-cell>
          <table:table-cell table:formula="of:=[.I10]/[.I54]" office:value-type="float" office:value="4.16413373860182" calcext:value-type="float">
            <text:p>4.1641337386</text:p>
          </table:table-cell>
          <table:table-cell table:formula="of:=[.J10]/[.J54]" office:value-type="float" office:value="3.16770186335404" calcext:value-type="float">
            <text:p>3.1677018634</text:p>
          </table:table-cell>
          <table:table-cell table:formula="of:=[.K10]/[.K54]" office:value-type="float" office:value="5.73134328358209" calcext:value-type="float">
            <text:p>5.7313432836</text:p>
          </table:table-cell>
          <table:table-cell table:formula="of:=[.L10]/[.L54]" office:value-type="float" office:value="5.72890025575448" calcext:value-type="float">
            <text:p>5.7289002558</text:p>
          </table:table-cell>
          <table:table-cell table:formula="of:=[.M10]/[.M54]" office:value-type="float" office:value="5.73913043478261" calcext:value-type="float">
            <text:p>5.7391304348</text:p>
          </table:table-cell>
          <table:table-cell table:formula="of:=[.N10]/[.N54]" office:value-type="float" office:value="4.66145833333333" calcext:value-type="float">
            <text:p>4.6614583333</text:p>
          </table:table-cell>
          <table:table-cell table:formula="of:=[.O10]/[.O54]" office:value-type="float" office:value="6.13513513513514" calcext:value-type="float">
            <text:p>6.1351351351</text:p>
          </table:table-cell>
          <table:table-cell table:formula="of:=[.P10]/[.P54]" office:value-type="float" office:value="5.74412532637076" calcext:value-type="float">
            <text:p>5.7441253264</text:p>
          </table:table-cell>
          <table:table-cell table:formula="of:=[.Q10]/[.Q54]" office:value-type="float" office:value="6.21212121212121" calcext:value-type="float">
            <text:p>6.2121212121</text:p>
          </table:table-cell>
          <table:table-cell table:formula="of:=[.R10]/[.R54]" office:value-type="float" office:value="6.36118598382749" calcext:value-type="float">
            <text:p>6.3611859838</text:p>
          </table:table-cell>
          <table:table-cell table:formula="of:=GEOMEAN([.C104:.R104])" office:value-type="float" office:value="4.1879381758734" calcext:value-type="float">
            <text:p>4.187938175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lee(stp)</text:p>
          </table:table-cell>
          <table:table-cell table:formula="of:=[.C14]/[.C58]" office:value-type="float" office:value="14" calcext:value-type="float">
            <text:p>14</text:p>
          </table:table-cell>
          <table:table-cell table:formula="of:=[.D14]/[.D58]" office:value-type="float" office:value="13.8601823708207" calcext:value-type="float">
            <text:p>13.8601823708</text:p>
          </table:table-cell>
          <table:table-cell table:formula="of:=[.E14]/[.E58]" office:value-type="float" office:value="15.2743902439024" calcext:value-type="float">
            <text:p>15.2743902439</text:p>
          </table:table-cell>
          <table:table-cell table:formula="of:=[.F14]/[.F58]" office:value-type="float" office:value="15" calcext:value-type="float">
            <text:p>15</text:p>
          </table:table-cell>
          <table:table-cell table:formula="of:=[.G14]/[.G58]" office:value-type="float" office:value="17.6807228915663" calcext:value-type="float">
            <text:p>17.6807228916</text:p>
          </table:table-cell>
          <table:table-cell table:formula="of:=[.H14]/[.H58]" office:value-type="float" office:value="14.7787610619469" calcext:value-type="float">
            <text:p>14.7787610619</text:p>
          </table:table-cell>
          <table:table-cell table:formula="of:=[.I14]/[.I58]" office:value-type="float" office:value="16.3829787234043" calcext:value-type="float">
            <text:p>16.3829787234</text:p>
          </table:table-cell>
          <table:table-cell table:formula="of:=[.J14]/[.J58]" office:value-type="float" office:value="16.1801242236025" calcext:value-type="float">
            <text:p>16.1801242236</text:p>
          </table:table-cell>
          <table:table-cell table:formula="of:=[.K14]/[.K58]" office:value-type="float" office:value="25.7313432835821" calcext:value-type="float">
            <text:p>25.7313432836</text:p>
          </table:table-cell>
          <table:table-cell table:formula="of:=[.L14]/[.L58]" office:value-type="float" office:value="25.3964194373402" calcext:value-type="float">
            <text:p>25.3964194373</text:p>
          </table:table-cell>
          <table:table-cell table:formula="of:=[.M14]/[.M58]" office:value-type="float" office:value="31.4202898550725" calcext:value-type="float">
            <text:p>31.4202898551</text:p>
          </table:table-cell>
          <table:table-cell table:formula="of:=[.N14]/[.N58]" office:value-type="float" office:value="25.7552083333333" calcext:value-type="float">
            <text:p>25.7552083333</text:p>
          </table:table-cell>
          <table:table-cell table:formula="of:=[.O14]/[.O58]" office:value-type="float" office:value="43.8378378378378" calcext:value-type="float">
            <text:p>43.8378378378</text:p>
          </table:table-cell>
          <table:table-cell table:formula="of:=[.P14]/[.P58]" office:value-type="float" office:value="43.5248041775457" calcext:value-type="float">
            <text:p>43.5248041775</text:p>
          </table:table-cell>
          <table:table-cell table:formula="of:=[.Q14]/[.Q58]" office:value-type="float" office:value="40.1767676767677" calcext:value-type="float">
            <text:p>40.1767676768</text:p>
          </table:table-cell>
          <table:table-cell table:formula="of:=[.R14]/[.R58]" office:value-type="float" office:value="46.7924528301887" calcext:value-type="float">
            <text:p>46.7924528302</text:p>
          </table:table-cell>
          <table:table-cell table:formula="of:=GEOMEAN([.C105:.R105])" office:value-type="float" office:value="22.9301549992131" calcext:value-type="float">
            <text:p>22.930154999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klee(stp)</text:p>
          </table:table-cell>
          <table:table-cell table:formula="of:=[.C18]/[.C62]" office:value-type="float" office:value="0.258064516129032" calcext:value-type="float">
            <text:p>0.2580645161</text:p>
          </table:table-cell>
          <table:table-cell table:formula="of:=[.D18]/[.D62]" office:value-type="float" office:value="0.212765957446808" calcext:value-type="float">
            <text:p>0.2127659574</text:p>
          </table:table-cell>
          <table:table-cell table:formula="of:=[.E18]/[.E62]" office:value-type="float" office:value="0.182926829268293" calcext:value-type="float">
            <text:p>0.1829268293</text:p>
          </table:table-cell>
          <table:table-cell table:formula="of:=[.F18]/[.F62]" office:value-type="float" office:value="0.233333333333333" calcext:value-type="float">
            <text:p>0.2333333333</text:p>
          </table:table-cell>
          <table:table-cell table:formula="of:=[.G18]/[.G62]" office:value-type="float" office:value="0.180722891566265" calcext:value-type="float">
            <text:p>0.1807228916</text:p>
          </table:table-cell>
          <table:table-cell table:formula="of:=[.H18]/[.H62]" office:value-type="float" office:value="0.206489675516224" calcext:value-type="float">
            <text:p>0.2064896755</text:p>
          </table:table-cell>
          <table:table-cell table:formula="of:=[.I18]/[.I62]" office:value-type="float" office:value="0.243161094224924" calcext:value-type="float">
            <text:p>0.2431610942</text:p>
          </table:table-cell>
          <table:table-cell table:formula="of:=[.J18]/[.J62]" office:value-type="float" office:value="0.217391304347826" calcext:value-type="float">
            <text:p>0.2173913043</text:p>
          </table:table-cell>
          <table:table-cell table:formula="of:=[.K18]/[.K62]" office:value-type="float" office:value="0.238805970149254" calcext:value-type="float">
            <text:p>0.2388059701</text:p>
          </table:table-cell>
          <table:table-cell table:formula="of:=[.L18]/[.L62]" office:value-type="float" office:value="0.20460358056266" calcext:value-type="float">
            <text:p>0.2046035806</text:p>
          </table:table-cell>
          <table:table-cell table:formula="of:=[.M18]/[.M62]" office:value-type="float" office:value="0.231884057971014" calcext:value-type="float">
            <text:p>0.231884058</text:p>
          </table:table-cell>
          <table:table-cell table:formula="of:=[.N18]/[.N62]" office:value-type="float" office:value="0.208333333333333" calcext:value-type="float">
            <text:p>0.2083333333</text:p>
          </table:table-cell>
          <table:table-cell table:formula="of:=[.O18]/[.O62]" office:value-type="float" office:value="0.297297297297297" calcext:value-type="float">
            <text:p>0.2972972973</text:p>
          </table:table-cell>
          <table:table-cell table:formula="of:=[.P18]/[.P62]" office:value-type="float" office:value="0.261096605744125" calcext:value-type="float">
            <text:p>0.2610966057</text:p>
          </table:table-cell>
          <table:table-cell table:formula="of:=[.Q18]/[.Q62]" office:value-type="float" office:value="0.277777777777778" calcext:value-type="float">
            <text:p>0.2777777778</text:p>
          </table:table-cell>
          <table:table-cell table:formula="of:=[.R18]/[.R62]" office:value-type="float" office:value="0.296495956873315" calcext:value-type="float">
            <text:p>0.2964959569</text:p>
          </table:table-cell>
          <table:table-cell table:formula="of:=GEOMEAN([.C106:.R106])" office:value-type="float" office:value="0.231860521017342" calcext:value-type="float">
            <text:p>0.23186052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klee(stp)</text:p>
          </table:table-cell>
          <table:table-cell table:formula="of:=[.C22]/[.C66]" office:value-type="float" office:value="21.5483870967742" calcext:value-type="float">
            <text:p>21.5483870968</text:p>
          </table:table-cell>
          <table:table-cell table:formula="of:=[.D22]/[.D66]" office:value-type="float" office:value="20.790273556231" calcext:value-type="float">
            <text:p>20.7902735562</text:p>
          </table:table-cell>
          <table:table-cell table:formula="of:=[.E22]/[.E66]" office:value-type="float" office:value="20.8841463414634" calcext:value-type="float">
            <text:p>20.8841463415</text:p>
          </table:table-cell>
          <table:table-cell table:formula="of:=[.F22]/[.F66]" office:value-type="float" office:value="22.8" calcext:value-type="float">
            <text:p>22.8</text:p>
          </table:table-cell>
          <table:table-cell table:formula="of:=[.G22]/[.G66]" office:value-type="float" office:value="29.0060240963855" calcext:value-type="float">
            <text:p>29.0060240964</text:p>
          </table:table-cell>
          <table:table-cell table:formula="of:=[.H22]/[.H66]" office:value-type="float" office:value="27.2271386430678" calcext:value-type="float">
            <text:p>27.2271386431</text:p>
          </table:table-cell>
          <table:table-cell table:formula="of:=[.I22]/[.I66]" office:value-type="float" office:value="29.3313069908815" calcext:value-type="float">
            <text:p>29.3313069909</text:p>
          </table:table-cell>
          <table:table-cell table:formula="of:=[.J22]/[.J66]" office:value-type="float" office:value="30.6521739130435" calcext:value-type="float">
            <text:p>30.652173913</text:p>
          </table:table-cell>
          <table:table-cell table:formula="of:=[.K22]/[.K66]" office:value-type="float" office:value="61.3432835820896" calcext:value-type="float">
            <text:p>61.3432835821</text:p>
          </table:table-cell>
          <table:table-cell table:formula="of:=[.L22]/[.L66]" office:value-type="float" office:value="49.2583120204604" calcext:value-type="float">
            <text:p>49.2583120205</text:p>
          </table:table-cell>
          <table:table-cell table:formula="of:=[.M22]/[.M66]" office:value-type="float" office:value="55.9130434782609" calcext:value-type="float">
            <text:p>55.9130434783</text:p>
          </table:table-cell>
          <table:table-cell table:formula="of:=[.N22]/[.N66]" office:value-type="float" office:value="52.265625" calcext:value-type="float">
            <text:p>52.265625</text:p>
          </table:table-cell>
          <table:table-cell table:formula="of:=[.O22]/[.O66]" office:value-type="float" office:value="109.189189189189" calcext:value-type="float">
            <text:p>109.1891891892</text:p>
          </table:table-cell>
          <table:table-cell table:formula="of:=[.P22]/[.P66]" office:value-type="float" office:value="95.3002610966057" calcext:value-type="float">
            <text:p>95.3002610966</text:p>
          </table:table-cell>
          <table:table-cell table:formula="of:=[.Q22]/[.Q66]" office:value-type="float" office:value="103.358585858586" calcext:value-type="float">
            <text:p>103.3585858586</text:p>
          </table:table-cell>
          <table:table-cell table:formula="of:=[.R22]/[.R66]" office:value-type="float" office:value="112.803234501348" calcext:value-type="float">
            <text:p>112.8032345013</text:p>
          </table:table-cell>
          <table:table-cell table:formula="of:=GEOMEAN([.C107:.R107])" office:value-type="float" office:value="43.4649510515427" calcext:value-type="float">
            <text:p>43.464951051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klee(stp)</text:p>
          </table:table-cell>
          <table:table-cell table:formula="of:=[.C26]/[.C70]" office:value-type="float" office:value="16.5806451612903" calcext:value-type="float">
            <text:p>16.5806451613</text:p>
          </table:table-cell>
          <table:table-cell table:formula="of:=[.D26]/[.D70]" office:value-type="float" office:value="16.4133738601824" calcext:value-type="float">
            <text:p>16.4133738602</text:p>
          </table:table-cell>
          <table:table-cell table:formula="of:=[.E26]/[.E70]" office:value-type="float" office:value="17.9878048780488" calcext:value-type="float">
            <text:p>17.987804878</text:p>
          </table:table-cell>
          <table:table-cell table:formula="of:=[.F26]/[.F70]" office:value-type="float" office:value="18.2666666666667" calcext:value-type="float">
            <text:p>18.2666666667</text:p>
          </table:table-cell>
          <table:table-cell table:formula="of:=[.G26]/[.G70]" office:value-type="float" office:value="18.2228915662651" calcext:value-type="float">
            <text:p>18.2228915663</text:p>
          </table:table-cell>
          <table:table-cell table:formula="of:=[.H26]/[.H70]" office:value-type="float" office:value="18.9675516224189" calcext:value-type="float">
            <text:p>18.9675516224</text:p>
          </table:table-cell>
          <table:table-cell table:formula="of:=[.I26]/[.I70]" office:value-type="float" office:value="18.5410334346505" calcext:value-type="float">
            <text:p>18.5410334347</text:p>
          </table:table-cell>
          <table:table-cell table:formula="of:=[.J26]/[.J70]" office:value-type="float" office:value="19.6583850931677" calcext:value-type="float">
            <text:p>19.6583850932</text:p>
          </table:table-cell>
          <table:table-cell table:formula="of:=[.K26]/[.K70]" office:value-type="float" office:value="31.0746268656716" calcext:value-type="float">
            <text:p>31.0746268657</text:p>
          </table:table-cell>
          <table:table-cell table:formula="of:=[.L26]/[.L70]" office:value-type="float" office:value="27.0076726342711" calcext:value-type="float">
            <text:p>27.0076726343</text:p>
          </table:table-cell>
          <table:table-cell table:formula="of:=[.M26]/[.M70]" office:value-type="float" office:value="35.7971014492754" calcext:value-type="float">
            <text:p>35.7971014493</text:p>
          </table:table-cell>
          <table:table-cell table:formula="of:=[.N26]/[.N70]" office:value-type="float" office:value="30.1041666666667" calcext:value-type="float">
            <text:p>30.1041666667</text:p>
          </table:table-cell>
          <table:table-cell table:formula="of:=[.O26]/[.O70]" office:value-type="float" office:value="50.4594594594595" calcext:value-type="float">
            <text:p>50.4594594595</text:p>
          </table:table-cell>
          <table:table-cell table:formula="of:=[.P26]/[.P70]" office:value-type="float" office:value="48.9295039164491" calcext:value-type="float">
            <text:p>48.9295039164</text:p>
          </table:table-cell>
          <table:table-cell table:formula="of:=[.Q26]/[.Q70]" office:value-type="float" office:value="50.0505050505051" calcext:value-type="float">
            <text:p>50.0505050505</text:p>
          </table:table-cell>
          <table:table-cell table:formula="of:=[.R26]/[.R70]" office:value-type="float" office:value="61.2129380053908" calcext:value-type="float">
            <text:p>61.2129380054</text:p>
          </table:table-cell>
          <table:table-cell table:formula="of:=GEOMEAN([.C108:.R108])" office:value-type="float" office:value="26.9420094674763" calcext:value-type="float">
            <text:p>26.942009467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lee(stp)</text:p>
          </table:table-cell>
          <table:table-cell table:formula="of:=[.C30]/[.C74]" office:value-type="float" office:value="1.2258064516129" calcext:value-type="float">
            <text:p>1.2258064516</text:p>
          </table:table-cell>
          <table:table-cell table:formula="of:=[.D30]/[.D74]" office:value-type="float" office:value="1.48936170212766" calcext:value-type="float">
            <text:p>1.4893617021</text:p>
          </table:table-cell>
          <table:table-cell table:formula="of:=[.E30]/[.E74]" office:value-type="float" office:value="1.43292682926829" calcext:value-type="float">
            <text:p>1.4329268293</text:p>
          </table:table-cell>
          <table:table-cell table:formula="of:=[.F30]/[.F74]" office:value-type="float" office:value="1.93333333333333" calcext:value-type="float">
            <text:p>1.9333333333</text:p>
          </table:table-cell>
          <table:table-cell table:formula="of:=[.G30]/[.G74]" office:value-type="float" office:value="1.53614457831325" calcext:value-type="float">
            <text:p>1.5361445783</text:p>
          </table:table-cell>
          <table:table-cell table:formula="of:=[.H30]/[.H74]" office:value-type="float" office:value="0.707964601769911" calcext:value-type="float">
            <text:p>0.7079646018</text:p>
          </table:table-cell>
          <table:table-cell table:formula="of:=[.I30]/[.I74]" office:value-type="float" office:value="1.82370820668693" calcext:value-type="float">
            <text:p>1.8237082067</text:p>
          </table:table-cell>
          <table:table-cell table:formula="of:=[.J30]/[.J74]" office:value-type="float" office:value="2.48447204968944" calcext:value-type="float">
            <text:p>2.4844720497</text:p>
          </table:table-cell>
          <table:table-cell table:formula="of:=[.K30]/[.K74]" office:value-type="float" office:value="2.47761194029851" calcext:value-type="float">
            <text:p>2.4776119403</text:p>
          </table:table-cell>
          <table:table-cell table:formula="of:=[.L30]/[.L74]" office:value-type="float" office:value="4.47570332480818" calcext:value-type="float">
            <text:p>4.4757033248</text:p>
          </table:table-cell>
          <table:table-cell table:formula="of:=[.M30]/[.M74]" office:value-type="float" office:value="2.43478260869565" calcext:value-type="float">
            <text:p>2.4347826087</text:p>
          </table:table-cell>
          <table:table-cell table:formula="of:=[.N30]/[.N74]" office:value-type="float" office:value="2.47395833333333" calcext:value-type="float">
            <text:p>2.4739583333</text:p>
          </table:table-cell>
          <table:table-cell table:formula="of:=[.O30]/[.O74]" office:value-type="float" office:value="2" calcext:value-type="float">
            <text:p>2</text:p>
          </table:table-cell>
          <table:table-cell table:formula="of:=[.P30]/[.P74]" office:value-type="float" office:value="2.40208877284595" calcext:value-type="float">
            <text:p>2.4020887728</text:p>
          </table:table-cell>
          <table:table-cell table:formula="of:=[.Q30]/[.Q74]" office:value-type="float" office:value="2.8030303030303" calcext:value-type="float">
            <text:p>2.803030303</text:p>
          </table:table-cell>
          <table:table-cell table:formula="of:=[.R30]/[.R74]" office:value-type="float" office:value="3.18059299191375" calcext:value-type="float">
            <text:p>3.1805929919</text:p>
          </table:table-cell>
          <table:table-cell table:formula="of:=GEOMEAN([.C109:.R109])" office:value-type="float" office:value="2.01056446199559" calcext:value-type="float">
            <text:p>2.01056446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klee(stp)</text:p>
          </table:table-cell>
          <table:table-cell table:formula="of:=[.C34]/[.C78]" office:value-type="float" office:value="0.774193548387097" calcext:value-type="float">
            <text:p>0.7741935484</text:p>
          </table:table-cell>
          <table:table-cell table:formula="of:=[.D34]/[.D78]" office:value-type="float" office:value="0.699088145896657" calcext:value-type="float">
            <text:p>0.6990881459</text:p>
          </table:table-cell>
          <table:table-cell table:formula="of:=[.E34]/[.E78]" office:value-type="float" office:value="0.670731707317073" calcext:value-type="float">
            <text:p>0.6707317073</text:p>
          </table:table-cell>
          <table:table-cell table:formula="of:=[.F34]/[.F78]" office:value-type="float" office:value="0.7" calcext:value-type="float">
            <text:p>0.7</text:p>
          </table:table-cell>
          <table:table-cell table:formula="of:=[.G34]/[.G78]" office:value-type="float" office:value="0.662650602409639" calcext:value-type="float">
            <text:p>0.6626506024</text:p>
          </table:table-cell>
          <table:table-cell table:formula="of:=[.H34]/[.H78]" office:value-type="float" office:value="0.707964601769911" calcext:value-type="float">
            <text:p>0.7079646018</text:p>
          </table:table-cell>
          <table:table-cell table:formula="of:=[.I34]/[.I78]" office:value-type="float" office:value="0.699088145896657" calcext:value-type="float">
            <text:p>0.6990881459</text:p>
          </table:table-cell>
          <table:table-cell table:formula="of:=[.J34]/[.J78]" office:value-type="float" office:value="0.714285714285714" calcext:value-type="float">
            <text:p>0.7142857143</text:p>
          </table:table-cell>
          <table:table-cell table:formula="of:=[.K34]/[.K78]" office:value-type="float" office:value="0.716417910447761" calcext:value-type="float">
            <text:p>0.7164179104</text:p>
          </table:table-cell>
          <table:table-cell table:formula="of:=[.L34]/[.L78]" office:value-type="float" office:value="0.690537084398977" calcext:value-type="float">
            <text:p>0.6905370844</text:p>
          </table:table-cell>
          <table:table-cell table:formula="of:=[.M34]/[.M78]" office:value-type="float" office:value="0.782608695652174" calcext:value-type="float">
            <text:p>0.7826086957</text:p>
          </table:table-cell>
          <table:table-cell table:formula="of:=[.N34]/[.N78]" office:value-type="float" office:value="0.703125" calcext:value-type="float">
            <text:p>0.703125</text:p>
          </table:table-cell>
          <table:table-cell table:formula="of:=[.O34]/[.O78]" office:value-type="float" office:value="0.837837837837838" calcext:value-type="float">
            <text:p>0.8378378378</text:p>
          </table:table-cell>
          <table:table-cell table:formula="of:=[.P34]/[.P78]" office:value-type="float" office:value="0.835509138381201" calcext:value-type="float">
            <text:p>0.8355091384</text:p>
          </table:table-cell>
          <table:table-cell table:formula="of:=[.Q34]/[.Q78]" office:value-type="float" office:value="0.782828282828283" calcext:value-type="float">
            <text:p>0.7828282828</text:p>
          </table:table-cell>
          <table:table-cell table:formula="of:=[.R34]/[.R78]" office:value-type="float" office:value="0.889487870619946" calcext:value-type="float">
            <text:p>0.8894878706</text:p>
          </table:table-cell>
          <table:table-cell table:formula="of:=GEOMEAN([.C110:.R110])" office:value-type="float" office:value="0.738921916626611" calcext:value-type="float">
            <text:p>0.738921916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GEOMEAN([.C102:.C110])" office:value-type="float" office:value="4.73304782508109" calcext:value-type="float">
            <text:p>4.7330478251</text:p>
          </table:table-cell>
          <table:table-cell table:formula="of:=GEOMEAN([.D102:.D110])" office:value-type="float" office:value="4.58431681577868" calcext:value-type="float">
            <text:p>4.5843168158</text:p>
          </table:table-cell>
          <table:table-cell table:formula="of:=GEOMEAN([.E102:.E110])" office:value-type="float" office:value="4.56872693373952" calcext:value-type="float">
            <text:p>4.5687269337</text:p>
          </table:table-cell>
          <table:table-cell table:formula="of:=GEOMEAN([.F102:.F110])" office:value-type="float" office:value="4.9730487593468" calcext:value-type="float">
            <text:p>4.9730487593</text:p>
          </table:table-cell>
          <table:table-cell table:formula="of:=GEOMEAN([.G102:.G110])" office:value-type="float" office:value="5.30630587780047" calcext:value-type="float">
            <text:p>5.3063058778</text:p>
          </table:table-cell>
          <table:table-cell table:formula="of:=GEOMEAN([.H102:.H110])" office:value-type="float" office:value="4.55915856740794" calcext:value-type="float">
            <text:p>4.5591585674</text:p>
          </table:table-cell>
          <table:table-cell table:formula="of:=GEOMEAN([.I102:.I110])" office:value-type="float" office:value="5.60795055822553" calcext:value-type="float">
            <text:p>5.6079505582</text:p>
          </table:table-cell>
          <table:table-cell table:formula="of:=GEOMEAN([.J102:.J110])" office:value-type="float" office:value="5.69267497092896" calcext:value-type="float">
            <text:p>5.6926749709</text:p>
          </table:table-cell>
          <table:table-cell table:formula="of:=GEOMEAN([.K102:.K110])" office:value-type="float" office:value="8.37843897846494" calcext:value-type="float">
            <text:p>8.3784389785</text:p>
          </table:table-cell>
          <table:table-cell table:formula="of:=GEOMEAN([.L102:.L110])" office:value-type="float" office:value="8.18794622070174" calcext:value-type="float">
            <text:p>8.1879462207</text:p>
          </table:table-cell>
          <table:table-cell table:formula="of:=GEOMEAN([.M102:.M110])" office:value-type="float" office:value="8.75235912637904" calcext:value-type="float">
            <text:p>8.7523591264</text:p>
          </table:table-cell>
          <table:table-cell table:formula="of:=GEOMEAN([.N102:.N110])" office:value-type="float" office:value="7.69045812228311" calcext:value-type="float">
            <text:p>7.6904581223</text:p>
          </table:table-cell>
          <table:table-cell table:formula="of:=GEOMEAN([.O102:.O110])" office:value-type="float" office:value="11.5414729932448" calcext:value-type="float">
            <text:p>11.5414729932</text:p>
          </table:table-cell>
          <table:table-cell table:formula="of:=GEOMEAN([.P102:.P110])" office:value-type="float" office:value="11.1199433791583" calcext:value-type="float">
            <text:p>11.1199433792</text:p>
          </table:table-cell>
          <table:table-cell table:formula="of:=GEOMEAN([.Q102:.Q110])" office:value-type="float" office:value="11.4276119658694" calcext:value-type="float">
            <text:p>11.4276119659</text:p>
          </table:table-cell>
          <table:table-cell table:formula="of:=GEOMEAN([.R102:.R110])" office:value-type="float" office:value="12.6976437546423" calcext:value-type="float">
            <text:p>12.6976437546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klee(z3)</text:p>
          </table:table-cell>
          <table:table-cell table:formula="of:=[.C3]/[.C47]" office:value-type="float" office:value="28.4193548387097" calcext:value-type="float">
            <text:p>28.4193548387</text:p>
          </table:table-cell>
          <table:table-cell table:formula="of:=[.D3]/[.D47]" office:value-type="float" office:value="27.7507598784195" calcext:value-type="float">
            <text:p>27.7507598784</text:p>
          </table:table-cell>
          <table:table-cell table:formula="of:=[.E3]/[.E47]" office:value-type="float" office:value="27.7743902439024" calcext:value-type="float">
            <text:p>27.7743902439</text:p>
          </table:table-cell>
          <table:table-cell table:formula="of:=[.F3]/[.F47]" office:value-type="float" office:value="27.5333333333333" calcext:value-type="float">
            <text:p>27.5333333333</text:p>
          </table:table-cell>
          <table:table-cell table:formula="of:=[.G3]/[.G47]" office:value-type="float" office:value="40.3915662650602" calcext:value-type="float">
            <text:p>40.3915662651</text:p>
          </table:table-cell>
          <table:table-cell table:formula="of:=[.H3]/[.H47]" office:value-type="float" office:value="35.5162241887905" calcext:value-type="float">
            <text:p>35.5162241888</text:p>
          </table:table-cell>
          <table:table-cell table:formula="of:=[.I3]/[.I47]" office:value-type="float" office:value="38.1155015197568" calcext:value-type="float">
            <text:p>38.1155015198</text:p>
          </table:table-cell>
          <table:table-cell table:formula="of:=[.J3]/[.J47]" office:value-type="float" office:value="39.472049689441" calcext:value-type="float">
            <text:p>39.4720496894</text:p>
          </table:table-cell>
          <table:table-cell table:formula="of:=[.K3]/[.K47]" office:value-type="float" office:value="104.537313432836" calcext:value-type="float">
            <text:p>104.5373134328</text:p>
          </table:table-cell>
          <table:table-cell table:formula="of:=[.L3]/[.L47]" office:value-type="float" office:value="80.8184143222507" calcext:value-type="float">
            <text:p>80.8184143223</text:p>
          </table:table-cell>
          <table:table-cell table:formula="of:=[.M3]/[.M47]" office:value-type="float" office:value="80.5217391304348" calcext:value-type="float">
            <text:p>80.5217391304</text:p>
          </table:table-cell>
          <table:table-cell table:formula="of:=[.N3]/[.N47]" office:value-type="float" office:value="73.5416666666667" calcext:value-type="float">
            <text:p>73.5416666667</text:p>
          </table:table-cell>
          <table:table-cell table:formula="of:=[.O3]/[.O47]" office:value-type="float" office:value="254.189189189189" calcext:value-type="float">
            <text:p>254.1891891892</text:p>
          </table:table-cell>
          <table:table-cell table:formula="of:=[.P3]/[.P47]" office:value-type="float" office:value="190.469973890339" calcext:value-type="float">
            <text:p>190.4699738903</text:p>
          </table:table-cell>
          <table:table-cell table:formula="of:=[.Q3]/[.Q47]" office:value-type="float" office:value="185.959595959596" calcext:value-type="float">
            <text:p>185.9595959596</text:p>
          </table:table-cell>
          <table:table-cell table:formula="of:=[.R3]/[.R47]" office:value-type="float" office:value="163.126684636119" calcext:value-type="float">
            <text:p>163.1266846361</text:p>
          </table:table-cell>
          <table:table-cell table:formula="of:=GEOMEAN([.C113:.R113])" office:value-type="float" office:value="64.7576445318266" calcext:value-type="float">
            <text:p>64.75764453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lee(z3)</text:p>
          </table:table-cell>
          <table:table-cell table:formula="of:=[.C7]/[.C51]" office:value-type="float" office:value="21.0967741935484" calcext:value-type="float">
            <text:p>21.0967741935</text:p>
          </table:table-cell>
          <table:table-cell table:formula="of:=[.D7]/[.D51]" office:value-type="float" office:value="20.1519756838906" calcext:value-type="float">
            <text:p>20.1519756839</text:p>
          </table:table-cell>
          <table:table-cell table:formula="of:=[.E7]/[.E51]" office:value-type="float" office:value="23.2621951219512" calcext:value-type="float">
            <text:p>23.262195122</text:p>
          </table:table-cell>
          <table:table-cell table:formula="of:=[.F7]/[.F51]" office:value-type="float" office:value="22.7333333333333" calcext:value-type="float">
            <text:p>22.7333333333</text:p>
          </table:table-cell>
          <table:table-cell table:formula="of:=[.G7]/[.G51]" office:value-type="float" office:value="26.8975903614458" calcext:value-type="float">
            <text:p>26.8975903614</text:p>
          </table:table-cell>
          <table:table-cell table:formula="of:=[.H7]/[.H51]" office:value-type="float" office:value="23.3628318584071" calcext:value-type="float">
            <text:p>23.3628318584</text:p>
          </table:table-cell>
          <table:table-cell table:formula="of:=[.I7]/[.I51]" office:value-type="float" office:value="25.258358662614" calcext:value-type="float">
            <text:p>25.2583586626</text:p>
          </table:table-cell>
          <table:table-cell table:formula="of:=[.J7]/[.J51]" office:value-type="float" office:value="25.8695652173913" calcext:value-type="float">
            <text:p>25.8695652174</text:p>
          </table:table-cell>
          <table:table-cell table:formula="of:=[.K7]/[.K51]" office:value-type="float" office:value="46.5074626865672" calcext:value-type="float">
            <text:p>46.5074626866</text:p>
          </table:table-cell>
          <table:table-cell table:formula="of:=[.L7]/[.L51]" office:value-type="float" office:value="50.4092071611253" calcext:value-type="float">
            <text:p>50.4092071611</text:p>
          </table:table-cell>
          <table:table-cell table:formula="of:=[.M7]/[.M51]" office:value-type="float" office:value="52.5217391304348" calcext:value-type="float">
            <text:p>52.5217391304</text:p>
          </table:table-cell>
          <table:table-cell table:formula="of:=[.N7]/[.N51]" office:value-type="float" office:value="42.8385416666667" calcext:value-type="float">
            <text:p>42.8385416667</text:p>
          </table:table-cell>
          <table:table-cell table:formula="of:=[.O7]/[.O51]" office:value-type="float" office:value="132.945945945946" calcext:value-type="float">
            <text:p>132.9459459459</text:p>
          </table:table-cell>
          <table:table-cell table:formula="of:=[.P7]/[.P51]" office:value-type="float" office:value="77.597911227154" calcext:value-type="float">
            <text:p>77.5979112272</text:p>
          </table:table-cell>
          <table:table-cell table:formula="of:=[.Q7]/[.Q51]" office:value-type="float" office:value="73.3585858585859" calcext:value-type="float">
            <text:p>73.3585858586</text:p>
          </table:table-cell>
          <table:table-cell table:formula="of:=[.R7]/[.R51]" office:value-type="float" office:value="73.6657681940701" calcext:value-type="float">
            <text:p>73.6657681941</text:p>
          </table:table-cell>
          <table:table-cell table:formula="of:=GEOMEAN([.C114:.R114])" office:value-type="float" office:value="38.8694185523766" calcext:value-type="float">
            <text:p>38.869418552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lee(z3)</text:p>
          </table:table-cell>
          <table:table-cell table:formula="of:=[.C11]/[.C55]" office:value-type="float" office:value="9.51612903225807" calcext:value-type="float">
            <text:p>9.5161290323</text:p>
          </table:table-cell>
          <table:table-cell table:formula="of:=[.D11]/[.D55]" office:value-type="float" office:value="10.3343465045593" calcext:value-type="float">
            <text:p>10.3343465046</text:p>
          </table:table-cell>
          <table:table-cell table:formula="of:=[.E11]/[.E55]" office:value-type="float" office:value="9.20731707317073" calcext:value-type="float">
            <text:p>9.2073170732</text:p>
          </table:table-cell>
          <table:table-cell table:formula="of:=[.F11]/[.F55]" office:value-type="float" office:value="9" calcext:value-type="float">
            <text:p>9</text:p>
          </table:table-cell>
          <table:table-cell table:formula="of:=[.G11]/[.G55]" office:value-type="float" office:value="11.3253012048193" calcext:value-type="float">
            <text:p>11.3253012048</text:p>
          </table:table-cell>
          <table:table-cell table:formula="of:=[.H11]/[.H55]" office:value-type="float" office:value="8.4070796460177" calcext:value-type="float">
            <text:p>8.407079646</text:p>
          </table:table-cell>
          <table:table-cell table:formula="of:=[.I11]/[.I55]" office:value-type="float" office:value="13.3738601823708" calcext:value-type="float">
            <text:p>13.3738601824</text:p>
          </table:table-cell>
          <table:table-cell table:formula="of:=[.J11]/[.J55]" office:value-type="float" office:value="9.6583850931677" calcext:value-type="float">
            <text:p>9.6583850932</text:p>
          </table:table-cell>
          <table:table-cell table:formula="of:=[.K11]/[.K55]" office:value-type="float" office:value="18.6268656716418" calcext:value-type="float">
            <text:p>18.6268656716</text:p>
          </table:table-cell>
          <table:table-cell table:formula="of:=[.L11]/[.L55]" office:value-type="float" office:value="16.5728900255754" calcext:value-type="float">
            <text:p>16.5728900256</text:p>
          </table:table-cell>
          <table:table-cell table:formula="of:=[.M11]/[.M55]" office:value-type="float" office:value="22.4347826086957" calcext:value-type="float">
            <text:p>22.4347826087</text:p>
          </table:table-cell>
          <table:table-cell table:formula="of:=[.N11]/[.N55]" office:value-type="float" office:value="15.2083333333333" calcext:value-type="float">
            <text:p>15.2083333333</text:p>
          </table:table-cell>
          <table:table-cell table:formula="of:=[.O11]/[.O55]" office:value-type="float" office:value="18.7837837837838" calcext:value-type="float">
            <text:p>18.7837837838</text:p>
          </table:table-cell>
          <table:table-cell table:formula="of:=[.P11]/[.P55]" office:value-type="float" office:value="17.1279373368146" calcext:value-type="float">
            <text:p>17.1279373368</text:p>
          </table:table-cell>
          <table:table-cell table:formula="of:=[.Q11]/[.Q55]" office:value-type="float" office:value="18.4848484848485" calcext:value-type="float">
            <text:p>18.4848484848</text:p>
          </table:table-cell>
          <table:table-cell table:formula="of:=[.R11]/[.R55]" office:value-type="float" office:value="21.1859838274933" calcext:value-type="float">
            <text:p>21.1859838275</text:p>
          </table:table-cell>
          <table:table-cell table:formula="of:=GEOMEAN([.C115:.R115])" office:value-type="float" office:value="13.5750624246921" calcext:value-type="float">
            <text:p>13.575062424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lee(z3)</text:p>
          </table:table-cell>
          <table:table-cell table:formula="of:=[.C15]/[.C59]" office:value-type="float" office:value="20.8064516129032" calcext:value-type="float">
            <text:p>20.8064516129</text:p>
          </table:table-cell>
          <table:table-cell table:formula="of:=[.D15]/[.D59]" office:value-type="float" office:value="19.9696048632219" calcext:value-type="float">
            <text:p>19.9696048632</text:p>
          </table:table-cell>
          <table:table-cell table:formula="of:=[.E15]/[.E59]" office:value-type="float" office:value="23.109756097561" calcext:value-type="float">
            <text:p>23.1097560976</text:p>
          </table:table-cell>
          <table:table-cell table:formula="of:=[.F15]/[.F59]" office:value-type="float" office:value="22.1333333333333" calcext:value-type="float">
            <text:p>22.1333333333</text:p>
          </table:table-cell>
          <table:table-cell table:formula="of:=[.G15]/[.G59]" office:value-type="float" office:value="27.0481927710843" calcext:value-type="float">
            <text:p>27.0481927711</text:p>
          </table:table-cell>
          <table:table-cell table:formula="of:=[.H15]/[.H59]" office:value-type="float" office:value="22.2418879056047" calcext:value-type="float">
            <text:p>22.2418879056</text:p>
          </table:table-cell>
          <table:table-cell table:formula="of:=[.I15]/[.I59]" office:value-type="float" office:value="23.8601823708207" calcext:value-type="float">
            <text:p>23.8601823708</text:p>
          </table:table-cell>
          <table:table-cell table:formula="of:=[.J15]/[.J59]" office:value-type="float" office:value="24.0993788819876" calcext:value-type="float">
            <text:p>24.099378882</text:p>
          </table:table-cell>
          <table:table-cell table:formula="of:=[.K15]/[.K59]" office:value-type="float" office:value="45.3731343283582" calcext:value-type="float">
            <text:p>45.3731343284</text:p>
          </table:table-cell>
          <table:table-cell table:formula="of:=[.L15]/[.L59]" office:value-type="float" office:value="48.5421994884911" calcext:value-type="float">
            <text:p>48.5421994885</text:p>
          </table:table-cell>
          <table:table-cell table:formula="of:=[.M15]/[.M59]" office:value-type="float" office:value="51.536231884058" calcext:value-type="float">
            <text:p>51.5362318841</text:p>
          </table:table-cell>
          <table:table-cell table:formula="of:=[.N15]/[.N59]" office:value-type="float" office:value="41.2239583333333" calcext:value-type="float">
            <text:p>41.2239583333</text:p>
          </table:table-cell>
          <table:table-cell table:formula="of:=[.O15]/[.O59]" office:value-type="float" office:value="130" calcext:value-type="float">
            <text:p>130</text:p>
          </table:table-cell>
          <table:table-cell table:formula="of:=[.P15]/[.P59]" office:value-type="float" office:value="73.9425587467363" calcext:value-type="float">
            <text:p>73.9425587467</text:p>
          </table:table-cell>
          <table:table-cell table:formula="of:=[.Q15]/[.Q59]" office:value-type="float" office:value="71.3383838383838" calcext:value-type="float">
            <text:p>71.3383838384</text:p>
          </table:table-cell>
          <table:table-cell table:formula="of:=[.R15]/[.R59]" office:value-type="float" office:value="75.256064690027" calcext:value-type="float">
            <text:p>75.25606469</text:p>
          </table:table-cell>
          <table:table-cell table:formula="of:=GEOMEAN([.C116:.R116])" office:value-type="float" office:value="37.8512431913261" calcext:value-type="float">
            <text:p>37.851243191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lee(z3)</text:p>
          </table:table-cell>
          <table:table-cell table:formula="of:=[.C19]/[.C63]" office:value-type="float" office:value="0.354838709677419" calcext:value-type="float">
            <text:p>0.3548387097</text:p>
          </table:table-cell>
          <table:table-cell table:formula="of:=[.D19]/[.D63]" office:value-type="float" office:value="0.395136778115502" calcext:value-type="float">
            <text:p>0.3951367781</text:p>
          </table:table-cell>
          <table:table-cell table:formula="of:=[.E19]/[.E63]" office:value-type="float" office:value="0.365853658536585" calcext:value-type="float">
            <text:p>0.3658536585</text:p>
          </table:table-cell>
          <table:table-cell table:formula="of:=[.F19]/[.F63]" office:value-type="float" office:value="0.333333333333333" calcext:value-type="float">
            <text:p>0.3333333333</text:p>
          </table:table-cell>
          <table:table-cell table:formula="of:=[.G19]/[.G63]" office:value-type="float" office:value="0.481927710843373" calcext:value-type="float">
            <text:p>0.4819277108</text:p>
          </table:table-cell>
          <table:table-cell table:formula="of:=[.H19]/[.H63]" office:value-type="float" office:value="0.353982300884956" calcext:value-type="float">
            <text:p>0.3539823009</text:p>
          </table:table-cell>
          <table:table-cell table:formula="of:=[.I19]/[.I63]" office:value-type="float" office:value="0.455927051671732" calcext:value-type="float">
            <text:p>0.4559270517</text:p>
          </table:table-cell>
          <table:table-cell table:formula="of:=[.J19]/[.J63]" office:value-type="float" office:value="0.31055900621118" calcext:value-type="float">
            <text:p>0.3105590062</text:p>
          </table:table-cell>
          <table:table-cell table:formula="of:=[.K19]/[.K63]" office:value-type="float" office:value="0.597014925373134" calcext:value-type="float">
            <text:p>0.5970149254</text:p>
          </table:table-cell>
          <table:table-cell table:formula="of:=[.L19]/[.L63]" office:value-type="float" office:value="0.434782608695652" calcext:value-type="float">
            <text:p>0.4347826087</text:p>
          </table:table-cell>
          <table:table-cell table:formula="of:=[.M19]/[.M63]" office:value-type="float" office:value="0.405797101449275" calcext:value-type="float">
            <text:p>0.4057971014</text:p>
          </table:table-cell>
          <table:table-cell table:formula="of:=[.N19]/[.N63]" office:value-type="float" office:value="0.416666666666667" calcext:value-type="float">
            <text:p>0.4166666667</text:p>
          </table:table-cell>
          <table:table-cell table:formula="of:=[.O19]/[.O63]" office:value-type="float" office:value="0.351351351351351" calcext:value-type="float">
            <text:p>0.3513513514</text:p>
          </table:table-cell>
          <table:table-cell table:formula="of:=[.P19]/[.P63]" office:value-type="float" office:value="0.287206266318538" calcext:value-type="float">
            <text:p>0.2872062663</text:p>
          </table:table-cell>
          <table:table-cell table:formula="of:=[.Q19]/[.Q63]" office:value-type="float" office:value="0.303030303030303" calcext:value-type="float">
            <text:p>0.303030303</text:p>
          </table:table-cell>
          <table:table-cell table:formula="of:=[.R19]/[.R63]" office:value-type="float" office:value="0.323450134770889" calcext:value-type="float">
            <text:p>0.3234501348</text:p>
          </table:table-cell>
          <table:table-cell table:formula="of:=GEOMEAN([.C117:.R117])" office:value-type="float" office:value="0.378745053720796" calcext:value-type="float">
            <text:p>0.378745053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klee(z3)</text:p>
          </table:table-cell>
          <table:table-cell table:formula="of:=[.C23]/[.C67]" office:value-type="float" office:value="36.8064516129032" calcext:value-type="float">
            <text:p>36.8064516129</text:p>
          </table:table-cell>
          <table:table-cell table:formula="of:=[.D23]/[.D67]" office:value-type="float" office:value="36.048632218845" calcext:value-type="float">
            <text:p>36.0486322188</text:p>
          </table:table-cell>
          <table:table-cell table:formula="of:=[.E23]/[.E67]" office:value-type="float" office:value="36.4634146341463" calcext:value-type="float">
            <text:p>36.4634146341</text:p>
          </table:table-cell>
          <table:table-cell table:formula="of:=[.F23]/[.F67]" office:value-type="float" office:value="38.3666666666667" calcext:value-type="float">
            <text:p>38.3666666667</text:p>
          </table:table-cell>
          <table:table-cell table:formula="of:=[.G23]/[.G67]" office:value-type="float" office:value="51.9578313253012" calcext:value-type="float">
            <text:p>51.9578313253</text:p>
          </table:table-cell>
          <table:table-cell table:formula="of:=[.H23]/[.H67]" office:value-type="float" office:value="47.4041297935103" calcext:value-type="float">
            <text:p>47.4041297935</text:p>
          </table:table-cell>
          <table:table-cell table:formula="of:=[.I23]/[.I67]" office:value-type="float" office:value="49.9088145896657" calcext:value-type="float">
            <text:p>49.9088145897</text:p>
          </table:table-cell>
          <table:table-cell table:formula="of:=[.J23]/[.J67]" office:value-type="float" office:value="53.7267080745342" calcext:value-type="float">
            <text:p>53.7267080745</text:p>
          </table:table-cell>
          <table:table-cell table:formula="of:=[.K23]/[.K67]" office:value-type="float" office:value="134.865671641791" calcext:value-type="float">
            <text:p>134.8656716418</text:p>
          </table:table-cell>
          <table:table-cell table:formula="of:=[.L23]/[.L67]" office:value-type="float" office:value="106.751918158568" calcext:value-type="float">
            <text:p>106.7519181586</text:p>
          </table:table-cell>
          <table:table-cell table:formula="of:=[.M23]/[.M67]" office:value-type="float" office:value="108.231884057971" calcext:value-type="float">
            <text:p>108.231884058</text:p>
          </table:table-cell>
          <table:table-cell table:formula="of:=[.N23]/[.N67]" office:value-type="float" office:value="96.796875" calcext:value-type="float">
            <text:p>96.796875</text:p>
          </table:table-cell>
          <table:table-cell table:formula="of:=[.O23]/[.O67]" office:value-type="float" office:value="319.27027027027" calcext:value-type="float">
            <text:p>319.2702702703</text:p>
          </table:table-cell>
          <table:table-cell table:formula="of:=[.P23]/[.P67]" office:value-type="float" office:value="232.637075718016" calcext:value-type="float">
            <text:p>232.637075718</text:p>
          </table:table-cell>
          <table:table-cell table:formula="of:=[.Q23]/[.Q67]" office:value-type="float" office:value="221.388888888889" calcext:value-type="float">
            <text:p>221.3888888889</text:p>
          </table:table-cell>
          <table:table-cell table:formula="of:=[.R23]/[.R67]" office:value-type="float" office:value="200.78167115903" calcext:value-type="float">
            <text:p>200.781671159</text:p>
          </table:table-cell>
          <table:table-cell table:formula="of:=GEOMEAN([.C118:.R118])" office:value-type="float" office:value="83.966173408331" calcext:value-type="float">
            <text:p>83.966173408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lee(z3)</text:p>
          </table:table-cell>
          <table:table-cell table:formula="of:=[.C27]/[.C71]" office:value-type="float" office:value="30.0967741935484" calcext:value-type="float">
            <text:p>30.0967741935</text:p>
          </table:table-cell>
          <table:table-cell table:formula="of:=[.D27]/[.D71]" office:value-type="float" office:value="29.8480243161094" calcext:value-type="float">
            <text:p>29.8480243161</text:p>
          </table:table-cell>
          <table:table-cell table:formula="of:=[.E27]/[.E71]" office:value-type="float" office:value="32.1341463414634" calcext:value-type="float">
            <text:p>32.1341463415</text:p>
          </table:table-cell>
          <table:table-cell table:formula="of:=[.F27]/[.F71]" office:value-type="float" office:value="31.5666666666667" calcext:value-type="float">
            <text:p>31.5666666667</text:p>
          </table:table-cell>
          <table:table-cell table:formula="of:=[.G27]/[.G71]" office:value-type="float" office:value="36.5963855421687" calcext:value-type="float">
            <text:p>36.5963855422</text:p>
          </table:table-cell>
          <table:table-cell table:formula="of:=[.H27]/[.H71]" office:value-type="float" office:value="33.0973451327434" calcext:value-type="float">
            <text:p>33.0973451327</text:p>
          </table:table-cell>
          <table:table-cell table:formula="of:=[.I27]/[.I71]" office:value-type="float" office:value="31.063829787234" calcext:value-type="float">
            <text:p>31.0638297872</text:p>
          </table:table-cell>
          <table:table-cell table:formula="of:=[.J27]/[.J71]" office:value-type="float" office:value="36.0248447204969" calcext:value-type="float">
            <text:p>36.0248447205</text:p>
          </table:table-cell>
          <table:table-cell table:formula="of:=[.K27]/[.K71]" office:value-type="float" office:value="58.1492537313433" calcext:value-type="float">
            <text:p>58.1492537313</text:p>
          </table:table-cell>
          <table:table-cell table:formula="of:=[.L27]/[.L71]" office:value-type="float" office:value="63.6828644501279" calcext:value-type="float">
            <text:p>63.6828644501</text:p>
          </table:table-cell>
          <table:table-cell table:formula="of:=[.M27]/[.M71]" office:value-type="float" office:value="67.6231884057971" calcext:value-type="float">
            <text:p>67.6231884058</text:p>
          </table:table-cell>
          <table:table-cell table:formula="of:=[.N27]/[.N71]" office:value-type="float" office:value="55.9114583333333" calcext:value-type="float">
            <text:p>55.9114583333</text:p>
          </table:table-cell>
          <table:table-cell table:formula="of:=[.O27]/[.O71]" office:value-type="float" office:value="147.189189189189" calcext:value-type="float">
            <text:p>147.1891891892</text:p>
          </table:table-cell>
          <table:table-cell table:formula="of:=[.P27]/[.P71]" office:value-type="float" office:value="99.0861618798956" calcext:value-type="float">
            <text:p>99.0861618799</text:p>
          </table:table-cell>
          <table:table-cell table:formula="of:=[.Q27]/[.Q71]" office:value-type="float" office:value="99.8737373737374" calcext:value-type="float">
            <text:p>99.8737373737</text:p>
          </table:table-cell>
          <table:table-cell table:formula="of:=[.R27]/[.R71]" office:value-type="float" office:value="107.897574123989" calcext:value-type="float">
            <text:p>107.897574124</text:p>
          </table:table-cell>
          <table:table-cell table:formula="of:=GEOMEAN([.C119:.R119])" office:value-type="float" office:value="51.8369765047133" calcext:value-type="float">
            <text:p>51.836976504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klee(z3)</text:p>
          </table:table-cell>
          <table:table-cell table:formula="of:=[.C31]/[.C75]" office:value-type="float" office:value="3.09677419354839" calcext:value-type="float">
            <text:p>3.0967741935</text:p>
          </table:table-cell>
          <table:table-cell table:formula="of:=[.D31]/[.D75]" office:value-type="float" office:value="3.95136778115502" calcext:value-type="float">
            <text:p>3.9513677812</text:p>
          </table:table-cell>
          <table:table-cell table:formula="of:=[.E31]/[.E75]" office:value-type="float" office:value="3.20121951219512" calcext:value-type="float">
            <text:p>3.2012195122</text:p>
          </table:table-cell>
          <table:table-cell table:formula="of:=[.F31]/[.F75]" office:value-type="float" office:value="3.13333333333333" calcext:value-type="float">
            <text:p>3.1333333333</text:p>
          </table:table-cell>
          <table:table-cell table:formula="of:=[.G31]/[.G75]" office:value-type="float" office:value="3.25301204819277" calcext:value-type="float">
            <text:p>3.2530120482</text:p>
          </table:table-cell>
          <table:table-cell table:formula="of:=[.H31]/[.H75]" office:value-type="float" office:value="1.12094395280236" calcext:value-type="float">
            <text:p>1.1209439528</text:p>
          </table:table-cell>
          <table:table-cell table:formula="of:=[.I31]/[.I75]" office:value-type="float" office:value="3.76899696048632" calcext:value-type="float">
            <text:p>3.7689969605</text:p>
          </table:table-cell>
          <table:table-cell table:formula="of:=[.J31]/[.J75]" office:value-type="float" office:value="4.81366459627329" calcext:value-type="float">
            <text:p>4.8136645963</text:p>
          </table:table-cell>
          <table:table-cell table:formula="of:=[.K31]/[.K75]" office:value-type="float" office:value="7.28358208955224" calcext:value-type="float">
            <text:p>7.2835820896</text:p>
          </table:table-cell>
          <table:table-cell table:formula="of:=[.L31]/[.L75]" office:value-type="float" office:value="7.26342710997442" calcext:value-type="float">
            <text:p>7.26342711</text:p>
          </table:table-cell>
          <table:table-cell table:formula="of:=[.M31]/[.M75]" office:value-type="float" office:value="6.57971014492754" calcext:value-type="float">
            <text:p>6.5797101449</text:p>
          </table:table-cell>
          <table:table-cell table:formula="of:=[.N31]/[.N75]" office:value-type="float" office:value="6.25" calcext:value-type="float">
            <text:p>6.25</text:p>
          </table:table-cell>
          <table:table-cell table:formula="of:=[.O31]/[.O75]" office:value-type="float" office:value="5.16216216216216" calcext:value-type="float">
            <text:p>5.1621621622</text:p>
          </table:table-cell>
          <table:table-cell table:formula="of:=[.P31]/[.P75]" office:value-type="float" office:value="4.96083550913838" calcext:value-type="float">
            <text:p>4.9608355091</text:p>
          </table:table-cell>
          <table:table-cell table:formula="of:=[.Q31]/[.Q75]" office:value-type="float" office:value="4.77272727272727" calcext:value-type="float">
            <text:p>4.7727272727</text:p>
          </table:table-cell>
          <table:table-cell table:formula="of:=[.R31]/[.R75]" office:value-type="float" office:value="6.36118598382749" calcext:value-type="float">
            <text:p>6.3611859838</text:p>
          </table:table-cell>
          <table:table-cell table:formula="of:=GEOMEAN([.C120:.R120])" office:value-type="float" office:value="4.30143559544819" calcext:value-type="float">
            <text:p>4.301435595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klee(z3)</text:p>
          </table:table-cell>
          <table:table-cell table:formula="of:=[.C35]/[.C79]" office:value-type="float" office:value="0.903225806451613" calcext:value-type="float">
            <text:p>0.9032258065</text:p>
          </table:table-cell>
          <table:table-cell table:formula="of:=[.D35]/[.D79]" office:value-type="float" office:value="1.21580547112462" calcext:value-type="float">
            <text:p>1.2158054711</text:p>
          </table:table-cell>
          <table:table-cell table:formula="of:=[.E35]/[.E79]" office:value-type="float" office:value="1.03658536585366" calcext:value-type="float">
            <text:p>1.0365853659</text:p>
          </table:table-cell>
          <table:table-cell table:formula="of:=[.F35]/[.F79]" office:value-type="float" office:value="1.1" calcext:value-type="float">
            <text:p>1.1</text:p>
          </table:table-cell>
          <table:table-cell table:formula="of:=[.G35]/[.G79]" office:value-type="float" office:value="1.05421686746988" calcext:value-type="float">
            <text:p>1.0542168675</text:p>
          </table:table-cell>
          <table:table-cell table:formula="of:=[.H35]/[.H79]" office:value-type="float" office:value="1.06194690265487" calcext:value-type="float">
            <text:p>1.0619469027</text:p>
          </table:table-cell>
          <table:table-cell table:formula="of:=[.I35]/[.I79]" office:value-type="float" office:value="1.12462006079027" calcext:value-type="float">
            <text:p>1.1246200608</text:p>
          </table:table-cell>
          <table:table-cell table:formula="of:=[.J35]/[.J79]" office:value-type="float" office:value="1.05590062111801" calcext:value-type="float">
            <text:p>1.0559006211</text:p>
          </table:table-cell>
          <table:table-cell table:formula="of:=[.K35]/[.K79]" office:value-type="float" office:value="1.07462686567164" calcext:value-type="float">
            <text:p>1.0746268657</text:p>
          </table:table-cell>
          <table:table-cell table:formula="of:=[.L35]/[.L79]" office:value-type="float" office:value="1.12531969309463" calcext:value-type="float">
            <text:p>1.1253196931</text:p>
          </table:table-cell>
          <table:table-cell table:formula="of:=[.M35]/[.M79]" office:value-type="float" office:value="0.985507246376812" calcext:value-type="float">
            <text:p>0.9855072464</text:p>
          </table:table-cell>
          <table:table-cell table:formula="of:=[.N35]/[.N79]" office:value-type="float" office:value="1.09375" calcext:value-type="float">
            <text:p>1.09375</text:p>
          </table:table-cell>
          <table:table-cell table:formula="of:=[.O35]/[.O79]" office:value-type="float" office:value="1.02702702702703" calcext:value-type="float">
            <text:p>1.027027027</text:p>
          </table:table-cell>
          <table:table-cell table:formula="of:=[.P35]/[.P79]" office:value-type="float" office:value="1.01827676240209" calcext:value-type="float">
            <text:p>1.0182767624</text:p>
          </table:table-cell>
          <table:table-cell table:formula="of:=[.Q35]/[.Q79]" office:value-type="float" office:value="0.934343434343434" calcext:value-type="float">
            <text:p>0.9343434343</text:p>
          </table:table-cell>
          <table:table-cell table:formula="of:=[.R35]/[.R79]" office:value-type="float" office:value="0.997304582210242" calcext:value-type="float">
            <text:p>0.9973045822</text:p>
          </table:table-cell>
          <table:table-cell table:formula="of:=GEOMEAN([.C121:.R121])" office:value-type="float" office:value="1.0479144679259" calcext:value-type="float">
            <text:p>1.047914467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GEOMEAN([.C113:.C121])" office:value-type="float" office:value="7.97519007068393" calcext:value-type="float">
            <text:p>7.9751900707</text:p>
          </table:table-cell>
          <table:table-cell table:formula="of:=GEOMEAN([.D113:.D121])" office:value-type="float" office:value="8.51662643501485" calcext:value-type="float">
            <text:p>8.516626435</text:p>
          </table:table-cell>
          <table:table-cell table:formula="of:=GEOMEAN([.E113:.E121])" office:value-type="float" office:value="8.34166717868353" calcext:value-type="float">
            <text:p>8.3416671787</text:p>
          </table:table-cell>
          <table:table-cell table:formula="of:=GEOMEAN([.F113:.F121])" office:value-type="float" office:value="8.23141834444166" calcext:value-type="float">
            <text:p>8.2314183444</text:p>
          </table:table-cell>
          <table:table-cell table:formula="of:=GEOMEAN([.G113:.G121])" office:value-type="float" office:value="10.0499595522886" calcext:value-type="float">
            <text:p>10.0499595523</text:p>
          </table:table-cell>
          <table:table-cell table:formula="of:=GEOMEAN([.H113:.H121])" office:value-type="float" office:value="7.76455009760322" calcext:value-type="float">
            <text:p>7.7645500976</text:p>
          </table:table-cell>
          <table:table-cell table:formula="of:=GEOMEAN([.I113:.I121])" office:value-type="float" office:value="9.90831064960625" calcext:value-type="float">
            <text:p>9.9083106496</text:p>
          </table:table-cell>
          <table:table-cell table:formula="of:=GEOMEAN([.J113:.J121])" office:value-type="float" office:value="9.65068811320317" calcext:value-type="float">
            <text:p>9.6506881132</text:p>
          </table:table-cell>
          <table:table-cell table:formula="of:=GEOMEAN([.K113:.K121])" office:value-type="float" office:value="17.4571764357977" calcext:value-type="float">
            <text:p>17.4571764358</text:p>
          </table:table-cell>
          <table:table-cell table:formula="of:=GEOMEAN([.L113:.L121])" office:value-type="float" office:value="16.2539315321313" calcext:value-type="float">
            <text:p>16.2539315321</text:p>
          </table:table-cell>
          <table:table-cell table:formula="of:=GEOMEAN([.M113:.M121])" office:value-type="float" office:value="16.5700448645042" calcext:value-type="float">
            <text:p>16.5700448645</text:p>
          </table:table-cell>
          <table:table-cell table:formula="of:=GEOMEAN([.N113:.N121])" office:value-type="float" office:value="14.6163427143645" calcext:value-type="float">
            <text:p>14.6163427144</text:p>
          </table:table-cell>
          <table:table-cell table:formula="of:=GEOMEAN([.O113:.O121])" office:value-type="float" office:value="26.8379780754651" calcext:value-type="float">
            <text:p>26.8379780755</text:p>
          </table:table-cell>
          <table:table-cell table:formula="of:=GEOMEAN([.P113:.P121])" office:value-type="float" office:value="20.4517935524096" calcext:value-type="float">
            <text:p>20.4517935524</text:p>
          </table:table-cell>
          <table:table-cell table:formula="of:=GEOMEAN([.Q113:.Q121])" office:value-type="float" office:value="20.1082837519022" calcext:value-type="float">
            <text:p>20.1082837519</text:p>
          </table:table-cell>
          <table:table-cell table:formula="of:=GEOMEAN([.R113:.R121])" office:value-type="float" office:value="21.1635131533575" calcext:value-type="float">
            <text:p>21.1635131534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Tracerx</text:p>
          </table:table-cell>
          <table:table-cell table:formula="of:=[.C4]/[.C48]" office:value-type="float" office:value="30.3225806451613" calcext:value-type="float">
            <text:p>30.3225806452</text:p>
          </table:table-cell>
          <table:table-cell table:formula="of:=[.D4]/[.D48]" office:value-type="float" office:value="30.4255319148936" calcext:value-type="float">
            <text:p>30.4255319149</text:p>
          </table:table-cell>
          <table:table-cell table:formula="of:=[.E4]/[.E48]" office:value-type="float" office:value="30.3048780487805" calcext:value-type="float">
            <text:p>30.3048780488</text:p>
          </table:table-cell>
          <table:table-cell table:formula="of:=[.F4]/[.F48]" office:value-type="float" office:value="29.9666666666667" calcext:value-type="float">
            <text:p>29.9666666667</text:p>
          </table:table-cell>
          <table:table-cell table:formula="of:=[.G4]/[.G48]" office:value-type="float" office:value="46.144578313253" calcext:value-type="float">
            <text:p>46.1445783133</text:p>
          </table:table-cell>
          <table:table-cell table:formula="of:=[.H4]/[.H48]" office:value-type="float" office:value="41.7699115044248" calcext:value-type="float">
            <text:p>41.7699115044</text:p>
          </table:table-cell>
          <table:table-cell table:formula="of:=[.I4]/[.I48]" office:value-type="float" office:value="39.2401215805471" calcext:value-type="float">
            <text:p>39.2401215805</text:p>
          </table:table-cell>
          <table:table-cell table:formula="of:=[.J4]/[.J48]" office:value-type="float" office:value="42.7329192546584" calcext:value-type="float">
            <text:p>42.7329192547</text:p>
          </table:table-cell>
          <table:table-cell table:formula="of:=[.K4]/[.K48]" office:value-type="float" office:value="163.970149253731" calcext:value-type="float">
            <text:p>163.9701492537</text:p>
          </table:table-cell>
          <table:table-cell table:formula="of:=[.L4]/[.L48]" office:value-type="float" office:value="121.739130434783" calcext:value-type="float">
            <text:p>121.7391304348</text:p>
          </table:table-cell>
          <table:table-cell table:formula="of:=[.M4]/[.M48]" office:value-type="float" office:value="103.68115942029" calcext:value-type="float">
            <text:p>103.6811594203</text:p>
          </table:table-cell>
          <table:table-cell table:formula="of:=[.N4]/[.N48]" office:value-type="float" office:value="98.515625" calcext:value-type="float">
            <text:p>98.515625</text:p>
          </table:table-cell>
          <table:table-cell table:formula="of:=[.O4]/[.O48]" office:value-type="float" office:value="676.918918918919" calcext:value-type="float">
            <text:p>676.9189189189</text:p>
          </table:table-cell>
          <table:table-cell table:formula="of:=[.P4]/[.P48]" office:value-type="float" office:value="451.462140992167" calcext:value-type="float">
            <text:p>451.4621409922</text:p>
          </table:table-cell>
          <table:table-cell table:formula="of:=[.Q4]/[.Q48]" office:value-type="float" office:value="405.808080808081" calcext:value-type="float">
            <text:p>405.8080808081</text:p>
          </table:table-cell>
          <table:table-cell table:formula="of:=[.R4]/[.R48]" office:value-type="float" office:value="357.22371967655" calcext:value-type="float">
            <text:p>357.2237196766</text:p>
          </table:table-cell>
          <table:table-cell table:formula="of:=GEOMEAN([.C124:.R124])" office:value-type="float" office:value="91.5752706959138" calcext:value-type="float">
            <text:p>91.57527069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Tracerx</text:p>
          </table:table-cell>
          <table:table-cell table:formula="of:=[.C8]/[.C52]" office:value-type="float" office:value="22.6451612903226" calcext:value-type="float">
            <text:p>22.6451612903</text:p>
          </table:table-cell>
          <table:table-cell table:formula="of:=[.D8]/[.D52]" office:value-type="float" office:value="20.6686930091185" calcext:value-type="float">
            <text:p>20.6686930091</text:p>
          </table:table-cell>
          <table:table-cell table:formula="of:=[.E8]/[.E52]" office:value-type="float" office:value="25.3658536585366" calcext:value-type="float">
            <text:p>25.3658536585</text:p>
          </table:table-cell>
          <table:table-cell table:formula="of:=[.F8]/[.F52]" office:value-type="float" office:value="22.9666666666667" calcext:value-type="float">
            <text:p>22.9666666667</text:p>
          </table:table-cell>
          <table:table-cell table:formula="of:=[.G8]/[.G52]" office:value-type="float" office:value="27.9518072289157" calcext:value-type="float">
            <text:p>27.9518072289</text:p>
          </table:table-cell>
          <table:table-cell table:formula="of:=[.H8]/[.H52]" office:value-type="float" office:value="27.905604719764" calcext:value-type="float">
            <text:p>27.9056047198</text:p>
          </table:table-cell>
          <table:table-cell table:formula="of:=[.I8]/[.I52]" office:value-type="float" office:value="24.2553191489362" calcext:value-type="float">
            <text:p>24.2553191489</text:p>
          </table:table-cell>
          <table:table-cell table:formula="of:=[.J8]/[.J52]" office:value-type="float" office:value="25.9316770186335" calcext:value-type="float">
            <text:p>25.9316770186</text:p>
          </table:table-cell>
          <table:table-cell table:formula="of:=[.K8]/[.K52]" office:value-type="float" office:value="54" calcext:value-type="float">
            <text:p>54</text:p>
          </table:table-cell>
          <table:table-cell table:formula="of:=[.L8]/[.L52]" office:value-type="float" office:value="71.7391304347826" calcext:value-type="float">
            <text:p>71.7391304348</text:p>
          </table:table-cell>
          <table:table-cell table:formula="of:=[.M8]/[.M52]" office:value-type="float" office:value="57.6811594202898" calcext:value-type="float">
            <text:p>57.6811594203</text:p>
          </table:table-cell>
          <table:table-cell table:formula="of:=[.N8]/[.N52]" office:value-type="float" office:value="47.8125" calcext:value-type="float">
            <text:p>47.8125</text:p>
          </table:table-cell>
          <table:table-cell table:formula="of:=[.O8]/[.O52]" office:value-type="float" office:value="233.567567567568" calcext:value-type="float">
            <text:p>233.5675675676</text:p>
          </table:table-cell>
          <table:table-cell table:formula="of:=[.P8]/[.P52]" office:value-type="float" office:value="125.221932114883" calcext:value-type="float">
            <text:p>125.2219321149</text:p>
          </table:table-cell>
          <table:table-cell table:formula="of:=[.Q8]/[.Q52]" office:value-type="float" office:value="126.792929292929" calcext:value-type="float">
            <text:p>126.7929292929</text:p>
          </table:table-cell>
          <table:table-cell table:formula="of:=[.R8]/[.R52]" office:value-type="float" office:value="122.56064690027" calcext:value-type="float">
            <text:p>122.5606469003</text:p>
          </table:table-cell>
          <table:table-cell table:formula="of:=GEOMEAN([.C125:.R125])" office:value-type="float" office:value="47.4012665082025" calcext:value-type="float">
            <text:p>47.401266508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Tracerx</text:p>
          </table:table-cell>
          <table:table-cell table:formula="of:=[.C12]/[.C56]" office:value-type="float" office:value="9.83870967741935" calcext:value-type="float">
            <text:p>9.8387096774</text:p>
          </table:table-cell>
          <table:table-cell table:formula="of:=[.D12]/[.D56]" office:value-type="float" office:value="11.0030395136778" calcext:value-type="float">
            <text:p>11.0030395137</text:p>
          </table:table-cell>
          <table:table-cell table:formula="of:=[.E12]/[.E56]" office:value-type="float" office:value="9.32926829268293" calcext:value-type="float">
            <text:p>9.3292682927</text:p>
          </table:table-cell>
          <table:table-cell table:formula="of:=[.F12]/[.F56]" office:value-type="float" office:value="8.93333333333333" calcext:value-type="float">
            <text:p>8.9333333333</text:p>
          </table:table-cell>
          <table:table-cell table:formula="of:=[.G12]/[.G56]" office:value-type="float" office:value="11.7771084337349" calcext:value-type="float">
            <text:p>11.7771084337</text:p>
          </table:table-cell>
          <table:table-cell table:formula="of:=[.H12]/[.H56]" office:value-type="float" office:value="7.99410029498525" calcext:value-type="float">
            <text:p>7.994100295</text:p>
          </table:table-cell>
          <table:table-cell table:formula="of:=[.I12]/[.I56]" office:value-type="float" office:value="13.4650455927052" calcext:value-type="float">
            <text:p>13.4650455927</text:p>
          </table:table-cell>
          <table:table-cell table:formula="of:=[.J12]/[.J56]" office:value-type="float" office:value="10.4347826086957" calcext:value-type="float">
            <text:p>10.4347826087</text:p>
          </table:table-cell>
          <table:table-cell table:formula="of:=[.K12]/[.K56]" office:value-type="float" office:value="20.4179104477612" calcext:value-type="float">
            <text:p>20.4179104478</text:p>
          </table:table-cell>
          <table:table-cell table:formula="of:=[.L12]/[.L56]" office:value-type="float" office:value="16.3171355498721" calcext:value-type="float">
            <text:p>16.3171355499</text:p>
          </table:table-cell>
          <table:table-cell table:formula="of:=[.M12]/[.M56]" office:value-type="float" office:value="22.4927536231884" calcext:value-type="float">
            <text:p>22.4927536232</text:p>
          </table:table-cell>
          <table:table-cell table:formula="of:=[.N12]/[.N56]" office:value-type="float" office:value="14.84375" calcext:value-type="float">
            <text:p>14.84375</text:p>
          </table:table-cell>
          <table:table-cell table:formula="of:=[.O12]/[.O56]" office:value-type="float" office:value="20.6486486486486" calcext:value-type="float">
            <text:p>20.6486486486</text:p>
          </table:table-cell>
          <table:table-cell table:formula="of:=[.P12]/[.P56]" office:value-type="float" office:value="19.1906005221932" calcext:value-type="float">
            <text:p>19.1906005222</text:p>
          </table:table-cell>
          <table:table-cell table:formula="of:=[.Q12]/[.Q56]" office:value-type="float" office:value="20.0505050505051" calcext:value-type="float">
            <text:p>20.0505050505</text:p>
          </table:table-cell>
          <table:table-cell table:formula="of:=[.R12]/[.R56]" office:value-type="float" office:value="22.3450134770889" calcext:value-type="float">
            <text:p>22.3450134771</text:p>
          </table:table-cell>
          <table:table-cell table:formula="of:=GEOMEAN([.C126:.R126])" office:value-type="float" office:value="14.0692579012839" calcext:value-type="float">
            <text:p>14.069257901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Tracerx</text:p>
          </table:table-cell>
          <table:table-cell table:formula="of:=[.C16]/[.C60]" office:value-type="float" office:value="22.258064516129" calcext:value-type="float">
            <text:p>22.2580645161</text:p>
          </table:table-cell>
          <table:table-cell table:formula="of:=[.D16]/[.D60]" office:value-type="float" office:value="20.6686930091185" calcext:value-type="float">
            <text:p>20.6686930091</text:p>
          </table:table-cell>
          <table:table-cell table:formula="of:=[.E16]/[.E60]" office:value-type="float" office:value="24.6341463414634" calcext:value-type="float">
            <text:p>24.6341463415</text:p>
          </table:table-cell>
          <table:table-cell table:formula="of:=[.F16]/[.F60]" office:value-type="float" office:value="22.1333333333333" calcext:value-type="float">
            <text:p>22.1333333333</text:p>
          </table:table-cell>
          <table:table-cell table:formula="of:=[.G16]/[.G60]" office:value-type="float" office:value="28.3433734939759" calcext:value-type="float">
            <text:p>28.343373494</text:p>
          </table:table-cell>
          <table:table-cell table:formula="of:=[.H16]/[.H60]" office:value-type="float" office:value="26.9026548672566" calcext:value-type="float">
            <text:p>26.9026548673</text:p>
          </table:table-cell>
          <table:table-cell table:formula="of:=[.I16]/[.I60]" office:value-type="float" office:value="24.2857142857143" calcext:value-type="float">
            <text:p>24.2857142857</text:p>
          </table:table-cell>
          <table:table-cell table:formula="of:=[.J16]/[.J60]" office:value-type="float" office:value="25.5590062111801" calcext:value-type="float">
            <text:p>25.5590062112</text:p>
          </table:table-cell>
          <table:table-cell table:formula="of:=[.K16]/[.K60]" office:value-type="float" office:value="49.1940298507463" calcext:value-type="float">
            <text:p>49.1940298507</text:p>
          </table:table-cell>
          <table:table-cell table:formula="of:=[.L16]/[.L60]" office:value-type="float" office:value="69.7442455242967" calcext:value-type="float">
            <text:p>69.7442455243</text:p>
          </table:table-cell>
          <table:table-cell table:formula="of:=[.M16]/[.M60]" office:value-type="float" office:value="50.7246376811594" calcext:value-type="float">
            <text:p>50.7246376812</text:p>
          </table:table-cell>
          <table:table-cell table:formula="of:=[.N16]/[.N60]" office:value-type="float" office:value="45.7552083333333" calcext:value-type="float">
            <text:p>45.7552083333</text:p>
          </table:table-cell>
          <table:table-cell table:formula="of:=[.O16]/[.O60]" office:value-type="float" office:value="224.108108108108" calcext:value-type="float">
            <text:p>224.1081081081</text:p>
          </table:table-cell>
          <table:table-cell table:formula="of:=[.P16]/[.P60]" office:value-type="float" office:value="125.274151436031" calcext:value-type="float">
            <text:p>125.274151436</text:p>
          </table:table-cell>
          <table:table-cell table:formula="of:=[.Q16]/[.Q60]" office:value-type="float" office:value="120.555555555556" calcext:value-type="float">
            <text:p>120.5555555556</text:p>
          </table:table-cell>
          <table:table-cell table:formula="of:=[.R16]/[.R60]" office:value-type="float" office:value="120.539083557951" calcext:value-type="float">
            <text:p>120.539083558</text:p>
          </table:table-cell>
          <table:table-cell table:formula="of:=GEOMEAN([.C127:.R127])" office:value-type="float" office:value="45.881757365818" calcext:value-type="float">
            <text:p>45.881757365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Tracerx</text:p>
          </table:table-cell>
          <table:table-cell table:formula="of:=[.C20]/[.C64]" office:value-type="float" office:value="0.516129032258065" calcext:value-type="float">
            <text:p>0.5161290323</text:p>
          </table:table-cell>
          <table:table-cell table:formula="of:=[.D20]/[.D64]" office:value-type="float" office:value="0.547112462006079" calcext:value-type="float">
            <text:p>0.547112462</text:p>
          </table:table-cell>
          <table:table-cell table:formula="of:=[.E20]/[.E64]" office:value-type="float" office:value="0.518292682926829" calcext:value-type="float">
            <text:p>0.5182926829</text:p>
          </table:table-cell>
          <table:table-cell table:formula="of:=[.F20]/[.F64]" office:value-type="float" office:value="0.433333333333333" calcext:value-type="float">
            <text:p>0.4333333333</text:p>
          </table:table-cell>
          <table:table-cell table:formula="of:=[.G20]/[.G64]" office:value-type="float" office:value="0.662650602409639" calcext:value-type="float">
            <text:p>0.6626506024</text:p>
          </table:table-cell>
          <table:table-cell table:formula="of:=[.H20]/[.H64]" office:value-type="float" office:value="0.501474926253687" calcext:value-type="float">
            <text:p>0.5014749263</text:p>
          </table:table-cell>
          <table:table-cell table:formula="of:=[.I20]/[.I64]" office:value-type="float" office:value="0.577507598784195" calcext:value-type="float">
            <text:p>0.5775075988</text:p>
          </table:table-cell>
          <table:table-cell table:formula="of:=[.J20]/[.J64]" office:value-type="float" office:value="0.46583850931677" calcext:value-type="float">
            <text:p>0.4658385093</text:p>
          </table:table-cell>
          <table:table-cell table:formula="of:=[.K20]/[.K64]" office:value-type="float" office:value="0.805970149253731" calcext:value-type="float">
            <text:p>0.8059701493</text:p>
          </table:table-cell>
          <table:table-cell table:formula="of:=[.L20]/[.L64]" office:value-type="float" office:value="0.613810741687979" calcext:value-type="float">
            <text:p>0.6138107417</text:p>
          </table:table-cell>
          <table:table-cell table:formula="of:=[.M20]/[.M64]" office:value-type="float" office:value="0.579710144927536" calcext:value-type="float">
            <text:p>0.5797101449</text:p>
          </table:table-cell>
          <table:table-cell table:formula="of:=[.N20]/[.N64]" office:value-type="float" office:value="0.546875" calcext:value-type="float">
            <text:p>0.546875</text:p>
          </table:table-cell>
          <table:table-cell table:formula="of:=[.O20]/[.O64]" office:value-type="float" office:value="0.540540540540541" calcext:value-type="float">
            <text:p>0.5405405405</text:p>
          </table:table-cell>
          <table:table-cell table:formula="of:=[.P20]/[.P64]" office:value-type="float" office:value="0.469973890339426" calcext:value-type="float">
            <text:p>0.4699738903</text:p>
          </table:table-cell>
          <table:table-cell table:formula="of:=[.Q20]/[.Q64]" office:value-type="float" office:value="0.454545454545455" calcext:value-type="float">
            <text:p>0.4545454545</text:p>
          </table:table-cell>
          <table:table-cell table:formula="of:=[.R20]/[.R64]" office:value-type="float" office:value="0.512129380053908" calcext:value-type="float">
            <text:p>0.5121293801</text:p>
          </table:table-cell>
          <table:table-cell table:formula="of:=GEOMEAN([.C128:.R128])" office:value-type="float" office:value="0.540199776875839" calcext:value-type="float">
            <text:p>0.540199776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Tracerx</text:p>
          </table:table-cell>
          <table:table-cell table:formula="of:=[.C24]/[.C68]" office:value-type="float" office:value="37.8387096774194" calcext:value-type="float">
            <text:p>37.8387096774</text:p>
          </table:table-cell>
          <table:table-cell table:formula="of:=[.D24]/[.D68]" office:value-type="float" office:value="37.1428571428571" calcext:value-type="float">
            <text:p>37.1428571429</text:p>
          </table:table-cell>
          <table:table-cell table:formula="of:=[.E24]/[.E68]" office:value-type="float" office:value="38.1707317073171" calcext:value-type="float">
            <text:p>38.1707317073</text:p>
          </table:table-cell>
          <table:table-cell table:formula="of:=[.F24]/[.F68]" office:value-type="float" office:value="40.6666666666667" calcext:value-type="float">
            <text:p>40.6666666667</text:p>
          </table:table-cell>
          <table:table-cell table:formula="of:=[.G24]/[.G68]" office:value-type="float" office:value="58.0120481927711" calcext:value-type="float">
            <text:p>58.0120481928</text:p>
          </table:table-cell>
          <table:table-cell table:formula="of:=[.H24]/[.H68]" office:value-type="float" office:value="54.8672566371681" calcext:value-type="float">
            <text:p>54.8672566372</text:p>
          </table:table-cell>
          <table:table-cell table:formula="of:=[.I24]/[.I68]" office:value-type="float" office:value="51.5501519756839" calcext:value-type="float">
            <text:p>51.5501519757</text:p>
          </table:table-cell>
          <table:table-cell table:formula="of:=[.J24]/[.J68]" office:value-type="float" office:value="58.2608695652174" calcext:value-type="float">
            <text:p>58.2608695652</text:p>
          </table:table-cell>
          <table:table-cell table:formula="of:=[.K24]/[.K68]" office:value-type="float" office:value="274.686567164179" calcext:value-type="float">
            <text:p>274.6865671642</text:p>
          </table:table-cell>
          <table:table-cell table:formula="of:=[.L24]/[.L68]" office:value-type="float" office:value="193.401534526854" calcext:value-type="float">
            <text:p>193.4015345269</text:p>
          </table:table-cell>
          <table:table-cell table:formula="of:=[.M24]/[.M68]" office:value-type="float" office:value="162.492753623188" calcext:value-type="float">
            <text:p>162.4927536232</text:p>
          </table:table-cell>
          <table:table-cell table:formula="of:=[.N24]/[.N68]" office:value-type="float" office:value="145.677083333333" calcext:value-type="float">
            <text:p>145.6770833333</text:p>
          </table:table-cell>
          <table:table-cell table:formula="of:=[.O24]/[.O68]" office:value-type="float" office:value="1231.45945945946" calcext:value-type="float">
            <text:p>1231.4594594595</text:p>
          </table:table-cell>
          <table:table-cell table:formula="of:=[.P24]/[.P68]" office:value-type="float" office:value="833.55091383812" calcext:value-type="float">
            <text:p>833.5509138381</text:p>
          </table:table-cell>
          <table:table-cell table:formula="of:=[.Q24]/[.Q68]" office:value-type="float" office:value="738.409090909091" calcext:value-type="float">
            <text:p>738.4090909091</text:p>
          </table:table-cell>
          <table:table-cell table:formula="of:=[.R24]/[.R68]" office:value-type="float" office:value="597.735849056604" calcext:value-type="float">
            <text:p>597.7358490566</text:p>
          </table:table-cell>
          <table:table-cell table:formula="of:=GEOMEAN([.C129:.R129])" office:value-type="float" office:value="134.797321614433" calcext:value-type="float">
            <text:p>134.797321614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Tracerx</text:p>
          </table:table-cell>
          <table:table-cell table:formula="of:=[.C28]/[.C72]" office:value-type="float" office:value="30.4516129032258" calcext:value-type="float">
            <text:p>30.4516129032</text:p>
          </table:table-cell>
          <table:table-cell table:formula="of:=[.D28]/[.D72]" office:value-type="float" office:value="28.693009118541" calcext:value-type="float">
            <text:p>28.6930091185</text:p>
          </table:table-cell>
          <table:table-cell table:formula="of:=[.E28]/[.E72]" office:value-type="float" office:value="32.8048780487805" calcext:value-type="float">
            <text:p>32.8048780488</text:p>
          </table:table-cell>
          <table:table-cell table:formula="of:=[.F28]/[.F72]" office:value-type="float" office:value="31.2" calcext:value-type="float">
            <text:p>31.2</text:p>
          </table:table-cell>
          <table:table-cell table:formula="of:=[.G28]/[.G72]" office:value-type="float" office:value="36.5060240963855" calcext:value-type="float">
            <text:p>36.5060240964</text:p>
          </table:table-cell>
          <table:table-cell table:formula="of:=[.H28]/[.H72]" office:value-type="float" office:value="37.3746312684366" calcext:value-type="float">
            <text:p>37.3746312684</text:p>
          </table:table-cell>
          <table:table-cell table:formula="of:=[.I28]/[.I72]" office:value-type="float" office:value="32.9483282674772" calcext:value-type="float">
            <text:p>32.9483282675</text:p>
          </table:table-cell>
          <table:table-cell table:formula="of:=[.J28]/[.J72]" office:value-type="float" office:value="36.304347826087" calcext:value-type="float">
            <text:p>36.3043478261</text:p>
          </table:table-cell>
          <table:table-cell table:formula="of:=[.K28]/[.K72]" office:value-type="float" office:value="67.8208955223881" calcext:value-type="float">
            <text:p>67.8208955224</text:p>
          </table:table-cell>
          <table:table-cell table:formula="of:=[.L28]/[.L72]" office:value-type="float" office:value="94.1176470588235" calcext:value-type="float">
            <text:p>94.1176470588</text:p>
          </table:table-cell>
          <table:table-cell table:formula="of:=[.M28]/[.M72]" office:value-type="float" office:value="67.8840579710145" calcext:value-type="float">
            <text:p>67.884057971</text:p>
          </table:table-cell>
          <table:table-cell table:formula="of:=[.N28]/[.N72]" office:value-type="float" office:value="62.5520833333333" calcext:value-type="float">
            <text:p>62.5520833333</text:p>
          </table:table-cell>
          <table:table-cell table:formula="of:=[.O28]/[.O72]" office:value-type="float" office:value="293.27027027027" calcext:value-type="float">
            <text:p>293.2702702703</text:p>
          </table:table-cell>
          <table:table-cell table:formula="of:=[.P28]/[.P72]" office:value-type="float" office:value="164.882506527415" calcext:value-type="float">
            <text:p>164.8825065274</text:p>
          </table:table-cell>
          <table:table-cell table:formula="of:=[.Q28]/[.Q72]" office:value-type="float" office:value="157.752525252525" calcext:value-type="float">
            <text:p>157.7525252525</text:p>
          </table:table-cell>
          <table:table-cell table:formula="of:=[.R28]/[.R72]" office:value-type="float" office:value="188.140161725067" calcext:value-type="float">
            <text:p>188.1401617251</text:p>
          </table:table-cell>
          <table:table-cell table:formula="of:=GEOMEAN([.C130:.R130])" office:value-type="float" office:value="62.6808452081507" calcext:value-type="float">
            <text:p>62.680845208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Tracerx</text:p>
          </table:table-cell>
          <table:table-cell table:formula="of:=[.C32]/[.C76]" office:value-type="float" office:value="3.38709677419355" calcext:value-type="float">
            <text:p>3.3870967742</text:p>
          </table:table-cell>
          <table:table-cell table:formula="of:=[.D32]/[.D76]" office:value-type="float" office:value="3.82978723404255" calcext:value-type="float">
            <text:p>3.829787234</text:p>
          </table:table-cell>
          <table:table-cell table:formula="of:=[.E32]/[.E76]" office:value-type="float" office:value="3.59756097560976" calcext:value-type="float">
            <text:p>3.5975609756</text:p>
          </table:table-cell>
          <table:table-cell table:formula="of:=[.F32]/[.F76]" office:value-type="float" office:value="3.16666666666667" calcext:value-type="float">
            <text:p>3.1666666667</text:p>
          </table:table-cell>
          <table:table-cell table:formula="of:=[.G32]/[.G76]" office:value-type="float" office:value="3.76506024096386" calcext:value-type="float">
            <text:p>3.765060241</text:p>
          </table:table-cell>
          <table:table-cell table:formula="of:=[.H32]/[.H76]" office:value-type="float" office:value="1.41592920353982" calcext:value-type="float">
            <text:p>1.4159292035</text:p>
          </table:table-cell>
          <table:table-cell table:formula="of:=[.I32]/[.I76]" office:value-type="float" office:value="5.16717325227964" calcext:value-type="float">
            <text:p>5.1671732523</text:p>
          </table:table-cell>
          <table:table-cell table:formula="of:=[.J32]/[.J76]" office:value-type="float" office:value="4.90683229813665" calcext:value-type="float">
            <text:p>4.9068322981</text:p>
          </table:table-cell>
          <table:table-cell table:formula="of:=[.K32]/[.K76]" office:value-type="float" office:value="5.28358208955224" calcext:value-type="float">
            <text:p>5.2835820896</text:p>
          </table:table-cell>
          <table:table-cell table:formula="of:=[.L32]/[.L76]" office:value-type="float" office:value="8.46547314578005" calcext:value-type="float">
            <text:p>8.4654731458</text:p>
          </table:table-cell>
          <table:table-cell table:formula="of:=[.M32]/[.M76]" office:value-type="float" office:value="6.92753623188406" calcext:value-type="float">
            <text:p>6.9275362319</text:p>
          </table:table-cell>
          <table:table-cell table:formula="of:=[.N32]/[.N76]" office:value-type="float" office:value="3.90625" calcext:value-type="float">
            <text:p>3.90625</text:p>
          </table:table-cell>
          <table:table-cell table:formula="of:=[.O32]/[.O76]" office:value-type="float" office:value="4.86486486486487" calcext:value-type="float">
            <text:p>4.8648648649</text:p>
          </table:table-cell>
          <table:table-cell table:formula="of:=[.P32]/[.P76]" office:value-type="float" office:value="7.2845953002611" calcext:value-type="float">
            <text:p>7.2845953003</text:p>
          </table:table-cell>
          <table:table-cell table:formula="of:=[.Q32]/[.Q76]" office:value-type="float" office:value="5.27777777777778" calcext:value-type="float">
            <text:p>5.2777777778</text:p>
          </table:table-cell>
          <table:table-cell table:formula="of:=[.R32]/[.R76]" office:value-type="float" office:value="7.65498652291105" calcext:value-type="float">
            <text:p>7.6549865229</text:p>
          </table:table-cell>
          <table:table-cell table:formula="of:=GEOMEAN([.C131:.R131])" office:value-type="float" office:value="4.55726645719579" calcext:value-type="float">
            <text:p>4.557266457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Tracerx</text:p>
          </table:table-cell>
          <table:table-cell table:formula="of:=[.C36]/[.C80]" office:value-type="float" office:value="1.12903225806452" calcext:value-type="float">
            <text:p>1.1290322581</text:p>
          </table:table-cell>
          <table:table-cell table:formula="of:=[.D36]/[.D80]" office:value-type="float" office:value="1.27659574468085" calcext:value-type="float">
            <text:p>1.2765957447</text:p>
          </table:table-cell>
          <table:table-cell table:formula="of:=[.E36]/[.E80]" office:value-type="float" office:value="1.1890243902439" calcext:value-type="float">
            <text:p>1.1890243902</text:p>
          </table:table-cell>
          <table:table-cell table:formula="of:=[.F36]/[.F80]" office:value-type="float" office:value="1.06666666666667" calcext:value-type="float">
            <text:p>1.0666666667</text:p>
          </table:table-cell>
          <table:table-cell table:formula="of:=[.G36]/[.G80]" office:value-type="float" office:value="1.17469879518072" calcext:value-type="float">
            <text:p>1.1746987952</text:p>
          </table:table-cell>
          <table:table-cell table:formula="of:=[.H36]/[.H80]" office:value-type="float" office:value="1.2094395280236" calcext:value-type="float">
            <text:p>1.209439528</text:p>
          </table:table-cell>
          <table:table-cell table:formula="of:=[.I36]/[.I80]" office:value-type="float" office:value="1.12462006079027" calcext:value-type="float">
            <text:p>1.1246200608</text:p>
          </table:table-cell>
          <table:table-cell table:formula="of:=[.J36]/[.J80]" office:value-type="float" office:value="1.14906832298137" calcext:value-type="float">
            <text:p>1.149068323</text:p>
          </table:table-cell>
          <table:table-cell table:formula="of:=[.K36]/[.K80]" office:value-type="float" office:value="1.25373134328358" calcext:value-type="float">
            <text:p>1.2537313433</text:p>
          </table:table-cell>
          <table:table-cell table:formula="of:=[.L36]/[.L80]" office:value-type="float" office:value="1.20204603580563" calcext:value-type="float">
            <text:p>1.2020460358</text:p>
          </table:table-cell>
          <table:table-cell table:formula="of:=[.M36]/[.M80]" office:value-type="float" office:value="1.18840579710145" calcext:value-type="float">
            <text:p>1.1884057971</text:p>
          </table:table-cell>
          <table:table-cell table:formula="of:=[.N36]/[.N80]" office:value-type="float" office:value="1.35416666666667" calcext:value-type="float">
            <text:p>1.3541666667</text:p>
          </table:table-cell>
          <table:table-cell table:formula="of:=[.O36]/[.O80]" office:value-type="float" office:value="1.16216216216216" calcext:value-type="float">
            <text:p>1.1621621622</text:p>
          </table:table-cell>
          <table:table-cell table:formula="of:=[.P36]/[.P80]" office:value-type="float" office:value="1.22715404699739" calcext:value-type="float">
            <text:p>1.227154047</text:p>
          </table:table-cell>
          <table:table-cell table:formula="of:=[.Q36]/[.Q80]" office:value-type="float" office:value="1.13636363636364" calcext:value-type="float">
            <text:p>1.1363636364</text:p>
          </table:table-cell>
          <table:table-cell table:formula="of:=[.R36]/[.R80]" office:value-type="float" office:value="1.34770889487871" calcext:value-type="float">
            <text:p>1.3477088949</text:p>
          </table:table-cell>
          <table:table-cell table:formula="of:=GEOMEAN([.C132:.R132])" office:value-type="float" office:value="1.19706492505032" calcext:value-type="float">
            <text:p>1.197064925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GEOMEAN([.C124:.C132])" office:value-type="float" office:value="8.87611431984372" calcext:value-type="float">
            <text:p>8.8761143198</text:p>
          </table:table-cell>
          <table:table-cell table:formula="of:=GEOMEAN([.D124:.D132])" office:value-type="float" office:value="9.0511478512457" calcext:value-type="float">
            <text:p>9.0511478512</text:p>
          </table:table-cell>
          <table:table-cell table:formula="of:=GEOMEAN([.E124:.E132])" office:value-type="float" office:value="9.23891806508863" calcext:value-type="float">
            <text:p>9.2389180651</text:p>
          </table:table-cell>
          <table:table-cell table:formula="of:=GEOMEAN([.F124:.F132])" office:value-type="float" office:value="8.58276086374262" calcext:value-type="float">
            <text:p>8.5827608637</text:p>
          </table:table-cell>
          <table:table-cell table:formula="of:=GEOMEAN([.G124:.G132])" office:value-type="float" office:value="11.1540308512963" calcext:value-type="float">
            <text:p>11.1540308513</text:p>
          </table:table-cell>
          <table:table-cell table:formula="of:=GEOMEAN([.H124:.H132])" office:value-type="float" office:value="9.13151331336039" calcext:value-type="float">
            <text:p>9.1315133134</text:p>
          </table:table-cell>
          <table:table-cell table:formula="of:=GEOMEAN([.I124:.I132])" office:value-type="float" office:value="10.6577123047998" calcext:value-type="float">
            <text:p>10.6577123048</text:p>
          </table:table-cell>
          <table:table-cell table:formula="of:=GEOMEAN([.J124:.J132])" office:value-type="float" office:value="10.5663869341969" calcext:value-type="float">
            <text:p>10.5663869342</text:p>
          </table:table-cell>
          <table:table-cell table:formula="of:=GEOMEAN([.K124:.K132])" office:value-type="float" office:value="21.2527439451144" calcext:value-type="float">
            <text:p>21.2527439451</text:p>
          </table:table-cell>
          <table:table-cell table:formula="of:=GEOMEAN([.L124:.L132])" office:value-type="float" office:value="21.8388975776499" calcext:value-type="float">
            <text:p>21.8388975776</text:p>
          </table:table-cell>
          <table:table-cell table:formula="of:=GEOMEAN([.M124:.M132])" office:value-type="float" office:value="19.2277277025322" calcext:value-type="float">
            <text:p>19.2277277025</text:p>
          </table:table-cell>
          <table:table-cell table:formula="of:=GEOMEAN([.N124:.N132])" office:value-type="float" office:value="16.3680981217356" calcext:value-type="float">
            <text:p>16.3680981217</text:p>
          </table:table-cell>
          <table:table-cell table:formula="of:=GEOMEAN([.O124:.O132])" office:value-type="float" office:value="45.3262990308466" calcext:value-type="float">
            <text:p>45.3262990308</text:p>
          </table:table-cell>
          <table:table-cell table:formula="of:=GEOMEAN([.P124:.P132])" office:value-type="float" office:value="34.9832083486459" calcext:value-type="float">
            <text:p>34.9832083486</text:p>
          </table:table-cell>
          <table:table-cell table:formula="of:=GEOMEAN([.Q124:.Q132])" office:value-type="float" office:value="32.4136162369892" calcext:value-type="float">
            <text:p>32.413616237</text:p>
          </table:table-cell>
          <table:table-cell table:formula="of:=GEOMEAN([.R124:.R132])" office:value-type="float" office:value="34.5453897511346" calcext:value-type="float">
            <text:p>34.5453897511</text:p>
          </table:table-cell>
          <table:table-cell table:number-columns-repeated="6"/>
        </table:table-row>
        <table:table-row table:style-name="ro1">
          <table:table-cell table:number-columns-repeated="20"/>
          <table:table-cell office:value-type="string" calcext:value-type="string">
            <text:p>KLEE/STP</text:p>
          </table:table-cell>
          <table:table-cell office:value-type="string" calcext:value-type="string">
            <text:p>KLEE/Z3</text:p>
          </table:table-cell>
          <table:table-cell office:value-type="string" calcext:value-type="string">
            <text:p>Tracer-X/Z3</text:p>
          </table:table-cell>
          <table:table-cell office:value-type="string" calcext:value-type="string">
            <text:p>LLBM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'LLBMC'</text:p>
          </table:table-cell>
          <table:table-cell table:formula="of:=[.C5]/[.C49]" office:value-type="float" office:value="0.258064516129032" calcext:value-type="float">
            <text:p>0.2580645161</text:p>
          </table:table-cell>
          <table:table-cell table:formula="of:=[.D5]/[.D49]" office:value-type="float" office:value="0.182370820668693" calcext:value-type="float">
            <text:p>0.1823708207</text:p>
          </table:table-cell>
          <table:table-cell table:formula="of:=[.E5]/[.E49]" office:value-type="float" office:value="0.219512195121951" calcext:value-type="float">
            <text:p>0.2195121951</text:p>
          </table:table-cell>
          <table:table-cell table:formula="of:=[.F5]/[.F49]" office:value-type="float" office:value="0.266666666666667" calcext:value-type="float">
            <text:p>0.2666666667</text:p>
          </table:table-cell>
          <table:table-cell table:formula="of:=[.G5]/[.G49]" office:value-type="float" office:value="0.168674698795181" calcext:value-type="float">
            <text:p>0.1686746988</text:p>
          </table:table-cell>
          <table:table-cell table:formula="of:=[.H5]/[.H49]" office:value-type="float" office:value="0.141592920353982" calcext:value-type="float">
            <text:p>0.1415929204</text:p>
          </table:table-cell>
          <table:table-cell table:formula="of:=[.I5]/[.I49]" office:value-type="float" office:value="0.170212765957447" calcext:value-type="float">
            <text:p>0.170212766</text:p>
          </table:table-cell>
          <table:table-cell table:formula="of:=[.J5]/[.J49]" office:value-type="float" office:value="0.161490683229814" calcext:value-type="float">
            <text:p>0.1614906832</text:p>
          </table:table-cell>
          <table:table-cell table:formula="of:=[.K5]/[.K49]" office:value-type="float" office:value="0.274626865671642" calcext:value-type="float">
            <text:p>0.2746268657</text:p>
          </table:table-cell>
          <table:table-cell table:formula="of:=[.L5]/[.L49]" office:value-type="float" office:value="0.235294117647059" calcext:value-type="float">
            <text:p>0.2352941176</text:p>
          </table:table-cell>
          <table:table-cell table:formula="of:=[.M5]/[.M49]" office:value-type="float" office:value="0.278260869565217" calcext:value-type="float">
            <text:p>0.2782608696</text:p>
          </table:table-cell>
          <table:table-cell table:formula="of:=[.N5]/[.N49]" office:value-type="float" office:value="0.21875" calcext:value-type="float">
            <text:p>0.21875</text:p>
          </table:table-cell>
          <table:table-cell table:formula="of:=[.O5]/[.O49]" office:value-type="float" office:value="0.216216216216216" calcext:value-type="float">
            <text:p>0.2162162162</text:p>
          </table:table-cell>
          <table:table-cell table:formula="of:=[.P5]/[.P49]" office:value-type="float" office:value="0.27154046997389" calcext:value-type="float">
            <text:p>0.27154047</text:p>
          </table:table-cell>
          <table:table-cell table:formula="of:=[.Q5]/[.Q49]" office:value-type="float" office:value="0.272727272727273" calcext:value-type="float">
            <text:p>0.2727272727</text:p>
          </table:table-cell>
          <table:table-cell table:formula="of:=[.R5]/[.R49]" office:value-type="float" office:value="0.204851752021563" calcext:value-type="float">
            <text:p>0.204851752</text:p>
          </table:table-cell>
          <table:table-cell table:formula="of:=GEOMEAN([.C135:.R135])" office:value-type="float" office:value="0.216520597948308" calcext:value-type="float">
            <text:p>0.2165205979</text:p>
          </table:table-cell>
          <table:table-cell/>
          <table:table-cell table:formula="of:=[.S102]" office:value-type="float" office:value="43.5271903529491" calcext:value-type="float">
            <text:p>43.5271903529</text:p>
          </table:table-cell>
          <table:table-cell table:formula="of:=[.S113]" office:value-type="float" office:value="64.7576445318266" calcext:value-type="float">
            <text:p>64.7576445318</text:p>
          </table:table-cell>
          <table:table-cell table:formula="of:=[.S124]" office:value-type="float" office:value="91.5752706959138" calcext:value-type="float">
            <text:p>91.5752706959</text:p>
          </table:table-cell>
          <table:table-cell table:formula="of:=[.S135]" office:value-type="float" office:value="0.216520597948308" calcext:value-type="float">
            <text:p>0.21652059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'LLBMC'</text:p>
          </table:table-cell>
          <table:table-cell table:formula="of:=[.C9]/[.C53]" office:value-type="float" office:value="0.167741935483871" calcext:value-type="float">
            <text:p>0.1677419355</text:p>
          </table:table-cell>
          <table:table-cell table:formula="of:=[.D9]/[.D53]" office:value-type="float" office:value="0.133738601823708" calcext:value-type="float">
            <text:p>0.1337386018</text:p>
          </table:table-cell>
          <table:table-cell table:formula="of:=[.E9]/[.E53]" office:value-type="float" office:value="0.121951219512195" calcext:value-type="float">
            <text:p>0.1219512195</text:p>
          </table:table-cell>
          <table:table-cell table:formula="of:=[.F9]/[.F53]" office:value-type="float" office:value="0.133333333333333" calcext:value-type="float">
            <text:p>0.1333333333</text:p>
          </table:table-cell>
          <table:table-cell table:formula="of:=[.G9]/[.G53]" office:value-type="float" office:value="0.132530120481928" calcext:value-type="float">
            <text:p>0.1325301205</text:p>
          </table:table-cell>
          <table:table-cell table:formula="of:=[.H9]/[.H53]" office:value-type="float" office:value="0.129793510324484" calcext:value-type="float">
            <text:p>0.1297935103</text:p>
          </table:table-cell>
          <table:table-cell table:formula="of:=[.I9]/[.I53]" office:value-type="float" office:value="0.133738601823708" calcext:value-type="float">
            <text:p>0.1337386018</text:p>
          </table:table-cell>
          <table:table-cell table:formula="of:=[.J9]/[.J53]" office:value-type="float" office:value="0.136645962732919" calcext:value-type="float">
            <text:p>0.1366459627</text:p>
          </table:table-cell>
          <table:table-cell table:formula="of:=[.K9]/[.K53]" office:value-type="float" office:value="0.167164179104478" calcext:value-type="float">
            <text:p>0.1671641791</text:p>
          </table:table-cell>
          <table:table-cell table:formula="of:=[.L9]/[.L53]" office:value-type="float" office:value="0.132992327365729" calcext:value-type="float">
            <text:p>0.1329923274</text:p>
          </table:table-cell>
          <table:table-cell table:formula="of:=[.M9]/[.M53]" office:value-type="float" office:value="0.16231884057971" calcext:value-type="float">
            <text:p>0.1623188406</text:p>
          </table:table-cell>
          <table:table-cell table:formula="of:=[.N9]/[.N53]" office:value-type="float" office:value="0.135416666666667" calcext:value-type="float">
            <text:p>0.1354166667</text:p>
          </table:table-cell>
          <table:table-cell table:formula="of:=[.O9]/[.O53]" office:value-type="float" office:value="0.194594594594595" calcext:value-type="float">
            <text:p>0.1945945946</text:p>
          </table:table-cell>
          <table:table-cell table:formula="of:=[.P9]/[.P53]" office:value-type="float" office:value="0.18798955613577" calcext:value-type="float">
            <text:p>0.1879895561</text:p>
          </table:table-cell>
          <table:table-cell table:formula="of:=[.Q9]/[.Q53]" office:value-type="float" office:value="0.181818181818182" calcext:value-type="float">
            <text:p>0.1818181818</text:p>
          </table:table-cell>
          <table:table-cell table:formula="of:=[.R9]/[.R53]" office:value-type="float" office:value="0.183288409703504" calcext:value-type="float">
            <text:p>0.1832884097</text:p>
          </table:table-cell>
          <table:table-cell table:formula="of:=GEOMEAN([.C136:.R136])" office:value-type="float" office:value="0.150368115973656" calcext:value-type="float">
            <text:p>0.150368116</text:p>
          </table:table-cell>
          <table:table-cell/>
          <table:table-cell table:formula="of:=[.S103]" office:value-type="float" office:value="23.7332412892472" calcext:value-type="float">
            <text:p>23.7332412892</text:p>
          </table:table-cell>
          <table:table-cell table:formula="of:=[.S114]" office:value-type="float" office:value="38.8694185523766" calcext:value-type="float">
            <text:p>38.8694185524</text:p>
          </table:table-cell>
          <table:table-cell table:formula="of:=[.S125]" office:value-type="float" office:value="47.4012665082025" calcext:value-type="float">
            <text:p>47.4012665082</text:p>
          </table:table-cell>
          <table:table-cell table:formula="of:=[.S136]" office:value-type="float" office:value="0.150368115973656" calcext:value-type="float">
            <text:p>0.1503681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'LLBMC'</text:p>
          </table:table-cell>
          <table:table-cell table:formula="of:=[.C13]/[.C57]" office:value-type="float" office:value="0.245161290322581" calcext:value-type="float">
            <text:p>0.2451612903</text:p>
          </table:table-cell>
          <table:table-cell table:formula="of:=[.D13]/[.D57]" office:value-type="float" office:value="0.231003039513678" calcext:value-type="float">
            <text:p>0.2310030395</text:p>
          </table:table-cell>
          <table:table-cell table:formula="of:=[.E13]/[.E57]" office:value-type="float" office:value="0.182926829268293" calcext:value-type="float">
            <text:p>0.1829268293</text:p>
          </table:table-cell>
          <table:table-cell table:formula="of:=[.F13]/[.F57]" office:value-type="float" office:value="0.173333333333333" calcext:value-type="float">
            <text:p>0.1733333333</text:p>
          </table:table-cell>
          <table:table-cell table:formula="of:=[.G13]/[.G57]" office:value-type="float" office:value="0.156626506024096" calcext:value-type="float">
            <text:p>0.156626506</text:p>
          </table:table-cell>
          <table:table-cell table:formula="of:=[.H13]/[.H57]" office:value-type="float" office:value="0.165191740412979" calcext:value-type="float">
            <text:p>0.1651917404</text:p>
          </table:table-cell>
          <table:table-cell table:formula="of:=[.I13]/[.I57]" office:value-type="float" office:value="0.158054711246201" calcext:value-type="float">
            <text:p>0.1580547112</text:p>
          </table:table-cell>
          <table:table-cell table:formula="of:=[.J13]/[.J57]" office:value-type="float" office:value="0.161490683229814" calcext:value-type="float">
            <text:p>0.1614906832</text:p>
          </table:table-cell>
          <table:table-cell table:formula="of:=[.K13]/[.K57]" office:value-type="float" office:value="0.250746268656716" calcext:value-type="float">
            <text:p>0.2507462687</text:p>
          </table:table-cell>
          <table:table-cell table:formula="of:=[.L13]/[.L57]" office:value-type="float" office:value="0.163682864450128" calcext:value-type="float">
            <text:p>0.1636828645</text:p>
          </table:table-cell>
          <table:table-cell table:formula="of:=[.M13]/[.M57]" office:value-type="float" office:value="0.197101449275362" calcext:value-type="float">
            <text:p>0.1971014493</text:p>
          </table:table-cell>
          <table:table-cell table:formula="of:=[.N13]/[.N57]" office:value-type="float" office:value="0.197916666666667" calcext:value-type="float">
            <text:p>0.1979166667</text:p>
          </table:table-cell>
          <table:table-cell table:formula="of:=[.O13]/[.O57]" office:value-type="float" office:value="0.216216216216216" calcext:value-type="float">
            <text:p>0.2162162162</text:p>
          </table:table-cell>
          <table:table-cell table:formula="of:=[.P13]/[.P57]" office:value-type="float" office:value="0.2088772845953" calcext:value-type="float">
            <text:p>0.2088772846</text:p>
          </table:table-cell>
          <table:table-cell table:formula="of:=[.Q13]/[.Q57]" office:value-type="float" office:value="0.202020202020202" calcext:value-type="float">
            <text:p>0.202020202</text:p>
          </table:table-cell>
          <table:table-cell table:formula="of:=[.R13]/[.R57]" office:value-type="float" office:value="0.215633423180593" calcext:value-type="float">
            <text:p>0.2156334232</text:p>
          </table:table-cell>
          <table:table-cell table:formula="of:=GEOMEAN([.C137:.R137])" office:value-type="float" office:value="0.193095038274492" calcext:value-type="float">
            <text:p>0.1930950383</text:p>
          </table:table-cell>
          <table:table-cell/>
          <table:table-cell table:formula="of:=[.S104]" office:value-type="float" office:value="4.1879381758734" calcext:value-type="float">
            <text:p>4.1879381759</text:p>
          </table:table-cell>
          <table:table-cell table:formula="of:=[.S115]" office:value-type="float" office:value="13.5750624246921" calcext:value-type="float">
            <text:p>13.5750624247</text:p>
          </table:table-cell>
          <table:table-cell table:formula="of:=[.S126]" office:value-type="float" office:value="14.0692579012839" calcext:value-type="float">
            <text:p>14.0692579013</text:p>
          </table:table-cell>
          <table:table-cell table:formula="of:=[.S137]" office:value-type="float" office:value="0.193095038274492" calcext:value-type="float">
            <text:p>0.19309503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'LLBMC'</text:p>
          </table:table-cell>
          <table:table-cell table:formula="of:=[.C17]/[.C61]" office:value-type="float" office:value="0.154838709677419" calcext:value-type="float">
            <text:p>0.1548387097</text:p>
          </table:table-cell>
          <table:table-cell table:formula="of:=[.D17]/[.D61]" office:value-type="float" office:value="0.133738601823708" calcext:value-type="float">
            <text:p>0.1337386018</text:p>
          </table:table-cell>
          <table:table-cell table:formula="of:=[.E17]/[.E61]" office:value-type="float" office:value="0.121951219512195" calcext:value-type="float">
            <text:p>0.1219512195</text:p>
          </table:table-cell>
          <table:table-cell table:formula="of:=[.F17]/[.F61]" office:value-type="float" office:value="0.146666666666667" calcext:value-type="float">
            <text:p>0.1466666667</text:p>
          </table:table-cell>
          <table:table-cell table:formula="of:=[.G17]/[.G61]" office:value-type="float" office:value="0.144578313253012" calcext:value-type="float">
            <text:p>0.1445783133</text:p>
          </table:table-cell>
          <table:table-cell table:formula="of:=[.H17]/[.H61]" office:value-type="float" office:value="0.141592920353982" calcext:value-type="float">
            <text:p>0.1415929204</text:p>
          </table:table-cell>
          <table:table-cell table:formula="of:=[.I17]/[.I61]" office:value-type="float" office:value="0.145896656534954" calcext:value-type="float">
            <text:p>0.1458966565</text:p>
          </table:table-cell>
          <table:table-cell table:formula="of:=[.J17]/[.J61]" office:value-type="float" office:value="0.136645962732919" calcext:value-type="float">
            <text:p>0.1366459627</text:p>
          </table:table-cell>
          <table:table-cell table:formula="of:=[.K17]/[.K61]" office:value-type="float" office:value="0.167164179104478" calcext:value-type="float">
            <text:p>0.1671641791</text:p>
          </table:table-cell>
          <table:table-cell table:formula="of:=[.L17]/[.L61]" office:value-type="float" office:value="0.143222506393862" calcext:value-type="float">
            <text:p>0.1432225064</text:p>
          </table:table-cell>
          <table:table-cell table:formula="of:=[.M17]/[.M61]" office:value-type="float" office:value="0.16231884057971" calcext:value-type="float">
            <text:p>0.1623188406</text:p>
          </table:table-cell>
          <table:table-cell table:formula="of:=[.N17]/[.N61]" office:value-type="float" office:value="0.145833333333333" calcext:value-type="float">
            <text:p>0.1458333333</text:p>
          </table:table-cell>
          <table:table-cell table:formula="of:=[.O17]/[.O61]" office:value-type="float" office:value="0.216216216216216" calcext:value-type="float">
            <text:p>0.2162162162</text:p>
          </table:table-cell>
          <table:table-cell table:formula="of:=[.P17]/[.P61]" office:value-type="float" office:value="0.2088772845953" calcext:value-type="float">
            <text:p>0.2088772846</text:p>
          </table:table-cell>
          <table:table-cell table:formula="of:=[.Q17]/[.Q61]" office:value-type="float" office:value="0.181818181818182" calcext:value-type="float">
            <text:p>0.1818181818</text:p>
          </table:table-cell>
          <table:table-cell table:formula="of:=[.R17]/[.R61]" office:value-type="float" office:value="0.194070080862534" calcext:value-type="float">
            <text:p>0.1940700809</text:p>
          </table:table-cell>
          <table:table-cell table:formula="of:=GEOMEAN([.C138:.R138])" office:value-type="float" office:value="0.157018118982436" calcext:value-type="float">
            <text:p>0.157018119</text:p>
          </table:table-cell>
          <table:table-cell/>
          <table:table-cell table:formula="of:=[.S105]" office:value-type="float" office:value="22.9301549992131" calcext:value-type="float">
            <text:p>22.9301549992</text:p>
          </table:table-cell>
          <table:table-cell table:formula="of:=[.S116]" office:value-type="float" office:value="37.8512431913261" calcext:value-type="float">
            <text:p>37.8512431913</text:p>
          </table:table-cell>
          <table:table-cell table:formula="of:=[.S127]" office:value-type="float" office:value="45.881757365818" calcext:value-type="float">
            <text:p>45.8817573658</text:p>
          </table:table-cell>
          <table:table-cell table:formula="of:=[.S138]" office:value-type="float" office:value="0.157018118982436" calcext:value-type="float">
            <text:p>0.15701811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/>'LLBMC'</text:p>
          </table:table-cell>
          <table:table-cell table:formula="of:=[.C21]/[.C65]" office:value-type="float" office:value="0.180645161290323" calcext:value-type="float">
            <text:p>0.1806451613</text:p>
          </table:table-cell>
          <table:table-cell table:formula="of:=[.D21]/[.D65]" office:value-type="float" office:value="0.170212765957447" calcext:value-type="float">
            <text:p>0.170212766</text:p>
          </table:table-cell>
          <table:table-cell table:formula="of:=[.E21]/[.E65]" office:value-type="float" office:value="0.158536585365854" calcext:value-type="float">
            <text:p>0.1585365854</text:p>
          </table:table-cell>
          <table:table-cell table:formula="of:=[.F21]/[.F65]" office:value-type="float" office:value="0.173333333333333" calcext:value-type="float">
            <text:p>0.1733333333</text:p>
          </table:table-cell>
          <table:table-cell table:formula="of:=[.G21]/[.G65]" office:value-type="float" office:value="0.168674698795181" calcext:value-type="float">
            <text:p>0.1686746988</text:p>
          </table:table-cell>
          <table:table-cell table:formula="of:=[.H21]/[.H65]" office:value-type="float" office:value="0.176991150442478" calcext:value-type="float">
            <text:p>0.1769911504</text:p>
          </table:table-cell>
          <table:table-cell table:formula="of:=[.I21]/[.I65]" office:value-type="float" office:value="0.182370820668693" calcext:value-type="float">
            <text:p>0.1823708207</text:p>
          </table:table-cell>
          <table:table-cell table:formula="of:=[.J21]/[.J65]" office:value-type="float" office:value="0.173913043478261" calcext:value-type="float">
            <text:p>0.1739130435</text:p>
          </table:table-cell>
          <table:table-cell table:formula="of:=[.K21]/[.K65]" office:value-type="float" office:value="0.202985074626866" calcext:value-type="float">
            <text:p>0.2029850746</text:p>
          </table:table-cell>
          <table:table-cell table:formula="of:=[.L21]/[.L65]" office:value-type="float" office:value="0.173913043478261" calcext:value-type="float">
            <text:p>0.1739130435</text:p>
          </table:table-cell>
          <table:table-cell table:formula="of:=[.M21]/[.M65]" office:value-type="float" office:value="0.197101449275362" calcext:value-type="float">
            <text:p>0.1971014493</text:p>
          </table:table-cell>
          <table:table-cell table:formula="of:=[.N21]/[.N65]" office:value-type="float" office:value="0.177083333333333" calcext:value-type="float">
            <text:p>0.1770833333</text:p>
          </table:table-cell>
          <table:table-cell table:formula="of:=[.O21]/[.O65]" office:value-type="float" office:value="0.237837837837838" calcext:value-type="float">
            <text:p>0.2378378378</text:p>
          </table:table-cell>
          <table:table-cell table:formula="of:=[.P21]/[.P65]" office:value-type="float" office:value="0.240208877284595" calcext:value-type="float">
            <text:p>0.2402088773</text:p>
          </table:table-cell>
          <table:table-cell table:formula="of:=[.Q21]/[.Q65]" office:value-type="float" office:value="0.232323232323232" calcext:value-type="float">
            <text:p>0.2323232323</text:p>
          </table:table-cell>
          <table:table-cell table:formula="of:=[.R21]/[.R65]" office:value-type="float" office:value="0.247978436657682" calcext:value-type="float">
            <text:p>0.2479784367</text:p>
          </table:table-cell>
          <table:table-cell table:formula="of:=GEOMEAN([.C139:.R139])" office:value-type="float" office:value="0.19140243625385" calcext:value-type="float">
            <text:p>0.1914024363</text:p>
          </table:table-cell>
          <table:table-cell/>
          <table:table-cell table:formula="of:=[.S106]" office:value-type="float" office:value="0.231860521017342" calcext:value-type="float">
            <text:p>0.231860521</text:p>
          </table:table-cell>
          <table:table-cell table:formula="of:=[.S117]" office:value-type="float" office:value="0.378745053720796" calcext:value-type="float">
            <text:p>0.3787450537</text:p>
          </table:table-cell>
          <table:table-cell table:formula="of:=[.S128]" office:value-type="float" office:value="0.540199776875839" calcext:value-type="float">
            <text:p>0.5401997769</text:p>
          </table:table-cell>
          <table:table-cell table:formula="of:=[.S139]" office:value-type="float" office:value="0.19140243625385" calcext:value-type="float">
            <text:p>0.19140243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'LLBMC'</text:p>
          </table:table-cell>
          <table:table-cell table:formula="of:=[.C25]/[.C69]" office:value-type="float" office:value="0.219354838709677" calcext:value-type="float">
            <text:p>0.2193548387</text:p>
          </table:table-cell>
          <table:table-cell table:formula="of:=[.D25]/[.D69]" office:value-type="float" office:value="0.170212765957447" calcext:value-type="float">
            <text:p>0.170212766</text:p>
          </table:table-cell>
          <table:table-cell table:formula="of:=[.E25]/[.E69]" office:value-type="float" office:value="0.170731707317073" calcext:value-type="float">
            <text:p>0.1707317073</text:p>
          </table:table-cell>
          <table:table-cell table:formula="of:=[.F25]/[.F69]" office:value-type="float" office:value="0.186666666666667" calcext:value-type="float">
            <text:p>0.1866666667</text:p>
          </table:table-cell>
          <table:table-cell table:formula="of:=[.G25]/[.G69]" office:value-type="float" office:value="0.168674698795181" calcext:value-type="float">
            <text:p>0.1686746988</text:p>
          </table:table-cell>
          <table:table-cell table:formula="of:=[.H25]/[.H69]" office:value-type="float" office:value="0.153392330383481" calcext:value-type="float">
            <text:p>0.1533923304</text:p>
          </table:table-cell>
          <table:table-cell table:formula="of:=[.I25]/[.I69]" office:value-type="float" office:value="0.194528875379939" calcext:value-type="float">
            <text:p>0.1945288754</text:p>
          </table:table-cell>
          <table:table-cell table:formula="of:=[.J25]/[.J69]" office:value-type="float" office:value="0.173913043478261" calcext:value-type="float">
            <text:p>0.1739130435</text:p>
          </table:table-cell>
          <table:table-cell table:formula="of:=[.K25]/[.K69]" office:value-type="float" office:value="0.250746268656716" calcext:value-type="float">
            <text:p>0.2507462687</text:p>
          </table:table-cell>
          <table:table-cell table:formula="of:=[.L25]/[.L69]" office:value-type="float" office:value="0.225063938618926" calcext:value-type="float">
            <text:p>0.2250639386</text:p>
          </table:table-cell>
          <table:table-cell table:formula="of:=[.M25]/[.M69]" office:value-type="float" office:value="0.255072463768116" calcext:value-type="float">
            <text:p>0.2550724638</text:p>
          </table:table-cell>
          <table:table-cell table:formula="of:=[.N25]/[.N69]" office:value-type="float" office:value="0.229166666666667" calcext:value-type="float">
            <text:p>0.2291666667</text:p>
          </table:table-cell>
          <table:table-cell table:formula="of:=[.O25]/[.O69]" office:value-type="float" office:value="0.335135135135135" calcext:value-type="float">
            <text:p>0.3351351351</text:p>
          </table:table-cell>
          <table:table-cell table:formula="of:=[.P25]/[.P69]" office:value-type="float" office:value="0.323759791122715" calcext:value-type="float">
            <text:p>0.3237597911</text:p>
          </table:table-cell>
          <table:table-cell table:formula="of:=[.Q25]/[.Q69]" office:value-type="float" office:value="0.303030303030303" calcext:value-type="float">
            <text:p>0.303030303</text:p>
          </table:table-cell>
          <table:table-cell table:formula="of:=[.R25]/[.R69]" office:value-type="float" office:value="0.323450134770889" calcext:value-type="float">
            <text:p>0.3234501348</text:p>
          </table:table-cell>
          <table:table-cell table:formula="of:=GEOMEAN([.C140:.R140])" office:value-type="float" office:value="0.222676231681046" calcext:value-type="float">
            <text:p>0.2226762317</text:p>
          </table:table-cell>
          <table:table-cell/>
          <table:table-cell table:formula="of:=[.S107]" office:value-type="float" office:value="43.4649510515427" calcext:value-type="float">
            <text:p>43.4649510515</text:p>
          </table:table-cell>
          <table:table-cell table:formula="of:=[.S118]" office:value-type="float" office:value="83.966173408331" calcext:value-type="float">
            <text:p>83.9661734083</text:p>
          </table:table-cell>
          <table:table-cell table:formula="of:=[.S129]" office:value-type="float" office:value="134.797321614433" calcext:value-type="float">
            <text:p>134.7973216144</text:p>
          </table:table-cell>
          <table:table-cell table:formula="of:=[.S140]" office:value-type="float" office:value="0.222676231681046" calcext:value-type="float">
            <text:p>0.22267623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'LLBMC'</text:p>
          </table:table-cell>
          <table:table-cell table:formula="of:=[.C29]/[.C73]" office:value-type="float" office:value="0.141935483870968" calcext:value-type="float">
            <text:p>0.1419354839</text:p>
          </table:table-cell>
          <table:table-cell table:formula="of:=[.D29]/[.D73]" office:value-type="float" office:value="0.133738601823708" calcext:value-type="float">
            <text:p>0.1337386018</text:p>
          </table:table-cell>
          <table:table-cell table:formula="of:=[.E29]/[.E73]" office:value-type="float" office:value="0.134146341463415" calcext:value-type="float">
            <text:p>0.1341463415</text:p>
          </table:table-cell>
          <table:table-cell table:formula="of:=[.F29]/[.F73]" office:value-type="float" office:value="0.146666666666667" calcext:value-type="float">
            <text:p>0.1466666667</text:p>
          </table:table-cell>
          <table:table-cell table:formula="of:=[.G29]/[.G73]" office:value-type="float" office:value="0.132530120481928" calcext:value-type="float">
            <text:p>0.1325301205</text:p>
          </table:table-cell>
          <table:table-cell table:formula="of:=[.H29]/[.H73]" office:value-type="float" office:value="0.129793510324484" calcext:value-type="float">
            <text:p>0.1297935103</text:p>
          </table:table-cell>
          <table:table-cell table:formula="of:=[.I29]/[.I73]" office:value-type="float" office:value="0.133738601823708" calcext:value-type="float">
            <text:p>0.1337386018</text:p>
          </table:table-cell>
          <table:table-cell table:formula="of:=[.J29]/[.J73]" office:value-type="float" office:value="0.136645962732919" calcext:value-type="float">
            <text:p>0.1366459627</text:p>
          </table:table-cell>
          <table:table-cell table:formula="of:=[.K29]/[.K73]" office:value-type="float" office:value="0.167164179104478" calcext:value-type="float">
            <text:p>0.1671641791</text:p>
          </table:table-cell>
          <table:table-cell table:formula="of:=[.L29]/[.L73]" office:value-type="float" office:value="0.143222506393862" calcext:value-type="float">
            <text:p>0.1432225064</text:p>
          </table:table-cell>
          <table:table-cell table:formula="of:=[.M29]/[.M73]" office:value-type="float" office:value="0.16231884057971" calcext:value-type="float">
            <text:p>0.1623188406</text:p>
          </table:table-cell>
          <table:table-cell table:formula="of:=[.N29]/[.N73]" office:value-type="float" office:value="0.145833333333333" calcext:value-type="float">
            <text:p>0.1458333333</text:p>
          </table:table-cell>
          <table:table-cell table:formula="of:=[.O29]/[.O73]" office:value-type="float" office:value="0.194594594594595" calcext:value-type="float">
            <text:p>0.1945945946</text:p>
          </table:table-cell>
          <table:table-cell table:formula="of:=[.P29]/[.P73]" office:value-type="float" office:value="0.18798955613577" calcext:value-type="float">
            <text:p>0.1879895561</text:p>
          </table:table-cell>
          <table:table-cell table:formula="of:=[.Q29]/[.Q73]" office:value-type="float" office:value="0.181818181818182" calcext:value-type="float">
            <text:p>0.1818181818</text:p>
          </table:table-cell>
          <table:table-cell table:formula="of:=[.R29]/[.R73]" office:value-type="float" office:value="0.194070080862534" calcext:value-type="float">
            <text:p>0.1940700809</text:p>
          </table:table-cell>
          <table:table-cell table:formula="of:=GEOMEAN([.C141:.R141])" office:value-type="float" office:value="0.152535168679815" calcext:value-type="float">
            <text:p>0.1525351687</text:p>
          </table:table-cell>
          <table:table-cell/>
          <table:table-cell table:formula="of:=[.S108]" office:value-type="float" office:value="26.9420094674763" calcext:value-type="float">
            <text:p>26.9420094675</text:p>
          </table:table-cell>
          <table:table-cell table:formula="of:=[.S119]" office:value-type="float" office:value="51.8369765047133" calcext:value-type="float">
            <text:p>51.8369765047</text:p>
          </table:table-cell>
          <table:table-cell table:formula="of:=[.S130]" office:value-type="float" office:value="62.6808452081507" calcext:value-type="float">
            <text:p>62.6808452082</text:p>
          </table:table-cell>
          <table:table-cell table:formula="of:=[.S141]" office:value-type="float" office:value="0.152535168679815" calcext:value-type="float">
            <text:p>0.15253516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'LLBMC'</text:p>
          </table:table-cell>
          <table:table-cell table:formula="of:=[.C33]/[.C77]" office:value-type="float" office:value="0.141935483870968" calcext:value-type="float">
            <text:p>0.1419354839</text:p>
          </table:table-cell>
          <table:table-cell table:formula="of:=[.D33]/[.D77]" office:value-type="float" office:value="0.145896656534954" calcext:value-type="float">
            <text:p>0.1458966565</text:p>
          </table:table-cell>
          <table:table-cell table:formula="of:=[.E33]/[.E77]" office:value-type="float" office:value="0.134146341463415" calcext:value-type="float">
            <text:p>0.1341463415</text:p>
          </table:table-cell>
          <table:table-cell table:formula="of:=[.F33]/[.F77]" office:value-type="float" office:value="0.16" calcext:value-type="float">
            <text:p>0.16</text:p>
          </table:table-cell>
          <table:table-cell table:formula="of:=[.G33]/[.G77]" office:value-type="float" office:value="0.144578313253012" calcext:value-type="float">
            <text:p>0.1445783133</text:p>
          </table:table-cell>
          <table:table-cell table:formula="of:=[.H33]/[.H77]" office:value-type="float" office:value="0.153392330383481" calcext:value-type="float">
            <text:p>0.1533923304</text:p>
          </table:table-cell>
          <table:table-cell table:formula="of:=[.I33]/[.I77]" office:value-type="float" office:value="0.133738601823708" calcext:value-type="float">
            <text:p>0.1337386018</text:p>
          </table:table-cell>
          <table:table-cell table:formula="of:=[.J33]/[.J77]" office:value-type="float" office:value="0.161490683229814" calcext:value-type="float">
            <text:p>0.1614906832</text:p>
          </table:table-cell>
          <table:table-cell table:formula="of:=[.K33]/[.K77]" office:value-type="float" office:value="0.17910447761194" calcext:value-type="float">
            <text:p>0.1791044776</text:p>
          </table:table-cell>
          <table:table-cell table:formula="of:=[.L33]/[.L77]" office:value-type="float" office:value="0.153452685421995" calcext:value-type="float">
            <text:p>0.1534526854</text:p>
          </table:table-cell>
          <table:table-cell table:formula="of:=[.M33]/[.M77]" office:value-type="float" office:value="0.173913043478261" calcext:value-type="float">
            <text:p>0.1739130435</text:p>
          </table:table-cell>
          <table:table-cell table:formula="of:=[.N33]/[.N77]" office:value-type="float" office:value="0.15625" calcext:value-type="float">
            <text:p>0.15625</text:p>
          </table:table-cell>
          <table:table-cell table:formula="of:=[.O33]/[.O77]" office:value-type="float" office:value="0.227027027027027" calcext:value-type="float">
            <text:p>0.227027027</text:p>
          </table:table-cell>
          <table:table-cell table:formula="of:=[.P33]/[.P77]" office:value-type="float" office:value="0.219321148825065" calcext:value-type="float">
            <text:p>0.2193211488</text:p>
          </table:table-cell>
          <table:table-cell table:formula="of:=[.Q33]/[.Q77]" office:value-type="float" office:value="0.212121212121212" calcext:value-type="float">
            <text:p>0.2121212121</text:p>
          </table:table-cell>
          <table:table-cell table:formula="of:=[.R33]/[.R77]" office:value-type="float" office:value="0.280323450134771" calcext:value-type="float">
            <text:p>0.2803234501</text:p>
          </table:table-cell>
          <table:table-cell table:formula="of:=GEOMEAN([.C142:.R142])" office:value-type="float" office:value="0.169648024503303" calcext:value-type="float">
            <text:p>0.1696480245</text:p>
          </table:table-cell>
          <table:table-cell/>
          <table:table-cell table:formula="of:=[.S109]" office:value-type="float" office:value="2.01056446199559" calcext:value-type="float">
            <text:p>2.010564462</text:p>
          </table:table-cell>
          <table:table-cell table:formula="of:=[.S120]" office:value-type="float" office:value="4.30143559544819" calcext:value-type="float">
            <text:p>4.3014355954</text:p>
          </table:table-cell>
          <table:table-cell table:formula="of:=[.S131]" office:value-type="float" office:value="4.55726645719579" calcext:value-type="float">
            <text:p>4.5572664572</text:p>
          </table:table-cell>
          <table:table-cell table:formula="of:=[.S142]" office:value-type="float" office:value="0.169648024503303" calcext:value-type="float">
            <text:p>0.16964802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'LLBMC'</text:p>
          </table:table-cell>
          <table:table-cell table:formula="of:=[.C37]/[.C81]" office:value-type="float" office:value="0.180645161290323" calcext:value-type="float">
            <text:p>0.1806451613</text:p>
          </table:table-cell>
          <table:table-cell table:formula="of:=[.D37]/[.D81]" office:value-type="float" office:value="0.145896656534954" calcext:value-type="float">
            <text:p>0.1458966565</text:p>
          </table:table-cell>
          <table:table-cell table:formula="of:=[.E37]/[.E81]" office:value-type="float" office:value="0.134146341463415" calcext:value-type="float">
            <text:p>0.1341463415</text:p>
          </table:table-cell>
          <table:table-cell table:formula="of:=[.F37]/[.F81]" office:value-type="float" office:value="0.16" calcext:value-type="float">
            <text:p>0.16</text:p>
          </table:table-cell>
          <table:table-cell table:formula="of:=[.G37]/[.G81]" office:value-type="float" office:value="0.144578313253012" calcext:value-type="float">
            <text:p>0.1445783133</text:p>
          </table:table-cell>
          <table:table-cell table:formula="of:=[.H37]/[.H81]" office:value-type="float" office:value="0.141592920353982" calcext:value-type="float">
            <text:p>0.1415929204</text:p>
          </table:table-cell>
          <table:table-cell table:formula="of:=[.I37]/[.I81]" office:value-type="float" office:value="0.145896656534954" calcext:value-type="float">
            <text:p>0.1458966565</text:p>
          </table:table-cell>
          <table:table-cell table:formula="of:=[.J37]/[.J81]" office:value-type="float" office:value="0.161490683229814" calcext:value-type="float">
            <text:p>0.1614906832</text:p>
          </table:table-cell>
          <table:table-cell table:formula="of:=[.K37]/[.K81]" office:value-type="float" office:value="0.17910447761194" calcext:value-type="float">
            <text:p>0.1791044776</text:p>
          </table:table-cell>
          <table:table-cell table:formula="of:=[.L37]/[.L81]" office:value-type="float" office:value="0.153452685421995" calcext:value-type="float">
            <text:p>0.1534526854</text:p>
          </table:table-cell>
          <table:table-cell table:formula="of:=[.M37]/[.M81]" office:value-type="float" office:value="0.173913043478261" calcext:value-type="float">
            <text:p>0.1739130435</text:p>
          </table:table-cell>
          <table:table-cell table:formula="of:=[.N37]/[.N81]" office:value-type="float" office:value="0.15625" calcext:value-type="float">
            <text:p>0.15625</text:p>
          </table:table-cell>
          <table:table-cell table:formula="of:=[.O37]/[.O81]" office:value-type="float" office:value="0.216216216216216" calcext:value-type="float">
            <text:p>0.2162162162</text:p>
          </table:table-cell>
          <table:table-cell table:formula="of:=[.P37]/[.P81]" office:value-type="float" office:value="0.219321148825065" calcext:value-type="float">
            <text:p>0.2193211488</text:p>
          </table:table-cell>
          <table:table-cell table:formula="of:=[.Q37]/[.Q81]" office:value-type="float" office:value="0.202020202020202" calcext:value-type="float">
            <text:p>0.202020202</text:p>
          </table:table-cell>
          <table:table-cell table:formula="of:=[.R37]/[.R81]" office:value-type="float" office:value="0.215633423180593" calcext:value-type="float">
            <text:p>0.2156334232</text:p>
          </table:table-cell>
          <table:table-cell table:formula="of:=GEOMEAN([.C143:.R143])" office:value-type="float" office:value="0.1684665948437" calcext:value-type="float">
            <text:p>0.1684665948</text:p>
          </table:table-cell>
          <table:table-cell/>
          <table:table-cell table:formula="of:=[.S110]" office:value-type="float" office:value="0.738921916626611" calcext:value-type="float">
            <text:p>0.7389219166</text:p>
          </table:table-cell>
          <table:table-cell table:formula="of:=[.S121]" office:value-type="float" office:value="1.0479144679259" calcext:value-type="float">
            <text:p>1.0479144679</text:p>
          </table:table-cell>
          <table:table-cell table:formula="of:=[.S132]" office:value-type="float" office:value="1.19706492505032" calcext:value-type="float">
            <text:p>1.1970649251</text:p>
          </table:table-cell>
          <table:table-cell table:formula="of:=[.S143]" office:value-type="float" office:value="0.1684665948437" calcext:value-type="float">
            <text:p>0.1684665948</text:p>
          </table:table-cell>
        </table:table-row>
        <table:table-row table:style-name="ro1">
          <table:table-cell table:number-columns-repeated="2"/>
          <table:table-cell table:formula="of:=GEOMEAN([.C135:.C143])" office:value-type="float" office:value="0.183591974586548" calcext:value-type="float">
            <text:p>0.1835919746</text:p>
          </table:table-cell>
          <table:table-cell table:formula="of:=GEOMEAN([.D135:.D143])" office:value-type="float" office:value="0.158222667526616" calcext:value-type="float">
            <text:p>0.1582226675</text:p>
          </table:table-cell>
          <table:table-cell table:formula="of:=GEOMEAN([.E135:.E143])" office:value-type="float" office:value="0.150248393588701" calcext:value-type="float">
            <text:p>0.1502483936</text:p>
          </table:table-cell>
          <table:table-cell table:formula="of:=GEOMEAN([.F135:.F143])" office:value-type="float" office:value="0.168553554010684" calcext:value-type="float">
            <text:p>0.168553554</text:p>
          </table:table-cell>
          <table:table-cell table:formula="of:=GEOMEAN([.G135:.G143])" office:value-type="float" office:value="0.150620383309628" calcext:value-type="float">
            <text:p>0.1506203833</text:p>
          </table:table-cell>
          <table:table-cell table:formula="of:=GEOMEAN([.H135:.H143])" office:value-type="float" office:value="0.147426415092131" calcext:value-type="float">
            <text:p>0.1474264151</text:p>
          </table:table-cell>
          <table:table-cell table:formula="of:=GEOMEAN([.I135:.I143])" office:value-type="float" office:value="0.153957199265212" calcext:value-type="float">
            <text:p>0.1539571993</text:p>
          </table:table-cell>
          <table:table-cell table:formula="of:=GEOMEAN([.J135:.J143])" office:value-type="float" office:value="0.155280195113645" calcext:value-type="float">
            <text:p>0.1552801951</text:p>
          </table:table-cell>
          <table:table-cell table:formula="of:=GEOMEAN([.K135:.K143])" office:value-type="float" office:value="0.200566144279236" calcext:value-type="float">
            <text:p>0.2005661443</text:p>
          </table:table-cell>
          <table:table-cell table:formula="of:=GEOMEAN([.L135:.L143])" office:value-type="float" office:value="0.166215788526242" calcext:value-type="float">
            <text:p>0.1662157885</text:p>
          </table:table-cell>
          <table:table-cell table:formula="of:=GEOMEAN([.M135:.M143])" office:value-type="float" office:value="0.192125566850195" calcext:value-type="float">
            <text:p>0.1921255669</text:p>
          </table:table-cell>
          <table:table-cell table:formula="of:=GEOMEAN([.N135:.N143])" office:value-type="float" office:value="0.170773544913416" calcext:value-type="float">
            <text:p>0.1707735449</text:p>
          </table:table-cell>
          <table:table-cell table:formula="of:=GEOMEAN([.O135:.O143])" office:value-type="float" office:value="0.225331263515347" calcext:value-type="float">
            <text:p>0.2253312635</text:p>
          </table:table-cell>
          <table:table-cell table:formula="of:=GEOMEAN([.P135:.P143])" office:value-type="float" office:value="0.226456170218926" calcext:value-type="float">
            <text:p>0.2264561702</text:p>
          </table:table-cell>
          <table:table-cell table:formula="of:=GEOMEAN([.Q135:.Q143])" office:value-type="float" office:value="0.215421031228536" calcext:value-type="float">
            <text:p>0.2154210312</text:p>
          </table:table-cell>
          <table:table-cell table:formula="of:=GEOMEAN([.R135:.R143])" office:value-type="float" office:value="0.225009327677023" calcext:value-type="float">
            <text:p>0.2250093277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1-6-SAT-1</text:p>
          </table:table-cell>
          <table:table-cell office:value-type="string" calcext:value-type="string">
            <text:p>1-6-SAT-2</text:p>
          </table:table-cell>
          <table:table-cell office:value-type="string" calcext:value-type="string">
            <text:p>1-6-SAT-3</text:p>
          </table:table-cell>
          <table:table-cell office:value-type="string" calcext:value-type="string">
            <text:p>1-6-SAT-4</text:p>
          </table:table-cell>
          <table:table-cell office:value-type="string" calcext:value-type="string">
            <text:p>2-0-SAT-1</text:p>
          </table:table-cell>
          <table:table-cell office:value-type="string" calcext:value-type="string">
            <text:p>2-0-SAT-2</text:p>
          </table:table-cell>
          <table:table-cell office:value-type="string" calcext:value-type="string">
            <text:p>2-0-SAT-3</text:p>
          </table:table-cell>
          <table:table-cell office:value-type="string" calcext:value-type="string">
            <text:p>2-0-SAT-4</text:p>
          </table:table-cell>
          <table:table-cell office:value-type="string" calcext:value-type="string">
            <text:p>3-4-SAT-1</text:p>
          </table:table-cell>
          <table:table-cell office:value-type="string" calcext:value-type="string">
            <text:p>3-4-SAT-2</text:p>
          </table:table-cell>
          <table:table-cell office:value-type="string" calcext:value-type="string">
            <text:p>3-4-SAT-3</text:p>
          </table:table-cell>
          <table:table-cell office:value-type="string" calcext:value-type="string">
            <text:p>3-4-SAT-4</text:p>
          </table:table-cell>
          <table:table-cell office:value-type="string" calcext:value-type="string">
            <text:p>6-0-SAT-1</text:p>
          </table:table-cell>
          <table:table-cell office:value-type="string" calcext:value-type="string">
            <text:p>6-0-SAT-2</text:p>
          </table:table-cell>
          <table:table-cell office:value-type="string" calcext:value-type="string">
            <text:p>6-0-SAT-3</text:p>
          </table:table-cell>
          <table:table-cell office:value-type="string" calcext:value-type="string">
            <text:p>6-0-SAT-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LEE/STP</text:p>
          </table:table-cell>
          <table:table-cell table:formula="of:=[.C111]" office:value-type="float" office:value="4.73304782508109" calcext:value-type="float">
            <text:p>4.7330478251</text:p>
          </table:table-cell>
          <table:table-cell table:formula="of:=[.D111]" office:value-type="float" office:value="4.58431681577868" calcext:value-type="float">
            <text:p>4.5843168158</text:p>
          </table:table-cell>
          <table:table-cell table:formula="of:=[.E111]" office:value-type="float" office:value="4.56872693373952" calcext:value-type="float">
            <text:p>4.5687269337</text:p>
          </table:table-cell>
          <table:table-cell table:formula="of:=[.F111]" office:value-type="float" office:value="4.9730487593468" calcext:value-type="float">
            <text:p>4.9730487593</text:p>
          </table:table-cell>
          <table:table-cell table:formula="of:=[.G111]" office:value-type="float" office:value="5.30630587780047" calcext:value-type="float">
            <text:p>5.3063058778</text:p>
          </table:table-cell>
          <table:table-cell table:formula="of:=[.H111]" office:value-type="float" office:value="4.55915856740794" calcext:value-type="float">
            <text:p>4.5591585674</text:p>
          </table:table-cell>
          <table:table-cell table:formula="of:=[.I111]" office:value-type="float" office:value="5.60795055822553" calcext:value-type="float">
            <text:p>5.6079505582</text:p>
          </table:table-cell>
          <table:table-cell table:formula="of:=[.J111]" office:value-type="float" office:value="5.69267497092896" calcext:value-type="float">
            <text:p>5.6926749709</text:p>
          </table:table-cell>
          <table:table-cell table:formula="of:=[.K111]" office:value-type="float" office:value="8.37843897846494" calcext:value-type="float">
            <text:p>8.3784389785</text:p>
          </table:table-cell>
          <table:table-cell table:formula="of:=[.L111]" office:value-type="float" office:value="8.18794622070174" calcext:value-type="float">
            <text:p>8.1879462207</text:p>
          </table:table-cell>
          <table:table-cell table:formula="of:=[.M111]" office:value-type="float" office:value="8.75235912637904" calcext:value-type="float">
            <text:p>8.7523591264</text:p>
          </table:table-cell>
          <table:table-cell table:formula="of:=[.N111]" office:value-type="float" office:value="7.69045812228311" calcext:value-type="float">
            <text:p>7.6904581223</text:p>
          </table:table-cell>
          <table:table-cell table:formula="of:=[.O111]" office:value-type="float" office:value="11.5414729932448" calcext:value-type="float">
            <text:p>11.5414729932</text:p>
          </table:table-cell>
          <table:table-cell table:formula="of:=[.P111]" office:value-type="float" office:value="11.1199433791583" calcext:value-type="float">
            <text:p>11.1199433792</text:p>
          </table:table-cell>
          <table:table-cell table:formula="of:=[.Q111]" office:value-type="float" office:value="11.4276119658694" calcext:value-type="float">
            <text:p>11.4276119659</text:p>
          </table:table-cell>
          <table:table-cell table:formula="of:=[.R111]" office:value-type="float" office:value="12.6976437546423" calcext:value-type="float">
            <text:p>12.697643754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LEE/Z3</text:p>
          </table:table-cell>
          <table:table-cell table:formula="of:=[.C122]" office:value-type="float" office:value="7.97519007068393" calcext:value-type="float">
            <text:p>7.9751900707</text:p>
          </table:table-cell>
          <table:table-cell table:formula="of:=[.D122]" office:value-type="float" office:value="8.51662643501485" calcext:value-type="float">
            <text:p>8.516626435</text:p>
          </table:table-cell>
          <table:table-cell table:formula="of:=[.E122]" office:value-type="float" office:value="8.34166717868353" calcext:value-type="float">
            <text:p>8.3416671787</text:p>
          </table:table-cell>
          <table:table-cell table:formula="of:=[.F122]" office:value-type="float" office:value="8.23141834444166" calcext:value-type="float">
            <text:p>8.2314183444</text:p>
          </table:table-cell>
          <table:table-cell table:formula="of:=[.G122]" office:value-type="float" office:value="10.0499595522886" calcext:value-type="float">
            <text:p>10.0499595523</text:p>
          </table:table-cell>
          <table:table-cell table:formula="of:=[.H122]" office:value-type="float" office:value="7.76455009760322" calcext:value-type="float">
            <text:p>7.7645500976</text:p>
          </table:table-cell>
          <table:table-cell table:formula="of:=[.I122]" office:value-type="float" office:value="9.90831064960625" calcext:value-type="float">
            <text:p>9.9083106496</text:p>
          </table:table-cell>
          <table:table-cell table:formula="of:=[.J122]" office:value-type="float" office:value="9.65068811320317" calcext:value-type="float">
            <text:p>9.6506881132</text:p>
          </table:table-cell>
          <table:table-cell table:formula="of:=[.K122]" office:value-type="float" office:value="17.4571764357977" calcext:value-type="float">
            <text:p>17.4571764358</text:p>
          </table:table-cell>
          <table:table-cell table:formula="of:=[.L122]" office:value-type="float" office:value="16.2539315321313" calcext:value-type="float">
            <text:p>16.2539315321</text:p>
          </table:table-cell>
          <table:table-cell table:formula="of:=[.M122]" office:value-type="float" office:value="16.5700448645042" calcext:value-type="float">
            <text:p>16.5700448645</text:p>
          </table:table-cell>
          <table:table-cell table:formula="of:=[.N122]" office:value-type="float" office:value="14.6163427143645" calcext:value-type="float">
            <text:p>14.6163427144</text:p>
          </table:table-cell>
          <table:table-cell table:formula="of:=[.O122]" office:value-type="float" office:value="26.8379780754651" calcext:value-type="float">
            <text:p>26.8379780755</text:p>
          </table:table-cell>
          <table:table-cell table:formula="of:=[.P122]" office:value-type="float" office:value="20.4517935524096" calcext:value-type="float">
            <text:p>20.4517935524</text:p>
          </table:table-cell>
          <table:table-cell table:formula="of:=[.Q122]" office:value-type="float" office:value="20.1082837519022" calcext:value-type="float">
            <text:p>20.1082837519</text:p>
          </table:table-cell>
          <table:table-cell table:formula="of:=[.R122]" office:value-type="float" office:value="21.1635131533575" calcext:value-type="float">
            <text:p>21.16351315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racer-X/Z3</text:p>
          </table:table-cell>
          <table:table-cell table:formula="of:=[.C133]" office:value-type="float" office:value="8.87611431984372" calcext:value-type="float">
            <text:p>8.8761143198</text:p>
          </table:table-cell>
          <table:table-cell table:formula="of:=[.D133]" office:value-type="float" office:value="9.0511478512457" calcext:value-type="float">
            <text:p>9.0511478512</text:p>
          </table:table-cell>
          <table:table-cell table:formula="of:=[.E133]" office:value-type="float" office:value="9.23891806508863" calcext:value-type="float">
            <text:p>9.2389180651</text:p>
          </table:table-cell>
          <table:table-cell table:formula="of:=[.F133]" office:value-type="float" office:value="8.58276086374262" calcext:value-type="float">
            <text:p>8.5827608637</text:p>
          </table:table-cell>
          <table:table-cell table:formula="of:=[.G133]" office:value-type="float" office:value="11.1540308512963" calcext:value-type="float">
            <text:p>11.1540308513</text:p>
          </table:table-cell>
          <table:table-cell table:formula="of:=[.H133]" office:value-type="float" office:value="9.13151331336039" calcext:value-type="float">
            <text:p>9.1315133134</text:p>
          </table:table-cell>
          <table:table-cell table:formula="of:=[.I133]" office:value-type="float" office:value="10.6577123047998" calcext:value-type="float">
            <text:p>10.6577123048</text:p>
          </table:table-cell>
          <table:table-cell table:formula="of:=[.J133]" office:value-type="float" office:value="10.5663869341969" calcext:value-type="float">
            <text:p>10.5663869342</text:p>
          </table:table-cell>
          <table:table-cell table:formula="of:=[.K133]" office:value-type="float" office:value="21.2527439451144" calcext:value-type="float">
            <text:p>21.2527439451</text:p>
          </table:table-cell>
          <table:table-cell table:formula="of:=[.L133]" office:value-type="float" office:value="21.8388975776499" calcext:value-type="float">
            <text:p>21.8388975776</text:p>
          </table:table-cell>
          <table:table-cell table:formula="of:=[.M133]" office:value-type="float" office:value="19.2277277025322" calcext:value-type="float">
            <text:p>19.2277277025</text:p>
          </table:table-cell>
          <table:table-cell table:formula="of:=[.N133]" office:value-type="float" office:value="16.3680981217356" calcext:value-type="float">
            <text:p>16.3680981217</text:p>
          </table:table-cell>
          <table:table-cell table:formula="of:=[.O133]" office:value-type="float" office:value="45.3262990308466" calcext:value-type="float">
            <text:p>45.3262990308</text:p>
          </table:table-cell>
          <table:table-cell table:formula="of:=[.P133]" office:value-type="float" office:value="34.9832083486459" calcext:value-type="float">
            <text:p>34.9832083486</text:p>
          </table:table-cell>
          <table:table-cell table:formula="of:=[.Q133]" office:value-type="float" office:value="32.4136162369892" calcext:value-type="float">
            <text:p>32.413616237</text:p>
          </table:table-cell>
          <table:table-cell table:formula="of:=[.R133]" office:value-type="float" office:value="34.5453897511346" calcext:value-type="float">
            <text:p>34.54538975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LBMC</text:p>
          </table:table-cell>
          <table:table-cell table:formula="of:=[.C144]" office:value-type="float" office:value="0.183591974586548" calcext:value-type="float">
            <text:p>0.1835919746</text:p>
          </table:table-cell>
          <table:table-cell table:formula="of:=[.D144]" office:value-type="float" office:value="0.158222667526616" calcext:value-type="float">
            <text:p>0.1582226675</text:p>
          </table:table-cell>
          <table:table-cell table:formula="of:=[.E144]" office:value-type="float" office:value="0.150248393588701" calcext:value-type="float">
            <text:p>0.1502483936</text:p>
          </table:table-cell>
          <table:table-cell table:formula="of:=[.F144]" office:value-type="float" office:value="0.168553554010684" calcext:value-type="float">
            <text:p>0.168553554</text:p>
          </table:table-cell>
          <table:table-cell table:formula="of:=[.G144]" office:value-type="float" office:value="0.150620383309628" calcext:value-type="float">
            <text:p>0.1506203833</text:p>
          </table:table-cell>
          <table:table-cell table:formula="of:=[.H144]" office:value-type="float" office:value="0.147426415092131" calcext:value-type="float">
            <text:p>0.1474264151</text:p>
          </table:table-cell>
          <table:table-cell table:formula="of:=[.I144]" office:value-type="float" office:value="0.153957199265212" calcext:value-type="float">
            <text:p>0.1539571993</text:p>
          </table:table-cell>
          <table:table-cell table:formula="of:=[.J144]" office:value-type="float" office:value="0.155280195113645" calcext:value-type="float">
            <text:p>0.1552801951</text:p>
          </table:table-cell>
          <table:table-cell table:formula="of:=[.K144]" office:value-type="float" office:value="0.200566144279236" calcext:value-type="float">
            <text:p>0.2005661443</text:p>
          </table:table-cell>
          <table:table-cell table:formula="of:=[.L144]" office:value-type="float" office:value="0.166215788526242" calcext:value-type="float">
            <text:p>0.1662157885</text:p>
          </table:table-cell>
          <table:table-cell table:formula="of:=[.M144]" office:value-type="float" office:value="0.192125566850195" calcext:value-type="float">
            <text:p>0.1921255669</text:p>
          </table:table-cell>
          <table:table-cell table:formula="of:=[.N144]" office:value-type="float" office:value="0.170773544913416" calcext:value-type="float">
            <text:p>0.1707735449</text:p>
          </table:table-cell>
          <table:table-cell table:formula="of:=[.O144]" office:value-type="float" office:value="0.225331263515347" calcext:value-type="float">
            <text:p>0.2253312635</text:p>
          </table:table-cell>
          <table:table-cell table:formula="of:=[.P144]" office:value-type="float" office:value="0.226456170218926" calcext:value-type="float">
            <text:p>0.2264561702</text:p>
          </table:table-cell>
          <table:table-cell table:formula="of:=[.Q144]" office:value-type="float" office:value="0.215421031228536" calcext:value-type="float">
            <text:p>0.2154210312</text:p>
          </table:table-cell>
          <table:table-cell table:formula="of:=[.R144]" office:value-type="float" office:value="0.225009327677023" calcext:value-type="float">
            <text:p>0.2250093277</text:p>
          </table:table-cell>
          <table:table-cell table:number-columns-repeated="6"/>
        </table:table-row>
      </table:table>
      <table:table table:name="no-timeout-unsat-plot" table:style-name="ta1">
        <table:shapes>
          <draw:frame draw:z-index="0" draw:style-name="gr1" draw:text-style-name="P1" svg:width="453.51pt" svg:height="255.09pt" svg:x="108.85pt" svg:y="1242.68pt">
            <loext:p draw:notify-on-update-of-ranges="'no-timeout-unsat-plot'.C135:'no-timeout-unsat-plot'.J135 'no-timeout-unsat-plot'.B136:'no-timeout-unsat-plot'.B136 'no-timeout-unsat-plot'.C136:'no-timeout-unsat-plot'.J136 'no-timeout-unsat-plot'.B137:'no-timeout-unsat-plot'.B137 'no-timeout-unsat-plot'.C137:'no-timeout-unsat-plot'.J137 'no-timeout-unsat-plot'.B138:'no-timeout-unsat-plot'.B138 'no-timeout-unsat-plot'.C138:'no-timeout-unsat-plot'.J138 'no-timeout-unsat-plot'.B139:'no-timeout-unsat-plot'.B139 'no-timeout-unsat-plot'.C139:'no-timeout-unsat-plot'.J13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4pt" svg:height="255.23pt" svg:x="701.06pt" svg:y="1242.37pt">
            <loext:p draw:notify-on-update-of-ranges="'no-timeout-unsat-plot'.M123:'no-timeout-unsat-plot'.M123 'no-timeout-unsat-plot'.M124:'no-timeout-unsat-plot'.M132 'no-timeout-unsat-plot'.N123:'no-timeout-unsat-plot'.N123 'no-timeout-unsat-plot'.N124:'no-timeout-unsat-plot'.N132 'no-timeout-unsat-plot'.O123:'no-timeout-unsat-plot'.O123 'no-timeout-unsat-plot'.O124:'no-timeout-unsat-plot'.O132 'no-timeout-unsat-plot'.P123:'no-timeout-unsat-plot'.P123 'no-timeout-unsat-plot'.P124:'no-timeout-unsat-plot'.P13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<text:s text:c="2"/>Files</text:p>
          </table:table-cell>
          <table:table-cell office:value-type="string" calcext:value-type="string">
            <text:p><text:s/>'aim-100-1-6-unsat-1.bc'</text:p>
          </table:table-cell>
          <table:table-cell office:value-type="string" calcext:value-type="string">
            <text:p><text:s/>'aim-100-1-6-unsat-2.bc'</text:p>
          </table:table-cell>
          <table:table-cell office:value-type="string" calcext:value-type="string">
            <text:p><text:s/>'aim-100-1-6-unsat-3.bc'</text:p>
          </table:table-cell>
          <table:table-cell office:value-type="string" calcext:value-type="string">
            <text:p><text:s/>'aim-100-1-6-unsat-4.bc'</text:p>
          </table:table-cell>
          <table:table-cell office:value-type="string" calcext:value-type="string">
            <text:p><text:s/>'aim-100-2-0-unsat-1.bc'</text:p>
          </table:table-cell>
          <table:table-cell office:value-type="string" calcext:value-type="string">
            <text:p><text:s/>'aim-100-2-0-unsat-2.bc'</text:p>
          </table:table-cell>
          <table:table-cell office:value-type="string" calcext:value-type="string">
            <text:p><text:s/>'aim-100-2-0-unsat-3.bc'</text:p>
          </table:table-cell>
          <table:table-cell office:value-type="string" calcext:value-type="string">
            <text:p><text:s/>'aim-100-2-0-unsat-4.bc'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klee(stp)</text:p>
          </table:table-cell>
          <table:table-cell office:value-type="float" office:value="6.53" calcext:value-type="float">
            <text:p>6.53</text:p>
          </table:table-cell>
          <table:table-cell office:value-type="float" office:value="7.37" calcext:value-type="float">
            <text:p>7.37</text:p>
          </table:table-cell>
          <table:table-cell office:value-type="float" office:value="6.8" calcext:value-type="float">
            <text:p>6.8</text:p>
          </table:table-cell>
          <table:table-cell office:value-type="float" office:value="6.7" calcext:value-type="float">
            <text:p>6.7</text:p>
          </table:table-cell>
          <table:table-cell office:value-type="float" office:value="8.1" calcext:value-type="float">
            <text:p>8.1</text:p>
          </table:table-cell>
          <table:table-cell office:value-type="float" office:value="8.13" calcext:value-type="float">
            <text:p>8.13</text:p>
          </table:table-cell>
          <table:table-cell office:value-type="float" office:value="8.26" calcext:value-type="float">
            <text:p>8.26</text:p>
          </table:table-cell>
          <table:table-cell office:value-type="float" office:value="8.12" calcext:value-type="float">
            <text:p>8.1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9.21" calcext:value-type="float">
            <text:p>9.21</text:p>
          </table:table-cell>
          <table:table-cell office:value-type="float" office:value="9.81" calcext:value-type="float">
            <text:p>9.81</text:p>
          </table:table-cell>
          <table:table-cell office:value-type="float" office:value="10.02" calcext:value-type="float">
            <text:p>10.02</text:p>
          </table:table-cell>
          <table:table-cell office:value-type="float" office:value="9.14" calcext:value-type="float">
            <text:p>9.14</text:p>
          </table:table-cell>
          <table:table-cell office:value-type="float" office:value="10.02" calcext:value-type="float">
            <text:p>10.02</text:p>
          </table:table-cell>
          <table:table-cell office:value-type="float" office:value="11.28" calcext:value-type="float">
            <text:p>11.28</text:p>
          </table:table-cell>
          <table:table-cell office:value-type="float" office:value="10.87" calcext:value-type="float">
            <text:p>10.87</text:p>
          </table:table-cell>
          <table:table-cell office:value-type="float" office:value="11.19" calcext:value-type="float">
            <text:p>11.1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Tracerx</text:p>
          </table:table-cell>
          <table:table-cell office:value-type="float" office:value="8.9" calcext:value-type="float">
            <text:p>8.9</text:p>
          </table:table-cell>
          <table:table-cell office:value-type="float" office:value="10.22" calcext:value-type="float">
            <text:p>10.22</text:p>
          </table:table-cell>
          <table:table-cell office:value-type="float" office:value="9.73" calcext:value-type="float">
            <text:p>9.73</text:p>
          </table:table-cell>
          <table:table-cell office:value-type="float" office:value="9.18" calcext:value-type="float">
            <text:p>9.18</text:p>
          </table:table-cell>
          <table:table-cell office:value-type="float" office:value="10.3" calcext:value-type="float">
            <text:p>10.3</text:p>
          </table:table-cell>
          <table:table-cell office:value-type="float" office:value="11.82" calcext:value-type="float">
            <text:p>11.82</text:p>
          </table:table-cell>
          <table:table-cell office:value-type="float" office:value="10.93" calcext:value-type="float">
            <text:p>10.93</text:p>
          </table:table-cell>
          <table:table-cell office:value-type="float" office:value="11.43" calcext:value-type="float">
            <text:p>11.4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'LLBMC'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" calcext:value-type="float">
            <text:p>0.0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.076" calcext:value-type="float">
            <text:p>0.07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klee(stp)</text:p>
          </table:table-cell>
          <table:table-cell office:value-type="float" office:value="4.65" calcext:value-type="float">
            <text:p>4.65</text:p>
          </table:table-cell>
          <table:table-cell office:value-type="float" office:value="4.83" calcext:value-type="float">
            <text:p>4.83</text:p>
          </table:table-cell>
          <table:table-cell office:value-type="float" office:value="4.5" calcext:value-type="float">
            <text:p>4.5</text:p>
          </table:table-cell>
          <table:table-cell office:value-type="float" office:value="4.56" calcext:value-type="float">
            <text:p>4.56</text:p>
          </table:table-cell>
          <table:table-cell office:value-type="float" office:value="5.47" calcext:value-type="float">
            <text:p>5.47</text:p>
          </table:table-cell>
          <table:table-cell office:value-type="float" office:value="4.91" calcext:value-type="float">
            <text:p>4.91</text:p>
          </table:table-cell>
          <table:table-cell office:value-type="float" office:value="5.35" calcext:value-type="float">
            <text:p>5.35</text:p>
          </table:table-cell>
          <table:table-cell office:value-type="float" office:value="5.77" calcext:value-type="float">
            <text:p>5.7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7.33" calcext:value-type="float">
            <text:p>7.33</text:p>
          </table:table-cell>
          <table:table-cell office:value-type="float" office:value="7.58" calcext:value-type="float">
            <text:p>7.58</text:p>
          </table:table-cell>
          <table:table-cell office:value-type="float" office:value="7" calcext:value-type="float">
            <text:p>7</text:p>
          </table:table-cell>
          <table:table-cell office:value-type="float" office:value="7.11" calcext:value-type="float">
            <text:p>7.11</text:p>
          </table:table-cell>
          <table:table-cell office:value-type="float" office:value="8.01" calcext:value-type="float">
            <text:p>8.01</text:p>
          </table:table-cell>
          <table:table-cell office:value-type="float" office:value="7.8" calcext:value-type="float">
            <text:p>7.8</text:p>
          </table:table-cell>
          <table:table-cell office:value-type="float" office:value="7.99" calcext:value-type="float">
            <text:p>7.99</text:p>
          </table:table-cell>
          <table:table-cell office:value-type="float" office:value="8.64" calcext:value-type="float">
            <text:p>8.6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Tracerx</text:p>
          </table:table-cell>
          <table:table-cell office:value-type="float" office:value="7.36" calcext:value-type="float">
            <text:p>7.36</text:p>
          </table:table-cell>
          <table:table-cell office:value-type="float" office:value="7.95" calcext:value-type="float">
            <text:p>7.95</text:p>
          </table:table-cell>
          <table:table-cell office:value-type="float" office:value="6.99" calcext:value-type="float">
            <text:p>6.99</text:p>
          </table:table-cell>
          <table:table-cell office:value-type="float" office:value="7.35" calcext:value-type="float">
            <text:p>7.35</text:p>
          </table:table-cell>
          <table:table-cell office:value-type="float" office:value="8.02" calcext:value-type="float">
            <text:p>8.02</text:p>
          </table:table-cell>
          <table:table-cell office:value-type="float" office:value="8.06" calcext:value-type="float">
            <text:p>8.06</text:p>
          </table:table-cell>
          <table:table-cell office:value-type="float" office:value="8.24" calcext:value-type="float">
            <text:p>8.24</text:p>
          </table:table-cell>
          <table:table-cell office:value-type="float" office:value="9.11" calcext:value-type="float">
            <text:p>9.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'LLBMC'</text:p>
          </table:table-cell>
          <table:table-cell table:number-columns-repeated="3" office:value-type="float" office:value="0.04" calcext:value-type="float">
            <text:p>0.04</text:p>
          </table:table-cell>
          <table:table-cell table:number-columns-repeated="5" office:value-type="float" office:value="0.044" calcext:value-type="float">
            <text:p>0.04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klee(stp)</text:p>
          </table:table-cell>
          <table:table-cell office:value-type="float" office:value="0.9" calcext:value-type="float">
            <text:p>0.9</text:p>
          </table:table-cell>
          <table:table-cell office:value-type="float" office:value="1.38" calcext:value-type="float">
            <text:p>1.38</text:p>
          </table:table-cell>
          <table:table-cell office:value-type="float" office:value="1.2" calcext:value-type="float">
            <text:p>1.2</text:p>
          </table:table-cell>
          <table:table-cell office:value-type="float" office:value="1.15" calcext:value-type="float">
            <text:p>1.15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3.04" calcext:value-type="float">
            <text:p>3.04</text:p>
          </table:table-cell>
          <table:table-cell office:value-type="float" office:value="4.72" calcext:value-type="float">
            <text:p>4.72</text:p>
          </table:table-cell>
          <table:table-cell office:value-type="float" office:value="3.61" calcext:value-type="float">
            <text:p>3.61</text:p>
          </table:table-cell>
          <table:table-cell office:value-type="float" office:value="3.5" calcext:value-type="float">
            <text:p>3.5</text:p>
          </table:table-cell>
          <table:table-cell office:value-type="float" office:value="2.24" calcext:value-type="float">
            <text:p>2.24</text:p>
          </table:table-cell>
          <table:table-cell office:value-type="float" office:value="3.57" calcext:value-type="float">
            <text:p>3.57</text:p>
          </table:table-cell>
          <table:table-cell office:value-type="float" office:value="3.72" calcext:value-type="float">
            <text:p>3.72</text:p>
          </table:table-cell>
          <table:table-cell office:value-type="float" office:value="3.28" calcext:value-type="float">
            <text:p>3.2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Tracerx</text:p>
          </table:table-cell>
          <table:table-cell office:value-type="float" office:value="3.1" calcext:value-type="float">
            <text:p>3.1</text:p>
          </table:table-cell>
          <table:table-cell office:value-type="float" office:value="4.76" calcext:value-type="float">
            <text:p>4.76</text:p>
          </table:table-cell>
          <table:table-cell office:value-type="float" office:value="3.7" calcext:value-type="float">
            <text:p>3.7</text:p>
          </table:table-cell>
          <table:table-cell office:value-type="float" office:value="3.95" calcext:value-type="float">
            <text:p>3.95</text:p>
          </table:table-cell>
          <table:table-cell office:value-type="float" office:value="2.2" calcext:value-type="float">
            <text:p>2.2</text:p>
          </table:table-cell>
          <table:table-cell office:value-type="float" office:value="3.35" calcext:value-type="float">
            <text:p>3.35</text:p>
          </table:table-cell>
          <table:table-cell office:value-type="float" office:value="3.78" calcext:value-type="float">
            <text:p>3.78</text:p>
          </table:table-cell>
          <table:table-cell office:value-type="float" office:value="3.48" calcext:value-type="float">
            <text:p>3.4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'LLBMC'</text:p>
          </table:table-cell>
          <table:table-cell table:number-columns-repeated="4" office:value-type="float" office:value="0.048" calcext:value-type="float">
            <text:p>0.048</text:p>
          </table:table-cell>
          <table:table-cell table:number-columns-repeated="2" office:value-type="float" office:value="0.052" calcext:value-type="float">
            <text:p>0.052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2" calcext:value-type="float">
            <text:p>0.09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lee(stp)</text:p>
          </table:table-cell>
          <table:table-cell office:value-type="float" office:value="4.54" calcext:value-type="float">
            <text:p>4.54</text:p>
          </table:table-cell>
          <table:table-cell office:value-type="float" office:value="4.68" calcext:value-type="float">
            <text:p>4.68</text:p>
          </table:table-cell>
          <table:table-cell office:value-type="float" office:value="4.22" calcext:value-type="float">
            <text:p>4.22</text:p>
          </table:table-cell>
          <table:table-cell office:value-type="float" office:value="4.54" calcext:value-type="float">
            <text:p>4.54</text:p>
          </table:table-cell>
          <table:table-cell office:value-type="float" office:value="5.48" calcext:value-type="float">
            <text:p>5.48</text:p>
          </table:table-cell>
          <table:table-cell office:value-type="float" office:value="4.91" calcext:value-type="float">
            <text:p>4.91</text:p>
          </table:table-cell>
          <table:table-cell office:value-type="float" office:value="5.08" calcext:value-type="float">
            <text:p>5.08</text:p>
          </table:table-cell>
          <table:table-cell office:value-type="float" office:value="5.68" calcext:value-type="float">
            <text:p>5.6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7.24" calcext:value-type="float">
            <text:p>7.24</text:p>
          </table:table-cell>
          <table:table-cell office:value-type="float" office:value="7.49" calcext:value-type="float">
            <text:p>7.49</text:p>
          </table:table-cell>
          <table:table-cell office:value-type="float" office:value="6.74" calcext:value-type="float">
            <text:p>6.74</text:p>
          </table:table-cell>
          <table:table-cell office:value-type="float" office:value="6.9" calcext:value-type="float">
            <text:p>6.9</text:p>
          </table:table-cell>
          <table:table-cell office:value-type="float" office:value="8" calcext:value-type="float">
            <text:p>8</text:p>
          </table:table-cell>
          <table:table-cell office:value-type="float" office:value="7.88" calcext:value-type="float">
            <text:p>7.88</text:p>
          </table:table-cell>
          <table:table-cell office:value-type="float" office:value="7.7" calcext:value-type="float">
            <text:p>7.7</text:p>
          </table:table-cell>
          <table:table-cell office:value-type="float" office:value="8.56" calcext:value-type="float">
            <text:p>8.5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Tracerx</text:p>
          </table:table-cell>
          <table:table-cell office:value-type="float" office:value="6.88" calcext:value-type="float">
            <text:p>6.88</text:p>
          </table:table-cell>
          <table:table-cell office:value-type="float" office:value="7.84" calcext:value-type="float">
            <text:p>7.84</text:p>
          </table:table-cell>
          <table:table-cell office:value-type="float" office:value="6.66" calcext:value-type="float">
            <text:p>6.66</text:p>
          </table:table-cell>
          <table:table-cell office:value-type="float" office:value="7.22" calcext:value-type="float">
            <text:p>7.22</text:p>
          </table:table-cell>
          <table:table-cell office:value-type="float" office:value="7.87" calcext:value-type="float">
            <text:p>7.87</text:p>
          </table:table-cell>
          <table:table-cell office:value-type="float" office:value="8.22" calcext:value-type="float">
            <text:p>8.22</text:p>
          </table:table-cell>
          <table:table-cell office:value-type="float" office:value="7.9" calcext:value-type="float">
            <text:p>7.9</text:p>
          </table:table-cell>
          <table:table-cell office:value-type="float" office:value="8.9" calcext:value-type="float">
            <text:p>8.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'LLBMC'</text:p>
          </table:table-cell>
          <table:table-cell table:number-columns-repeated="4" office:value-type="float" office:value="0.04" calcext:value-type="float">
            <text:p>0.04</text:p>
          </table:table-cell>
          <table:table-cell table:number-columns-repeated="4" office:value-type="float" office:value="0.044" calcext:value-type="float">
            <text:p>0.04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klee(stp)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'LLBMC'</text:p>
          </table:table-cell>
          <table:table-cell table:number-columns-repeated="4" office:value-type="float" office:value="0.052" calcext:value-type="float">
            <text:p>0.052</text:p>
          </table:table-cell>
          <table:table-cell table:number-columns-repeated="3" office:value-type="float" office:value="0.056" calcext:value-type="float">
            <text:p>0.056</text:p>
          </table:table-cell>
          <table:table-cell office:value-type="float" office:value="0.06" calcext:value-type="float">
            <text:p>0.0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klee(stp)</text:p>
          </table:table-cell>
          <table:table-cell office:value-type="float" office:value="6.31" calcext:value-type="float">
            <text:p>6.31</text:p>
          </table:table-cell>
          <table:table-cell office:value-type="float" office:value="7.12" calcext:value-type="float">
            <text:p>7.12</text:p>
          </table:table-cell>
          <table:table-cell office:value-type="float" office:value="6.82" calcext:value-type="float">
            <text:p>6.82</text:p>
          </table:table-cell>
          <table:table-cell office:value-type="float" office:value="6.43" calcext:value-type="float">
            <text:p>6.43</text:p>
          </table:table-cell>
          <table:table-cell office:value-type="float" office:value="7.86" calcext:value-type="float">
            <text:p>7.86</text:p>
          </table:table-cell>
          <table:table-cell office:value-type="float" office:value="7.85" calcext:value-type="float">
            <text:p>7.85</text:p>
          </table:table-cell>
          <table:table-cell office:value-type="float" office:value="9.91" calcext:value-type="float">
            <text:p>9.91</text:p>
          </table:table-cell>
          <table:table-cell office:value-type="float" office:value="8.05" calcext:value-type="float">
            <text:p>8.0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11.21" calcext:value-type="float">
            <text:p>11.21</text:p>
          </table:table-cell>
          <table:table-cell office:value-type="float" office:value="12.78" calcext:value-type="float">
            <text:p>12.78</text:p>
          </table:table-cell>
          <table:table-cell office:value-type="float" office:value="12.68" calcext:value-type="float">
            <text:p>12.68</text:p>
          </table:table-cell>
          <table:table-cell office:value-type="float" office:value="11.37" calcext:value-type="float">
            <text:p>11.37</text:p>
          </table:table-cell>
          <table:table-cell office:value-type="float" office:value="13.18" calcext:value-type="float">
            <text:p>13.18</text:p>
          </table:table-cell>
          <table:table-cell office:value-type="float" office:value="14.66" calcext:value-type="float">
            <text:p>14.66</text:p>
          </table:table-cell>
          <table:table-cell office:value-type="float" office:value="15.23" calcext:value-type="float">
            <text:p>15.23</text:p>
          </table:table-cell>
          <table:table-cell office:value-type="float" office:value="14.24" calcext:value-type="float">
            <text:p>14.2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1.49" calcext:value-type="float">
            <text:p>11.49</text:p>
          </table:table-cell>
          <table:table-cell office:value-type="float" office:value="12.88" calcext:value-type="float">
            <text:p>12.88</text:p>
          </table:table-cell>
          <table:table-cell office:value-type="float" office:value="12.5" calcext:value-type="float">
            <text:p>12.5</text:p>
          </table:table-cell>
          <table:table-cell office:value-type="float" office:value="11.36" calcext:value-type="float">
            <text:p>11.36</text:p>
          </table:table-cell>
          <table:table-cell office:value-type="float" office:value="13.73" calcext:value-type="float">
            <text:p>13.73</text:p>
          </table:table-cell>
          <table:table-cell office:value-type="float" office:value="14.76" calcext:value-type="float">
            <text:p>14.76</text:p>
          </table:table-cell>
          <table:table-cell office:value-type="float" office:value="15.28" calcext:value-type="float">
            <text:p>15.28</text:p>
          </table:table-cell>
          <table:table-cell office:value-type="float" office:value="14.82" calcext:value-type="float">
            <text:p>14.8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'LLBMC'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56" calcext:value-type="float">
            <text:p>0.056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4" calcext:value-type="float">
            <text:p>0.06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klee(stp)</text:p>
          </table:table-cell>
          <table:table-cell office:value-type="float" office:value="5.21" calcext:value-type="float">
            <text:p>5.21</text:p>
          </table:table-cell>
          <table:table-cell office:value-type="float" office:value="5.24" calcext:value-type="float">
            <text:p>5.24</text:p>
          </table:table-cell>
          <table:table-cell office:value-type="float" office:value="4.9" calcext:value-type="float">
            <text:p>4.9</text:p>
          </table:table-cell>
          <table:table-cell office:value-type="float" office:value="4.98" calcext:value-type="float">
            <text:p>4.98</text:p>
          </table:table-cell>
          <table:table-cell office:value-type="float" office:value="6.97" calcext:value-type="float">
            <text:p>6.97</text:p>
          </table:table-cell>
          <table:table-cell office:value-type="float" office:value="6.24" calcext:value-type="float">
            <text:p>6.24</text:p>
          </table:table-cell>
          <table:table-cell office:value-type="float" office:value="6.2" calcext:value-type="float">
            <text:p>6.2</text:p>
          </table:table-cell>
          <table:table-cell office:value-type="float" office:value="6.36" calcext:value-type="float">
            <text:p>6.3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9.87" calcext:value-type="float">
            <text:p>9.87</text:p>
          </table:table-cell>
          <table:table-cell office:value-type="float" office:value="9.7" calcext:value-type="float">
            <text:p>9.7</text:p>
          </table:table-cell>
          <table:table-cell office:value-type="float" office:value="9.03" calcext:value-type="float">
            <text:p>9.03</text:p>
          </table:table-cell>
          <table:table-cell office:value-type="float" office:value="9.46" calcext:value-type="float">
            <text:p>9.46</text:p>
          </table:table-cell>
          <table:table-cell office:value-type="float" office:value="11.83" calcext:value-type="float">
            <text:p>11.83</text:p>
          </table:table-cell>
          <table:table-cell office:value-type="float" office:value="11.94" calcext:value-type="float">
            <text:p>11.94</text:p>
          </table:table-cell>
          <table:table-cell office:value-type="float" office:value="11.28" calcext:value-type="float">
            <text:p>11.28</text:p>
          </table:table-cell>
          <table:table-cell office:value-type="float" office:value="11.72" calcext:value-type="float">
            <text:p>11.7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Tracerx</text:p>
          </table:table-cell>
          <table:table-cell office:value-type="float" office:value="9.28" calcext:value-type="float">
            <text:p>9.28</text:p>
          </table:table-cell>
          <table:table-cell office:value-type="float" office:value="10" calcext:value-type="float">
            <text:p>10</text:p>
          </table:table-cell>
          <table:table-cell office:value-type="float" office:value="9.47" calcext:value-type="float">
            <text:p>9.47</text:p>
          </table:table-cell>
          <table:table-cell office:value-type="float" office:value="9.11" calcext:value-type="float">
            <text:p>9.11</text:p>
          </table:table-cell>
          <table:table-cell office:value-type="float" office:value="11.62" calcext:value-type="float">
            <text:p>11.62</text:p>
          </table:table-cell>
          <table:table-cell office:value-type="float" office:value="11.95" calcext:value-type="float">
            <text:p>11.95</text:p>
          </table:table-cell>
          <table:table-cell office:value-type="float" office:value="11.66" calcext:value-type="float">
            <text:p>11.66</text:p>
          </table:table-cell>
          <table:table-cell office:value-type="float" office:value="11.72" calcext:value-type="float">
            <text:p>11.7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'LLBMC'</text:p>
          </table:table-cell>
          <table:table-cell table:number-columns-repeated="6" office:value-type="float" office:value="0.04" calcext:value-type="float">
            <text:p>0.0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lee(stp)</text:p>
          </table:table-cell>
          <table:table-cell office:value-type="float" office:value="0.4" calcext:value-type="float">
            <text:p>0.4</text:p>
          </table:table-cell>
          <table:table-cell office:value-type="float" office:value="0.85" calcext:value-type="float">
            <text:p>0.85</text:p>
          </table:table-cell>
          <table:table-cell office:value-type="float" office:value="0.68" calcext:value-type="float">
            <text:p>0.68</text:p>
          </table:table-cell>
          <table:table-cell office:value-type="float" office:value="0.9" calcext:value-type="float">
            <text:p>0.9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1.05" calcext:value-type="float">
            <text:p>1.05</text:p>
          </table:table-cell>
          <table:table-cell office:value-type="float" office:value="1.94" calcext:value-type="float">
            <text:p>1.94</text:p>
          </table:table-cell>
          <table:table-cell office:value-type="float" office:value="2.18" calcext:value-type="float">
            <text:p>2.18</text:p>
          </table:table-cell>
          <table:table-cell office:value-type="float" office:value="1.36" calcext:value-type="float">
            <text:p>1.36</text:p>
          </table:table-cell>
          <table:table-cell office:value-type="float" office:value="0.53" calcext:value-type="float">
            <text:p>0.53</text:p>
          </table:table-cell>
          <table:table-cell office:value-type="float" office:value="1.16" calcext:value-type="float">
            <text:p>1.16</text:p>
          </table:table-cell>
          <table:table-cell office:value-type="float" office:value="1.52" calcext:value-type="float">
            <text:p>1.52</text:p>
          </table:table-cell>
          <table:table-cell office:value-type="float" office:value="0.99" calcext:value-type="float">
            <text:p>0.9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.18" calcext:value-type="float">
            <text:p>1.18</text:p>
          </table:table-cell>
          <table:table-cell office:value-type="float" office:value="2.1" calcext:value-type="float">
            <text:p>2.1</text:p>
          </table:table-cell>
          <table:table-cell office:value-type="float" office:value="1.95" calcext:value-type="float">
            <text:p>1.95</text:p>
          </table:table-cell>
          <table:table-cell office:value-type="float" office:value="1.45" calcext:value-type="float">
            <text:p>1.45</text:p>
          </table:table-cell>
          <table:table-cell office:value-type="float" office:value="0.6" calcext:value-type="float">
            <text:p>0.6</text:p>
          </table:table-cell>
          <table:table-cell office:value-type="float" office:value="1.13" calcext:value-type="float">
            <text:p>1.13</text:p>
          </table:table-cell>
          <table:table-cell office:value-type="float" office:value="1.82" calcext:value-type="float">
            <text:p>1.82</text:p>
          </table:table-cell>
          <table:table-cell office:value-type="float" office:value="1.06" calcext:value-type="float">
            <text:p>1.0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'LLBMC'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8" calcext:value-type="float">
            <text:p>0.04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klee(stp)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office:value-type="float" office:value="0.34" calcext:value-type="float">
            <text:p>0.3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'LLBMC'</text:p>
          </table:table-cell>
          <table:table-cell table:number-columns-repeated="4" office:value-type="float" office:value="0.044" calcext:value-type="float">
            <text:p>0.044</text:p>
          </table:table-cell>
          <table:table-cell table:number-columns-repeated="4" office:value-type="float" office:value="0.048" calcext:value-type="float">
            <text:p>0.04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klee(stp)</text:p>
          </table:table-cell>
          <table:table-cell office:value-type="float" office:value="0.82" calcext:value-type="float">
            <text:p>0.82</text:p>
          </table:table-cell>
          <table:table-cell office:value-type="float" office:value="1.1" calcext:value-type="float">
            <text:p>1.1</text:p>
          </table:table-cell>
          <table:table-cell office:value-type="float" office:value="0.97" calcext:value-type="float">
            <text:p>0.97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1.03" calcext:value-type="float">
            <text:p>1.0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1.64" calcext:value-type="float">
            <text:p>1.64</text:p>
          </table:table-cell>
          <table:table-cell office:value-type="float" office:value="2.64" calcext:value-type="float">
            <text:p>2.64</text:p>
          </table:table-cell>
          <table:table-cell office:value-type="float" office:value="2.35" calcext:value-type="float">
            <text:p>2.35</text:p>
          </table:table-cell>
          <table:table-cell office:value-type="float" office:value="2.15" calcext:value-type="float">
            <text:p>2.15</text:p>
          </table:table-cell>
          <table:table-cell office:value-type="float" office:value="2.26" calcext:value-type="float">
            <text:p>2.26</text:p>
          </table:table-cell>
          <table:table-cell office:value-type="float" office:value="2.41" calcext:value-type="float">
            <text:p>2.41</text:p>
          </table:table-cell>
          <table:table-cell office:value-type="float" office:value="2.45" calcext:value-type="float">
            <text:p>2.45</text:p>
          </table:table-cell>
          <table:table-cell office:value-type="float" office:value="2.55" calcext:value-type="float">
            <text:p>2.5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6" calcext:value-type="float">
            <text:p>0.6</text:p>
          </table:table-cell>
          <table:table-cell office:value-type="float" office:value="2.21" calcext:value-type="float">
            <text:p>2.21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office:value-type="float" office:value="1.14" calcext:value-type="float">
            <text:p>1.14</text:p>
          </table:table-cell>
          <table:table-cell office:value-type="float" office:value="0.43" calcext:value-type="float">
            <text:p>0.43</text:p>
          </table:table-cell>
          <table:table-cell office:value-type="float" office:value="0.32" calcext:value-type="float">
            <text:p>0.32</text:p>
          </table:table-cell>
          <table:table-cell office:value-type="float" office:value="0.59" calcext:value-type="float">
            <text:p>0.5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'LLBMC'</text:p>
          </table:table-cell>
          <table:table-cell office:value-type="float" office:value="1.752" calcext:value-type="float">
            <text:p>1.752</text:p>
          </table:table-cell>
          <table:table-cell office:value-type="float" office:value="1.716" calcext:value-type="float">
            <text:p>1.716</text:p>
          </table:table-cell>
          <table:table-cell office:value-type="float" office:value="1.768" calcext:value-type="float">
            <text:p>1.768</text:p>
          </table:table-cell>
          <table:table-cell office:value-type="float" office:value="1.756" calcext:value-type="float">
            <text:p>1.756</text:p>
          </table:table-cell>
          <table:table-cell office:value-type="float" office:value="1.772" calcext:value-type="float">
            <text:p>1.772</text:p>
          </table:table-cell>
          <table:table-cell office:value-type="float" office:value="1.8" calcext:value-type="float">
            <text:p>1.8</text:p>
          </table:table-cell>
          <table:table-cell office:value-type="float" office:value="1.796" calcext:value-type="float">
            <text:p>1.796</text:p>
          </table:table-cell>
          <table:table-cell office:value-type="float" office:value="1.772" calcext:value-type="float">
            <text:p>1.77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klee(stp)</text:p>
          </table:table-cell>
          <table:table-cell office:value-type="float" office:value="0.92" calcext:value-type="float">
            <text:p>0.92</text:p>
          </table:table-cell>
          <table:table-cell office:value-type="float" office:value="1.4" calcext:value-type="float">
            <text:p>1.4</text:p>
          </table:table-cell>
          <table:table-cell office:value-type="float" office:value="1.17" calcext:value-type="float">
            <text:p>1.17</text:p>
          </table:table-cell>
          <table:table-cell office:value-type="float" office:value="1.16" calcext:value-type="float">
            <text:p>1.16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3.05" calcext:value-type="float">
            <text:p>3.05</text:p>
          </table:table-cell>
          <table:table-cell office:value-type="float" office:value="4.88" calcext:value-type="float">
            <text:p>4.88</text:p>
          </table:table-cell>
          <table:table-cell office:value-type="float" office:value="3.64" calcext:value-type="float">
            <text:p>3.64</text:p>
          </table:table-cell>
          <table:table-cell office:value-type="float" office:value="3.78" calcext:value-type="float">
            <text:p>3.78</text:p>
          </table:table-cell>
          <table:table-cell office:value-type="float" office:value="2.2" calcext:value-type="float">
            <text:p>2.2</text:p>
          </table:table-cell>
          <table:table-cell office:value-type="float" office:value="3.68" calcext:value-type="float">
            <text:p>3.68</text:p>
          </table:table-cell>
          <table:table-cell office:value-type="float" office:value="3.86" calcext:value-type="float">
            <text:p>3.86</text:p>
          </table:table-cell>
          <table:table-cell office:value-type="float" office:value="3.17" calcext:value-type="float">
            <text:p>3.1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Tracerx</text:p>
          </table:table-cell>
          <table:table-cell office:value-type="float" office:value="3.21" calcext:value-type="float">
            <text:p>3.21</text:p>
          </table:table-cell>
          <table:table-cell office:value-type="float" office:value="4.62" calcext:value-type="float">
            <text:p>4.62</text:p>
          </table:table-cell>
          <table:table-cell office:value-type="float" office:value="3.72" calcext:value-type="float">
            <text:p>3.72</text:p>
          </table:table-cell>
          <table:table-cell office:value-type="float" office:value="3.75" calcext:value-type="float">
            <text:p>3.75</text:p>
          </table:table-cell>
          <table:table-cell office:value-type="float" office:value="2.31" calcext:value-type="float">
            <text:p>2.31</text:p>
          </table:table-cell>
          <table:table-cell office:value-type="float" office:value="3.73" calcext:value-type="float">
            <text:p>3.73</text:p>
          </table:table-cell>
          <table:table-cell office:value-type="float" office:value="3.71" calcext:value-type="float">
            <text:p>3.71</text:p>
          </table:table-cell>
          <table:table-cell office:value-type="float" office:value="3.4" calcext:value-type="float">
            <text:p>3.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'LLBMC'</text:p>
          </table:table-cell>
          <table:table-cell office:value-type="float" office:value="77.66" calcext:value-type="float">
            <text:p>77.66</text:p>
          </table:table-cell>
          <table:table-cell office:value-type="float" office:value="66.14" calcext:value-type="float">
            <text:p>66.14</text:p>
          </table:table-cell>
          <table:table-cell office:value-type="float" office:value="78.752" calcext:value-type="float">
            <text:p>78.752</text:p>
          </table:table-cell>
          <table:table-cell office:value-type="float" office:value="57.684" calcext:value-type="float">
            <text:p>57.684</text:p>
          </table:table-cell>
          <table:table-cell office:value-type="float" office:value="89.464" calcext:value-type="float">
            <text:p>89.464</text:p>
          </table:table-cell>
          <table:table-cell office:value-type="float" office:value="63.564" calcext:value-type="float">
            <text:p>63.564</text:p>
          </table:table-cell>
          <table:table-cell office:value-type="float" office:value="59.444" calcext:value-type="float">
            <text:p>59.444</text:p>
          </table:table-cell>
          <table:table-cell office:value-type="float" office:value="78.656" calcext:value-type="float">
            <text:p>78.6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All'</text:p>
          </table:table-cell>
          <table:table-cell office:value-type="string" calcext:value-type="string">
            <text:p><text:s/>'Abscon'</text:p>
          </table:table-cell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3" calcext:value-type="float">
            <text:p>0.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7" calcext:value-type="float">
            <text:p>0.337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klee(stp)</text:p>
          </table:table-cell>
          <table:table-cell table:formula="of:=[.C2]/[.C46]" office:value-type="float" office:value="19.6686746987952" calcext:value-type="float">
            <text:p>19.6686746988</text:p>
          </table:table-cell>
          <table:table-cell table:formula="of:=[.D2]/[.D46]" office:value-type="float" office:value="22.4012158054711" calcext:value-type="float">
            <text:p>22.4012158055</text:p>
          </table:table-cell>
          <table:table-cell table:formula="of:=[.E2]/[.E46]" office:value-type="float" office:value="12.8301886792453" calcext:value-type="float">
            <text:p>12.8301886792</text:p>
          </table:table-cell>
          <table:table-cell table:formula="of:=[.F2]/[.F46]" office:value-type="float" office:value="17.8191489361702" calcext:value-type="float">
            <text:p>17.8191489362</text:p>
          </table:table-cell>
          <table:table-cell table:formula="of:=[.G2]/[.G46]" office:value-type="float" office:value="25.4716981132075" calcext:value-type="float">
            <text:p>25.4716981132</text:p>
          </table:table-cell>
          <table:table-cell table:formula="of:=[.H2]/[.H46]" office:value-type="float" office:value="25.0925925925926" calcext:value-type="float">
            <text:p>25.0925925926</text:p>
          </table:table-cell>
          <table:table-cell table:formula="of:=[.I2]/[.I46]" office:value-type="float" office:value="26.8181818181818" calcext:value-type="float">
            <text:p>26.8181818182</text:p>
          </table:table-cell>
          <table:table-cell table:formula="of:=[.J2]/[.J46]" office:value-type="float" office:value="24.0949554896142" calcext:value-type="float">
            <text:p>24.0949554896</text:p>
          </table:table-cell>
          <table:table-cell table:formula="of:=GEOMEAN([.C91:.J91])" office:value-type="float" office:value="21.2515542350607" calcext:value-type="float">
            <text:p>21.25155423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klee(stp)</text:p>
          </table:table-cell>
          <table:table-cell table:formula="of:=[.C6]/[.C50]" office:value-type="float" office:value="14.0060240963855" calcext:value-type="float">
            <text:p>14.0060240964</text:p>
          </table:table-cell>
          <table:table-cell table:formula="of:=[.D6]/[.D50]" office:value-type="float" office:value="14.6808510638298" calcext:value-type="float">
            <text:p>14.6808510638</text:p>
          </table:table-cell>
          <table:table-cell table:formula="of:=[.E6]/[.E50]" office:value-type="float" office:value="8.49056603773585" calcext:value-type="float">
            <text:p>8.4905660377</text:p>
          </table:table-cell>
          <table:table-cell table:formula="of:=[.F6]/[.F50]" office:value-type="float" office:value="12.1276595744681" calcext:value-type="float">
            <text:p>12.1276595745</text:p>
          </table:table-cell>
          <table:table-cell table:formula="of:=[.G6]/[.G50]" office:value-type="float" office:value="17.2012578616352" calcext:value-type="float">
            <text:p>17.2012578616</text:p>
          </table:table-cell>
          <table:table-cell table:formula="of:=[.H6]/[.H50]" office:value-type="float" office:value="15.1543209876543" calcext:value-type="float">
            <text:p>15.1543209877</text:p>
          </table:table-cell>
          <table:table-cell table:formula="of:=[.I6]/[.I50]" office:value-type="float" office:value="17.3701298701299" calcext:value-type="float">
            <text:p>17.3701298701</text:p>
          </table:table-cell>
          <table:table-cell table:formula="of:=[.J6]/[.J50]" office:value-type="float" office:value="17.1216617210682" calcext:value-type="float">
            <text:p>17.1216617211</text:p>
          </table:table-cell>
          <table:table-cell table:formula="of:=GEOMEAN([.C92:.J92])" office:value-type="float" office:value="14.187411852702" calcext:value-type="float">
            <text:p>14.18741185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klee(stp)</text:p>
          </table:table-cell>
          <table:table-cell table:formula="of:=[.C10]/[.C54]" office:value-type="float" office:value="2.71084337349398" calcext:value-type="float">
            <text:p>2.7108433735</text:p>
          </table:table-cell>
          <table:table-cell table:formula="of:=[.D10]/[.D54]" office:value-type="float" office:value="4.19452887537994" calcext:value-type="float">
            <text:p>4.1945288754</text:p>
          </table:table-cell>
          <table:table-cell table:formula="of:=[.E10]/[.E54]" office:value-type="float" office:value="2.26415094339623" calcext:value-type="float">
            <text:p>2.2641509434</text:p>
          </table:table-cell>
          <table:table-cell table:formula="of:=[.F10]/[.F54]" office:value-type="float" office:value="3.05851063829787" calcext:value-type="float">
            <text:p>3.0585106383</text:p>
          </table:table-cell>
          <table:table-cell table:formula="of:=[.G10]/[.G54]" office:value-type="float" office:value="2.23270440251572" calcext:value-type="float">
            <text:p>2.2327044025</text:p>
          </table:table-cell>
          <table:table-cell table:formula="of:=[.H10]/[.H54]" office:value-type="float" office:value="3.02469135802469" calcext:value-type="float">
            <text:p>3.024691358</text:p>
          </table:table-cell>
          <table:table-cell table:formula="of:=[.I10]/[.I54]" office:value-type="float" office:value="3.18181818181818" calcext:value-type="float">
            <text:p>3.1818181818</text:p>
          </table:table-cell>
          <table:table-cell table:formula="of:=[.J10]/[.J54]" office:value-type="float" office:value="3.41246290801187" calcext:value-type="float">
            <text:p>3.412462908</text:p>
          </table:table-cell>
          <table:table-cell table:formula="of:=GEOMEAN([.C93:.J93])" office:value-type="float" office:value="2.95244844208655" calcext:value-type="float">
            <text:p>2.952448442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lee(stp)</text:p>
          </table:table-cell>
          <table:table-cell table:formula="of:=[.C14]/[.C58]" office:value-type="float" office:value="13.6746987951807" calcext:value-type="float">
            <text:p>13.6746987952</text:p>
          </table:table-cell>
          <table:table-cell table:formula="of:=[.D14]/[.D58]" office:value-type="float" office:value="14.2249240121581" calcext:value-type="float">
            <text:p>14.2249240122</text:p>
          </table:table-cell>
          <table:table-cell table:formula="of:=[.E14]/[.E58]" office:value-type="float" office:value="7.9622641509434" calcext:value-type="float">
            <text:p>7.9622641509</text:p>
          </table:table-cell>
          <table:table-cell table:formula="of:=[.F14]/[.F58]" office:value-type="float" office:value="12.0744680851064" calcext:value-type="float">
            <text:p>12.0744680851</text:p>
          </table:table-cell>
          <table:table-cell table:formula="of:=[.G14]/[.G58]" office:value-type="float" office:value="17.2327044025157" calcext:value-type="float">
            <text:p>17.2327044025</text:p>
          </table:table-cell>
          <table:table-cell table:formula="of:=[.H14]/[.H58]" office:value-type="float" office:value="15.1543209876543" calcext:value-type="float">
            <text:p>15.1543209877</text:p>
          </table:table-cell>
          <table:table-cell table:formula="of:=[.I14]/[.I58]" office:value-type="float" office:value="16.4935064935065" calcext:value-type="float">
            <text:p>16.4935064935</text:p>
          </table:table-cell>
          <table:table-cell table:formula="of:=[.J14]/[.J58]" office:value-type="float" office:value="16.8545994065282" calcext:value-type="float">
            <text:p>16.8545994065</text:p>
          </table:table-cell>
          <table:table-cell table:formula="of:=GEOMEAN([.C94:.J94])" office:value-type="float" office:value="13.8547664118561" calcext:value-type="float">
            <text:p>13.854766411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klee(stp)</text:p>
          </table:table-cell>
          <table:table-cell table:formula="of:=[.C18]/[.C62]" office:value-type="float" office:value="0.210843373493976" calcext:value-type="float">
            <text:p>0.2108433735</text:p>
          </table:table-cell>
          <table:table-cell table:formula="of:=[.D18]/[.D62]" office:value-type="float" office:value="0.182370820668693" calcext:value-type="float">
            <text:p>0.1823708207</text:p>
          </table:table-cell>
          <table:table-cell table:formula="of:=[.E18]/[.E62]" office:value-type="float" office:value="0.113207547169811" calcext:value-type="float">
            <text:p>0.1132075472</text:p>
          </table:table-cell>
          <table:table-cell table:formula="of:=[.F18]/[.F62]" office:value-type="float" office:value="0.159574468085106" calcext:value-type="float">
            <text:p>0.1595744681</text:p>
          </table:table-cell>
          <table:table-cell table:formula="of:=[.G18]/[.G62]" office:value-type="float" office:value="0.157232704402516" calcext:value-type="float">
            <text:p>0.1572327044</text:p>
          </table:table-cell>
          <table:table-cell table:formula="of:=[.H18]/[.H62]" office:value-type="float" office:value="0.185185185185185" calcext:value-type="float">
            <text:p>0.1851851852</text:p>
          </table:table-cell>
          <table:table-cell table:formula="of:=[.I18]/[.I62]" office:value-type="float" office:value="0.194805194805195" calcext:value-type="float">
            <text:p>0.1948051948</text:p>
          </table:table-cell>
          <table:table-cell table:formula="of:=[.J18]/[.J62]" office:value-type="float" office:value="0.178041543026706" calcext:value-type="float">
            <text:p>0.178041543</text:p>
          </table:table-cell>
          <table:table-cell table:formula="of:=GEOMEAN([.C95:.J95])" office:value-type="float" office:value="0.170119124055808" calcext:value-type="float">
            <text:p>0.170119124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klee(stp)</text:p>
          </table:table-cell>
          <table:table-cell table:formula="of:=[.C22]/[.C66]" office:value-type="float" office:value="19.0060240963855" calcext:value-type="float">
            <text:p>19.0060240964</text:p>
          </table:table-cell>
          <table:table-cell table:formula="of:=[.D22]/[.D66]" office:value-type="float" office:value="21.6413373860182" calcext:value-type="float">
            <text:p>21.641337386</text:p>
          </table:table-cell>
          <table:table-cell table:formula="of:=[.E22]/[.E66]" office:value-type="float" office:value="12.8679245283019" calcext:value-type="float">
            <text:p>12.8679245283</text:p>
          </table:table-cell>
          <table:table-cell table:formula="of:=[.F22]/[.F66]" office:value-type="float" office:value="17.1010638297872" calcext:value-type="float">
            <text:p>17.1010638298</text:p>
          </table:table-cell>
          <table:table-cell table:formula="of:=[.G22]/[.G66]" office:value-type="float" office:value="24.7169811320755" calcext:value-type="float">
            <text:p>24.7169811321</text:p>
          </table:table-cell>
          <table:table-cell table:formula="of:=[.H22]/[.H66]" office:value-type="float" office:value="24.2283950617284" calcext:value-type="float">
            <text:p>24.2283950617</text:p>
          </table:table-cell>
          <table:table-cell table:formula="of:=[.I22]/[.I66]" office:value-type="float" office:value="32.1753246753247" calcext:value-type="float">
            <text:p>32.1753246753</text:p>
          </table:table-cell>
          <table:table-cell table:formula="of:=[.J22]/[.J66]" office:value-type="float" office:value="23.8872403560831" calcext:value-type="float">
            <text:p>23.8872403561</text:p>
          </table:table-cell>
          <table:table-cell table:formula="of:=GEOMEAN([.C96:.J96])" office:value-type="float" office:value="21.2551659117161" calcext:value-type="float">
            <text:p>21.255165911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klee(stp)</text:p>
          </table:table-cell>
          <table:table-cell table:formula="of:=[.C26]/[.C70]" office:value-type="float" office:value="15.6927710843373" calcext:value-type="float">
            <text:p>15.6927710843</text:p>
          </table:table-cell>
          <table:table-cell table:formula="of:=[.D26]/[.D70]" office:value-type="float" office:value="15.9270516717325" calcext:value-type="float">
            <text:p>15.9270516717</text:p>
          </table:table-cell>
          <table:table-cell table:formula="of:=[.E26]/[.E70]" office:value-type="float" office:value="9.24528301886793" calcext:value-type="float">
            <text:p>9.2452830189</text:p>
          </table:table-cell>
          <table:table-cell table:formula="of:=[.F26]/[.F70]" office:value-type="float" office:value="13.2446808510638" calcext:value-type="float">
            <text:p>13.2446808511</text:p>
          </table:table-cell>
          <table:table-cell table:formula="of:=[.G26]/[.G70]" office:value-type="float" office:value="21.9182389937107" calcext:value-type="float">
            <text:p>21.9182389937</text:p>
          </table:table-cell>
          <table:table-cell table:formula="of:=[.H26]/[.H70]" office:value-type="float" office:value="19.2592592592593" calcext:value-type="float">
            <text:p>19.2592592593</text:p>
          </table:table-cell>
          <table:table-cell table:formula="of:=[.I26]/[.I70]" office:value-type="float" office:value="20.1298701298701" calcext:value-type="float">
            <text:p>20.1298701299</text:p>
          </table:table-cell>
          <table:table-cell table:formula="of:=[.J26]/[.J70]" office:value-type="float" office:value="18.8724035608309" calcext:value-type="float">
            <text:p>18.8724035608</text:p>
          </table:table-cell>
          <table:table-cell table:formula="of:=GEOMEAN([.C97:.J97])" office:value-type="float" office:value="16.2691090533692" calcext:value-type="float">
            <text:p>16.269109053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lee(stp)</text:p>
          </table:table-cell>
          <table:table-cell table:formula="of:=[.C30]/[.C74]" office:value-type="float" office:value="1.20481927710843" calcext:value-type="float">
            <text:p>1.2048192771</text:p>
          </table:table-cell>
          <table:table-cell table:formula="of:=[.D30]/[.D74]" office:value-type="float" office:value="2.58358662613982" calcext:value-type="float">
            <text:p>2.5835866261</text:p>
          </table:table-cell>
          <table:table-cell table:formula="of:=[.E30]/[.E74]" office:value-type="float" office:value="1.28301886792453" calcext:value-type="float">
            <text:p>1.2830188679</text:p>
          </table:table-cell>
          <table:table-cell table:formula="of:=[.F30]/[.F74]" office:value-type="float" office:value="2.3936170212766" calcext:value-type="float">
            <text:p>2.3936170213</text:p>
          </table:table-cell>
          <table:table-cell table:formula="of:=[.G30]/[.G74]" office:value-type="float" office:value="1.13207547169811" calcext:value-type="float">
            <text:p>1.1320754717</text:p>
          </table:table-cell>
          <table:table-cell table:formula="of:=[.H30]/[.H74]" office:value-type="float" office:value="1.23456790123457" calcext:value-type="float">
            <text:p>1.2345679012</text:p>
          </table:table-cell>
          <table:table-cell table:formula="of:=[.I30]/[.I74]" office:value-type="float" office:value="2.11038961038961" calcext:value-type="float">
            <text:p>2.1103896104</text:p>
          </table:table-cell>
          <table:table-cell table:formula="of:=[.J30]/[.J74]" office:value-type="float" office:value="1.48367952522255" calcext:value-type="float">
            <text:p>1.4836795252</text:p>
          </table:table-cell>
          <table:table-cell table:formula="of:=GEOMEAN([.C98:.J98])" office:value-type="float" office:value="1.59474305155404" calcext:value-type="float">
            <text:p>1.594743051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klee(stp)</text:p>
          </table:table-cell>
          <table:table-cell table:formula="of:=[.C34]/[.C78]" office:value-type="float" office:value="0.602409638554217" calcext:value-type="float">
            <text:p>0.6024096386</text:p>
          </table:table-cell>
          <table:table-cell table:formula="of:=[.D34]/[.D78]" office:value-type="float" office:value="0.668693009118541" calcext:value-type="float">
            <text:p>0.6686930091</text:p>
          </table:table-cell>
          <table:table-cell table:formula="of:=[.E34]/[.E78]" office:value-type="float" office:value="0.358490566037736" calcext:value-type="float">
            <text:p>0.358490566</text:p>
          </table:table-cell>
          <table:table-cell table:formula="of:=[.F34]/[.F78]" office:value-type="float" office:value="0.585106382978723" calcext:value-type="float">
            <text:p>0.585106383</text:p>
          </table:table-cell>
          <table:table-cell table:formula="of:=[.G34]/[.G78]" office:value-type="float" office:value="0.754716981132075" calcext:value-type="float">
            <text:p>0.7547169811</text:p>
          </table:table-cell>
          <table:table-cell table:formula="of:=[.H34]/[.H78]" office:value-type="float" office:value="0.740740740740741" calcext:value-type="float">
            <text:p>0.7407407407</text:p>
          </table:table-cell>
          <table:table-cell table:formula="of:=[.I34]/[.I78]" office:value-type="float" office:value="0.746753246753247" calcext:value-type="float">
            <text:p>0.7467532468</text:p>
          </table:table-cell>
          <table:table-cell table:formula="of:=[.J34]/[.J78]" office:value-type="float" office:value="0.623145400593472" calcext:value-type="float">
            <text:p>0.6231454006</text:p>
          </table:table-cell>
          <table:table-cell table:formula="of:=GEOMEAN([.C99:.J99])" office:value-type="float" office:value="0.620520331862684" calcext:value-type="float">
            <text:p>0.620520331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GEOMEAN([.C91:.C99])" office:value-type="float" office:value="4.2641331901002" calcext:value-type="float">
            <text:p>4.2641331901</text:p>
          </table:table-cell>
          <table:table-cell table:formula="of:=GEOMEAN([.D91:.D99])" office:value-type="float" office:value="5.04865418165078" calcext:value-type="float">
            <text:p>5.0486541817</text:p>
          </table:table-cell>
          <table:table-cell table:formula="of:=GEOMEAN([.E91:.E99])" office:value-type="float" office:value="2.84382551357612" calcext:value-type="float">
            <text:p>2.8438255136</text:p>
          </table:table-cell>
          <table:table-cell table:formula="of:=GEOMEAN([.F91:.F99])" office:value-type="float" office:value="4.1969020383867" calcext:value-type="float">
            <text:p>4.1969020384</text:p>
          </table:table-cell>
          <table:table-cell table:formula="of:=GEOMEAN([.G91:.G99])" office:value-type="float" office:value="4.7482549215313" calcext:value-type="float">
            <text:p>4.7482549215</text:p>
          </table:table-cell>
          <table:table-cell table:formula="of:=GEOMEAN([.H91:.H99])" office:value-type="float" office:value="4.80968689063156" calcext:value-type="float">
            <text:p>4.8096868906</text:p>
          </table:table-cell>
          <table:table-cell table:formula="of:=GEOMEAN([.I91:.I99])" office:value-type="float" office:value="5.53311172409626" calcext:value-type="float">
            <text:p>5.5331117241</text:p>
          </table:table-cell>
          <table:table-cell table:formula="of:=GEOMEAN([.J91:.J99])" office:value-type="float" office:value="4.94273059283107" calcext:value-type="float">
            <text:p>4.9427305928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klee(z3)</text:p>
          </table:table-cell>
          <table:table-cell table:formula="of:=[.C3]/[.C47]" office:value-type="float" office:value="27.7409638554217" calcext:value-type="float">
            <text:p>27.7409638554</text:p>
          </table:table-cell>
          <table:table-cell table:formula="of:=[.D3]/[.D47]" office:value-type="float" office:value="29.8176291793313" calcext:value-type="float">
            <text:p>29.8176291793</text:p>
          </table:table-cell>
          <table:table-cell table:formula="of:=[.E3]/[.E47]" office:value-type="float" office:value="18.9056603773585" calcext:value-type="float">
            <text:p>18.9056603774</text:p>
          </table:table-cell>
          <table:table-cell table:formula="of:=[.F3]/[.F47]" office:value-type="float" office:value="24.3085106382979" calcext:value-type="float">
            <text:p>24.3085106383</text:p>
          </table:table-cell>
          <table:table-cell table:formula="of:=[.G3]/[.G47]" office:value-type="float" office:value="31.5094339622641" calcext:value-type="float">
            <text:p>31.5094339623</text:p>
          </table:table-cell>
          <table:table-cell table:formula="of:=[.H3]/[.H47]" office:value-type="float" office:value="34.8148148148148" calcext:value-type="float">
            <text:p>34.8148148148</text:p>
          </table:table-cell>
          <table:table-cell table:formula="of:=[.I3]/[.I47]" office:value-type="float" office:value="35.2922077922078" calcext:value-type="float">
            <text:p>35.2922077922</text:p>
          </table:table-cell>
          <table:table-cell table:formula="of:=[.J3]/[.J47]" office:value-type="float" office:value="33.2047477744807" calcext:value-type="float">
            <text:p>33.2047477745</text:p>
          </table:table-cell>
          <table:table-cell table:formula="of:=GEOMEAN([.C102:.J102])" office:value-type="float" office:value="28.9153577805568" calcext:value-type="float">
            <text:p>28.915357780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lee(z3)</text:p>
          </table:table-cell>
          <table:table-cell table:formula="of:=[.C7]/[.C51]" office:value-type="float" office:value="22.078313253012" calcext:value-type="float">
            <text:p>22.078313253</text:p>
          </table:table-cell>
          <table:table-cell table:formula="of:=[.D7]/[.D51]" office:value-type="float" office:value="23.0395136778115" calcext:value-type="float">
            <text:p>23.0395136778</text:p>
          </table:table-cell>
          <table:table-cell table:formula="of:=[.E7]/[.E51]" office:value-type="float" office:value="13.2075471698113" calcext:value-type="float">
            <text:p>13.2075471698</text:p>
          </table:table-cell>
          <table:table-cell table:formula="of:=[.F7]/[.F51]" office:value-type="float" office:value="18.9095744680851" calcext:value-type="float">
            <text:p>18.9095744681</text:p>
          </table:table-cell>
          <table:table-cell table:formula="of:=[.G7]/[.G51]" office:value-type="float" office:value="25.188679245283" calcext:value-type="float">
            <text:p>25.1886792453</text:p>
          </table:table-cell>
          <table:table-cell table:formula="of:=[.H7]/[.H51]" office:value-type="float" office:value="24.0740740740741" calcext:value-type="float">
            <text:p>24.0740740741</text:p>
          </table:table-cell>
          <table:table-cell table:formula="of:=[.I7]/[.I51]" office:value-type="float" office:value="25.9415584415584" calcext:value-type="float">
            <text:p>25.9415584416</text:p>
          </table:table-cell>
          <table:table-cell table:formula="of:=[.J7]/[.J51]" office:value-type="float" office:value="25.6379821958457" calcext:value-type="float">
            <text:p>25.6379821958</text:p>
          </table:table-cell>
          <table:table-cell table:formula="of:=GEOMEAN([.C103:.J103])" office:value-type="float" office:value="21.8120885558732" calcext:value-type="float">
            <text:p>21.812088555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lee(z3)</text:p>
          </table:table-cell>
          <table:table-cell table:formula="of:=[.C11]/[.C55]" office:value-type="float" office:value="9.1566265060241" calcext:value-type="float">
            <text:p>9.156626506</text:p>
          </table:table-cell>
          <table:table-cell table:formula="of:=[.D11]/[.D55]" office:value-type="float" office:value="14.3465045592705" calcext:value-type="float">
            <text:p>14.3465045593</text:p>
          </table:table-cell>
          <table:table-cell table:formula="of:=[.E11]/[.E55]" office:value-type="float" office:value="6.81132075471698" calcext:value-type="float">
            <text:p>6.8113207547</text:p>
          </table:table-cell>
          <table:table-cell table:formula="of:=[.F11]/[.F55]" office:value-type="float" office:value="9.30851063829787" calcext:value-type="float">
            <text:p>9.3085106383</text:p>
          </table:table-cell>
          <table:table-cell table:formula="of:=[.G11]/[.G55]" office:value-type="float" office:value="7.0440251572327" calcext:value-type="float">
            <text:p>7.0440251572</text:p>
          </table:table-cell>
          <table:table-cell table:formula="of:=[.H11]/[.H55]" office:value-type="float" office:value="11.0185185185185" calcext:value-type="float">
            <text:p>11.0185185185</text:p>
          </table:table-cell>
          <table:table-cell table:formula="of:=[.I11]/[.I55]" office:value-type="float" office:value="12.0779220779221" calcext:value-type="float">
            <text:p>12.0779220779</text:p>
          </table:table-cell>
          <table:table-cell table:formula="of:=[.J11]/[.J55]" office:value-type="float" office:value="9.73293768545994" calcext:value-type="float">
            <text:p>9.7329376855</text:p>
          </table:table-cell>
          <table:table-cell table:formula="of:=GEOMEAN([.C104:.J104])" office:value-type="float" office:value="9.66265948960854" calcext:value-type="float">
            <text:p>9.662659489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lee(z3)</text:p>
          </table:table-cell>
          <table:table-cell table:formula="of:=[.C15]/[.C59]" office:value-type="float" office:value="21.8072289156626" calcext:value-type="float">
            <text:p>21.8072289157</text:p>
          </table:table-cell>
          <table:table-cell table:formula="of:=[.D15]/[.D59]" office:value-type="float" office:value="22.7659574468085" calcext:value-type="float">
            <text:p>22.7659574468</text:p>
          </table:table-cell>
          <table:table-cell table:formula="of:=[.E15]/[.E59]" office:value-type="float" office:value="12.7169811320755" calcext:value-type="float">
            <text:p>12.7169811321</text:p>
          </table:table-cell>
          <table:table-cell table:formula="of:=[.F15]/[.F59]" office:value-type="float" office:value="18.3510638297872" calcext:value-type="float">
            <text:p>18.3510638298</text:p>
          </table:table-cell>
          <table:table-cell table:formula="of:=[.G15]/[.G59]" office:value-type="float" office:value="25.1572327044025" calcext:value-type="float">
            <text:p>25.1572327044</text:p>
          </table:table-cell>
          <table:table-cell table:formula="of:=[.H15]/[.H59]" office:value-type="float" office:value="24.320987654321" calcext:value-type="float">
            <text:p>24.3209876543</text:p>
          </table:table-cell>
          <table:table-cell table:formula="of:=[.I15]/[.I59]" office:value-type="float" office:value="25" calcext:value-type="float">
            <text:p>25</text:p>
          </table:table-cell>
          <table:table-cell table:formula="of:=[.J15]/[.J59]" office:value-type="float" office:value="25.4005934718101" calcext:value-type="float">
            <text:p>25.4005934718</text:p>
          </table:table-cell>
          <table:table-cell table:formula="of:=GEOMEAN([.C105:.J105])" office:value-type="float" office:value="21.4619882477295" calcext:value-type="float">
            <text:p>21.461988247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lee(z3)</text:p>
          </table:table-cell>
          <table:table-cell table:formula="of:=[.C19]/[.C63]" office:value-type="float" office:value="0.301204819277108" calcext:value-type="float">
            <text:p>0.3012048193</text:p>
          </table:table-cell>
          <table:table-cell table:formula="of:=[.D19]/[.D63]" office:value-type="float" office:value="0.243161094224924" calcext:value-type="float">
            <text:p>0.2431610942</text:p>
          </table:table-cell>
          <table:table-cell table:formula="of:=[.E19]/[.E63]" office:value-type="float" office:value="0.226415094339623" calcext:value-type="float">
            <text:p>0.2264150943</text:p>
          </table:table-cell>
          <table:table-cell table:formula="of:=[.F19]/[.F63]" office:value-type="float" office:value="0.265957446808511" calcext:value-type="float">
            <text:p>0.2659574468</text:p>
          </table:table-cell>
          <table:table-cell table:formula="of:=[.G19]/[.G63]" office:value-type="float" office:value="0.188679245283019" calcext:value-type="float">
            <text:p>0.1886792453</text:p>
          </table:table-cell>
          <table:table-cell table:formula="of:=[.H19]/[.H63]" office:value-type="float" office:value="0.308641975308642" calcext:value-type="float">
            <text:p>0.3086419753</text:p>
          </table:table-cell>
          <table:table-cell table:formula="of:=[.I19]/[.I63]" office:value-type="float" office:value="0.38961038961039" calcext:value-type="float">
            <text:p>0.3896103896</text:p>
          </table:table-cell>
          <table:table-cell table:formula="of:=[.J19]/[.J63]" office:value-type="float" office:value="0.237388724035608" calcext:value-type="float">
            <text:p>0.237388724</text:p>
          </table:table-cell>
          <table:table-cell table:formula="of:=GEOMEAN([.C106:.J106])" office:value-type="float" office:value="0.264221351153106" calcext:value-type="float">
            <text:p>0.264221351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klee(z3)</text:p>
          </table:table-cell>
          <table:table-cell table:formula="of:=[.C23]/[.C67]" office:value-type="float" office:value="33.7650602409639" calcext:value-type="float">
            <text:p>33.765060241</text:p>
          </table:table-cell>
          <table:table-cell table:formula="of:=[.D23]/[.D67]" office:value-type="float" office:value="38.8449848024316" calcext:value-type="float">
            <text:p>38.8449848024</text:p>
          </table:table-cell>
          <table:table-cell table:formula="of:=[.E23]/[.E67]" office:value-type="float" office:value="23.9245283018868" calcext:value-type="float">
            <text:p>23.9245283019</text:p>
          </table:table-cell>
          <table:table-cell table:formula="of:=[.F23]/[.F67]" office:value-type="float" office:value="30.2393617021277" calcext:value-type="float">
            <text:p>30.2393617021</text:p>
          </table:table-cell>
          <table:table-cell table:formula="of:=[.G23]/[.G67]" office:value-type="float" office:value="41.4465408805031" calcext:value-type="float">
            <text:p>41.4465408805</text:p>
          </table:table-cell>
          <table:table-cell table:formula="of:=[.H23]/[.H67]" office:value-type="float" office:value="45.2469135802469" calcext:value-type="float">
            <text:p>45.2469135802</text:p>
          </table:table-cell>
          <table:table-cell table:formula="of:=[.I23]/[.I67]" office:value-type="float" office:value="49.448051948052" calcext:value-type="float">
            <text:p>49.4480519481</text:p>
          </table:table-cell>
          <table:table-cell table:formula="of:=[.J23]/[.J67]" office:value-type="float" office:value="42.2551928783383" calcext:value-type="float">
            <text:p>42.2551928783</text:p>
          </table:table-cell>
          <table:table-cell table:formula="of:=GEOMEAN([.C107:.J107])" office:value-type="float" office:value="37.2640991523396" calcext:value-type="float">
            <text:p>37.264099152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lee(z3)</text:p>
          </table:table-cell>
          <table:table-cell table:formula="of:=[.C27]/[.C71]" office:value-type="float" office:value="29.7289156626506" calcext:value-type="float">
            <text:p>29.7289156627</text:p>
          </table:table-cell>
          <table:table-cell table:formula="of:=[.D27]/[.D71]" office:value-type="float" office:value="29.483282674772" calcext:value-type="float">
            <text:p>29.4832826748</text:p>
          </table:table-cell>
          <table:table-cell table:formula="of:=[.E27]/[.E71]" office:value-type="float" office:value="17.0377358490566" calcext:value-type="float">
            <text:p>17.0377358491</text:p>
          </table:table-cell>
          <table:table-cell table:formula="of:=[.F27]/[.F71]" office:value-type="float" office:value="25.1595744680851" calcext:value-type="float">
            <text:p>25.1595744681</text:p>
          </table:table-cell>
          <table:table-cell table:formula="of:=[.G27]/[.G71]" office:value-type="float" office:value="37.2012578616352" calcext:value-type="float">
            <text:p>37.2012578616</text:p>
          </table:table-cell>
          <table:table-cell table:formula="of:=[.H27]/[.H71]" office:value-type="float" office:value="36.8518518518518" calcext:value-type="float">
            <text:p>36.8518518519</text:p>
          </table:table-cell>
          <table:table-cell table:formula="of:=[.I27]/[.I71]" office:value-type="float" office:value="36.6233766233766" calcext:value-type="float">
            <text:p>36.6233766234</text:p>
          </table:table-cell>
          <table:table-cell table:formula="of:=[.J27]/[.J71]" office:value-type="float" office:value="34.7774480712166" calcext:value-type="float">
            <text:p>34.7774480712</text:p>
          </table:table-cell>
          <table:table-cell table:formula="of:=GEOMEAN([.C108:.J108])" office:value-type="float" office:value="29.9997675108925" calcext:value-type="float">
            <text:p>29.999767510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klee(z3)</text:p>
          </table:table-cell>
          <table:table-cell table:formula="of:=[.C31]/[.C75]" office:value-type="float" office:value="3.16265060240964" calcext:value-type="float">
            <text:p>3.1626506024</text:p>
          </table:table-cell>
          <table:table-cell table:formula="of:=[.D31]/[.D75]" office:value-type="float" office:value="5.89665653495441" calcext:value-type="float">
            <text:p>5.896656535</text:p>
          </table:table-cell>
          <table:table-cell table:formula="of:=[.E31]/[.E75]" office:value-type="float" office:value="4.11320754716981" calcext:value-type="float">
            <text:p>4.1132075472</text:p>
          </table:table-cell>
          <table:table-cell table:formula="of:=[.F31]/[.F75]" office:value-type="float" office:value="3.61702127659574" calcext:value-type="float">
            <text:p>3.6170212766</text:p>
          </table:table-cell>
          <table:table-cell table:formula="of:=[.G31]/[.G75]" office:value-type="float" office:value="1.66666666666667" calcext:value-type="float">
            <text:p>1.6666666667</text:p>
          </table:table-cell>
          <table:table-cell table:formula="of:=[.H31]/[.H75]" office:value-type="float" office:value="3.58024691358025" calcext:value-type="float">
            <text:p>3.5802469136</text:p>
          </table:table-cell>
          <table:table-cell table:formula="of:=[.I31]/[.I75]" office:value-type="float" office:value="4.93506493506494" calcext:value-type="float">
            <text:p>4.9350649351</text:p>
          </table:table-cell>
          <table:table-cell table:formula="of:=[.J31]/[.J75]" office:value-type="float" office:value="2.93768545994065" calcext:value-type="float">
            <text:p>2.9376854599</text:p>
          </table:table-cell>
          <table:table-cell table:formula="of:=GEOMEAN([.C109:.J109])" office:value-type="float" office:value="3.52802032604181" calcext:value-type="float">
            <text:p>3.52802032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klee(z3)</text:p>
          </table:table-cell>
          <table:table-cell table:formula="of:=[.C35]/[.C79]" office:value-type="float" office:value="0.873493975903614" calcext:value-type="float">
            <text:p>0.8734939759</text:p>
          </table:table-cell>
          <table:table-cell table:formula="of:=[.D35]/[.D79]" office:value-type="float" office:value="0.851063829787234" calcext:value-type="float">
            <text:p>0.8510638298</text:p>
          </table:table-cell>
          <table:table-cell table:formula="of:=[.E35]/[.E79]" office:value-type="float" office:value="0.566037735849057" calcext:value-type="float">
            <text:p>0.5660377358</text:p>
          </table:table-cell>
          <table:table-cell table:formula="of:=[.F35]/[.F79]" office:value-type="float" office:value="0.851063829787234" calcext:value-type="float">
            <text:p>0.8510638298</text:p>
          </table:table-cell>
          <table:table-cell table:formula="of:=[.G35]/[.G79]" office:value-type="float" office:value="0.880503144654088" calcext:value-type="float">
            <text:p>0.8805031447</text:p>
          </table:table-cell>
          <table:table-cell table:formula="of:=[.H35]/[.H79]" office:value-type="float" office:value="0.95679012345679" calcext:value-type="float">
            <text:p>0.9567901235</text:p>
          </table:table-cell>
          <table:table-cell table:formula="of:=[.I35]/[.I79]" office:value-type="float" office:value="0.941558441558441" calcext:value-type="float">
            <text:p>0.9415584416</text:p>
          </table:table-cell>
          <table:table-cell table:formula="of:=[.J35]/[.J79]" office:value-type="float" office:value="0.801186943620178" calcext:value-type="float">
            <text:p>0.8011869436</text:p>
          </table:table-cell>
          <table:table-cell table:formula="of:=GEOMEAN([.C110:.J110])" office:value-type="float" office:value="0.831083745203466" calcext:value-type="float">
            <text:p>0.831083745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GEOMEAN([.C102:.C110])" office:value-type="float" office:value="7.76096805702078" calcext:value-type="float">
            <text:p>7.760968057</text:p>
          </table:table-cell>
          <table:table-cell table:formula="of:=GEOMEAN([.D102:.D110])" office:value-type="float" office:value="8.79101521225306" calcext:value-type="float">
            <text:p>8.7910152123</text:p>
          </table:table-cell>
          <table:table-cell table:formula="of:=GEOMEAN([.E102:.E110])" office:value-type="float" office:value="5.50556356654828" calcext:value-type="float">
            <text:p>5.5055635665</text:p>
          </table:table-cell>
          <table:table-cell table:formula="of:=GEOMEAN([.F102:.F110])" office:value-type="float" office:value="7.15114968034363" calcext:value-type="float">
            <text:p>7.1511496803</text:p>
          </table:table-cell>
          <table:table-cell table:formula="of:=GEOMEAN([.G102:.G110])" office:value-type="float" office:value="7.31603031870455" calcext:value-type="float">
            <text:p>7.3160303187</text:p>
          </table:table-cell>
          <table:table-cell table:formula="of:=GEOMEAN([.H102:.H110])" office:value-type="float" office:value="9.02182831528267" calcext:value-type="float">
            <text:p>9.0218283153</text:p>
          </table:table-cell>
          <table:table-cell table:formula="of:=GEOMEAN([.I102:.I110])" office:value-type="float" office:value="9.89131267368096" calcext:value-type="float">
            <text:p>9.8913126737</text:p>
          </table:table-cell>
          <table:table-cell table:formula="of:=GEOMEAN([.J102:.J110])" office:value-type="float" office:value="8.22779018796958" calcext:value-type="float">
            <text:p>8.227790188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Tracerx</text:p>
          </table:table-cell>
          <table:table-cell table:formula="of:=[.C4]/[.C48]" office:value-type="float" office:value="26.8072289156626" calcext:value-type="float">
            <text:p>26.8072289157</text:p>
          </table:table-cell>
          <table:table-cell table:formula="of:=[.D4]/[.D48]" office:value-type="float" office:value="31.063829787234" calcext:value-type="float">
            <text:p>31.0638297872</text:p>
          </table:table-cell>
          <table:table-cell table:formula="of:=[.E4]/[.E48]" office:value-type="float" office:value="18.3584905660377" calcext:value-type="float">
            <text:p>18.358490566</text:p>
          </table:table-cell>
          <table:table-cell table:formula="of:=[.F4]/[.F48]" office:value-type="float" office:value="24.4148936170213" calcext:value-type="float">
            <text:p>24.414893617</text:p>
          </table:table-cell>
          <table:table-cell table:formula="of:=[.G4]/[.G48]" office:value-type="float" office:value="32.3899371069182" calcext:value-type="float">
            <text:p>32.3899371069</text:p>
          </table:table-cell>
          <table:table-cell table:formula="of:=[.H4]/[.H48]" office:value-type="float" office:value="36.4814814814815" calcext:value-type="float">
            <text:p>36.4814814815</text:p>
          </table:table-cell>
          <table:table-cell table:formula="of:=[.I4]/[.I48]" office:value-type="float" office:value="35.487012987013" calcext:value-type="float">
            <text:p>35.487012987</text:p>
          </table:table-cell>
          <table:table-cell table:formula="of:=[.J4]/[.J48]" office:value-type="float" office:value="33.9169139465875" calcext:value-type="float">
            <text:p>33.9169139466</text:p>
          </table:table-cell>
          <table:table-cell table:formula="of:=GEOMEAN([.C113:.J113])" office:value-type="float" office:value="29.2160086354947" calcext:value-type="float">
            <text:p>29.21600863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Tracerx</text:p>
          </table:table-cell>
          <table:table-cell table:formula="of:=[.C8]/[.C52]" office:value-type="float" office:value="22.1686746987952" calcext:value-type="float">
            <text:p>22.1686746988</text:p>
          </table:table-cell>
          <table:table-cell table:formula="of:=[.D8]/[.D52]" office:value-type="float" office:value="24.1641337386018" calcext:value-type="float">
            <text:p>24.1641337386</text:p>
          </table:table-cell>
          <table:table-cell table:formula="of:=[.E8]/[.E52]" office:value-type="float" office:value="13.188679245283" calcext:value-type="float">
            <text:p>13.1886792453</text:p>
          </table:table-cell>
          <table:table-cell table:formula="of:=[.F8]/[.F52]" office:value-type="float" office:value="19.5478723404255" calcext:value-type="float">
            <text:p>19.5478723404</text:p>
          </table:table-cell>
          <table:table-cell table:formula="of:=[.G8]/[.G52]" office:value-type="float" office:value="25.2201257861635" calcext:value-type="float">
            <text:p>25.2201257862</text:p>
          </table:table-cell>
          <table:table-cell table:formula="of:=[.H8]/[.H52]" office:value-type="float" office:value="24.8765432098765" calcext:value-type="float">
            <text:p>24.8765432099</text:p>
          </table:table-cell>
          <table:table-cell table:formula="of:=[.I8]/[.I52]" office:value-type="float" office:value="26.7532467532467" calcext:value-type="float">
            <text:p>26.7532467532</text:p>
          </table:table-cell>
          <table:table-cell table:formula="of:=[.J8]/[.J52]" office:value-type="float" office:value="27.0326409495549" calcext:value-type="float">
            <text:p>27.0326409496</text:p>
          </table:table-cell>
          <table:table-cell table:formula="of:=GEOMEAN([.C114:.J114])" office:value-type="float" office:value="22.3679792715763" calcext:value-type="float">
            <text:p>22.367979271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Tracerx</text:p>
          </table:table-cell>
          <table:table-cell table:formula="of:=[.C12]/[.C56]" office:value-type="float" office:value="9.33734939759036" calcext:value-type="float">
            <text:p>9.3373493976</text:p>
          </table:table-cell>
          <table:table-cell table:formula="of:=[.D12]/[.D56]" office:value-type="float" office:value="14.468085106383" calcext:value-type="float">
            <text:p>14.4680851064</text:p>
          </table:table-cell>
          <table:table-cell table:formula="of:=[.E12]/[.E56]" office:value-type="float" office:value="6.9811320754717" calcext:value-type="float">
            <text:p>6.9811320755</text:p>
          </table:table-cell>
          <table:table-cell table:formula="of:=[.F12]/[.F56]" office:value-type="float" office:value="10.5053191489362" calcext:value-type="float">
            <text:p>10.5053191489</text:p>
          </table:table-cell>
          <table:table-cell table:formula="of:=[.G12]/[.G56]" office:value-type="float" office:value="6.91823899371069" calcext:value-type="float">
            <text:p>6.9182389937</text:p>
          </table:table-cell>
          <table:table-cell table:formula="of:=[.H12]/[.H56]" office:value-type="float" office:value="10.3395061728395" calcext:value-type="float">
            <text:p>10.3395061728</text:p>
          </table:table-cell>
          <table:table-cell table:formula="of:=[.I12]/[.I56]" office:value-type="float" office:value="12.2727272727273" calcext:value-type="float">
            <text:p>12.2727272727</text:p>
          </table:table-cell>
          <table:table-cell table:formula="of:=[.J12]/[.J56]" office:value-type="float" office:value="10.326409495549" calcext:value-type="float">
            <text:p>10.3264094955</text:p>
          </table:table-cell>
          <table:table-cell table:formula="of:=GEOMEAN([.C115:.J115])" office:value-type="float" office:value="9.86664367361357" calcext:value-type="float">
            <text:p>9.866643673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Tracerx</text:p>
          </table:table-cell>
          <table:table-cell table:formula="of:=[.C16]/[.C60]" office:value-type="float" office:value="20.7228915662651" calcext:value-type="float">
            <text:p>20.7228915663</text:p>
          </table:table-cell>
          <table:table-cell table:formula="of:=[.D16]/[.D60]" office:value-type="float" office:value="23.8297872340426" calcext:value-type="float">
            <text:p>23.829787234</text:p>
          </table:table-cell>
          <table:table-cell table:formula="of:=[.E16]/[.E60]" office:value-type="float" office:value="12.5660377358491" calcext:value-type="float">
            <text:p>12.5660377358</text:p>
          </table:table-cell>
          <table:table-cell table:formula="of:=[.F16]/[.F60]" office:value-type="float" office:value="19.2021276595745" calcext:value-type="float">
            <text:p>19.2021276596</text:p>
          </table:table-cell>
          <table:table-cell table:formula="of:=[.G16]/[.G60]" office:value-type="float" office:value="24.748427672956" calcext:value-type="float">
            <text:p>24.748427673</text:p>
          </table:table-cell>
          <table:table-cell table:formula="of:=[.H16]/[.H60]" office:value-type="float" office:value="25.3703703703704" calcext:value-type="float">
            <text:p>25.3703703704</text:p>
          </table:table-cell>
          <table:table-cell table:formula="of:=[.I16]/[.I60]" office:value-type="float" office:value="25.6493506493506" calcext:value-type="float">
            <text:p>25.6493506494</text:p>
          </table:table-cell>
          <table:table-cell table:formula="of:=[.J16]/[.J60]" office:value-type="float" office:value="26.4094955489614" calcext:value-type="float">
            <text:p>26.409495549</text:p>
          </table:table-cell>
          <table:table-cell table:formula="of:=GEOMEAN([.C116:.J116])" office:value-type="float" office:value="21.7822953021708" calcext:value-type="float">
            <text:p>21.782295302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Tracerx</text:p>
          </table:table-cell>
          <table:table-cell table:formula="of:=[.C20]/[.C64]" office:value-type="float" office:value="0.421686746987952" calcext:value-type="float">
            <text:p>0.421686747</text:p>
          </table:table-cell>
          <table:table-cell table:formula="of:=[.D20]/[.D64]" office:value-type="float" office:value="0.395136778115502" calcext:value-type="float">
            <text:p>0.3951367781</text:p>
          </table:table-cell>
          <table:table-cell table:formula="of:=[.E20]/[.E64]" office:value-type="float" office:value="0.30188679245283" calcext:value-type="float">
            <text:p>0.3018867925</text:p>
          </table:table-cell>
          <table:table-cell table:formula="of:=[.F20]/[.F64]" office:value-type="float" office:value="0.345744680851064" calcext:value-type="float">
            <text:p>0.3457446809</text:p>
          </table:table-cell>
          <table:table-cell table:formula="of:=[.G20]/[.G64]" office:value-type="float" office:value="0.314465408805031" calcext:value-type="float">
            <text:p>0.3144654088</text:p>
          </table:table-cell>
          <table:table-cell table:formula="of:=[.H20]/[.H64]" office:value-type="float" office:value="0.462962962962963" calcext:value-type="float">
            <text:p>0.462962963</text:p>
          </table:table-cell>
          <table:table-cell table:formula="of:=[.I20]/[.I64]" office:value-type="float" office:value="0.51948051948052" calcext:value-type="float">
            <text:p>0.5194805195</text:p>
          </table:table-cell>
          <table:table-cell table:formula="of:=[.J20]/[.J64]" office:value-type="float" office:value="0.385756676557863" calcext:value-type="float">
            <text:p>0.3857566766</text:p>
          </table:table-cell>
          <table:table-cell table:formula="of:=GEOMEAN([.C117:.J117])" office:value-type="float" office:value="0.387406906778189" calcext:value-type="float">
            <text:p>0.387406906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Tracerx</text:p>
          </table:table-cell>
          <table:table-cell table:formula="of:=[.C24]/[.C68]" office:value-type="float" office:value="34.6084337349398" calcext:value-type="float">
            <text:p>34.6084337349</text:p>
          </table:table-cell>
          <table:table-cell table:formula="of:=[.D24]/[.D68]" office:value-type="float" office:value="39.1489361702128" calcext:value-type="float">
            <text:p>39.1489361702</text:p>
          </table:table-cell>
          <table:table-cell table:formula="of:=[.E24]/[.E68]" office:value-type="float" office:value="23.5849056603774" calcext:value-type="float">
            <text:p>23.5849056604</text:p>
          </table:table-cell>
          <table:table-cell table:formula="of:=[.F24]/[.F68]" office:value-type="float" office:value="30.2127659574468" calcext:value-type="float">
            <text:p>30.2127659574</text:p>
          </table:table-cell>
          <table:table-cell table:formula="of:=[.G24]/[.G68]" office:value-type="float" office:value="43.1761006289308" calcext:value-type="float">
            <text:p>43.1761006289</text:p>
          </table:table-cell>
          <table:table-cell table:formula="of:=[.H24]/[.H68]" office:value-type="float" office:value="45.5555555555556" calcext:value-type="float">
            <text:p>45.5555555556</text:p>
          </table:table-cell>
          <table:table-cell table:formula="of:=[.I24]/[.I68]" office:value-type="float" office:value="49.6103896103896" calcext:value-type="float">
            <text:p>49.6103896104</text:p>
          </table:table-cell>
          <table:table-cell table:formula="of:=[.J24]/[.J68]" office:value-type="float" office:value="43.9762611275964" calcext:value-type="float">
            <text:p>43.9762611276</text:p>
          </table:table-cell>
          <table:table-cell table:formula="of:=GEOMEAN([.C118:.J118])" office:value-type="float" office:value="37.7713737635185" calcext:value-type="float">
            <text:p>37.771373763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Tracerx</text:p>
          </table:table-cell>
          <table:table-cell table:formula="of:=[.C28]/[.C72]" office:value-type="float" office:value="27.9518072289157" calcext:value-type="float">
            <text:p>27.9518072289</text:p>
          </table:table-cell>
          <table:table-cell table:formula="of:=[.D28]/[.D72]" office:value-type="float" office:value="30.3951367781155" calcext:value-type="float">
            <text:p>30.3951367781</text:p>
          </table:table-cell>
          <table:table-cell table:formula="of:=[.E28]/[.E72]" office:value-type="float" office:value="17.8679245283019" calcext:value-type="float">
            <text:p>17.8679245283</text:p>
          </table:table-cell>
          <table:table-cell table:formula="of:=[.F28]/[.F72]" office:value-type="float" office:value="24.2287234042553" calcext:value-type="float">
            <text:p>24.2287234043</text:p>
          </table:table-cell>
          <table:table-cell table:formula="of:=[.G28]/[.G72]" office:value-type="float" office:value="36.5408805031446" calcext:value-type="float">
            <text:p>36.5408805031</text:p>
          </table:table-cell>
          <table:table-cell table:formula="of:=[.H28]/[.H72]" office:value-type="float" office:value="36.8827160493827" calcext:value-type="float">
            <text:p>36.8827160494</text:p>
          </table:table-cell>
          <table:table-cell table:formula="of:=[.I28]/[.I72]" office:value-type="float" office:value="37.8571428571429" calcext:value-type="float">
            <text:p>37.8571428571</text:p>
          </table:table-cell>
          <table:table-cell table:formula="of:=[.J28]/[.J72]" office:value-type="float" office:value="34.7774480712166" calcext:value-type="float">
            <text:p>34.7774480712</text:p>
          </table:table-cell>
          <table:table-cell table:formula="of:=GEOMEAN([.C119:.J119])" office:value-type="float" office:value="29.9801126578551" calcext:value-type="float">
            <text:p>29.980112657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Tracerx</text:p>
          </table:table-cell>
          <table:table-cell table:formula="of:=[.C32]/[.C76]" office:value-type="float" office:value="3.55421686746988" calcext:value-type="float">
            <text:p>3.5542168675</text:p>
          </table:table-cell>
          <table:table-cell table:formula="of:=[.D32]/[.D76]" office:value-type="float" office:value="6.38297872340426" calcext:value-type="float">
            <text:p>6.3829787234</text:p>
          </table:table-cell>
          <table:table-cell table:formula="of:=[.E32]/[.E76]" office:value-type="float" office:value="3.67924528301887" calcext:value-type="float">
            <text:p>3.679245283</text:p>
          </table:table-cell>
          <table:table-cell table:formula="of:=[.F32]/[.F76]" office:value-type="float" office:value="3.8563829787234" calcext:value-type="float">
            <text:p>3.8563829787</text:p>
          </table:table-cell>
          <table:table-cell table:formula="of:=[.G32]/[.G76]" office:value-type="float" office:value="1.88679245283019" calcext:value-type="float">
            <text:p>1.8867924528</text:p>
          </table:table-cell>
          <table:table-cell table:formula="of:=[.H32]/[.H76]" office:value-type="float" office:value="3.48765432098765" calcext:value-type="float">
            <text:p>3.487654321</text:p>
          </table:table-cell>
          <table:table-cell table:formula="of:=[.I32]/[.I76]" office:value-type="float" office:value="5.90909090909091" calcext:value-type="float">
            <text:p>5.9090909091</text:p>
          </table:table-cell>
          <table:table-cell table:formula="of:=[.J32]/[.J76]" office:value-type="float" office:value="3.14540059347181" calcext:value-type="float">
            <text:p>3.1454005935</text:p>
          </table:table-cell>
          <table:table-cell table:formula="of:=GEOMEAN([.C120:.J120])" office:value-type="float" office:value="3.75314248511687" calcext:value-type="float">
            <text:p>3.753142485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Tracerx</text:p>
          </table:table-cell>
          <table:table-cell table:formula="of:=[.C36]/[.C80]" office:value-type="float" office:value="1.17469879518072" calcext:value-type="float">
            <text:p>1.1746987952</text:p>
          </table:table-cell>
          <table:table-cell table:formula="of:=[.D36]/[.D80]" office:value-type="float" office:value="1.09422492401216" calcext:value-type="float">
            <text:p>1.094224924</text:p>
          </table:table-cell>
          <table:table-cell table:formula="of:=[.E36]/[.E80]" office:value-type="float" office:value="0.716981132075472" calcext:value-type="float">
            <text:p>0.7169811321</text:p>
          </table:table-cell>
          <table:table-cell table:formula="of:=[.F36]/[.F80]" office:value-type="float" office:value="1.03723404255319" calcext:value-type="float">
            <text:p>1.0372340426</text:p>
          </table:table-cell>
          <table:table-cell table:formula="of:=[.G36]/[.G80]" office:value-type="float" office:value="1.13207547169811" calcext:value-type="float">
            <text:p>1.1320754717</text:p>
          </table:table-cell>
          <table:table-cell table:formula="of:=[.H36]/[.H80]" office:value-type="float" office:value="1.2037037037037" calcext:value-type="float">
            <text:p>1.2037037037</text:p>
          </table:table-cell>
          <table:table-cell table:formula="of:=[.I36]/[.I80]" office:value-type="float" office:value="1.16883116883117" calcext:value-type="float">
            <text:p>1.1688311688</text:p>
          </table:table-cell>
          <table:table-cell table:formula="of:=[.J36]/[.J80]" office:value-type="float" office:value="1.00890207715134" calcext:value-type="float">
            <text:p>1.0089020772</text:p>
          </table:table-cell>
          <table:table-cell table:formula="of:=GEOMEAN([.C121:.J121])" office:value-type="float" office:value="1.05511956004827" calcext:value-type="float">
            <text:p>1.0551195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GEOMEAN([.C113:.C121])" office:value-type="float" office:value="8.34303770037027" calcext:value-type="float">
            <text:p>8.3430377004</text:p>
          </table:table-cell>
          <table:table-cell table:formula="of:=GEOMEAN([.D113:.D121])" office:value-type="float" office:value="9.82089338899545" calcext:value-type="float">
            <text:p>9.820893389</text:p>
          </table:table-cell>
          <table:table-cell table:formula="of:=GEOMEAN([.E113:.E121])" office:value-type="float" office:value="5.7735425322185" calcext:value-type="float">
            <text:p>5.7735425322</text:p>
          </table:table-cell>
          <table:table-cell table:formula="of:=GEOMEAN([.F113:.F121])" office:value-type="float" office:value="7.72057413740804" calcext:value-type="float">
            <text:p>7.7205741374</text:p>
          </table:table-cell>
          <table:table-cell table:formula="of:=GEOMEAN([.G113:.G121])" office:value-type="float" office:value="8.08867265945661" calcext:value-type="float">
            <text:p>8.0886726595</text:p>
          </table:table-cell>
          <table:table-cell table:formula="of:=GEOMEAN([.H113:.H121])" office:value-type="float" office:value="9.72411959464987" calcext:value-type="float">
            <text:p>9.7241195946</text:p>
          </table:table-cell>
          <table:table-cell table:formula="of:=GEOMEAN([.I113:.I121])" office:value-type="float" office:value="10.8088781590613" calcext:value-type="float">
            <text:p>10.8088781591</text:p>
          </table:table-cell>
          <table:table-cell table:formula="of:=GEOMEAN([.J113:.J121])" office:value-type="float" office:value="9.19124409590921" calcext:value-type="float">
            <text:p>9.1912440959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KLEE/STP</text:p>
          </table:table-cell>
          <table:table-cell office:value-type="string" calcext:value-type="string">
            <text:p>KLEE/Z3</text:p>
          </table:table-cell>
          <table:table-cell office:value-type="string" calcext:value-type="string">
            <text:p>Tracer-X/Z3</text:p>
          </table:table-cell>
          <table:table-cell office:value-type="string" calcext:value-type="string">
            <text:p>LLBM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'LLBMC'</text:p>
          </table:table-cell>
          <table:table-cell table:formula="of:=[.C5]/[.C49]" office:value-type="float" office:value="0.216867469879518" calcext:value-type="float">
            <text:p>0.2168674699</text:p>
          </table:table-cell>
          <table:table-cell table:formula="of:=[.D5]/[.D49]" office:value-type="float" office:value="0.231003039513678" calcext:value-type="float">
            <text:p>0.2310030395</text:p>
          </table:table-cell>
          <table:table-cell table:formula="of:=[.E5]/[.E49]" office:value-type="float" office:value="0.113207547169811" calcext:value-type="float">
            <text:p>0.1132075472</text:p>
          </table:table-cell>
          <table:table-cell table:formula="of:=[.F5]/[.F49]" office:value-type="float" office:value="0.138297872340426" calcext:value-type="float">
            <text:p>0.1382978723</text:p>
          </table:table-cell>
          <table:table-cell table:formula="of:=[.G5]/[.G49]" office:value-type="float" office:value="0.138364779874214" calcext:value-type="float">
            <text:p>0.1383647799</text:p>
          </table:table-cell>
          <table:table-cell table:formula="of:=[.H5]/[.H49]" office:value-type="float" office:value="0.160493827160494" calcext:value-type="float">
            <text:p>0.1604938272</text:p>
          </table:table-cell>
          <table:table-cell table:formula="of:=[.I5]/[.I49]" office:value-type="float" office:value="0.246753246753247" calcext:value-type="float">
            <text:p>0.2467532468</text:p>
          </table:table-cell>
          <table:table-cell table:formula="of:=[.J5]/[.J49]" office:value-type="float" office:value="0.225519287833828" calcext:value-type="float">
            <text:p>0.2255192878</text:p>
          </table:table-cell>
          <table:table-cell table:formula="of:=GEOMEAN([.C124:.J124])" office:value-type="float" office:value="0.177134917936654" calcext:value-type="float">
            <text:p>0.1771349179</text:p>
          </table:table-cell>
          <table:table-cell/>
          <table:table-cell table:formula="of:=[.K91]" office:value-type="float" office:value="21.2515542350607" calcext:value-type="float">
            <text:p>21.2515542351</text:p>
          </table:table-cell>
          <table:table-cell table:formula="of:=[.K102]" office:value-type="float" office:value="28.9153577805568" calcext:value-type="float">
            <text:p>28.9153577806</text:p>
          </table:table-cell>
          <table:table-cell table:formula="of:=[.K113]" office:value-type="float" office:value="29.2160086354947" calcext:value-type="float">
            <text:p>29.2160086355</text:p>
          </table:table-cell>
          <table:table-cell table:formula="of:=[.K124]" office:value-type="float" office:value="0.177134917936654" calcext:value-type="float">
            <text:p>0.17713491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'LLBMC'</text:p>
          </table:table-cell>
          <table:table-cell table:formula="of:=[.C9]/[.C53]" office:value-type="float" office:value="0.120481927710843" calcext:value-type="float">
            <text:p>0.1204819277</text:p>
          </table:table-cell>
          <table:table-cell table:formula="of:=[.D9]/[.D53]" office:value-type="float" office:value="0.121580547112462" calcext:value-type="float">
            <text:p>0.1215805471</text:p>
          </table:table-cell>
          <table:table-cell table:formula="of:=[.E9]/[.E53]" office:value-type="float" office:value="0.0754716981132075" calcext:value-type="float">
            <text:p>0.0754716981</text:p>
          </table:table-cell>
          <table:table-cell table:formula="of:=[.F9]/[.F53]" office:value-type="float" office:value="0.117021276595745" calcext:value-type="float">
            <text:p>0.1170212766</text:p>
          </table:table-cell>
          <table:table-cell table:formula="of:=[.G9]/[.G53]" office:value-type="float" office:value="0.138364779874214" calcext:value-type="float">
            <text:p>0.1383647799</text:p>
          </table:table-cell>
          <table:table-cell table:formula="of:=[.H9]/[.H53]" office:value-type="float" office:value="0.135802469135802" calcext:value-type="float">
            <text:p>0.1358024691</text:p>
          </table:table-cell>
          <table:table-cell table:formula="of:=[.I9]/[.I53]" office:value-type="float" office:value="0.142857142857143" calcext:value-type="float">
            <text:p>0.1428571429</text:p>
          </table:table-cell>
          <table:table-cell table:formula="of:=[.J9]/[.J53]" office:value-type="float" office:value="0.130563798219585" calcext:value-type="float">
            <text:p>0.1305637982</text:p>
          </table:table-cell>
          <table:table-cell table:formula="of:=GEOMEAN([.C125:.J125])" office:value-type="float" office:value="0.120798520182913" calcext:value-type="float">
            <text:p>0.1207985202</text:p>
          </table:table-cell>
          <table:table-cell/>
          <table:table-cell table:formula="of:=[.K92]" office:value-type="float" office:value="14.187411852702" calcext:value-type="float">
            <text:p>14.1874118527</text:p>
          </table:table-cell>
          <table:table-cell table:formula="of:=[.K103]" office:value-type="float" office:value="21.8120885558732" calcext:value-type="float">
            <text:p>21.8120885559</text:p>
          </table:table-cell>
          <table:table-cell table:formula="of:=[.K114]" office:value-type="float" office:value="22.3679792715763" calcext:value-type="float">
            <text:p>22.3679792716</text:p>
          </table:table-cell>
          <table:table-cell table:formula="of:=[.K125]" office:value-type="float" office:value="0.120798520182913" calcext:value-type="float">
            <text:p>0.12079852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'LLBMC'</text:p>
          </table:table-cell>
          <table:table-cell table:formula="of:=[.C13]/[.C57]" office:value-type="float" office:value="0.144578313253012" calcext:value-type="float">
            <text:p>0.1445783133</text:p>
          </table:table-cell>
          <table:table-cell table:formula="of:=[.D13]/[.D57]" office:value-type="float" office:value="0.145896656534954" calcext:value-type="float">
            <text:p>0.1458966565</text:p>
          </table:table-cell>
          <table:table-cell table:formula="of:=[.E13]/[.E57]" office:value-type="float" office:value="0.0905660377358491" calcext:value-type="float">
            <text:p>0.0905660377</text:p>
          </table:table-cell>
          <table:table-cell table:formula="of:=[.F13]/[.F57]" office:value-type="float" office:value="0.127659574468085" calcext:value-type="float">
            <text:p>0.1276595745</text:p>
          </table:table-cell>
          <table:table-cell table:formula="of:=[.G13]/[.G57]" office:value-type="float" office:value="0.163522012578616" calcext:value-type="float">
            <text:p>0.1635220126</text:p>
          </table:table-cell>
          <table:table-cell table:formula="of:=[.H13]/[.H57]" office:value-type="float" office:value="0.160493827160494" calcext:value-type="float">
            <text:p>0.1604938272</text:p>
          </table:table-cell>
          <table:table-cell table:formula="of:=[.I13]/[.I57]" office:value-type="float" office:value="0.246753246753247" calcext:value-type="float">
            <text:p>0.2467532468</text:p>
          </table:table-cell>
          <table:table-cell table:formula="of:=[.J13]/[.J57]" office:value-type="float" office:value="0.27299703264095" calcext:value-type="float">
            <text:p>0.2729970326</text:p>
          </table:table-cell>
          <table:table-cell table:formula="of:=GEOMEAN([.C126:.J126])" office:value-type="float" office:value="0.160076590857899" calcext:value-type="float">
            <text:p>0.1600765909</text:p>
          </table:table-cell>
          <table:table-cell/>
          <table:table-cell table:formula="of:=[.K93]" office:value-type="float" office:value="2.95244844208655" calcext:value-type="float">
            <text:p>2.9524484421</text:p>
          </table:table-cell>
          <table:table-cell table:formula="of:=[.K104]" office:value-type="float" office:value="9.66265948960854" calcext:value-type="float">
            <text:p>9.6626594896</text:p>
          </table:table-cell>
          <table:table-cell table:formula="of:=[.K115]" office:value-type="float" office:value="9.86664367361357" calcext:value-type="float">
            <text:p>9.8666436736</text:p>
          </table:table-cell>
          <table:table-cell table:formula="of:=[.K126]" office:value-type="float" office:value="0.160076590857899" calcext:value-type="float">
            <text:p>0.16007659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'LLBMC'</text:p>
          </table:table-cell>
          <table:table-cell table:formula="of:=[.C17]/[.C61]" office:value-type="float" office:value="0.120481927710843" calcext:value-type="float">
            <text:p>0.1204819277</text:p>
          </table:table-cell>
          <table:table-cell table:formula="of:=[.D17]/[.D61]" office:value-type="float" office:value="0.121580547112462" calcext:value-type="float">
            <text:p>0.1215805471</text:p>
          </table:table-cell>
          <table:table-cell table:formula="of:=[.E17]/[.E61]" office:value-type="float" office:value="0.0754716981132075" calcext:value-type="float">
            <text:p>0.0754716981</text:p>
          </table:table-cell>
          <table:table-cell table:formula="of:=[.F17]/[.F61]" office:value-type="float" office:value="0.106382978723404" calcext:value-type="float">
            <text:p>0.1063829787</text:p>
          </table:table-cell>
          <table:table-cell table:formula="of:=[.G17]/[.G61]" office:value-type="float" office:value="0.138364779874214" calcext:value-type="float">
            <text:p>0.1383647799</text:p>
          </table:table-cell>
          <table:table-cell table:formula="of:=[.H17]/[.H61]" office:value-type="float" office:value="0.135802469135802" calcext:value-type="float">
            <text:p>0.1358024691</text:p>
          </table:table-cell>
          <table:table-cell table:formula="of:=[.I17]/[.I61]" office:value-type="float" office:value="0.142857142857143" calcext:value-type="float">
            <text:p>0.1428571429</text:p>
          </table:table-cell>
          <table:table-cell table:formula="of:=[.J17]/[.J61]" office:value-type="float" office:value="0.130563798219585" calcext:value-type="float">
            <text:p>0.1305637982</text:p>
          </table:table-cell>
          <table:table-cell table:formula="of:=GEOMEAN([.C127:.J127])" office:value-type="float" office:value="0.119367893102491" calcext:value-type="float">
            <text:p>0.1193678931</text:p>
          </table:table-cell>
          <table:table-cell/>
          <table:table-cell table:formula="of:=[.K94]" office:value-type="float" office:value="13.8547664118561" calcext:value-type="float">
            <text:p>13.8547664119</text:p>
          </table:table-cell>
          <table:table-cell table:formula="of:=[.K105]" office:value-type="float" office:value="21.4619882477295" calcext:value-type="float">
            <text:p>21.4619882477</text:p>
          </table:table-cell>
          <table:table-cell table:formula="of:=[.K116]" office:value-type="float" office:value="21.7822953021708" calcext:value-type="float">
            <text:p>21.7822953022</text:p>
          </table:table-cell>
          <table:table-cell table:formula="of:=[.K127]" office:value-type="float" office:value="0.119367893102491" calcext:value-type="float">
            <text:p>0.11936789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'LLBMC'</text:p>
          </table:table-cell>
          <table:table-cell table:formula="of:=[.C21]/[.C65]" office:value-type="float" office:value="0.156626506024096" calcext:value-type="float">
            <text:p>0.156626506</text:p>
          </table:table-cell>
          <table:table-cell table:formula="of:=[.D21]/[.D65]" office:value-type="float" office:value="0.158054711246201" calcext:value-type="float">
            <text:p>0.1580547112</text:p>
          </table:table-cell>
          <table:table-cell table:formula="of:=[.E21]/[.E65]" office:value-type="float" office:value="0.0981132075471698" calcext:value-type="float">
            <text:p>0.0981132075</text:p>
          </table:table-cell>
          <table:table-cell table:formula="of:=[.F21]/[.F65]" office:value-type="float" office:value="0.138297872340426" calcext:value-type="float">
            <text:p>0.1382978723</text:p>
          </table:table-cell>
          <table:table-cell table:formula="of:=[.G21]/[.G65]" office:value-type="float" office:value="0.176100628930818" calcext:value-type="float">
            <text:p>0.1761006289</text:p>
          </table:table-cell>
          <table:table-cell table:formula="of:=[.H21]/[.H65]" office:value-type="float" office:value="0.17283950617284" calcext:value-type="float">
            <text:p>0.1728395062</text:p>
          </table:table-cell>
          <table:table-cell table:formula="of:=[.I21]/[.I65]" office:value-type="float" office:value="0.181818181818182" calcext:value-type="float">
            <text:p>0.1818181818</text:p>
          </table:table-cell>
          <table:table-cell table:formula="of:=[.J21]/[.J65]" office:value-type="float" office:value="0.178041543026706" calcext:value-type="float">
            <text:p>0.178041543</text:p>
          </table:table-cell>
          <table:table-cell table:formula="of:=GEOMEAN([.C128:.J128])" office:value-type="float" office:value="0.154871777462276" calcext:value-type="float">
            <text:p>0.1548717775</text:p>
          </table:table-cell>
          <table:table-cell/>
          <table:table-cell table:formula="of:=[.K95]" office:value-type="float" office:value="0.170119124055808" calcext:value-type="float">
            <text:p>0.1701191241</text:p>
          </table:table-cell>
          <table:table-cell table:formula="of:=[.K106]" office:value-type="float" office:value="0.264221351153106" calcext:value-type="float">
            <text:p>0.2642213512</text:p>
          </table:table-cell>
          <table:table-cell table:formula="of:=[.K117]" office:value-type="float" office:value="0.387406906778189" calcext:value-type="float">
            <text:p>0.3874069068</text:p>
          </table:table-cell>
          <table:table-cell table:formula="of:=[.K128]" office:value-type="float" office:value="0.154871777462276" calcext:value-type="float">
            <text:p>0.15487177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'LLBMC'</text:p>
          </table:table-cell>
          <table:table-cell table:formula="of:=[.C25]/[.C69]" office:value-type="float" office:value="0.156626506024096" calcext:value-type="float">
            <text:p>0.156626506</text:p>
          </table:table-cell>
          <table:table-cell table:formula="of:=[.D25]/[.D69]" office:value-type="float" office:value="0.182370820668693" calcext:value-type="float">
            <text:p>0.1823708207</text:p>
          </table:table-cell>
          <table:table-cell table:formula="of:=[.E25]/[.E69]" office:value-type="float" office:value="0.105660377358491" calcext:value-type="float">
            <text:p>0.1056603774</text:p>
          </table:table-cell>
          <table:table-cell table:formula="of:=[.F25]/[.F69]" office:value-type="float" office:value="0.148936170212766" calcext:value-type="float">
            <text:p>0.1489361702</text:p>
          </table:table-cell>
          <table:table-cell table:formula="of:=[.G25]/[.G69]" office:value-type="float" office:value="0.176100628930818" calcext:value-type="float">
            <text:p>0.1761006289</text:p>
          </table:table-cell>
          <table:table-cell table:formula="of:=[.H25]/[.H69]" office:value-type="float" office:value="0.185185185185185" calcext:value-type="float">
            <text:p>0.1851851852</text:p>
          </table:table-cell>
          <table:table-cell table:formula="of:=[.I25]/[.I69]" office:value-type="float" office:value="0.181818181818182" calcext:value-type="float">
            <text:p>0.1818181818</text:p>
          </table:table-cell>
          <table:table-cell table:formula="of:=[.J25]/[.J69]" office:value-type="float" office:value="0.189910979228487" calcext:value-type="float">
            <text:p>0.1899109792</text:p>
          </table:table-cell>
          <table:table-cell table:formula="of:=GEOMEAN([.C129:.J129])" office:value-type="float" office:value="0.163318707900067" calcext:value-type="float">
            <text:p>0.1633187079</text:p>
          </table:table-cell>
          <table:table-cell/>
          <table:table-cell table:formula="of:=[.K96]" office:value-type="float" office:value="21.2551659117161" calcext:value-type="float">
            <text:p>21.2551659117</text:p>
          </table:table-cell>
          <table:table-cell table:formula="of:=[.K107]" office:value-type="float" office:value="37.2640991523396" calcext:value-type="float">
            <text:p>37.2640991523</text:p>
          </table:table-cell>
          <table:table-cell table:formula="of:=[.K118]" office:value-type="float" office:value="37.7713737635185" calcext:value-type="float">
            <text:p>37.7713737635</text:p>
          </table:table-cell>
          <table:table-cell table:formula="of:=[.K129]" office:value-type="float" office:value="0.163318707900067" calcext:value-type="float">
            <text:p>0.16331870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'LLBMC'</text:p>
          </table:table-cell>
          <table:table-cell table:formula="of:=[.C29]/[.C73]" office:value-type="float" office:value="0.120481927710843" calcext:value-type="float">
            <text:p>0.1204819277</text:p>
          </table:table-cell>
          <table:table-cell table:formula="of:=[.D29]/[.D73]" office:value-type="float" office:value="0.121580547112462" calcext:value-type="float">
            <text:p>0.1215805471</text:p>
          </table:table-cell>
          <table:table-cell table:formula="of:=[.E29]/[.E73]" office:value-type="float" office:value="0.0754716981132075" calcext:value-type="float">
            <text:p>0.0754716981</text:p>
          </table:table-cell>
          <table:table-cell table:formula="of:=[.F29]/[.F73]" office:value-type="float" office:value="0.106382978723404" calcext:value-type="float">
            <text:p>0.1063829787</text:p>
          </table:table-cell>
          <table:table-cell table:formula="of:=[.G29]/[.G73]" office:value-type="float" office:value="0.125786163522013" calcext:value-type="float">
            <text:p>0.1257861635</text:p>
          </table:table-cell>
          <table:table-cell table:formula="of:=[.H29]/[.H73]" office:value-type="float" office:value="0.123456790123457" calcext:value-type="float">
            <text:p>0.1234567901</text:p>
          </table:table-cell>
          <table:table-cell table:formula="of:=[.I29]/[.I73]" office:value-type="float" office:value="0.142857142857143" calcext:value-type="float">
            <text:p>0.1428571429</text:p>
          </table:table-cell>
          <table:table-cell table:formula="of:=[.J29]/[.J73]" office:value-type="float" office:value="0.118694362017804" calcext:value-type="float">
            <text:p>0.118694362</text:p>
          </table:table-cell>
          <table:table-cell table:formula="of:=GEOMEAN([.C130:.J130])" office:value-type="float" office:value="0.115176869830636" calcext:value-type="float">
            <text:p>0.1151768698</text:p>
          </table:table-cell>
          <table:table-cell/>
          <table:table-cell table:formula="of:=[.K97]" office:value-type="float" office:value="16.2691090533692" calcext:value-type="float">
            <text:p>16.2691090534</text:p>
          </table:table-cell>
          <table:table-cell table:formula="of:=[.K108]" office:value-type="float" office:value="29.9997675108925" calcext:value-type="float">
            <text:p>29.9997675109</text:p>
          </table:table-cell>
          <table:table-cell table:formula="of:=[.K119]" office:value-type="float" office:value="29.9801126578551" calcext:value-type="float">
            <text:p>29.9801126579</text:p>
          </table:table-cell>
          <table:table-cell table:formula="of:=[.K130]" office:value-type="float" office:value="0.115176869830636" calcext:value-type="float">
            <text:p>0.11517686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'LLBMC'</text:p>
          </table:table-cell>
          <table:table-cell table:formula="of:=[.C33]/[.C77]" office:value-type="float" office:value="0.132530120481928" calcext:value-type="float">
            <text:p>0.1325301205</text:p>
          </table:table-cell>
          <table:table-cell table:formula="of:=[.D33]/[.D77]" office:value-type="float" office:value="0.145896656534954" calcext:value-type="float">
            <text:p>0.1458966565</text:p>
          </table:table-cell>
          <table:table-cell table:formula="of:=[.E33]/[.E77]" office:value-type="float" office:value="0.0830188679245283" calcext:value-type="float">
            <text:p>0.0830188679</text:p>
          </table:table-cell>
          <table:table-cell table:formula="of:=[.F33]/[.F77]" office:value-type="float" office:value="0.127659574468085" calcext:value-type="float">
            <text:p>0.1276595745</text:p>
          </table:table-cell>
          <table:table-cell table:formula="of:=[.G33]/[.G77]" office:value-type="float" office:value="0.138364779874214" calcext:value-type="float">
            <text:p>0.1383647799</text:p>
          </table:table-cell>
          <table:table-cell table:formula="of:=[.H33]/[.H77]" office:value-type="float" office:value="0.148148148148148" calcext:value-type="float">
            <text:p>0.1481481481</text:p>
          </table:table-cell>
          <table:table-cell table:formula="of:=[.I33]/[.I77]" office:value-type="float" office:value="0.142857142857143" calcext:value-type="float">
            <text:p>0.1428571429</text:p>
          </table:table-cell>
          <table:table-cell table:formula="of:=[.J33]/[.J77]" office:value-type="float" office:value="0.142433234421365" calcext:value-type="float">
            <text:p>0.1424332344</text:p>
          </table:table-cell>
          <table:table-cell table:formula="of:=GEOMEAN([.C131:.J131])" office:value-type="float" office:value="0.130760975388199" calcext:value-type="float">
            <text:p>0.1307609754</text:p>
          </table:table-cell>
          <table:table-cell/>
          <table:table-cell table:formula="of:=[.K98]" office:value-type="float" office:value="1.59474305155404" calcext:value-type="float">
            <text:p>1.5947430516</text:p>
          </table:table-cell>
          <table:table-cell table:formula="of:=[.K109]" office:value-type="float" office:value="3.52802032604181" calcext:value-type="float">
            <text:p>3.528020326</text:p>
          </table:table-cell>
          <table:table-cell table:formula="of:=[.K120]" office:value-type="float" office:value="3.75314248511687" calcext:value-type="float">
            <text:p>3.7531424851</text:p>
          </table:table-cell>
          <table:table-cell table:formula="of:=[.K131]" office:value-type="float" office:value="0.130760975388199" calcext:value-type="float">
            <text:p>0.13076097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'LLBMC'</text:p>
          </table:table-cell>
          <table:table-cell table:formula="of:=[.C37]/[.C81]" office:value-type="float" office:value="0.132530120481928" calcext:value-type="float">
            <text:p>0.1325301205</text:p>
          </table:table-cell>
          <table:table-cell table:formula="of:=[.D37]/[.D81]" office:value-type="float" office:value="0.133738601823708" calcext:value-type="float">
            <text:p>0.1337386018</text:p>
          </table:table-cell>
          <table:table-cell table:formula="of:=[.E37]/[.E81]" office:value-type="float" office:value="0.0830188679245283" calcext:value-type="float">
            <text:p>0.0830188679</text:p>
          </table:table-cell>
          <table:table-cell table:formula="of:=[.F37]/[.F81]" office:value-type="float" office:value="0.117021276595745" calcext:value-type="float">
            <text:p>0.1170212766</text:p>
          </table:table-cell>
          <table:table-cell table:formula="of:=[.G37]/[.G81]" office:value-type="float" office:value="0.150943396226415" calcext:value-type="float">
            <text:p>0.1509433962</text:p>
          </table:table-cell>
          <table:table-cell table:formula="of:=[.H37]/[.H81]" office:value-type="float" office:value="0.148148148148148" calcext:value-type="float">
            <text:p>0.1481481481</text:p>
          </table:table-cell>
          <table:table-cell table:formula="of:=[.I37]/[.I81]" office:value-type="float" office:value="0.155844155844156" calcext:value-type="float">
            <text:p>0.1558441558</text:p>
          </table:table-cell>
          <table:table-cell table:formula="of:=[.J37]/[.J81]" office:value-type="float" office:value="0.142433234421365" calcext:value-type="float">
            <text:p>0.1424332344</text:p>
          </table:table-cell>
          <table:table-cell table:formula="of:=GEOMEAN([.C132:.J132])" office:value-type="float" office:value="0.130760975388199" calcext:value-type="float">
            <text:p>0.1307609754</text:p>
          </table:table-cell>
          <table:table-cell/>
          <table:table-cell table:formula="of:=[.K99]" office:value-type="float" office:value="0.620520331862684" calcext:value-type="float">
            <text:p>0.6205203319</text:p>
          </table:table-cell>
          <table:table-cell table:formula="of:=[.K110]" office:value-type="float" office:value="0.831083745203466" calcext:value-type="float">
            <text:p>0.8310837452</text:p>
          </table:table-cell>
          <table:table-cell table:formula="of:=[.K121]" office:value-type="float" office:value="1.05511956004827" calcext:value-type="float">
            <text:p>1.05511956</text:p>
          </table:table-cell>
          <table:table-cell table:formula="of:=[.K132]" office:value-type="float" office:value="0.130760975388199" calcext:value-type="float">
            <text:p>0.1307609754</text:p>
          </table:table-cell>
        </table:table-row>
        <table:table-row table:style-name="ro1">
          <table:table-cell table:number-columns-repeated="2"/>
          <table:table-cell table:formula="of:=GEOMEAN([.C124:.C132])" office:value-type="float" office:value="0.142102773691629" calcext:value-type="float">
            <text:p>0.1421027737</text:p>
          </table:table-cell>
          <table:table-cell table:formula="of:=GEOMEAN([.D124:.D132])" office:value-type="float" office:value="0.147998666842388" calcext:value-type="float">
            <text:p>0.1479986668</text:p>
          </table:table-cell>
          <table:table-cell table:formula="of:=GEOMEAN([.E124:.E132])" office:value-type="float" office:value="0.0879514348074478" calcext:value-type="float">
            <text:p>0.0879514348</text:p>
          </table:table-cell>
          <table:table-cell table:formula="of:=GEOMEAN([.F124:.F132])" office:value-type="float" office:value="0.124515537227109" calcext:value-type="float">
            <text:p>0.1245155372</text:p>
          </table:table-cell>
          <table:table-cell table:formula="of:=GEOMEAN([.G124:.G132])" office:value-type="float" office:value="0.148580154573654" calcext:value-type="float">
            <text:p>0.1485801546</text:p>
          </table:table-cell>
          <table:table-cell table:formula="of:=GEOMEAN([.H124:.H132])" office:value-type="float" office:value="0.151158327109159" calcext:value-type="float">
            <text:p>0.1511583271</text:p>
          </table:table-cell>
          <table:table-cell table:formula="of:=GEOMEAN([.I124:.I132])" office:value-type="float" office:value="0.171839136426292" calcext:value-type="float">
            <text:p>0.1718391364</text:p>
          </table:table-cell>
          <table:table-cell table:formula="of:=GEOMEAN([.J124:.J132])" office:value-type="float" office:value="0.163921000078526" calcext:value-type="float">
            <text:p>0.1639210001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<text:s/>1-6-UNSAT-1</text:p>
          </table:table-cell>
          <table:table-cell office:value-type="string" calcext:value-type="string">
            <text:p>1-6-UNSAT-2</text:p>
          </table:table-cell>
          <table:table-cell office:value-type="string" calcext:value-type="string">
            <text:p>1-6-UNSAT-3</text:p>
          </table:table-cell>
          <table:table-cell office:value-type="string" calcext:value-type="string">
            <text:p>1-6-UNSAT-4</text:p>
          </table:table-cell>
          <table:table-cell office:value-type="string" calcext:value-type="string">
            <text:p>2-0-UNSAT-1</text:p>
          </table:table-cell>
          <table:table-cell office:value-type="string" calcext:value-type="string">
            <text:p>2-0-UNSAT-2</text:p>
          </table:table-cell>
          <table:table-cell office:value-type="string" calcext:value-type="string">
            <text:p>2-0-UNSAT-3</text:p>
          </table:table-cell>
          <table:table-cell office:value-type="string" calcext:value-type="string">
            <text:p>2-0-UNSAT-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LEE/STP</text:p>
          </table:table-cell>
          <table:table-cell table:formula="of:=[.C100]" office:value-type="float" office:value="4.2641331901002" calcext:value-type="float">
            <text:p>4.2641331901</text:p>
          </table:table-cell>
          <table:table-cell table:formula="of:=[.D100]" office:value-type="float" office:value="5.04865418165078" calcext:value-type="float">
            <text:p>5.0486541817</text:p>
          </table:table-cell>
          <table:table-cell table:formula="of:=[.E100]" office:value-type="float" office:value="2.84382551357612" calcext:value-type="float">
            <text:p>2.8438255136</text:p>
          </table:table-cell>
          <table:table-cell table:formula="of:=[.F100]" office:value-type="float" office:value="4.1969020383867" calcext:value-type="float">
            <text:p>4.1969020384</text:p>
          </table:table-cell>
          <table:table-cell table:formula="of:=[.G100]" office:value-type="float" office:value="4.7482549215313" calcext:value-type="float">
            <text:p>4.7482549215</text:p>
          </table:table-cell>
          <table:table-cell table:formula="of:=[.H100]" office:value-type="float" office:value="4.80968689063156" calcext:value-type="float">
            <text:p>4.8096868906</text:p>
          </table:table-cell>
          <table:table-cell table:formula="of:=[.I100]" office:value-type="float" office:value="5.53311172409626" calcext:value-type="float">
            <text:p>5.5331117241</text:p>
          </table:table-cell>
          <table:table-cell table:formula="of:=[.J100]" office:value-type="float" office:value="4.94273059283107" calcext:value-type="float">
            <text:p>4.94273059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LEE/Z3</text:p>
          </table:table-cell>
          <table:table-cell table:formula="of:=[.C111]" office:value-type="float" office:value="7.76096805702078" calcext:value-type="float">
            <text:p>7.760968057</text:p>
          </table:table-cell>
          <table:table-cell table:formula="of:=[.D111]" office:value-type="float" office:value="8.79101521225306" calcext:value-type="float">
            <text:p>8.7910152123</text:p>
          </table:table-cell>
          <table:table-cell table:formula="of:=[.E111]" office:value-type="float" office:value="5.50556356654828" calcext:value-type="float">
            <text:p>5.5055635665</text:p>
          </table:table-cell>
          <table:table-cell table:formula="of:=[.F111]" office:value-type="float" office:value="7.15114968034363" calcext:value-type="float">
            <text:p>7.1511496803</text:p>
          </table:table-cell>
          <table:table-cell table:formula="of:=[.G111]" office:value-type="float" office:value="7.31603031870455" calcext:value-type="float">
            <text:p>7.3160303187</text:p>
          </table:table-cell>
          <table:table-cell table:formula="of:=[.H111]" office:value-type="float" office:value="9.02182831528267" calcext:value-type="float">
            <text:p>9.0218283153</text:p>
          </table:table-cell>
          <table:table-cell table:formula="of:=[.I111]" office:value-type="float" office:value="9.89131267368096" calcext:value-type="float">
            <text:p>9.8913126737</text:p>
          </table:table-cell>
          <table:table-cell table:formula="of:=[.J111]" office:value-type="float" office:value="8.22779018796958" calcext:value-type="float">
            <text:p>8.2277901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racer-X/Z3</text:p>
          </table:table-cell>
          <table:table-cell table:formula="of:=[.C122]" office:value-type="float" office:value="8.34303770037027" calcext:value-type="float">
            <text:p>8.3430377004</text:p>
          </table:table-cell>
          <table:table-cell table:formula="of:=[.D122]" office:value-type="float" office:value="9.82089338899545" calcext:value-type="float">
            <text:p>9.820893389</text:p>
          </table:table-cell>
          <table:table-cell table:formula="of:=[.E122]" office:value-type="float" office:value="5.7735425322185" calcext:value-type="float">
            <text:p>5.7735425322</text:p>
          </table:table-cell>
          <table:table-cell table:formula="of:=[.F122]" office:value-type="float" office:value="7.72057413740804" calcext:value-type="float">
            <text:p>7.7205741374</text:p>
          </table:table-cell>
          <table:table-cell table:formula="of:=[.G122]" office:value-type="float" office:value="8.08867265945661" calcext:value-type="float">
            <text:p>8.0886726595</text:p>
          </table:table-cell>
          <table:table-cell table:formula="of:=[.H122]" office:value-type="float" office:value="9.72411959464987" calcext:value-type="float">
            <text:p>9.7241195946</text:p>
          </table:table-cell>
          <table:table-cell table:formula="of:=[.I122]" office:value-type="float" office:value="10.8088781590613" calcext:value-type="float">
            <text:p>10.8088781591</text:p>
          </table:table-cell>
          <table:table-cell table:formula="of:=[.J122]" office:value-type="float" office:value="9.19124409590921" calcext:value-type="float">
            <text:p>9.191244095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LBMC</text:p>
          </table:table-cell>
          <table:table-cell table:formula="of:=[.C133]" office:value-type="float" office:value="0.142102773691629" calcext:value-type="float">
            <text:p>0.1421027737</text:p>
          </table:table-cell>
          <table:table-cell table:formula="of:=[.D133]" office:value-type="float" office:value="0.147998666842388" calcext:value-type="float">
            <text:p>0.1479986668</text:p>
          </table:table-cell>
          <table:table-cell table:formula="of:=[.E133]" office:value-type="float" office:value="0.0879514348074478" calcext:value-type="float">
            <text:p>0.0879514348</text:p>
          </table:table-cell>
          <table:table-cell table:formula="of:=[.F133]" office:value-type="float" office:value="0.124515537227109" calcext:value-type="float">
            <text:p>0.1245155372</text:p>
          </table:table-cell>
          <table:table-cell table:formula="of:=[.G133]" office:value-type="float" office:value="0.148580154573654" calcext:value-type="float">
            <text:p>0.1485801546</text:p>
          </table:table-cell>
          <table:table-cell table:formula="of:=[.H133]" office:value-type="float" office:value="0.151158327109159" calcext:value-type="float">
            <text:p>0.1511583271</text:p>
          </table:table-cell>
          <table:table-cell table:formula="of:=[.I133]" office:value-type="float" office:value="0.171839136426292" calcext:value-type="float">
            <text:p>0.1718391364</text:p>
          </table:table-cell>
          <table:table-cell table:formula="of:=[.J133]" office:value-type="float" office:value="0.163921000078526" calcext:value-type="float">
            <text:p>0.163921000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 style:data-style-name="N2" text:time-value="12:06:38.434992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29T12:08:02.833445763</dc:date>
    <meta:editing-duration>PT3H12M16S</meta:editing-duration>
    <meta:editing-cycles>33</meta:editing-cycles>
    <meta:document-statistic meta:table-count="2" meta:cell-count="38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1cm" svg:height="8.983cm" xlink:href=".." xlink:type="simple" chart:class="chart:line" chart:style-name="ch1">
        <chart:plot-area chart:style-name="ch2" table:cell-range-address="'no-timeout-sat-plot'.C146:'no-timeout-sat-plot'.R150 'no-timeout-sat-plot'.B147:'no-timeout-sat-plot'.B150" chart:data-source-has-labels="both" svg:x="1.33cm" svg:y="0.179cm" svg:width="14.332cm" svg:height="7.644cm">
          <chartooo:coordinate-region svg:x="2.084cm" svg:y="0.179cm" svg:width="12.983cm" svg:height="5.848cm"/>
          <chart:axis chart:dimension="x" chart:name="primary-x" chart:style-name="ch3" chartooo:axis-type="text">
            <chart:title svg:x="7.182cm" svg:y="8.002cm" chart:style-name="ch4">
              <text:p>Problem Instance</text:p>
            </chart:title>
            <chart:categories table:cell-range-address="'no-timeout-sat-plot'.C146:'no-timeout-sat-plot'.R146"/>
          </chart:axis>
          <chart:axis chart:dimension="y" chart:name="primary-y" chart:style-name="ch3">
            <chart:title svg:x="0.451cm" svg:y="6.519cm" chart:style-name="ch5">
              <text:p>Avg. Normalized Time (AbsCon=1)</text:p>
            </chart:title>
            <chart:grid chart:style-name="ch6" chart:class="major"/>
          </chart:axis>
          <chart:series chart:style-name="ch7" chart:values-cell-range-address="'no-timeout-sat-plot'.C147:'no-timeout-sat-plot'.R147" chart:label-cell-address="'no-timeout-sat-plot'.B147:'no-timeout-sat-plot'.B147" chart:class="chart:line">
            <chart:data-point chart:repeated="16"/>
          </chart:series>
          <chart:series chart:style-name="ch8" chart:values-cell-range-address="'no-timeout-sat-plot'.C148:'no-timeout-sat-plot'.R148" chart:label-cell-address="'no-timeout-sat-plot'.B148:'no-timeout-sat-plot'.B148" chart:class="chart:line">
            <chart:data-point chart:repeated="16"/>
          </chart:series>
          <chart:series chart:style-name="ch9" chart:values-cell-range-address="'no-timeout-sat-plot'.C149:'no-timeout-sat-plot'.R149" chart:label-cell-address="'no-timeout-sat-plot'.B149:'no-timeout-sat-plot'.B149" chart:class="chart:line">
            <chart:data-point chart:repeated="16"/>
          </chart:series>
          <chart:series chart:style-name="ch10" chart:values-cell-range-address="'no-timeout-sat-plot'.C150:'no-timeout-sat-plot'.R150" chart:label-cell-address="'no-timeout-sat-plot'.B150:'no-timeout-sat-plot'.B150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6-SAT-1</text:p>
                <draw:g>
                  <svg:desc>'no-timeout-sat-plot'.C146:'no-timeout-sat-plot'.R146</svg:desc>
                </draw:g>
              </table:table-cell>
              <table:table-cell office:value-type="string">
                <text:p>1-6-SAT-2</text:p>
              </table:table-cell>
              <table:table-cell office:value-type="string">
                <text:p>1-6-SAT-3</text:p>
              </table:table-cell>
              <table:table-cell office:value-type="string">
                <text:p>1-6-SAT-4</text:p>
              </table:table-cell>
              <table:table-cell office:value-type="string">
                <text:p>2-0-SAT-1</text:p>
              </table:table-cell>
              <table:table-cell office:value-type="string">
                <text:p>2-0-SAT-2</text:p>
              </table:table-cell>
              <table:table-cell office:value-type="string">
                <text:p>2-0-SAT-3</text:p>
              </table:table-cell>
              <table:table-cell office:value-type="string">
                <text:p>2-0-SAT-4</text:p>
              </table:table-cell>
              <table:table-cell office:value-type="string">
                <text:p>3-4-SAT-1</text:p>
              </table:table-cell>
              <table:table-cell office:value-type="string">
                <text:p>3-4-SAT-2</text:p>
              </table:table-cell>
              <table:table-cell office:value-type="string">
                <text:p>3-4-SAT-3</text:p>
              </table:table-cell>
              <table:table-cell office:value-type="string">
                <text:p>3-4-SAT-4</text:p>
              </table:table-cell>
              <table:table-cell office:value-type="string">
                <text:p>6-0-SAT-1</text:p>
              </table:table-cell>
              <table:table-cell office:value-type="string">
                <text:p>6-0-SAT-2</text:p>
              </table:table-cell>
              <table:table-cell office:value-type="string">
                <text:p>6-0-SAT-3</text:p>
              </table:table-cell>
              <table:table-cell office:value-type="string">
                <text:p>6-0-SAT-4</text:p>
              </table:table-cell>
            </table:table-row>
          </table:table-header-rows>
          <table:table-rows>
            <table:table-row>
              <table:table-cell office:value-type="string">
                <text:p>KLEE/STP</text:p>
                <draw:g>
                  <svg:desc>'no-timeout-sat-plot'.B147:'no-timeout-sat-plot'.B147</svg:desc>
                </draw:g>
              </table:table-cell>
              <table:table-cell office:value-type="float" office:value="4.73304782508109">
                <text:p>4.73304782508109</text:p>
                <draw:g>
                  <svg:desc>'no-timeout-sat-plot'.C147:'no-timeout-sat-plot'.R147</svg:desc>
                </draw:g>
              </table:table-cell>
              <table:table-cell office:value-type="float" office:value="4.58431681577868">
                <text:p>4.58431681577868</text:p>
              </table:table-cell>
              <table:table-cell office:value-type="float" office:value="4.56872693373952">
                <text:p>4.56872693373952</text:p>
              </table:table-cell>
              <table:table-cell office:value-type="float" office:value="4.9730487593468">
                <text:p>4.9730487593468</text:p>
              </table:table-cell>
              <table:table-cell office:value-type="float" office:value="5.30630587780047">
                <text:p>5.30630587780047</text:p>
              </table:table-cell>
              <table:table-cell office:value-type="float" office:value="4.55915856740794">
                <text:p>4.55915856740794</text:p>
              </table:table-cell>
              <table:table-cell office:value-type="float" office:value="5.60795055822553">
                <text:p>5.60795055822553</text:p>
              </table:table-cell>
              <table:table-cell office:value-type="float" office:value="5.69267497092896">
                <text:p>5.69267497092896</text:p>
              </table:table-cell>
              <table:table-cell office:value-type="float" office:value="8.37843897846494">
                <text:p>8.37843897846494</text:p>
              </table:table-cell>
              <table:table-cell office:value-type="float" office:value="8.18794622070174">
                <text:p>8.18794622070174</text:p>
              </table:table-cell>
              <table:table-cell office:value-type="float" office:value="8.75235912637904">
                <text:p>8.75235912637904</text:p>
              </table:table-cell>
              <table:table-cell office:value-type="float" office:value="7.69045812228311">
                <text:p>7.69045812228311</text:p>
              </table:table-cell>
              <table:table-cell office:value-type="float" office:value="11.5414729932448">
                <text:p>11.5414729932448</text:p>
              </table:table-cell>
              <table:table-cell office:value-type="float" office:value="11.1199433791583">
                <text:p>11.1199433791583</text:p>
              </table:table-cell>
              <table:table-cell office:value-type="float" office:value="11.4276119658694">
                <text:p>11.4276119658694</text:p>
              </table:table-cell>
              <table:table-cell office:value-type="float" office:value="12.6976437546423">
                <text:p>12.6976437546423</text:p>
              </table:table-cell>
            </table:table-row>
            <table:table-row>
              <table:table-cell office:value-type="string">
                <text:p>KLEE/Z3</text:p>
                <draw:g>
                  <svg:desc>'no-timeout-sat-plot'.B148:'no-timeout-sat-plot'.B148</svg:desc>
                </draw:g>
              </table:table-cell>
              <table:table-cell office:value-type="float" office:value="7.97519007068393">
                <text:p>7.97519007068393</text:p>
                <draw:g>
                  <svg:desc>'no-timeout-sat-plot'.C148:'no-timeout-sat-plot'.R148</svg:desc>
                </draw:g>
              </table:table-cell>
              <table:table-cell office:value-type="float" office:value="8.51662643501485">
                <text:p>8.51662643501485</text:p>
              </table:table-cell>
              <table:table-cell office:value-type="float" office:value="8.34166717868353">
                <text:p>8.34166717868353</text:p>
              </table:table-cell>
              <table:table-cell office:value-type="float" office:value="8.23141834444166">
                <text:p>8.23141834444166</text:p>
              </table:table-cell>
              <table:table-cell office:value-type="float" office:value="10.0499595522886">
                <text:p>10.0499595522886</text:p>
              </table:table-cell>
              <table:table-cell office:value-type="float" office:value="7.76455009760322">
                <text:p>7.76455009760322</text:p>
              </table:table-cell>
              <table:table-cell office:value-type="float" office:value="9.90831064960625">
                <text:p>9.90831064960625</text:p>
              </table:table-cell>
              <table:table-cell office:value-type="float" office:value="9.65068811320317">
                <text:p>9.65068811320317</text:p>
              </table:table-cell>
              <table:table-cell office:value-type="float" office:value="17.4571764357977">
                <text:p>17.4571764357977</text:p>
              </table:table-cell>
              <table:table-cell office:value-type="float" office:value="16.2539315321313">
                <text:p>16.2539315321313</text:p>
              </table:table-cell>
              <table:table-cell office:value-type="float" office:value="16.5700448645042">
                <text:p>16.5700448645042</text:p>
              </table:table-cell>
              <table:table-cell office:value-type="float" office:value="14.6163427143645">
                <text:p>14.6163427143645</text:p>
              </table:table-cell>
              <table:table-cell office:value-type="float" office:value="26.8379780754651">
                <text:p>26.8379780754651</text:p>
              </table:table-cell>
              <table:table-cell office:value-type="float" office:value="20.4517935524096">
                <text:p>20.4517935524096</text:p>
              </table:table-cell>
              <table:table-cell office:value-type="float" office:value="20.1082837519022">
                <text:p>20.1082837519022</text:p>
              </table:table-cell>
              <table:table-cell office:value-type="float" office:value="21.1635131533575">
                <text:p>21.1635131533575</text:p>
              </table:table-cell>
            </table:table-row>
            <table:table-row>
              <table:table-cell office:value-type="string">
                <text:p>Tracer-X/Z3</text:p>
                <draw:g>
                  <svg:desc>'no-timeout-sat-plot'.B149:'no-timeout-sat-plot'.B149</svg:desc>
                </draw:g>
              </table:table-cell>
              <table:table-cell office:value-type="float" office:value="8.87611431984372">
                <text:p>8.87611431984372</text:p>
                <draw:g>
                  <svg:desc>'no-timeout-sat-plot'.C149:'no-timeout-sat-plot'.R149</svg:desc>
                </draw:g>
              </table:table-cell>
              <table:table-cell office:value-type="float" office:value="9.0511478512457">
                <text:p>9.0511478512457</text:p>
              </table:table-cell>
              <table:table-cell office:value-type="float" office:value="9.23891806508863">
                <text:p>9.23891806508863</text:p>
              </table:table-cell>
              <table:table-cell office:value-type="float" office:value="8.58276086374262">
                <text:p>8.58276086374262</text:p>
              </table:table-cell>
              <table:table-cell office:value-type="float" office:value="11.1540308512963">
                <text:p>11.1540308512963</text:p>
              </table:table-cell>
              <table:table-cell office:value-type="float" office:value="9.13151331336039">
                <text:p>9.13151331336039</text:p>
              </table:table-cell>
              <table:table-cell office:value-type="float" office:value="10.6577123047998">
                <text:p>10.6577123047998</text:p>
              </table:table-cell>
              <table:table-cell office:value-type="float" office:value="10.5663869341969">
                <text:p>10.5663869341969</text:p>
              </table:table-cell>
              <table:table-cell office:value-type="float" office:value="21.2527439451144">
                <text:p>21.2527439451144</text:p>
              </table:table-cell>
              <table:table-cell office:value-type="float" office:value="21.8388975776499">
                <text:p>21.8388975776499</text:p>
              </table:table-cell>
              <table:table-cell office:value-type="float" office:value="19.2277277025322">
                <text:p>19.2277277025322</text:p>
              </table:table-cell>
              <table:table-cell office:value-type="float" office:value="16.3680981217356">
                <text:p>16.3680981217356</text:p>
              </table:table-cell>
              <table:table-cell office:value-type="float" office:value="45.3262990308466">
                <text:p>45.3262990308466</text:p>
              </table:table-cell>
              <table:table-cell office:value-type="float" office:value="34.9832083486459">
                <text:p>34.9832083486459</text:p>
              </table:table-cell>
              <table:table-cell office:value-type="float" office:value="32.4136162369892">
                <text:p>32.4136162369892</text:p>
              </table:table-cell>
              <table:table-cell office:value-type="float" office:value="34.5453897511346">
                <text:p>34.5453897511346</text:p>
              </table:table-cell>
            </table:table-row>
            <table:table-row>
              <table:table-cell office:value-type="string">
                <text:p>LLBMC</text:p>
                <draw:g>
                  <svg:desc>'no-timeout-sat-plot'.B150:'no-timeout-sat-plot'.B150</svg:desc>
                </draw:g>
              </table:table-cell>
              <table:table-cell office:value-type="float" office:value="0.183591974586548">
                <text:p>0.183591974586548</text:p>
                <draw:g>
                  <svg:desc>'no-timeout-sat-plot'.C150:'no-timeout-sat-plot'.R150</svg:desc>
                </draw:g>
              </table:table-cell>
              <table:table-cell office:value-type="float" office:value="0.158222667526616">
                <text:p>0.158222667526616</text:p>
              </table:table-cell>
              <table:table-cell office:value-type="float" office:value="0.150248393588701">
                <text:p>0.150248393588701</text:p>
              </table:table-cell>
              <table:table-cell office:value-type="float" office:value="0.168553554010684">
                <text:p>0.168553554010684</text:p>
              </table:table-cell>
              <table:table-cell office:value-type="float" office:value="0.150620383309628">
                <text:p>0.150620383309628</text:p>
              </table:table-cell>
              <table:table-cell office:value-type="float" office:value="0.147426415092131">
                <text:p>0.147426415092131</text:p>
              </table:table-cell>
              <table:table-cell office:value-type="float" office:value="0.153957199265212">
                <text:p>0.153957199265212</text:p>
              </table:table-cell>
              <table:table-cell office:value-type="float" office:value="0.155280195113645">
                <text:p>0.155280195113645</text:p>
              </table:table-cell>
              <table:table-cell office:value-type="float" office:value="0.200566144279236">
                <text:p>0.200566144279236</text:p>
              </table:table-cell>
              <table:table-cell office:value-type="float" office:value="0.166215788526242">
                <text:p>0.166215788526242</text:p>
              </table:table-cell>
              <table:table-cell office:value-type="float" office:value="0.192125566850195">
                <text:p>0.192125566850195</text:p>
              </table:table-cell>
              <table:table-cell office:value-type="float" office:value="0.170773544913416">
                <text:p>0.170773544913416</text:p>
              </table:table-cell>
              <table:table-cell office:value-type="float" office:value="0.225331263515347">
                <text:p>0.225331263515347</text:p>
              </table:table-cell>
              <table:table-cell office:value-type="float" office:value="0.226456170218926">
                <text:p>0.226456170218926</text:p>
              </table:table-cell>
              <table:table-cell office:value-type="float" office:value="0.215421031228536">
                <text:p>0.215421031228536</text:p>
              </table:table-cell>
              <table:table-cell office:value-type="float" office:value="0.225009327677023">
                <text:p>0.225009327677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1cm" svg:height="8.984cm" xlink:href=".." xlink:type="simple" chart:class="chart:line" chart:style-name="ch1">
        <chart:plot-area chart:style-name="ch2" table:cell-range-address="'no-timeout-sat-plot'.U134:'no-timeout-sat-plot'.X143" chart:data-source-has-labels="row" svg:x="1.622cm" svg:y="0.179cm" svg:width="14.04cm" svg:height="7.109cm">
          <chartooo:coordinate-region svg:x="2.455cm" svg:y="0.458cm" svg:width="12.742cm" svg:height="5.866cm"/>
          <chart:axis chart:dimension="x" chart:name="primary-x" chart:style-name="ch3">
            <chart:title svg:x="4.731cm" svg:y="7.467cm" chart:style-name="ch4">
              <text:p>Extensional Transformation</text:p>
            </chart:title>
          </chart:axis>
          <chart:axis chart:dimension="y" chart:name="primary-y" chart:style-name="ch5">
            <chart:title svg:x="0.451cm" svg:y="8.011cm" chart:style-name="ch6">
              <text:p>Avg. Normalized Time (AbsCon=1)</text:p>
            </chart:title>
            <chart:grid chart:style-name="ch7" chart:class="major"/>
          </chart:axis>
          <chart:series chart:style-name="ch8" chart:values-cell-range-address="'no-timeout-sat-plot'.U135:'no-timeout-sat-plot'.U143" chart:label-cell-address="'no-timeout-sat-plot'.U134:'no-timeout-sat-plot'.U134" chart:class="chart:line">
            <chart:data-point chart:repeated="9"/>
          </chart:series>
          <chart:series chart:style-name="ch9" chart:values-cell-range-address="'no-timeout-sat-plot'.V135:'no-timeout-sat-plot'.V143" chart:label-cell-address="'no-timeout-sat-plot'.V134:'no-timeout-sat-plot'.V134" chart:class="chart:line">
            <chart:data-point chart:repeated="9"/>
          </chart:series>
          <chart:series chart:style-name="ch10" chart:values-cell-range-address="'no-timeout-sat-plot'.W135:'no-timeout-sat-plot'.W143" chart:label-cell-address="'no-timeout-sat-plot'.W134:'no-timeout-sat-plot'.W134" chart:class="chart:line">
            <chart:data-point chart:repeated="9"/>
          </chart:series>
          <chart:series chart:style-name="ch11" chart:values-cell-range-address="'no-timeout-sat-plot'.X135:'no-timeout-sat-plot'.X143" chart:label-cell-address="'no-timeout-sat-plot'.X134:'no-timeout-sat-plot'.X134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EE/STP</text:p>
                <draw:g>
                  <svg:desc>'no-timeout-sat-plot'.U134:'no-timeout-sat-plot'.U134</svg:desc>
                </draw:g>
              </table:table-cell>
              <table:table-cell office:value-type="string">
                <text:p>KLEE/Z3</text:p>
                <draw:g>
                  <svg:desc>'no-timeout-sat-plot'.V134:'no-timeout-sat-plot'.V134</svg:desc>
                </draw:g>
              </table:table-cell>
              <table:table-cell office:value-type="string">
                <text:p>Tracer-X/Z3</text:p>
                <draw:g>
                  <svg:desc>'no-timeout-sat-plot'.W134:'no-timeout-sat-plot'.W134</svg:desc>
                </draw:g>
              </table:table-cell>
              <table:table-cell office:value-type="string">
                <text:p>LLBMC</text:p>
                <draw:g>
                  <svg:desc>'no-timeout-sat-plot'.X134:'no-timeout-sat-plot'.X1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.5271903529491">
                <text:p>43.5271903529491</text:p>
                <draw:g>
                  <svg:desc>'no-timeout-sat-plot'.U135:'no-timeout-sat-plot'.U143</svg:desc>
                </draw:g>
              </table:table-cell>
              <table:table-cell office:value-type="float" office:value="64.7576445318266">
                <text:p>64.7576445318266</text:p>
                <draw:g>
                  <svg:desc>'no-timeout-sat-plot'.V135:'no-timeout-sat-plot'.V143</svg:desc>
                </draw:g>
              </table:table-cell>
              <table:table-cell office:value-type="float" office:value="91.5752706959138">
                <text:p>91.5752706959138</text:p>
                <draw:g>
                  <svg:desc>'no-timeout-sat-plot'.W135:'no-timeout-sat-plot'.W143</svg:desc>
                </draw:g>
              </table:table-cell>
              <table:table-cell office:value-type="float" office:value="0.216520597948308">
                <text:p>0.216520597948308</text:p>
                <draw:g>
                  <svg:desc>'no-timeout-sat-plot'.X135:'no-timeout-sat-plot'.X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7332412892472">
                <text:p>23.7332412892472</text:p>
              </table:table-cell>
              <table:table-cell office:value-type="float" office:value="38.8694185523766">
                <text:p>38.8694185523766</text:p>
              </table:table-cell>
              <table:table-cell office:value-type="float" office:value="47.4012665082025">
                <text:p>47.4012665082025</text:p>
              </table:table-cell>
              <table:table-cell office:value-type="float" office:value="0.150368115973656">
                <text:p>0.150368115973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879381758734">
                <text:p>4.1879381758734</text:p>
              </table:table-cell>
              <table:table-cell office:value-type="float" office:value="13.5750624246921">
                <text:p>13.5750624246921</text:p>
              </table:table-cell>
              <table:table-cell office:value-type="float" office:value="14.0692579012839">
                <text:p>14.0692579012839</text:p>
              </table:table-cell>
              <table:table-cell office:value-type="float" office:value="0.193095038274492">
                <text:p>0.193095038274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301549992131">
                <text:p>22.9301549992131</text:p>
              </table:table-cell>
              <table:table-cell office:value-type="float" office:value="37.8512431913261">
                <text:p>37.8512431913261</text:p>
              </table:table-cell>
              <table:table-cell office:value-type="float" office:value="45.881757365818">
                <text:p>45.881757365818</text:p>
              </table:table-cell>
              <table:table-cell office:value-type="float" office:value="0.157018118982436">
                <text:p>0.157018118982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1860521017342">
                <text:p>0.231860521017342</text:p>
              </table:table-cell>
              <table:table-cell office:value-type="float" office:value="0.378745053720796">
                <text:p>0.378745053720796</text:p>
              </table:table-cell>
              <table:table-cell office:value-type="float" office:value="0.540199776875839">
                <text:p>0.540199776875839</text:p>
              </table:table-cell>
              <table:table-cell office:value-type="float" office:value="0.19140243625385">
                <text:p>0.19140243625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4649510515427">
                <text:p>43.4649510515427</text:p>
              </table:table-cell>
              <table:table-cell office:value-type="float" office:value="83.966173408331">
                <text:p>83.966173408331</text:p>
              </table:table-cell>
              <table:table-cell office:value-type="float" office:value="134.797321614433">
                <text:p>134.797321614433</text:p>
              </table:table-cell>
              <table:table-cell office:value-type="float" office:value="0.222676231681046">
                <text:p>0.222676231681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9420094674763">
                <text:p>26.9420094674763</text:p>
              </table:table-cell>
              <table:table-cell office:value-type="float" office:value="51.8369765047133">
                <text:p>51.8369765047133</text:p>
              </table:table-cell>
              <table:table-cell office:value-type="float" office:value="62.6808452081507">
                <text:p>62.6808452081507</text:p>
              </table:table-cell>
              <table:table-cell office:value-type="float" office:value="0.152535168679815">
                <text:p>0.152535168679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1056446199559">
                <text:p>2.01056446199559</text:p>
              </table:table-cell>
              <table:table-cell office:value-type="float" office:value="4.30143559544819">
                <text:p>4.30143559544819</text:p>
              </table:table-cell>
              <table:table-cell office:value-type="float" office:value="4.55726645719579">
                <text:p>4.55726645719579</text:p>
              </table:table-cell>
              <table:table-cell office:value-type="float" office:value="0.169648024503303">
                <text:p>0.169648024503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38921916626611">
                <text:p>0.738921916626611</text:p>
              </table:table-cell>
              <table:table-cell office:value-type="float" office:value="1.0479144679259">
                <text:p>1.0479144679259</text:p>
              </table:table-cell>
              <table:table-cell office:value-type="float" office:value="1.19706492505032">
                <text:p>1.19706492505032</text:p>
              </table:table-cell>
              <table:table-cell office:value-type="float" office:value="0.1684665948437">
                <text:p>0.16846659484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no-timeout-unsat-plot'.C135:'no-timeout-unsat-plot'.J139 'no-timeout-unsat-plot'.B136:'no-timeout-unsat-plot'.B139" chart:data-source-has-labels="both" svg:x="1.331cm" svg:y="0.18cm" svg:width="14.349cm" svg:height="7.659cm">
          <chartooo:coordinate-region svg:x="2.376cm" svg:y="0.18cm" svg:width="12.587cm" svg:height="5.452cm"/>
          <chart:axis chart:dimension="x" chart:name="primary-x" chart:style-name="ch3" chartooo:axis-type="text">
            <chart:title svg:x="7.191cm" svg:y="8.019cm" chart:style-name="ch4">
              <text:p>Problem Instance</text:p>
            </chart:title>
            <chart:categories table:cell-range-address="'no-timeout-unsat-plot'.C135:'no-timeout-unsat-plot'.J135"/>
          </chart:axis>
          <chart:axis chart:dimension="y" chart:name="primary-y" chart:style-name="ch3">
            <chart:title svg:x="0.451cm" svg:y="6.818cm" chart:style-name="ch5">
              <text:p>Average Normalized Time (AbsCon=1)</text:p>
            </chart:title>
            <chart:grid chart:style-name="ch6" chart:class="major"/>
          </chart:axis>
          <chart:series chart:style-name="ch7" chart:values-cell-range-address="'no-timeout-unsat-plot'.C136:'no-timeout-unsat-plot'.J136" chart:label-cell-address="'no-timeout-unsat-plot'.B136:'no-timeout-unsat-plot'.B136" chart:class="chart:line">
            <chart:data-point chart:repeated="8"/>
          </chart:series>
          <chart:series chart:style-name="ch8" chart:values-cell-range-address="'no-timeout-unsat-plot'.C137:'no-timeout-unsat-plot'.J137" chart:label-cell-address="'no-timeout-unsat-plot'.B137:'no-timeout-unsat-plot'.B137" chart:class="chart:line">
            <chart:data-point chart:repeated="8"/>
          </chart:series>
          <chart:series chart:style-name="ch9" chart:values-cell-range-address="'no-timeout-unsat-plot'.C138:'no-timeout-unsat-plot'.J138" chart:label-cell-address="'no-timeout-unsat-plot'.B138:'no-timeout-unsat-plot'.B138" chart:class="chart:line">
            <chart:data-point chart:repeated="8"/>
          </chart:series>
          <chart:series chart:style-name="ch10" chart:values-cell-range-address="'no-timeout-unsat-plot'.C139:'no-timeout-unsat-plot'.J139" chart:label-cell-address="'no-timeout-unsat-plot'.B139:'no-timeout-unsat-plot'.B139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1-6-UNSAT-1</text:p>
                <draw:g>
                  <svg:desc>'no-timeout-unsat-plot'.C135:'no-timeout-unsat-plot'.J135</svg:desc>
                </draw:g>
              </table:table-cell>
              <table:table-cell office:value-type="string">
                <text:p>1-6-UNSAT-2</text:p>
              </table:table-cell>
              <table:table-cell office:value-type="string">
                <text:p>1-6-UNSAT-3</text:p>
              </table:table-cell>
              <table:table-cell office:value-type="string">
                <text:p>1-6-UNSAT-4</text:p>
              </table:table-cell>
              <table:table-cell office:value-type="string">
                <text:p>2-0-UNSAT-1</text:p>
              </table:table-cell>
              <table:table-cell office:value-type="string">
                <text:p>2-0-UNSAT-2</text:p>
              </table:table-cell>
              <table:table-cell office:value-type="string">
                <text:p>2-0-UNSAT-3</text:p>
              </table:table-cell>
              <table:table-cell office:value-type="string">
                <text:p>2-0-UNSAT-4</text:p>
              </table:table-cell>
            </table:table-row>
          </table:table-header-rows>
          <table:table-rows>
            <table:table-row>
              <table:table-cell office:value-type="string">
                <text:p>KLEE/STP</text:p>
                <draw:g>
                  <svg:desc>'no-timeout-unsat-plot'.B136:'no-timeout-unsat-plot'.B136</svg:desc>
                </draw:g>
              </table:table-cell>
              <table:table-cell office:value-type="float" office:value="4.2641331901002">
                <text:p>4.2641331901002</text:p>
                <draw:g>
                  <svg:desc>'no-timeout-unsat-plot'.C136:'no-timeout-unsat-plot'.J136</svg:desc>
                </draw:g>
              </table:table-cell>
              <table:table-cell office:value-type="float" office:value="5.04865418165078">
                <text:p>5.04865418165078</text:p>
              </table:table-cell>
              <table:table-cell office:value-type="float" office:value="2.84382551357612">
                <text:p>2.84382551357612</text:p>
              </table:table-cell>
              <table:table-cell office:value-type="float" office:value="4.1969020383867">
                <text:p>4.1969020383867</text:p>
              </table:table-cell>
              <table:table-cell office:value-type="float" office:value="4.7482549215313">
                <text:p>4.7482549215313</text:p>
              </table:table-cell>
              <table:table-cell office:value-type="float" office:value="4.80968689063156">
                <text:p>4.80968689063156</text:p>
              </table:table-cell>
              <table:table-cell office:value-type="float" office:value="5.53311172409626">
                <text:p>5.53311172409626</text:p>
              </table:table-cell>
              <table:table-cell office:value-type="float" office:value="4.94273059283107">
                <text:p>4.94273059283107</text:p>
              </table:table-cell>
            </table:table-row>
            <table:table-row>
              <table:table-cell office:value-type="string">
                <text:p>KLEE/Z3</text:p>
                <draw:g>
                  <svg:desc>'no-timeout-unsat-plot'.B137:'no-timeout-unsat-plot'.B137</svg:desc>
                </draw:g>
              </table:table-cell>
              <table:table-cell office:value-type="float" office:value="7.76096805702078">
                <text:p>7.76096805702078</text:p>
                <draw:g>
                  <svg:desc>'no-timeout-unsat-plot'.C137:'no-timeout-unsat-plot'.J137</svg:desc>
                </draw:g>
              </table:table-cell>
              <table:table-cell office:value-type="float" office:value="8.79101521225306">
                <text:p>8.79101521225306</text:p>
              </table:table-cell>
              <table:table-cell office:value-type="float" office:value="5.50556356654828">
                <text:p>5.50556356654828</text:p>
              </table:table-cell>
              <table:table-cell office:value-type="float" office:value="7.15114968034363">
                <text:p>7.15114968034363</text:p>
              </table:table-cell>
              <table:table-cell office:value-type="float" office:value="7.31603031870455">
                <text:p>7.31603031870455</text:p>
              </table:table-cell>
              <table:table-cell office:value-type="float" office:value="9.02182831528267">
                <text:p>9.02182831528267</text:p>
              </table:table-cell>
              <table:table-cell office:value-type="float" office:value="9.89131267368096">
                <text:p>9.89131267368096</text:p>
              </table:table-cell>
              <table:table-cell office:value-type="float" office:value="8.22779018796958">
                <text:p>8.22779018796958</text:p>
              </table:table-cell>
            </table:table-row>
            <table:table-row>
              <table:table-cell office:value-type="string">
                <text:p>Tracer-X/Z3</text:p>
                <draw:g>
                  <svg:desc>'no-timeout-unsat-plot'.B138:'no-timeout-unsat-plot'.B138</svg:desc>
                </draw:g>
              </table:table-cell>
              <table:table-cell office:value-type="float" office:value="8.34303770037027">
                <text:p>8.34303770037027</text:p>
                <draw:g>
                  <svg:desc>'no-timeout-unsat-plot'.C138:'no-timeout-unsat-plot'.J138</svg:desc>
                </draw:g>
              </table:table-cell>
              <table:table-cell office:value-type="float" office:value="9.82089338899545">
                <text:p>9.82089338899545</text:p>
              </table:table-cell>
              <table:table-cell office:value-type="float" office:value="5.7735425322185">
                <text:p>5.7735425322185</text:p>
              </table:table-cell>
              <table:table-cell office:value-type="float" office:value="7.72057413740804">
                <text:p>7.72057413740804</text:p>
              </table:table-cell>
              <table:table-cell office:value-type="float" office:value="8.08867265945661">
                <text:p>8.08867265945661</text:p>
              </table:table-cell>
              <table:table-cell office:value-type="float" office:value="9.72411959464987">
                <text:p>9.72411959464987</text:p>
              </table:table-cell>
              <table:table-cell office:value-type="float" office:value="10.8088781590613">
                <text:p>10.8088781590613</text:p>
              </table:table-cell>
              <table:table-cell office:value-type="float" office:value="9.19124409590921">
                <text:p>9.19124409590921</text:p>
              </table:table-cell>
            </table:table-row>
            <table:table-row>
              <table:table-cell office:value-type="string">
                <text:p>LLBMC</text:p>
                <draw:g>
                  <svg:desc>'no-timeout-unsat-plot'.B139:'no-timeout-unsat-plot'.B139</svg:desc>
                </draw:g>
              </table:table-cell>
              <table:table-cell office:value-type="float" office:value="0.142102773691629">
                <text:p>0.142102773691629</text:p>
                <draw:g>
                  <svg:desc>'no-timeout-unsat-plot'.C139:'no-timeout-unsat-plot'.J139</svg:desc>
                </draw:g>
              </table:table-cell>
              <table:table-cell office:value-type="float" office:value="0.147998666842388">
                <text:p>0.147998666842388</text:p>
              </table:table-cell>
              <table:table-cell office:value-type="float" office:value="0.0879514348074478">
                <text:p>0.0879514348074478</text:p>
              </table:table-cell>
              <table:table-cell office:value-type="float" office:value="0.124515537227109">
                <text:p>0.124515537227109</text:p>
              </table:table-cell>
              <table:table-cell office:value-type="float" office:value="0.148580154573654">
                <text:p>0.148580154573654</text:p>
              </table:table-cell>
              <table:table-cell office:value-type="float" office:value="0.151158327109159">
                <text:p>0.151158327109159</text:p>
              </table:table-cell>
              <table:table-cell office:value-type="float" office:value="0.171839136426292">
                <text:p>0.171839136426292</text:p>
              </table:table-cell>
              <table:table-cell office:value-type="float" office:value="0.163921000078526">
                <text:p>0.1639210000785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line" chart:style-name="ch1">
        <chart:plot-area chart:style-name="ch2" table:cell-range-address="'no-timeout-unsat-plot'.M123:'no-timeout-unsat-plot'.P132" chart:data-source-has-labels="row" svg:x="1.622cm" svg:y="0.18cm" svg:width="14.055cm" svg:height="7.128cm">
          <chartooo:coordinate-region svg:x="2.455cm" svg:y="0.46cm" svg:width="13.048cm" svg:height="5.884cm"/>
          <chart:axis chart:dimension="x" chart:name="primary-x" chart:style-name="ch3">
            <chart:title svg:x="4.738cm" svg:y="7.488cm" chart:style-name="ch4">
              <text:p>Extensional Transformation</text:p>
            </chart:title>
          </chart:axis>
          <chart:axis chart:dimension="y" chart:name="primary-y" chart:style-name="ch5">
            <chart:title svg:x="0.451cm" svg:y="8.011cm" chart:style-name="ch6">
              <text:p>Avg. Normalized Time (AbsCon=1)</text:p>
            </chart:title>
            <chart:grid chart:style-name="ch7" chart:class="major"/>
          </chart:axis>
          <chart:series chart:style-name="ch8" chart:values-cell-range-address="'no-timeout-unsat-plot'.M124:'no-timeout-unsat-plot'.M132" chart:label-cell-address="'no-timeout-unsat-plot'.M123:'no-timeout-unsat-plot'.M123" chart:class="chart:line">
            <chart:data-point chart:repeated="9"/>
          </chart:series>
          <chart:series chart:style-name="ch9" chart:values-cell-range-address="'no-timeout-unsat-plot'.N124:'no-timeout-unsat-plot'.N132" chart:label-cell-address="'no-timeout-unsat-plot'.N123:'no-timeout-unsat-plot'.N123" chart:class="chart:line">
            <chart:data-point chart:repeated="9"/>
          </chart:series>
          <chart:series chart:style-name="ch10" chart:values-cell-range-address="'no-timeout-unsat-plot'.O124:'no-timeout-unsat-plot'.O132" chart:label-cell-address="'no-timeout-unsat-plot'.O123:'no-timeout-unsat-plot'.O123" chart:class="chart:line">
            <chart:data-point chart:repeated="9"/>
          </chart:series>
          <chart:series chart:style-name="ch11" chart:values-cell-range-address="'no-timeout-unsat-plot'.P124:'no-timeout-unsat-plot'.P132" chart:label-cell-address="'no-timeout-unsat-plot'.P123:'no-timeout-unsat-plot'.P12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EE/STP</text:p>
                <draw:g>
                  <svg:desc>'no-timeout-unsat-plot'.M123:'no-timeout-unsat-plot'.M123</svg:desc>
                </draw:g>
              </table:table-cell>
              <table:table-cell office:value-type="string">
                <text:p>KLEE/Z3</text:p>
                <draw:g>
                  <svg:desc>'no-timeout-unsat-plot'.N123:'no-timeout-unsat-plot'.N123</svg:desc>
                </draw:g>
              </table:table-cell>
              <table:table-cell office:value-type="string">
                <text:p>Tracer-X/Z3</text:p>
                <draw:g>
                  <svg:desc>'no-timeout-unsat-plot'.O123:'no-timeout-unsat-plot'.O123</svg:desc>
                </draw:g>
              </table:table-cell>
              <table:table-cell office:value-type="string">
                <text:p>LLBMC</text:p>
                <draw:g>
                  <svg:desc>'no-timeout-unsat-plot'.P123:'no-timeout-unsat-plot'.P1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2515542350607">
                <text:p>21.2515542350607</text:p>
                <draw:g>
                  <svg:desc>'no-timeout-unsat-plot'.M124:'no-timeout-unsat-plot'.M132</svg:desc>
                </draw:g>
              </table:table-cell>
              <table:table-cell office:value-type="float" office:value="28.9153577805568">
                <text:p>28.9153577805568</text:p>
                <draw:g>
                  <svg:desc>'no-timeout-unsat-plot'.N124:'no-timeout-unsat-plot'.N132</svg:desc>
                </draw:g>
              </table:table-cell>
              <table:table-cell office:value-type="float" office:value="29.2160086354947">
                <text:p>29.2160086354947</text:p>
                <draw:g>
                  <svg:desc>'no-timeout-unsat-plot'.O124:'no-timeout-unsat-plot'.O132</svg:desc>
                </draw:g>
              </table:table-cell>
              <table:table-cell office:value-type="float" office:value="0.177134917936654">
                <text:p>0.177134917936654</text:p>
                <draw:g>
                  <svg:desc>'no-timeout-unsat-plot'.P124:'no-timeout-unsat-plot'.P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187411852702">
                <text:p>14.187411852702</text:p>
              </table:table-cell>
              <table:table-cell office:value-type="float" office:value="21.8120885558732">
                <text:p>21.8120885558732</text:p>
              </table:table-cell>
              <table:table-cell office:value-type="float" office:value="22.3679792715763">
                <text:p>22.3679792715763</text:p>
              </table:table-cell>
              <table:table-cell office:value-type="float" office:value="0.120798520182913">
                <text:p>0.120798520182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5244844208655">
                <text:p>2.95244844208655</text:p>
              </table:table-cell>
              <table:table-cell office:value-type="float" office:value="9.66265948960854">
                <text:p>9.66265948960854</text:p>
              </table:table-cell>
              <table:table-cell office:value-type="float" office:value="9.86664367361357">
                <text:p>9.86664367361357</text:p>
              </table:table-cell>
              <table:table-cell office:value-type="float" office:value="0.160076590857899">
                <text:p>0.160076590857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8547664118561">
                <text:p>13.8547664118561</text:p>
              </table:table-cell>
              <table:table-cell office:value-type="float" office:value="21.4619882477295">
                <text:p>21.4619882477295</text:p>
              </table:table-cell>
              <table:table-cell office:value-type="float" office:value="21.7822953021708">
                <text:p>21.7822953021708</text:p>
              </table:table-cell>
              <table:table-cell office:value-type="float" office:value="0.119367893102491">
                <text:p>0.119367893102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0119124055808">
                <text:p>0.170119124055808</text:p>
              </table:table-cell>
              <table:table-cell office:value-type="float" office:value="0.264221351153106">
                <text:p>0.264221351153106</text:p>
              </table:table-cell>
              <table:table-cell office:value-type="float" office:value="0.387406906778189">
                <text:p>0.387406906778189</text:p>
              </table:table-cell>
              <table:table-cell office:value-type="float" office:value="0.154871777462276">
                <text:p>0.154871777462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2551659117161">
                <text:p>21.2551659117161</text:p>
              </table:table-cell>
              <table:table-cell office:value-type="float" office:value="37.2640991523396">
                <text:p>37.2640991523396</text:p>
              </table:table-cell>
              <table:table-cell office:value-type="float" office:value="37.7713737635185">
                <text:p>37.7713737635185</text:p>
              </table:table-cell>
              <table:table-cell office:value-type="float" office:value="0.163318707900067">
                <text:p>0.163318707900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2691090533692">
                <text:p>16.2691090533692</text:p>
              </table:table-cell>
              <table:table-cell office:value-type="float" office:value="29.9997675108925">
                <text:p>29.9997675108925</text:p>
              </table:table-cell>
              <table:table-cell office:value-type="float" office:value="29.9801126578551">
                <text:p>29.9801126578551</text:p>
              </table:table-cell>
              <table:table-cell office:value-type="float" office:value="0.115176869830636">
                <text:p>0.1151768698306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9474305155404">
                <text:p>1.59474305155404</text:p>
              </table:table-cell>
              <table:table-cell office:value-type="float" office:value="3.52802032604181">
                <text:p>3.52802032604181</text:p>
              </table:table-cell>
              <table:table-cell office:value-type="float" office:value="3.75314248511687">
                <text:p>3.75314248511687</text:p>
              </table:table-cell>
              <table:table-cell office:value-type="float" office:value="0.130760975388199">
                <text:p>0.130760975388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520331862684">
                <text:p>0.620520331862684</text:p>
              </table:table-cell>
              <table:table-cell office:value-type="float" office:value="0.831083745203466">
                <text:p>0.831083745203466</text:p>
              </table:table-cell>
              <table:table-cell office:value-type="float" office:value="1.05511956004827">
                <text:p>1.05511956004827</text:p>
              </table:table-cell>
              <table:table-cell office:value-type="float" office:value="0.130760975388199">
                <text:p>0.1307609753881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